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2" style:family="graphic" style:parent-style-name="standard">
      <style:graphic-properties draw:stroke="none" svg:stroke-color="#000000" draw:fill="none" draw:fill-color="#ffffff" fo:min-height="19.95cm"/>
    </style:style>
    <style:style style:name="gr3" style:family="graphic" style:parent-style-name="standard">
      <style:graphic-properties draw:stroke="none" svg:stroke-color="#000000" draw:fill="none" draw:fill-color="#ffffff" draw:textarea-horizontal-align="left" draw:auto-grow-height="true" draw:auto-grow-width="true" fo:min-height="22.692cm" fo:min-width="16.9cm"/>
    </style:style>
    <style:style style:name="gr4" style:family="graphic" style:parent-style-name="standard">
      <style:graphic-properties draw:stroke="none" svg:stroke-color="#000000" draw:fill="none" draw:fill-color="#ffffff" draw:textarea-horizontal-align="left" draw:auto-grow-height="true" draw:auto-grow-width="true" fo:min-height="23.689cm" fo:min-width="18.036cm"/>
    </style:style>
    <style:style style:name="gr5"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 style:family="graphic" style:parent-style-name="standard">
      <style:graphic-properties draw:textarea-vertical-align="middle"/>
    </style:style>
    <style:style style:name="gr7"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start="Rounded_20_large_20_Arrow"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5"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7"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18"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19"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000000" draw:fill="none" draw:fill-color="#ffffff" fo:min-height="5.495cm"/>
    </style:style>
    <style:style style:name="gr22" style:family="graphic" style:parent-style-name="standard">
      <style:graphic-properties draw:stroke="none" svg:stroke-color="#000000" draw:fill="none" draw:fill-color="#ffffff" fo:min-height="2.65cm"/>
    </style:style>
    <style:style style:name="gr23" style:family="graphic" style:parent-style-name="standard">
      <style:graphic-properties draw:stroke="none" svg:stroke-color="#000000" draw:fill="none" draw:fill-color="#ffffff" fo:min-height="10.45cm"/>
    </style:style>
    <style:style style:name="gr24" style:family="graphic" style:parent-style-name="standard">
      <style:graphic-properties draw:stroke="none" svg:stroke-color="#000000" draw:fill="none" draw:fill-color="#ffffff" fo:min-height="6.85cm"/>
    </style:style>
    <style:style style:name="gr25" style:family="graphic" style:parent-style-name="standard">
      <style:graphic-properties draw:stroke="none" svg:stroke-color="#000000" draw:fill="none" draw:fill-color="#ffffff" fo:min-height="2.69cm"/>
    </style:style>
    <style:style style:name="gr26" style:family="graphic" style:parent-style-name="standard">
      <style:graphic-properties draw:stroke="none" svg:stroke-color="#000000" draw:fill="none" draw:fill-color="#ffffff" fo:min-height="14.25cm"/>
    </style:style>
    <style:style style:name="gr27" style:family="graphic" style:parent-style-name="standard">
      <style:graphic-properties draw:stroke="none" svg:stroke-color="#000000" draw:fill="none" draw:fill-color="#ffffff" fo:min-height="5.05cm"/>
    </style:style>
    <style:style style:name="gr28" style:family="graphic" style:parent-style-name="standard">
      <style:graphic-properties draw:stroke="none" svg:stroke-color="#000000" draw:fill="none" draw:fill-color="#ffffff" fo:min-height="1.05cm"/>
    </style:style>
    <style:style style:name="gr29" style:family="graphic" style:parent-style-name="standard">
      <style:graphic-properties draw:stroke="none" svg:stroke-color="#000000" draw:fill="none" draw:fill-color="#ffffff" fo:min-height="3.793cm"/>
    </style:style>
    <style:style style:name="gr30" style:family="graphic" style:parent-style-name="standard">
      <style:graphic-properties draw:stroke="none" svg:stroke-color="#000000" draw:fill="none" draw:fill-color="#ffffff" fo:min-height="1.681cm"/>
    </style:style>
    <style:style style:name="gr31" style:family="graphic" style:parent-style-name="standard">
      <style:graphic-properties draw:stroke="none" svg:stroke-color="#000000" draw:fill="none" draw:fill-color="#ffffff" fo:min-height="3.466cm"/>
    </style:style>
    <style:style style:name="gr32" style:family="graphic" style:parent-style-name="standard">
      <style:graphic-properties draw:stroke="none" svg:stroke-color="#000000" draw:fill="none" draw:fill-color="#ffffff" fo:min-height="6.7cm"/>
    </style:style>
    <style:style style:name="gr33" style:family="graphic" style:parent-style-name="standard">
      <style:graphic-properties draw:stroke="none" svg:stroke-color="#000000" draw:fill="none" draw:fill-color="#ffffff" fo:min-height="12.331cm"/>
    </style:style>
    <style:style style:name="gr34" style:family="graphic" style:parent-style-name="standard">
      <style:graphic-properties draw:stroke="none" svg:stroke-color="#000000" draw:fill="none" draw:fill-color="#ffffff" fo:min-height="1.991cm"/>
    </style:style>
    <style:style style:name="gr35" style:family="graphic" style:parent-style-name="standard">
      <style:graphic-properties draw:stroke="none" svg:stroke-color="#000000" draw:fill="none" draw:fill-color="#ffffff" fo:min-height="1.36cm"/>
    </style:style>
    <style:style style:name="gr36" style:family="graphic" style:parent-style-name="standard">
      <style:graphic-properties draw:stroke="none" svg:stroke-color="#000000" draw:fill="none" draw:fill-color="#ffffff" fo:min-height="11.92cm"/>
    </style:style>
    <style:style style:name="gr37" style:family="graphic" style:parent-style-name="standard">
      <style:graphic-properties draw:stroke="none" svg:stroke-color="#000000" draw:fill="none" draw:fill-color="#ffffff" fo:min-height="4.741cm"/>
    </style:style>
    <style:style style:name="gr38" style:family="graphic" style:parent-style-name="standard">
      <style:graphic-properties draw:stroke="none" svg:stroke-color="#000000" draw:fill="none" draw:fill-color="#ffffff" fo:min-height="20.962cm"/>
    </style:style>
    <style:style style:name="gr39" style:family="graphic" style:parent-style-name="standard">
      <style:graphic-properties draw:stroke="none" svg:stroke-color="#000000" draw:fill="none" draw:fill-color="#ffffff" fo:min-height="2.476cm"/>
    </style:style>
    <style:style style:name="gr40" style:family="graphic" style:parent-style-name="standard">
      <style:graphic-properties draw:stroke="none" svg:stroke-color="#000000" draw:fill="none" draw:fill-color="#ffffff" fo:min-height="1.766cm"/>
    </style:style>
    <style:style style:name="gr41" style:family="graphic" style:parent-style-name="standard">
      <style:graphic-properties draw:stroke="none" svg:stroke-color="#000000" draw:fill="none" draw:fill-color="#ffffff" fo:min-height="1.35cm"/>
    </style:style>
    <style:style style:name="gr42" style:family="graphic" style:parent-style-name="standard">
      <style:graphic-properties draw:stroke="none" svg:stroke-color="#000000" draw:fill="none" draw:fill-color="#ffffff" fo:min-height="27.009cm"/>
    </style:style>
    <style:style style:name="gr43" style:family="graphic" style:parent-style-name="standard">
      <style:graphic-properties draw:stroke="none" svg:stroke-color="#000000" draw:fill="none" draw:fill-color="#ffffff" fo:min-height="19.75cm"/>
    </style:style>
    <style:style style:name="gr44" style:family="graphic" style:parent-style-name="standard">
      <style:graphic-properties draw:stroke="none" svg:stroke-color="#000000" draw:fill="none" draw:fill-color="#ffffff" fo:min-height="1.25cm"/>
    </style:style>
    <style:style style:name="gr45"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6" style:family="graphic" style:parent-style-name="standard">
      <style:graphic-properties draw:stroke="none" svg:stroke-color="#000000" draw:fill="none" draw:fill-color="#ffffff" draw:textarea-horizontal-align="left" draw:auto-grow-height="true" draw:auto-grow-width="true" fo:min-height="27.493cm" fo:min-width="19.629cm"/>
    </style:style>
    <style:style style:name="gr47" style:family="graphic" style:parent-style-name="standard">
      <style:graphic-properties draw:stroke="none" svg:stroke-color="#000000" draw:fill="none" draw:fill-color="#ffffff" draw:textarea-horizontal-align="left" draw:auto-grow-height="true" draw:auto-grow-width="true" fo:min-height="25.917cm" fo:min-width="19.475cm"/>
    </style:style>
    <style:style style:name="gr48" style:family="graphic" style:parent-style-name="standard">
      <style:graphic-properties draw:stroke="none" svg:stroke-color="#000000" draw:fill="none" draw:fill-color="#ffffff" draw:textarea-horizontal-align="left" draw:auto-grow-height="true" draw:auto-grow-width="true" fo:min-height="25.003cm" fo:min-width="18.438cm"/>
    </style:style>
    <style:style style:name="gr49"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0" style:family="graphic" style:parent-style-name="standard">
      <style:graphic-properties draw:stroke="none" svg:stroke-color="#000000" draw:fill="none" draw:fill-color="#ffffff" fo:min-height="25.85cm"/>
    </style:style>
    <style:style style:name="gr51" style:family="graphic" style:parent-style-name="standard">
      <style:graphic-properties draw:stroke="none" svg:stroke-color="#000000" draw:fill="none" draw:fill-color="#ffffff" fo:min-height="25.65cm"/>
    </style:style>
    <style:style style:name="gr52" style:family="graphic" style:parent-style-name="standard">
      <style:graphic-properties draw:stroke="none" svg:stroke-color="#000000" draw:fill="none" draw:fill-color="#ffffff" draw:textarea-horizontal-align="left" draw:auto-grow-height="true" draw:auto-grow-width="true" fo:min-height="9.82cm" fo:min-width="18.384cm"/>
    </style:style>
    <style:style style:name="gr53" style:family="graphic" style:parent-style-name="standard">
      <style:graphic-properties draw:stroke="none" svg:stroke-color="#000000" draw:fill="none" draw:fill-color="#ffffff" fo:min-height="15.75cm"/>
    </style:style>
    <style:style style:name="gr54" style:family="graphic" style:parent-style-name="standard">
      <style:graphic-properties draw:stroke="none" svg:stroke-color="#000000" draw:fill="none" draw:fill-color="#ffffff" fo:min-height="1.95cm"/>
    </style:style>
    <style:style style:name="gr55" style:family="graphic" style:parent-style-name="standard">
      <style:graphic-properties draw:stroke="none" svg:stroke-color="#000000" draw:fill="none" draw:fill-color="#ffffff" fo:min-height="4.75cm"/>
    </style:style>
    <style:style style:name="gr56" style:family="graphic" style:parent-style-name="standard">
      <style:graphic-properties draw:stroke="none" svg:stroke-color="#000000" draw:fill="none" draw:fill-color="#ffffff" fo:min-height="14.266cm"/>
    </style:style>
    <style:style style:name="gr57" style:family="graphic" style:parent-style-name="standard">
      <style:graphic-properties draw:stroke="none" svg:stroke-color="#000000" draw:fill="none" draw:fill-color="#ffffff" fo:min-height="6.95cm"/>
    </style:style>
    <style:style style:name="gr58" style:family="graphic" style:parent-style-name="standard">
      <style:graphic-properties draw:stroke="none" svg:stroke-color="#000000" draw:fill="none" draw:fill-color="#ffffff" fo:min-height="17.45cm"/>
    </style:style>
    <style:style style:name="gr59" style:family="graphic" style:parent-style-name="standard">
      <style:graphic-properties draw:stroke="none" svg:stroke-color="#000000" draw:fill="none" draw:fill-color="#ffffff" fo:min-height="26.759cm"/>
    </style:style>
    <style:style style:name="gr60" style:family="graphic" style:parent-style-name="standard">
      <style:graphic-properties draw:stroke="none" svg:stroke-color="#000000" draw:fill="none" draw:fill-color="#ffffff" fo:min-height="25.75cm"/>
    </style:style>
    <style:style style:name="gr61" style:family="graphic" style:parent-style-name="standard">
      <style:graphic-properties draw:stroke="none" svg:stroke-color="#000000" draw:fill="none" draw:fill-color="#ffffff" fo:min-height="3.75cm"/>
    </style:style>
    <style:style style:name="gr62" style:family="graphic" style:parent-style-name="standard">
      <style:graphic-properties draw:fill-color="#ffffff" draw:textarea-vertical-align="middle"/>
    </style:style>
    <style:style style:name="gr63"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4"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5"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66"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67"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68"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69"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0" style:family="graphic" style:parent-style-name="objectwithoutfill">
      <style:graphic-properties draw:stroke="dash" draw:stroke-dash="Fine_20_Dashed" svg:stroke-color="#ff6600" draw:marker-start="Rounded_20_large_20_Arrow" draw:fill="none" draw:textarea-vertical-align="middle"/>
    </style:style>
    <style:style style:name="gr71"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2"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3"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4"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75"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76" style:family="graphic" style:parent-style-name="standard">
      <style:graphic-properties draw:stroke="none" svg:stroke-color="#000000" draw:fill="none" draw:fill-color="#ffffff" draw:textarea-horizontal-align="left" draw:auto-grow-height="true" draw:auto-grow-width="true" fo:min-height="1.611cm" fo:min-width="2.22cm"/>
    </style:style>
    <style:style style:name="gr77"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1.05cm" fo:min-width="12.346cm"/>
    </style:style>
    <style:style style:name="gr79" style:family="graphic" style:parent-style-name="standard">
      <style:graphic-properties draw:stroke="none" svg:stroke-color="#000000" draw:fill="none" draw:fill-color="#ffffff" draw:textarea-horizontal-align="left" draw:auto-grow-height="true" draw:auto-grow-width="true" fo:min-height="0.656cm" fo:min-width="1.949cm"/>
    </style:style>
    <style:style style:name="gr80"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95cm" fo:min-width="7.421cm"/>
    </style:style>
    <style:style style:name="gr82"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3"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4"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7.734cm"/>
    </style:style>
    <style:style style:name="P1" style:family="paragraph">
      <style:paragraph-properties style:text-autospace="none"/>
    </style:style>
    <style:style style:name="P2" style:family="paragraph">
      <style:text-properties fo:font-family="Arial" style:font-style-name="Kursiv" style:font-family-generic="swiss" style:font-pitch="variable" fo:font-size="12pt" style:font-size-asian="12pt" style:font-size-complex="12pt"/>
    </style:style>
    <style:style style:name="P3" style:family="paragraph">
      <style:text-properties fo:font-size="18pt"/>
    </style:style>
    <style:style style:name="P4" style:family="paragraph">
      <style:text-properties fo:font-family="Arial" style:font-style-name="Kursiv" style:font-family-generic="swiss" style:font-pitch="variable" fo:font-size="18pt"/>
    </style:style>
    <style:style style:name="P5" style:family="paragraph">
      <style:paragraph-properties fo:text-align="center"/>
    </style:style>
    <style:style style:name="P6" style:family="paragraph">
      <style:text-properties fo:font-size="14pt" style:font-size-asian="14pt" style:font-size-complex="14pt"/>
    </style:style>
    <style:style style:name="P7" style:family="paragraph">
      <style:text-properties fo:font-size="18pt" fo:text-shadow="1pt 1pt" fo:font-weight="bold" style:font-weight-asian="bold" style:font-weight-complex="bold"/>
    </style:style>
    <style:style style:name="P8" style:family="paragraph">
      <style:text-properties fo:font-weight="bold" style:font-weight-asian="bold" style:font-weight-complex="bold"/>
    </style:style>
    <style:style style:name="P9"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0" style:family="paragraph">
      <style:text-properties fo:font-size="12pt" style:font-size-asian="12pt" style:font-size-complex="12pt"/>
    </style:style>
    <style:style style:name="P11"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2" style:family="paragraph">
      <style:text-properties fo:font-family="Consolas" style:font-style-name="Italic" style:font-family-generic="modern" style:font-pitch="fixed" fo:font-size="12pt" style:font-size-asian="12pt" style:font-size-complex="12pt"/>
    </style:style>
    <style:style style:name="P13"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4" style:family="paragraph">
      <style:text-properties fo:font-size="12pt"/>
    </style:style>
    <style:style style:name="P15" style:family="paragraph">
      <style:paragraph-properties style:text-autospace="none"/>
      <style:text-properties fo:font-size="12pt"/>
    </style:style>
    <style:style style:name="P16" style:family="paragraph">
      <style:paragraph-properties style:text-autospace="none"/>
      <style:text-properties fo:font-size="18pt"/>
    </style:style>
    <style:style style:name="P17" style:family="paragraph">
      <style:text-properties fo:font-size="18pt" style:font-size-asian="18pt" style:font-size-complex="18pt"/>
    </style:style>
    <style:style style:name="P18" style:family="paragraph">
      <style:paragraph-properties style:text-autospace="none"/>
      <style:text-properties fo:font-family="ComicSansMS" style:font-family-generic="script" fo:font-size="14pt" style:font-family-asian="ComicSansMS" style:font-family-generic-asian="script" style:font-size-asian="14pt" style:font-family-complex="ComicSansMS" style:font-family-generic-complex="script" style:font-size-complex="8pt"/>
    </style:style>
    <style:style style:name="P19" style:family="paragraph">
      <style:paragraph-properties style:text-autospace="none"/>
      <style:text-properties fo:color="#000000" fo:font-family="Arial-BoldMT" fo:font-size="10pt" style:font-family-asian="Arial-BoldMT" style:font-size-asian="10pt" style:font-family-complex="Arial-BoldMT" style:font-size-complex="5.69999980926514pt"/>
    </style:style>
    <style:style style:name="P20" style:family="paragraph">
      <style:paragraph-properties style:text-autospace="none"/>
      <style:text-properties fo:color="#000000"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P21" style:family="paragraph">
      <style:paragraph-properties style:text-autospace="none"/>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P22" style:family="paragraph">
      <style:paragraph-properties style:text-autospace="none"/>
      <style:text-properties fo:color="#000000" fo:font-family="ArialMT" style:font-family-generic="swiss" fo:font-size="18pt" style:font-family-asian="ArialMT" style:font-family-generic-asian="swiss" style:font-size-asian="18pt" style:font-family-complex="ArialMT" style:font-family-generic-complex="swiss" style:font-size-complex="10.1999998092651pt"/>
    </style:style>
    <style:style style:name="P23" style:family="paragraph">
      <style:paragraph-properties style:text-autospace="none"/>
      <style:text-properties fo:color="#ff6600" fo:font-family="Arial-BoldMT" fo:font-size="18pt" fo:font-weight="bold" style:font-family-asian="Arial-BoldMT" style:font-size-asian="18pt" style:font-weight-asian="bold" style:font-family-complex="Arial-BoldMT" style:font-size-complex="10.1999998092651pt" style:font-weight-complex="bold"/>
    </style:style>
    <style:style style:name="P24" style:family="paragraph">
      <style:paragraph-properties style:text-autospace="none"/>
      <style:text-properties fo:color="#000000" fo:font-family="Arial-BoldMT" fo:font-size="18pt" fo:font-weight="bold" style:font-family-asian="Arial-BoldMT" style:font-size-asian="18pt" style:font-weight-asian="bold" style:font-family-complex="Arial-BoldMT" style:font-size-complex="10.1999998092651pt" style:font-weight-complex="bold"/>
    </style:style>
    <style:style style:name="P25" style:family="paragraph">
      <style:text-properties fo:font-size="14pt"/>
    </style:style>
    <style:style style:name="P26" style:family="paragraph">
      <style:text-properties fo:font-size="18pt" fo:font-weight="bold" style:font-weight-asian="bold" style:font-weight-complex="bold"/>
    </style:style>
    <style:style style:name="P27" style:family="paragraph">
      <style:text-properties fo:font-size="16pt"/>
    </style:style>
    <style:style style:name="P28" style:family="paragraph">
      <style:text-properties fo:font-size="16pt" style:font-size-asian="16pt" style:font-size-complex="16pt"/>
    </style:style>
    <style:style style:name="P29" style:family="paragraph">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3" style:family="text">
      <style:text-properties fo:font-family="Arial" style:font-style-name="Kursiv" style:font-family-generic="swiss" style:font-pitch="variable" fo:font-size="12pt" style:font-size-asian="12pt" style:font-size-complex="12pt"/>
    </style:style>
    <style:style style:name="T4"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6"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7"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8"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9" style:family="text">
      <style:text-properties fo:color="#212121" fo:font-family="Arial" style:font-style-name="Kursiv" style:font-family-generic="swiss" style:font-pitch="variable" fo:font-size="14pt" fo:language="en" fo:country="none" style:font-size-asian="14pt" style:font-size-complex="14pt"/>
    </style:style>
    <style:style style:name="T10" style:family="text">
      <style:text-properties fo:font-family="Arial" style:font-style-name="Kursiv" style:font-family-generic="swiss" style:font-pitch="variable" fo:font-size="14pt" fo:language="en" fo:country="none" style:font-size-asian="14pt" style:font-size-complex="14pt"/>
    </style:style>
    <style:style style:name="T11" style:family="text">
      <style:text-properties fo:font-family="Arial" style:font-style-name="Kursiv" style:font-family-generic="swiss" style:font-pitch="variable" fo:font-size="14pt" style:font-size-asian="14pt" style:font-size-complex="14pt"/>
    </style:style>
    <style:style style:name="T12"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13" style:family="text">
      <style:text-properties fo:font-family="Arial" style:font-style-name="Kursiv" style:font-family-generic="swiss" style:font-pitch="variable" fo:font-size="18pt" fo:font-weight="bold" style:font-weight-asian="bold" style:font-weight-complex="bold"/>
    </style:style>
    <style:style style:name="T14" style:family="text">
      <style:text-properties fo:font-family="Arial" style:font-style-name="Kursiv" style:font-family-generic="swiss" style:font-pitch="variable" fo:font-size="18pt"/>
    </style:style>
    <style:style style:name="T15"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0"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1" style:family="text">
      <style:text-properties fo:font-size="18pt"/>
    </style:style>
    <style:style style:name="T22"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4"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5"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6"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8"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9"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0" style:family="text">
      <style:text-properties fo:font-size="18pt" style:text-underline-style="solid" style:text-underline-width="auto" style:text-underline-color="font-color" fo:font-weight="bold" style:font-weight-asian="bold" style:font-weight-complex="bold"/>
    </style:style>
    <style:style style:name="T31" style:family="text">
      <style:text-properties fo:font-size="18pt" style:text-underline-style="solid" style:text-underline-width="auto" style:text-underline-color="font-color"/>
    </style:style>
    <style:style style:name="T32" style:family="text">
      <style:text-properties fo:font-size="18pt" fo:font-weight="bold" style:font-weight-asian="bold" style:font-weight-complex="bold"/>
    </style:style>
    <style:style style:name="T33" style:family="text">
      <style:text-properties fo:font-size="14pt" style:font-size-asian="14pt" style:font-size-complex="14pt"/>
    </style:style>
    <style:style style:name="T34" style:family="text">
      <style:text-properties fo:font-size="18pt" fo:text-shadow="1pt 1pt" fo:font-weight="bold" style:font-weight-asian="bold" style:font-weight-complex="bold"/>
    </style:style>
    <style:style style:name="T35" style:family="text">
      <style:text-properties fo:font-size="12pt" fo:text-shadow="1pt 1pt" fo:font-weight="bold" style:font-size-asian="12pt" style:font-weight-asian="bold" style:font-size-complex="12pt" style:font-weight-complex="bold"/>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12pt" style:font-size-asian="12pt" style:font-size-complex="12pt"/>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0"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1"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2"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3"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4"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8"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9" style:family="text">
      <style:text-properties style:use-window-font-color="true" fo:font-family="Arial" style:font-style-name="Kursiv" style:font-family-generic="swiss" style:font-pitch="variable" fo:font-size="12pt" style:font-size-asian="12pt" style:font-size-complex="12pt"/>
    </style:style>
    <style:style style:name="T50"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1"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2"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3"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4"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5"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7"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8"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9"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60"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61"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3"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4"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5"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6"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67"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8"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4pt" fo:font-weight="bold" style:font-size-asian="14pt" style:font-weight-asian="bold" style:font-size-complex="14pt" style:font-weight-complex="bold"/>
    </style:style>
    <style:style style:name="T71"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2"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3"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4"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5"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76"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8"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9"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0"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1" style:family="text">
      <style:text-properties fo:color="#0000c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82"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3"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4"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85"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86"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8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8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0" style:family="text">
      <style:text-properties fo:font-size="16pt" style:font-size-asian="16pt" style:font-size-complex="16pt"/>
    </style:style>
    <style:style style:name="T9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2"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3"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4"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5"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96"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7"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8"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99"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0"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1"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2"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3"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4"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5"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6"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7"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8"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09"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1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11"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12"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13"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14"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5"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6"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17"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8"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9"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1"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22"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23"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4"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25"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26" style:family="text">
      <style:text-properties fo:font-size="12pt" fo:language="en" fo:country="none" style:font-size-asian="12pt" style:font-size-complex="12pt"/>
    </style:style>
    <style:style style:name="T127"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28"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29" style:family="text">
      <style:text-properties fo:color="#212121" fo:font-family="Arial" style:font-style-name="Kursiv" style:font-family-generic="swiss" style:font-pitch="variable" fo:font-size="12pt" fo:language="en" fo:country="none" style:font-size-asian="12pt" style:font-size-complex="12pt"/>
    </style:style>
    <style:style style:name="T130" style:family="text">
      <style:text-properties fo:color="#222222" fo:font-family="Arial" style:font-style-name="Kursiv" style:font-family-generic="swiss" style:font-pitch="variable" fo:font-size="12pt" style:font-size-asian="12pt" style:font-size-complex="12pt"/>
    </style:style>
    <style:style style:name="T131"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2"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3"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4"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5"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6" style:family="text">
      <style:text-properties fo:font-family="Arial" style:font-style-name="Kursiv" style:font-family-generic="swiss" style:font-pitch="variable" fo:font-size="12pt" fo:language="en" fo:country="none" style:font-size-asian="12pt" style:font-size-complex="12pt"/>
    </style:style>
    <style:style style:name="T137"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8"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9"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0"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1"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2"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43"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44" style:family="text">
      <style:text-properties fo:font-size="12pt" fo:font-weight="normal" style:font-size-asian="12pt" style:font-weight-asian="normal" style:font-size-complex="12pt" style:font-weight-complex="normal"/>
    </style:style>
    <style:style style:name="T145"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6"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7" style:family="text">
      <style:text-properties style:use-window-font-color="true" fo:font-size="12pt" fo:font-weight="normal" style:font-size-asian="12pt" style:font-weight-asian="normal" style:font-size-complex="12pt" style:font-weight-complex="normal"/>
    </style:style>
    <style:style style:name="T148"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49"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50"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1"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2" style:family="text">
      <style:text-properties fo:color="#3f7f5f"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3" style:family="text">
      <style:text-properties fo:color="#0000c0"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4"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55"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6"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7"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58"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59"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60"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61"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2"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63"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64"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5"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66"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67"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68"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69"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70"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2" style:family="text">
      <style:text-properties fo:font-size="12pt" fo:font-style="italic" style:font-size-asian="12pt" style:font-style-asian="italic" style:font-size-complex="12pt" style:font-style-complex="italic"/>
    </style:style>
    <style:style style:name="T173"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74"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5"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76"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7"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8"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80"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81"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82"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3"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4"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5" style:family="text">
      <style:text-properties fo:color="#00000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186" style:family="text">
      <style:text-properties fo:color="#2a00f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7"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8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89"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90"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191"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192"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193"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94"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5"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96"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97"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8" style:family="text">
      <style:text-properties fo:font-size="18pt" style:text-underline-style="none" fo:font-weight="bold" style:font-weight-asian="bold" style:font-weight-complex="bold"/>
    </style:style>
    <style:style style:name="T199" style:family="text">
      <style:text-properties fo:font-size="18pt" style:text-underline-style="none"/>
    </style:style>
    <style:style style:name="T200" style:family="text">
      <style:text-properties fo:color="#ff6600" fo:font-size="18pt" fo:font-weight="bold" style:font-weight-asian="bold" style:font-weight-complex="bold"/>
    </style:style>
    <style:style style:name="T201"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6.80000019073486pt" style:font-style-complex="normal" style:font-weight-complex="normal" style:text-emphasize="none" style:font-relief="none" style:text-overline-style="none" style:text-overline-color="font-color"/>
    </style:style>
    <style:style style:name="T202"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03"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04"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05"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8.287cm" svg:height="2.857cm" svg:x="6.1cm" svg:y="2.043cm">
          <draw:text-box>
            <text:p><text:span text:style-name="T1">Portable Simula Revisited</text:span></text:p>
            <text:p><text:span text:style-name="T1"/></text:p>
            <text:p><text:span text:style-name="T1"><text:s text:c="8"/></text:span><text:span text:style-name="T1">Runtime Design</text:span></text:p>
          </draw:text-box>
        </draw:frame>
        <draw:frame draw:style-name="gr2" draw:text-style-name="P2" draw:layer="layout" svg:width="17.9cm" svg:height="23.114cm" svg:x="2.1cm" svg:y="4.7cm">
          <draw:text-box>
            <text:p><text:span text:style-name="T2">1. Block Instances at Runtime.</text:span></text:p>
            <text:p><text:span text:style-name="T2"/></text:p>
            <text:p><text:span text:style-name="T2">2. Mapping Simula Blocks <text:s/>to <text:s/>Java classes.</text:span></text:p>
            <text:p><text:span text:style-name="T3"/></text:p>
            <text:p><text:span text:style-name="T2"><text:tab/></text:span><text:span text:style-name="T2">2.1 Sub- Blocks</text:span></text:p>
            <text:p><text:span text:style-name="T2"><text:tab/></text:span><text:span text:style-name="T2">2.2 Simula Classes</text:span></text:p>
            <text:p><text:span text:style-name="T2"><text:tab/></text:span><text:span text:style-name="T2">2.3 Sub-classes</text:span></text:p>
            <text:p><text:span text:style-name="T2"><text:tab/></text:span><text:span text:style-name="T2">2.4 Prefixed Blocks</text:span></text:p>
            <text:p><text:span text:style-name="T2"><text:tab/></text:span><text:span text:style-name="T2">2.5 Procedure Declaration</text:span></text:p>
            <text:p><text:span text:style-name="T2"><text:tab/></text:span><text:span text:style-name="T2"><text:tab/></text:span><text:span text:style-name="T2">2.5.1 <text:s/>Procedure Calls</text:span></text:p>
            <text:p><text:span text:style-name="T2"><text:tab/></text:span><text:span text:style-name="T2">2.6 Switch Declaration</text:span></text:p>
            <text:p><text:span text:style-name="T2"><text:tab/></text:span><text:span text:style-name="T2"><text:tab/></text:span><text:span text:style-name="T2">2.6.1 <text:s/>Switch Designators</text:span></text:p>
            <text:p><text:span text:style-name="T2"/></text:p>
            <text:p><text:span text:style-name="T2"/></text:p>
            <text:p><text:span text:style-name="T2">3. Representation of Quantities.</text:span></text:p>
            <text:p><text:span text:style-name="T3"/></text:p>
            <text:p><text:span text:style-name="T2"><text:tab/></text:span><text:span text:style-name="T2">3.1 Value type variables.</text:span></text:p>
            <text:p><text:span text:style-name="T2"><text:tab/></text:span><text:span text:style-name="T2">3.2 Object Reference Types.</text:span></text:p>
            <text:p><text:span text:style-name="T2"><text:tab/></text:span><text:span text:style-name="T2">3.3 Text Reference Types.</text:span></text:p>
            <text:p><text:span text:style-name="T4"><text:tab/></text:span><text:span text:style-name="T4">3.4 Array Quantities.</text:span></text:p>
            <text:p><text:span text:style-name="T4"><text:tab/></text:span><text:span text:style-name="T4">3.5 Procedure Quantities.</text:span></text:p>
            <text:p><text:span text:style-name="T4"><text:tab/></text:span><text:span text:style-name="T4">3.6 Label Quantities.</text:span></text:p>
            <text:p><text:span text:style-name="T4"><text:tab/></text:span><text:span text:style-name="T4">3.7 Switch Quantities.</text:span></text:p>
            <text:p><text:span text:style-name="T4"/></text:p>
            <text:p><text:span text:style-name="T4">4. Parameter Transmission</text:span></text:p>
            <text:p><text:span text:style-name="T4"><text:tab/></text:span><text:span text:style-name="T4">4.1</text:span><text:span text:style-name="T5"> Parameter Transmission 'by Name'.</text:span></text:p>
            <text:p><text:span text:style-name="T5"><text:tab/></text:span><text:span text:style-name="T5">4.2 Array as actual parameter</text:span></text:p>
            <text:p><text:span text:style-name="T5"><text:tab/></text:span><text:span text:style-name="T5">4.3 Procedure identifier as actual parameter to formal procedure</text:span></text:p>
            <text:p text:style-name="P1"><text:span text:style-name="T5"/></text:p>
            <text:p><text:span text:style-name="T5">5. Some Expressions</text:span></text:p>
            <text:p><text:span text:style-name="T4"/></text:p>
            <text:p><text:span text:style-name="T4"><text:tab/></text:span><text:span text:style-name="T4">5.1 Object Relation <text:s/>IS</text:span></text:p>
            <text:p><text:span text:style-name="T4"><text:tab/></text:span><text:span text:style-name="T4">5.2 Object Relation <text:s/>IN</text:span></text:p>
            <text:p><text:span text:style-name="T4"><text:tab/></text:span><text:span text:style-name="T4">5.3 </text:span><text:span text:style-name="T5">QualifiedObject <text:s/>QUA</text:span></text:p>
            <text:p><text:span text:style-name="T4"/></text:p>
            <text:p><text:span text:style-name="T4">6. Some Statements</text:span></text:p>
            <text:p><text:span text:style-name="T4"/></text:p>
            <text:p text:style-name="P1"><text:span text:style-name="T4"><text:tab/></text:span><text:span text:style-name="T4">6.1 Goto Label and Switch</text:span></text:p>
            <text:p><text:span text:style-name="T4"><text:tab/></text:span><text:span text:style-name="T4">6.2 For-Statement</text:span></text:p>
            <text:p><text:span text:style-name="T4"><text:tab/></text:span><text:span text:style-name="T4">6.3 Connection Statement</text:span></text:p>
            <text:p><text:span text:style-name="T4"><text:tab/></text:span><text:span text:style-name="T4">6.4 Switch Statement</text:span></text:p>
            <text:p><text:span text:style-name="T4"><text:tab/></text:span><text:span text:style-name="T4">6.5 Activation Statement</text:span></text:p>
            <text:p><text:span text:style-name="T4"/></text:p>
            <text:p><text:span text:style-name="T4">7. </text:span><text:span text:style-name="T6">Sequencing</text:span></text:p>
            <text:p><text:span text:style-name="T6"/></text:p>
            <text:p><text:span text:style-name="T6"><text:tab/></text:span><text:span text:style-name="T6">7.1 <text:s/>Co-routines: <text:s/>detach - call</text:span></text:p>
            <text:p><text:span text:style-name="T6"><text:tab/></text:span><text:span text:style-name="T6">7.2 <text:s/>Symmetric component sequencing: detach - resume <text:s/></text:span></text:p>
          </draw:text-box>
        </draw:frame>
      </draw:page>
      <draw:page draw:name="page2" draw:style-name="dp1" draw:master-page-name="Standard">
        <draw:frame draw:style-name="gr3" draw:layer="layout" svg:width="18.913cm" svg:height="22.942cm" svg:x="1cm" svg:y="1cm">
          <draw:text-box>
            <text:p><text:span text:style-name="T7">Background</text:span><text:span text:style-name="T8">.</text:span></text:p>
            <text:p/>
            <text:p><text:span text:style-name="T9">The 50th anniversary of Simula, the first object-oriented programming language,</text:span></text:p>
            <text:p><text:span text:style-name="T9">Was held at the Department of Informatics, University of Oslo on 27th September,</text:span></text:p>
            <text:p><text:span text:style-name="T9">2017. James Gosling, the inventor of Java, </text:span><text:span text:style-name="T10">gave overwhelming credit to the legacy</text:span></text:p>
            <text:p><text:span text:style-name="T10">of Simula in his lecture. He mentioned that a number of programming languages</text:span></text:p>
            <text:p><text:span text:style-name="T10">Nowadays compile to JVM. During his lecture, I began to wonder - why has no</text:span></text:p>
            <text:p><text:span text:style-name="T10">team made a simula implementation in java, written in java that compiles to java</text:span></text:p>
            <text:p><text:span text:style-name="T10">virtual machine(JVM).</text:span></text:p>
            <text:p><text:span text:style-name="T11"/></text:p>
            <text:p><text:span text:style-name="T10">Inspired by the lectures on the Simula Jubilee, I began to ask myself if I should</text:span></text:p>
            <text:p><text:span text:style-name="T10">try to make a Simula implementation using today's tools. </text:span><text:span text:style-name="T12">It should certainly be a</text:span></text:p>
            <text:p><text:span text:style-name="T12">Recursive Descent parser which I believe is an excellent technique.</text:span></text:p>
            <text:p><text:span text:style-name="T11"/></text:p>
            <text:p><text:span text:style-name="T12">In early November I started work on such a compiler. I was surprised that it took</text:span></text:p>
            <text:p><text:span text:style-name="T12">So short time to complete a rough version that compiled to Java code. This, first</text:span></text:p>
            <text:p><text:span text:style-name="T12">Version, was finished just before Christmas. It was not in any way complete, but</text:span></text:p>
            <text:p><text:span text:style-name="T12">It generated some kind of Java code that could be compiled and executed.</text:span></text:p>
            <text:p><text:span text:style-name="T12">H</text:span><text:span text:style-name="T9">owever, the original semantics of the Simula program were not preserved.</text:span></text:p>
            <text:p><text:span text:style-name="T11"/></text:p>
            <text:p><text:span text:style-name="T12">I presented these results in a meeting at Blindern, Ole-Johan Dahls Hus, just before</text:span></text:p>
            <text:p><text:span text:style-name="T12">Christmas in 2017. </text:span><text:span text:style-name="T9">I was then encouraged by Stein Krogdahl and Dag Langmyhr to</text:span></text:p>
            <text:p><text:span text:style-name="T9">create a full-fledged Simula Implementation strictly after 'Simula Standard'.</text:span></text:p>
            <text:p><text:span text:style-name="T11"/></text:p>
            <text:p><text:span text:style-name="T10">From then on, I worked on a complete redesign of the Simula runtime system. The</text:span></text:p>
            <text:p><text:span text:style-name="T10">design is based on previous Simula implementations I have worked on, but this time</text:span></text:p>
            <text:p><text:span text:style-name="T10">some major changes have been made. Eg. a separate Garbage Collector is not</text:span></text:p>
            <text:p><text:span text:style-name="T10">necessary because the underlying Java system fixes that.</text:span></text:p>
            <text:p><text:span text:style-name="T11"/></text:p>
            <text:p><text:span text:style-name="T10">This document describes the runtime design of the new Portable Simula System.</text:span></text:p>
            <text:p><text:span text:style-name="T10">It is intended as a reference document that should be studied in parallel with the</text:span></text:p>
            <text:p><text:span text:style-name="T10">source code of the compiler and its associated runtime system.</text:span></text:p>
            <text:p><text:span text:style-name="T11"/></text:p>
            <text:p><text:span text:style-name="T11"/></text:p>
            <text:p><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p>
            <text:p><text:span text:style-name="T10"/></text:p>
            <text:p><text:span text:style-name="T10"><text:s text:c="72"/></text:span><text:span text:style-name="T10">Oslo, august 2019</text:span></text:p>
            <text:p><text:span text:style-name="T10"/></text:p>
            <text:p><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text:s text:c="4"/></text:span><text:span text:style-name="T10">Øystein Myhre Andersen</text:span></text:p>
            <text:p/>
          </draw:text-box>
        </draw:frame>
      </draw:page>
      <draw:page draw:name="page3" draw:style-name="dp1" draw:master-page-name="Standard">
        <draw:frame draw:style-name="gr4" draw:text-style-name="P4" draw:layer="layout" svg:width="18.536cm" svg:height="26.309cm" svg:x="1.3cm" svg:y="2.188cm">
          <draw:text-box>
            <text:p><text:span text:style-name="T13">1. <text:s/>Block Instances at runtime.</text:span></text:p>
            <text:p><text:span text:style-name="T14"/></text:p>
            <text:p><text:span text:style-name="T15">Simula is a block oriented language. This means that the source text is organized as a set of</text:span></text:p>
            <text:p><text:span text:style-name="T15">nested blocks instances. They can be classes, procedures and sub-blocks. All of which are</text:span></text:p>
            <text:p><text:span text:style-name="T15">represented as subclasses of the Java class RTObject$ during execution.</text:span></text:p>
            <text:p><text:span text:style-name="T15"/></text:p>
            <text:p><text:span text:style-name="T15">The Java class RTObject$ <text:s/>has the following main attributes:</text:span></text:p>
            <text:p><text:span text:style-name="T15"/></text:p>
            <text:p text:style-name="P1"><text:span text:style-name="T16"/></text:p>
            <text:p><text:span text:style-name="T17">OperationalState </text:span><text:span text:style-name="T18">STATE$</text:span><text:span text:style-name="T19">; One of { </text:span><text:span text:style-name="T20">detached</text:span><text:span text:style-name="T19">,</text:span><text:span text:style-name="T20">resumed</text:span><text:span text:style-name="T19">,</text:span><text:span text:style-name="T20">attached</text:span><text:span text:style-name="T19">,</text:span><text:span text:style-name="T20">terminated</text:span><text:span text:style-name="T19"> }</text:span></text:p>
            <text:p text:style-name="P1"><text:span text:style-name="T21"/></text:p>
            <text:p><text:span text:style-name="T22">boolean</text:span><text:span text:style-name="T23"> isQPSystemBlock()</text:span></text:p>
            <text:p text:style-name="P1"><text:span text:style-name="T19"><text:s/></text:span><text:span text:style-name="T19"><text:tab/></text:span><text:span text:style-name="T19"><text:tab/></text:span><text:span text:style-name="T19"> <text:s text:c="6"/></text:span><text:span text:style-name="T19">This is a static property generated by the compiler.</text:span></text:p>
            <text:p text:style-name="P1"><text:span text:style-name="T19"><text:s text:c="29"/></text:span><text:span text:style-name="T19">It will return true for Block or Prefixed Block with local classes.</text:span></text:p>
            <text:p text:style-name="P1"><text:span text:style-name="T19"/></text:p>
            <text:p text:style-name="P1"><text:span text:style-name="T24">boolean</text:span><text:span text:style-name="T17"> isDetachable()</text:span></text:p>
            <text:p text:style-name="P1"><text:span text:style-name="T19"><text:s/></text:span><text:span text:style-name="T19"><text:tab/></text:span><text:span text:style-name="T19"><text:tab/></text:span><text:span text:style-name="T19"> <text:s text:c="6"/></text:span><text:span text:style-name="T19">This is a static property generated by the compiler.</text:span></text:p>
            <text:p text:style-name="P1"><text:span text:style-name="T19"><text:s text:c="29"/></text:span><text:span text:style-name="T19">It will return true for Classes which can be Detached.</text:span></text:p>
            <text:p text:style-name="P1"><text:span text:style-name="T19"/></text:p>
            <text:p><text:span text:style-name="T15"/></text:p>
            <text:p><text:span text:style-name="T17">RTObject$ </text:span><text:span text:style-name="T18">SL$</text:span><text:span text:style-name="T15"> <text:s text:c="2"/></text:span><text:span text:style-name="T25">This is a pointer to the object of the nearest textually</text:span></text:p>
            <text:p text:style-name="P1"><text:span text:style-name="T25"><text:s text:c="29"/></text:span><text:span text:style-name="T25">enclosing block instance, also called 'static link'.</text:span></text:p>
            <text:p text:style-name="P1"><text:span text:style-name="T16"><text:tab/></text:span><text:span text:style-name="T16"> </text:span></text:p>
            <text:p text:style-name="P1"><text:span text:style-name="T15"><text:tab/></text:span></text:p>
            <text:p><text:span text:style-name="T17">RTObject$ </text:span><text:span text:style-name="T18">DL$</text:span><text:span text:style-name="T15"> <text:s text:c="3"/></text:span><text:span text:style-name="T25">If this block instance is attached this is a pointer to the object of the block</text:span></text:p>
            <text:p text:style-name="P1"><text:span text:style-name="T25"><text:s text:c="29"/></text:span><text:span text:style-name="T25">Instance to which the instance is attached (also called dynamic link),</text:span></text:p>
            <text:p><text:span text:style-name="T25"><text:s text:c="29"/></text:span><text:span text:style-name="T25">i.e. it points to the block instance which called this one.</text:span></text:p>
            <text:p><text:span text:style-name="T26"/></text:p>
            <text:p text:style-name="P1"><text:span text:style-name="T16"><text:tab/></text:span><text:span text:style-name="T16"> </text:span></text:p>
            <text:p><text:span text:style-name="T17">Continuation </text:span><text:span text:style-name="T18">CONT$</text:span><text:span text:style-name="T15"> </text:span><text:span text:style-name="T25"><text:s/>This is a pointer to the Continuation in which this block instance is</text:span></text:p>
            <text:p><text:span text:style-name="T25"><text:s text:c="29"/></text:span><text:span text:style-name="T25">running. If this block instance is detached it is used to save the complete</text:span></text:p>
            <text:p><text:span text:style-name="T25"><text:s text:c="29"/></text:span><text:span text:style-name="T25">reactivation point (call stack and the continuation point).</text:span></text:p>
            <text:p><text:span text:style-name="T25"/></text:p>
            <text:p text:style-name="P1"><text:span text:style-name="T24">int</text:span><text:span text:style-name="T17"> </text:span><text:span text:style-name="T18">JTX$</text:span><text:span text:style-name="T17"> <text:s text:c="4"/></text:span><text:span text:style-name="T27"><text:s text:c="2"/>Jump Table Index used to implement goto</text:span></text:p>
            <text:p text:style-name="P1"><text:span text:style-name="T27"/></text:p>
            <text:p text:style-name="P1"><text:span text:style-name="T27"/></text:p>
            <text:p text:style-name="P1"><text:span text:style-name="T27">In addition a global variable </text:span><text:span text:style-name="T28">CUR$</text:span><text:span text:style-name="T29"> will allways </text:span><text:span text:style-name="T23">point to the 'Current Block'</text:span><text:span text:style-name="T17"> </text:span></text:p>
            <text:p text:style-name="P1"><text:span text:style-name="T25"/></text:p>
            <text:p text:style-name="P1"><text:span text:style-name="T25"/></text:p>
            <text:p text:style-name="P1"><text:span text:style-name="T25">The figure on next page shows the main structure of nested block instances at runtime.</text:span></text:p>
            <text:p text:style-name="P1"><text:span text:style-name="T25">Ole Johan dahl had a simular figure in a compendium in 1980. The main differences are:</text:span></text:p>
            <text:p text:style-name="P1"><text:span text:style-name="T25"/></text:p>
            <text:p text:style-name="P1"><text:span text:style-name="T25">- There is no Prototype Pointer (we use Java's Object.getClass method instead)</text:span></text:p>
            <text:p text:style-name="P1"><text:span text:style-name="T25">- There is no Context Vector (we follows Static Links <text:s/>SL$) </text:span></text:p>
            <text:p text:style-name="P1"><text:span text:style-name="T25">- There is no Garbage Collector (we use Java's instead)</text:span></text:p>
            <text:p text:style-name="P1"><text:span text:style-name="T25"/></text:p>
            <text:p text:style-name="P1"><text:span text:style-name="T25">Variables in outer blocks are accessed through the SL$-chain. For example:</text:span></text:p>
            <text:p text:style-name="P3"><text:span text:style-name="T25"/></text:p>
            <text:p text:style-name="P3"><text:span text:style-name="T25"><text:tab/></text:span><text:span text:style-name="T25">Variable c in current block</text:span><text:span text:style-name="T25"><text:tab/></text:span><text:span text:style-name="T25"><text:tab/></text:span><text:span text:style-name="T25">==&gt;</text:span><text:span text:style-name="T25"><text:tab/></text:span><text:span text:style-name="T25">c <text:s text:c="3"/>or <text:s/>((Block1)CUR$).c</text:span></text:p>
            <text:p text:style-name="P3"><text:span text:style-name="T25"><text:tab/></text:span><text:span text:style-name="T25">Variable b in P2</text:span><text:span text:style-name="T25"><text:tab/></text:span><text:span text:style-name="T25"><text:tab/></text:span><text:span text:style-name="T25"><text:tab/></text:span><text:span text:style-name="T25">==&gt;</text:span><text:span text:style-name="T25"><text:tab/></text:span><text:span text:style-name="T25">((P)(CUR$.SL$)).b</text:span></text:p>
            <text:p text:style-name="P3"><text:span text:style-name="T25"><text:s/></text:span><text:span text:style-name="T25"><text:tab/></text:span><text:span text:style-name="T25">Variable a in outermost block</text:span><text:span text:style-name="T25"><text:tab/></text:span><text:span text:style-name="T25">==&gt;</text:span><text:span text:style-name="T25"><text:tab/></text:span><text:span text:style-name="T25">((Block2)(CUR$.SL$.SL$)).a </text:span></text:p>
            <text:p text:style-name="P1"><text:span text:style-name="T16"><text:tab/></text:span><text:span text:style-name="T16"> </text:span></text:p>
            <text:p text:style-name="P1"><text:span text:style-name="T25"/></text:p>
          </draw:text-box>
        </draw:frame>
      </draw:page>
      <draw:page draw:name="page4" draw:style-name="dp1" draw:master-page-name="Standard">
        <draw:frame draw:style-name="gr5" draw:text-style-name="P3" draw:layer="layout" svg:width="8.155cm" svg:height="25.451cm" svg:x="1.5cm" svg:y="2.3cm">
          <draw:text-box>
            <text:p><text:span text:style-name="T30">begin</text:span></text:p>
            <text:p><text:span text:style-name="T31"/></text:p>
            <text:p><text:span text:style-name="T21"><text:s text:c="3"/></text:span><text:span text:style-name="T30">integer</text:span><text:span text:style-name="T21"> a;</text:span></text:p>
            <text:p><text:span text:style-name="T21"/></text:p>
            <text:p><text:span text:style-name="T21"><text:s text:c="3"/></text:span><text:span text:style-name="T30">procedure</text:span><text:span text:style-name="T21"> P(x); </text:span><text:span text:style-name="T30">name</text:span><text:span text:style-name="T21"> x;</text:span></text:p>
            <text:p><text:span text:style-name="T21"/></text:p>
            <text:p><text:span text:style-name="T21"><text:s text:c="3"/></text:span><text:span text:style-name="T30">begin</text:span></text:p>
            <text:p><text:span text:style-name="T31"/></text:p>
            <text:p><text:span text:style-name="T21"><text:s text:c="6"/></text:span><text:span text:style-name="T30">integer</text:span><text:span text:style-name="T21"> b;</text:span></text:p>
            <text:p><text:span text:style-name="T21"/></text:p>
            <text:p><text:span text:style-name="T21"><text:s text:c="6"/></text:span><text:span text:style-name="T32">...</text:span></text:p>
            <text:p><text:span text:style-name="T21"/></text:p>
            <text:p><text:span text:style-name="T21"><text:s text:c="6"/></text:span><text:span text:style-name="T32">b</text:span><text:span text:style-name="T30">egin</text:span></text:p>
            <text:p><text:span text:style-name="T31"/></text:p>
            <text:p><text:span text:style-name="T21"><text:s text:c="9"/></text:span><text:span text:style-name="T30">integer</text:span><text:span text:style-name="T21"> c;</text:span></text:p>
            <text:p><text:span text:style-name="T21"/></text:p>
            <text:p><text:span text:style-name="T21"><text:s text:c="9"/></text:span><text:span text:style-name="T21">...</text:span></text:p>
            <text:p><text:span text:style-name="T21"/></text:p>
            <text:p><text:span text:style-name="T21"><text:s text:c="6"/></text:span><text:span text:style-name="T30">end</text:span><text:span text:style-name="T21">;</text:span></text:p>
            <text:p><text:span text:style-name="T21"/></text:p>
            <text:p><text:span text:style-name="T21"><text:s text:c="6"/></text:span><text:span text:style-name="T32">...</text:span></text:p>
            <text:p><text:span text:style-name="T21"/></text:p>
            <text:p><text:span text:style-name="T21"><text:s text:c="6"/></text:span><text:span text:style-name="T21">P(b);</text:span></text:p>
            <text:p><text:span text:style-name="T21"/></text:p>
            <text:p><text:span text:style-name="T21"><text:s text:c="6"/></text:span><text:span text:style-name="T32">...</text:span></text:p>
            <text:p><text:span text:style-name="T21"/></text:p>
            <text:p><text:span text:style-name="T21"><text:s text:c="3"/></text:span><text:span text:style-name="T30">end</text:span><text:span text:style-name="T21">;</text:span></text:p>
            <text:p><text:span text:style-name="T21"/></text:p>
            <text:p><text:span text:style-name="T21"><text:s text:c="3"/></text:span><text:span text:style-name="T32">...</text:span></text:p>
            <text:p><text:span text:style-name="T21"/></text:p>
            <text:p><text:span text:style-name="T21"><text:s text:c="3"/></text:span><text:span text:style-name="T21">P(a);</text:span></text:p>
            <text:p><text:span text:style-name="T21"/></text:p>
            <text:p><text:span text:style-name="T21"><text:s text:c="3"/></text:span><text:span text:style-name="T21">...</text:span></text:p>
            <text:p><text:span text:style-name="T21"/></text:p>
            <text:p><text:span text:style-name="T30">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 draw:text-style-name="P5" draw:layer="layout" svg:width="2.7cm" svg:height="4cm" svg:x="10.4cm" svg:y="14.9cm">
          <text:p/>
        </draw:rect>
        <draw:path draw:style-name="gr7" draw:text-style-name="P5" draw:layer="layout" svg:width="6.706cm" svg:height="0.969cm" svg:x="3.801cm" svg:y="2.831cm" svg:viewBox="0 0 6707 970" svg:d="M0 1c434 0 870-2 1304 0 402 1 766 213 1155 298 403 88 785 110 1193 224 451 126 860 277 1304 298 386 17 778 13 1155 112l410 37h186">
          <text:p/>
        </draw:path>
        <draw:path draw:style-name="gr7" draw:text-style-name="P5" draw:layer="layout" svg:width="6.073cm" svg:height="2.326cm" svg:x="4.36cm" svg:y="7.027cm" svg:viewBox="0 0 6074 2327" svg:d="M0 16c431-34 919-37 1267 224 386 289 860 442 1080 932 208 464 744 639 1193 819 395 158 838 50 1230 187 394 138 772 46 1155 149h149">
          <text:p/>
        </draw:path>
        <draw:path draw:style-name="gr7" draw:text-style-name="P5"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7" draw:text-style-name="P5"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8" draw:text-style-name="P6" draw:layer="layout" svg:width="2.394cm" svg:height="1.361cm" svg:x="10.606cm" svg:y="3.6cm">
          <draw:text-box>
            <text:p><text:span text:style-name="T33"><text:s text:c="2"/></text:span><text:span text:style-name="T33">DL <text:s/>SL</text:span></text:p>
          </draw:text-box>
        </draw:frame>
        <draw:frame draw:style-name="gr8" draw:text-style-name="P6" draw:layer="layout" svg:width="2.394cm" svg:height="1.361cm" svg:x="10.6cm" svg:y="9.099cm">
          <draw:text-box>
            <text:p><text:span text:style-name="T33"><text:s text:c="2"/></text:span><text:span text:style-name="T33">DL <text:s/>SL</text:span></text:p>
          </draw:text-box>
        </draw:frame>
        <draw:frame draw:style-name="gr8" draw:text-style-name="P6" draw:layer="layout" svg:width="2.394cm" svg:height="1.361cm" svg:x="10.506cm" svg:y="15cm">
          <draw:text-box>
            <text:p><text:span text:style-name="T33"><text:s text:c="2"/></text:span><text:span text:style-name="T33">DL <text:s/>SL</text:span></text:p>
          </draw:text-box>
        </draw:frame>
        <draw:frame draw:style-name="gr8" draw:text-style-name="P6" draw:layer="layout" svg:width="2.394cm" svg:height="1.361cm" svg:x="10.5cm" svg:y="20.899cm">
          <draw:text-box>
            <text:p><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3" draw:layer="layout" svg:width="2.403cm" svg:height="0.963cm" svg:x="10.497cm" svg:y="9.937cm">
          <draw:text-box>
            <text:p><text:span text:style-name="T21">Return</text:span></text:p>
          </draw:text-box>
        </draw:frame>
        <draw:frame draw:style-name="gr11" draw:text-style-name="P3" draw:layer="layout" svg:width="2.403cm" svg:height="0.963cm" svg:x="10.497cm" svg:y="15.737cm">
          <draw:text-box>
            <text:p><text:span text:style-name="T21">Return</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13" draw:text-style-name="P3" draw:layer="layout" svg:width="0.853cm" svg:height="0.963cm" svg:x="11.5cm" svg:y="5.137cm">
          <draw:text-box>
            <text:p><text:span text:style-name="T21">a</text:span></text:p>
          </draw:text-box>
        </draw:frame>
        <draw:frame draw:style-name="gr14" draw:text-style-name="P3" draw:layer="layout" svg:width="0.815cm" svg:height="0.963cm" svg:x="11.263cm" svg:y="10.875cm">
          <draw:text-box>
            <text:p><text:span text:style-name="T21">x</text:span></text:p>
          </draw:text-box>
        </draw:frame>
        <draw:frame draw:style-name="gr14" draw:text-style-name="P3" draw:layer="layout" svg:width="0.815cm" svg:height="0.963cm" svg:x="11.3cm" svg:y="16.8cm">
          <draw:text-box>
            <text:p><text:span text:style-name="T21">x</text:span></text:p>
          </draw:text-box>
        </draw:frame>
        <draw:frame draw:style-name="gr15" draw:text-style-name="P3" draw:layer="layout" svg:width="0.853cm" svg:height="0.963cm" svg:x="11.247cm" svg:y="11.737cm">
          <draw:text-box>
            <text:p><text:span text:style-name="T21">b</text:span></text:p>
          </draw:text-box>
        </draw:frame>
        <draw:frame draw:style-name="gr13" draw:text-style-name="P3" draw:layer="layout" svg:width="0.775cm" svg:height="0.963cm" svg:x="11.336cm" svg:y="17.65cm">
          <draw:text-box>
            <text:p><text:span text:style-name="T21">b</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3" draw:text-style-name="P3" draw:layer="layout" svg:width="0.82cm" svg:height="0.963cm" svg:x="11.2cm" svg:y="22.737cm">
          <draw:text-box>
            <text:p><text:span text:style-name="T21">c</text:span></text:p>
          </draw:text-box>
        </draw:frame>
        <draw:frame draw:style-name="gr16" draw:text-style-name="P3" draw:layer="layout" svg:width="4.342cm" svg:height="0.963cm" svg:x="14.9cm" svg:y="23.437cm">
          <draw:text-box>
            <text:p><text:span text:style-name="T21">Current Block</text:span></text:p>
          </draw:text-box>
        </draw:frame>
        <draw:line draw:style-name="gr9" draw:text-style-name="P5" draw:layer="layout" svg:x1="14.8cm" svg:y1="23.9cm" svg:x2="13.2cm" svg:y2="23.9cm">
          <text:p/>
        </draw:line>
        <draw:path draw:style-name="gr10" draw:text-style-name="P5" draw:layer="layout" svg:width="2.289cm" svg:height="5.03cm" svg:x="9.001cm" svg:y="12.372cm" svg:viewBox="0 0 2290 5031" svg:d="M1880 0c-373 244-850-61-1192 224-364 303-389 801-522 1230-126 405-202 833-149 1267s-6 852 149 1304c151 442 418 897 857 969 404 66 819-1 1230 0l37 37">
          <text:p/>
        </draw:path>
        <draw:path draw:style-name="gr10" draw:text-style-name="P5" draw:layer="layout" svg:width="2.198cm" svg:height="5.44cm" svg:x="9.055cm" svg:y="5.925cm" svg:viewBox="0 0 2199 5441" svg:d="M2161 0c-473 113-914 390-1192 783-285 403-576 821-708 1304-107 392-268 768-261 1193s136 809 335 1229c223 470 634 583 1007 746l409 112 373 74 75-74">
          <text:p/>
        </draw:path>
        <draw:frame draw:style-name="gr17" draw:text-style-name="P3" draw:layer="layout" svg:width="9.138cm" svg:height="2.073cm" svg:x="6.6cm" svg:y="26.3cm">
          <draw:text-box>
            <text:p><text:span text:style-name="T21">Fig. 1 <text:s/>Sample Block Structure</text:span></text:p>
            <text:p><text:span text:style-name="T33"><text:s text:c="10"/></text:span></text:p>
            <text:p><text:span text:style-name="T33"><text:s text:c="11"/></text:span><text:span text:style-name="T33">(due to Ole-Johan Dahl)</text:span></text:p>
          </draw:text-box>
        </draw:frame>
        <draw:path draw:style-name="gr10" draw:text-style-name="P5" draw:layer="layout" svg:width="5.925cm" svg:height="2.496cm" svg:x="4.62cm" svg:y="16.173cm" svg:viewBox="0 0 5926 2497" svg:d="M0 2497c371-143 802-88 1156-261 459-224 864-524 1267-857 392-324 783-640 1229-894 396-226 842-230 1267-336l373-37 373-74 261-38">
          <text:p/>
        </draw:path>
        <draw:path draw:style-name="gr10" draw:text-style-name="P5"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18" draw:text-style-name="P7" draw:layer="layout" svg:width="1.162cm" svg:height="0.983cm" svg:x="12.238cm" svg:y="8.117cm">
          <draw:text-box>
            <text:p><text:span text:style-name="T34">P</text:span><text:span text:style-name="T35">1</text:span></text:p>
          </draw:text-box>
        </draw:frame>
        <draw:frame draw:style-name="gr19" draw:text-style-name="P7" draw:layer="layout" svg:width="1.162cm" svg:height="0.983cm" svg:x="12.1cm" svg:y="14cm">
          <draw:text-box>
            <text:p><text:span text:style-name="T34">P</text:span><text:span text:style-name="T35">2</text:span></text:p>
          </draw:text-box>
        </draw:frame>
        <draw:frame draw:style-name="gr20" draw:text-style-name="P8" draw:layer="layout" svg:width="1.628cm" svg:height="0.983cm" svg:x="1.372cm" svg:y="14cm">
          <draw:text-box>
            <text:p><text:span text:style-name="T1">Psc</text:span></text:p>
          </draw:text-box>
        </draw:frame>
        <draw:line draw:style-name="gr9" draw:text-style-name="P5" draw:layer="layout" svg:x1="3.1cm" svg:y1="14.5cm" svg:x2="4.1cm" svg:y2="14.5cm">
          <text:p/>
        </draw:line>
      </draw:page>
      <draw:page draw:name="page5" draw:style-name="dp1" draw:master-page-name="Standard">
        <draw:frame draw:style-name="gr21" draw:layer="layout" svg:width="17.2cm" svg:height="5.745cm" svg:x="2.1cm" svg:y="1.201cm">
          <draw:text-box>
            <text:p><text:span text:style-name="T36">2. <text:s/>Mapping Simula Blocks <text:s/>to <text:s/>Java classes.</text:span></text:p>
            <text:p><text:span text:style-name="T37"/></text:p>
            <text:p><text:span text:style-name="T37">Each and every Simula Class, Prefixed Block, Procedure or Sub-Block is compiled into</text:span></text:p>
            <text:p><text:span text:style-name="T37">a Java Class.</text:span></text:p>
            <text:p><text:span text:style-name="T37"/></text:p>
            <text:p><text:span text:style-name="T38">2.1 <text:s/>Sub- Block.</text:span></text:p>
            <text:p><text:span text:style-name="T37"/></text:p>
            <text:p><text:span text:style-name="T37"><text:s/></text:span><text:span text:style-name="T37">A sub-block is the simples of all Simula Blocks. For example, consider the following Simula code:</text:span></text:p>
            <text:p/>
          </draw:text-box>
        </draw:frame>
        <draw:frame draw:style-name="gr22" draw:text-style-name="P9" draw:layer="layout" svg:width="11.9cm" svg:height="2.9cm" svg:x="2cm" svg:y="6.9cm">
          <draw:text-box>
            <text:p text:style-name="P1"><text:span text:style-name="T39"><text:s text:c="2"/></text:span><text:span text:style-name="T40">begin</text:span><text:span text:style-name="T39"> </text:span><text:span text:style-name="T40">integer</text:span><text:span text:style-name="T39"> </text:span><text:span text:style-name="T41">lim</text:span><text:span text:style-name="T39">=40;</text:span></text:p>
            <text:p text:style-name="P1"><text:span text:style-name="T39"><text:s text:c="7"/></text:span><text:span text:style-name="T40">text</text:span><text:span text:style-name="T39"> a</text:span><text:span text:style-name="T40">rray</text:span><text:span text:style-name="T39"> TA(1:</text:span><text:span text:style-name="T41">lim</text:span><text:span text:style-name="T39">);</text:span></text:p>
            <text:p text:style-name="P1"><text:span text:style-name="T39"><text:s text:c="7"/></text:span><text:span text:style-name="T40">integer</text:span><text:span text:style-name="T39"> i;</text:span></text:p>
            <text:p text:style-name="P1"><text:span text:style-name="T39"><text:s text:c="7"/></text:span><text:span text:style-name="T39">i:=6;</text:span></text:p>
            <text:p><text:span text:style-name="T27"><text:s text:c="2"/></text:span><text:span text:style-name="T42">end</text:span><text:span text:style-name="T27">;</text:span><text:span text:style-name="T39"> <text:s text:c="2"/></text:span></text:p>
          </draw:text-box>
        </draw:frame>
        <draw:frame draw:style-name="gr23" draw:text-style-name="P10" draw:layer="layout" svg:width="16.9cm" svg:height="10.7cm" svg:x="2.1cm" svg:y="10cm">
          <draw:text-box>
            <text:p><text:span text:style-name="T37">It is compiled to a Java class like:</text:span></text:p>
            <text:p><text:span text:style-name="T37"/></text:p>
            <text:p text:style-name="P1"><text:span text:style-name="T43">public</text:span><text:span text:style-name="T44"> </text:span><text:span text:style-name="T43">final</text:span><text:span text:style-name="T44"> </text:span><text:span text:style-name="T43">class</text:span><text:span text:style-name="T44"> SubBlock </text:span><text:span text:style-name="T43">extends</text:span><text:span text:style-name="T44"> BASICIO$ {</text:span></text:p>
            <text:p text:style-name="P1"><text:span text:style-name="T44"><text:s text:c="4"/></text:span><text:span text:style-name="T45">// Declare locals as attributes</text:span></text:p>
            <text:p text:style-name="P1"><text:span text:style-name="T44"><text:s text:c="4"/></text:span><text:span text:style-name="T43">final</text:span><text:span text:style-name="T44"> </text:span><text:span text:style-name="T43">int</text:span><text:span text:style-name="T44"> </text:span><text:span text:style-name="T46">lim</text:span><text:span text:style-name="T44">=40;</text:span></text:p>
            <text:p text:style-name="P1"><text:span text:style-name="T44"><text:s text:c="4"/></text:span><text:span text:style-name="T43">public</text:span><text:span text:style-name="T44"> ARRAY$&lt;TXT$[]&gt;</text:span><text:span text:style-name="T46">TA</text:span><text:span text:style-name="T44">;</text:span></text:p>
            <text:p text:style-name="P1"><text:span text:style-name="T44"><text:s text:c="4"/></text:span><text:span text:style-name="T43">int</text:span><text:span text:style-name="T44"> </text:span><text:span text:style-name="T46">i</text:span><text:span text:style-name="T44">;</text:span></text:p>
            <text:p text:style-name="P1"><text:span text:style-name="T44"><text:s text:c="4"/></text:span><text:span text:style-name="T45">// Normal Constructor</text:span></text:p>
            <text:p text:style-name="P1"><text:span text:style-name="T44"><text:s text:c="4"/></text:span><text:span text:style-name="T43">public</text:span><text:span text:style-name="T44"> SubBlock(RTObject$ </text:span><text:span text:style-name="T47">staticLink</text:span><text:span text:style-name="T44">) {</text:span></text:p>
            <text:p text:style-name="P1"><text:span text:style-name="T44"><text:s text:c="8"/></text:span><text:span text:style-name="T43">super</text:span><text:span text:style-name="T44">(</text:span><text:span text:style-name="T47">staticLink</text:span><text:span text:style-name="T44">);</text:span></text:p>
            <text:p text:style-name="P1"><text:span text:style-name="T48"><text:s text:c="7"/></text:span><text:span text:style-name="T48">BBLK();</text:span></text:p>
            <text:p text:style-name="P1"><text:span text:style-name="T44"><text:s text:c="8"/></text:span><text:span text:style-name="T45">// Declaration Code</text:span></text:p>
            <text:p text:style-name="P1"><text:span text:style-name="T44"><text:s text:c="8"/></text:span><text:span text:style-name="T43">int</text:span><text:span text:style-name="T44">[] </text:span><text:span text:style-name="T47">TA$LB</text:span><text:span text:style-name="T44">=</text:span><text:span text:style-name="T43">new</text:span><text:span text:style-name="T44"> </text:span><text:span text:style-name="T43">int</text:span><text:span text:style-name="T44">[1]; </text:span><text:span text:style-name="T43">int</text:span><text:span text:style-name="T44">[] </text:span><text:span text:style-name="T47">TA$UB</text:span><text:span text:style-name="T44">=</text:span><text:span text:style-name="T43">new</text:span><text:span text:style-name="T44"> </text:span><text:span text:style-name="T43">int</text:span><text:span text:style-name="T44">[1];</text:span></text:p>
            <text:p text:style-name="P1"><text:span text:style-name="T44"><text:s text:c="8"/></text:span><text:span text:style-name="T47">TA$LB</text:span><text:span text:style-name="T44">[0]=1; </text:span><text:span text:style-name="T47">TA$UB</text:span><text:span text:style-name="T44">[0]=</text:span><text:span text:style-name="T46">lim</text:span><text:span text:style-name="T44">;</text:span></text:p>
            <text:p text:style-name="P1"><text:span text:style-name="T44"><text:s text:c="8"/></text:span><text:span text:style-name="T44">BOUND_CHECK$(</text:span><text:span text:style-name="T47">TA$LB</text:span><text:span text:style-name="T44">[0],</text:span><text:span text:style-name="T47">TA$UB</text:span><text:span text:style-name="T44">[0]);</text:span></text:p>
            <text:p text:style-name="P1"><text:span text:style-name="T44"><text:s text:c="8"/></text:span><text:span text:style-name="T46">TA</text:span><text:span text:style-name="T44">=</text:span><text:span text:style-name="T43">new</text:span><text:span text:style-name="T44"> ARRAY$&lt;TXT$[]&gt;(</text:span><text:span text:style-name="T43">new</text:span><text:span text:style-name="T44"> TXT$[</text:span><text:span text:style-name="T47">TA$UB</text:span><text:span text:style-name="T44">[0]-</text:span><text:span text:style-name="T47">TA$LB</text:span><text:span text:style-name="T44">[0]+1],</text:span><text:span text:style-name="T47">TA$LB</text:span><text:span text:style-name="T44">,</text:span><text:span text:style-name="T47">TA$UB</text:span><text:span text:style-name="T44">);</text:span></text:p>
            <text:p text:style-name="P1"><text:span text:style-name="T48"><text:s text:c="4"/></text:span><text:span text:style-name="T48">}</text:span></text:p>
            <text:p text:style-name="P1"><text:span text:style-name="T44"><text:s text:c="4"/></text:span><text:span text:style-name="T45">// SubBlock Statements</text:span></text:p>
            <text:p text:style-name="P1"><text:span text:style-name="T44"><text:s text:c="4"/></text:span><text:span text:style-name="T43">public</text:span><text:span text:style-name="T44"> RTObject$ STM$() {</text:span></text:p>
            <text:p text:style-name="P1"><text:span text:style-name="T44"><text:s text:c="8"/></text:span><text:span text:style-name="T46">i</text:span><text:span text:style-name="T44">=6;</text:span></text:p>
            <text:p text:style-name="P1"><text:span text:style-name="T48"><text:s text:c="7"/></text:span><text:span text:style-name="T48">EBLK();</text:span></text:p>
            <text:p text:style-name="P1"><text:span text:style-name="T44"><text:s text:c="8"/></text:span><text:span text:style-name="T43">return</text:span><text:span text:style-name="T44">(</text:span><text:span text:style-name="T43">this</text:span><text:span text:style-name="T44">);</text:span></text:p>
            <text:p text:style-name="P1"><text:span text:style-name="T48"><text:s text:c="4"/></text:span><text:span text:style-name="T48">}</text:span></text:p>
            <text:p text:style-name="P1"><text:span text:style-name="T48">}</text:span></text:p>
          </draw:text-box>
        </draw:frame>
        <draw:frame draw:style-name="gr24" draw:text-style-name="P10" draw:layer="layout" svg:width="17.4cm" svg:height="7.1cm" svg:x="2cm" svg:y="21cm">
          <draw:text-box>
            <text:p><text:span text:style-name="T37">The Java super class BASICIO$ is defined in the runtime system as a conveniate way to enable all environment methods to this block. It is itself a Java sub-class of RTObject$.</text:span></text:p>
            <text:p><text:span text:style-name="T37"/></text:p>
            <text:p><text:span text:style-name="T49">The constructor set up the static environment ( SL$ and CONT$) of this RTObject$.</text:span></text:p>
            <text:p><text:span text:style-name="T49"/></text:p>
            <text:p text:style-name="P1"><text:span text:style-name="T50">The BBLK method is used to initiate the block instance. It will attach the block to its dynamic <text:s/>environment (DL$ and CONT$) and update the current block pointer(CUR$).</text:span></text:p>
            <text:p text:style-name="P1"><text:span text:style-name="T50">The </text:span><text:span text:style-name="T51">OperationalState become </text:span><text:span text:style-name="T52">attached</text:span><text:span text:style-name="T23">;</text:span></text:p>
            <text:p text:style-name="P1"><text:span text:style-name="T23"/></text:p>
            <text:p text:style-name="P1"><text:span text:style-name="T23">The EBLK method is used to terminate the block <text:s/>instance when control passes through the final end (of the outermost prefix for class and prefixed block). This is a complex method dependent on the different kind and states of block instances.</text:span></text:p>
            <text:p text:style-name="P1"><text:span text:style-name="T23">The OperationalState become </text:span><text:span text:style-name="T52">terminated</text:span><text:span text:style-name="T23">;</text:span></text:p>
          </draw:text-box>
        </draw:frame>
      </draw:page>
      <draw:page draw:name="page6" draw:style-name="dp1" draw:master-page-name="Standard">
        <draw:frame draw:style-name="gr25" draw:layer="layout" svg:width="17.2cm" svg:height="2.94cm" svg:x="2.1cm" svg:y="1.2cm">
          <draw:text-box>
            <text:p><text:span text:style-name="T38">2.2 <text:s/>Simula Classes</text:span></text:p>
            <text:p><text:span text:style-name="T37"/></text:p>
            <text:p><text:span text:style-name="T37"><text:s/></text:span><text:span text:style-name="T37">Consider the following Simula Class:</text:span></text:p>
            <text:p/>
          </draw:text-box>
        </draw:frame>
        <draw:frame draw:style-name="gr26" draw:text-style-name="P11" draw:layer="layout" svg:width="17.1cm" svg:height="14.5cm" svg:x="2.1cm" svg:y="9.1cm">
          <draw:text-box>
            <text:p text:style-name="P1"><text:span text:style-name="T44"><text:s text:c="2"/></text:span><text:span text:style-name="T53">public</text:span><text:span text:style-name="T54"> </text:span><text:span text:style-name="T53">class</text:span><text:span text:style-name="T54"> A </text:span><text:span text:style-name="T53">extends</text:span><text:span text:style-name="T55"> CLASS$ {</text:span></text:p>
            <text:p text:style-name="P1"><text:span text:style-name="T44"><text:s text:c="4"/></text:span><text:span text:style-name="T45">// Declare parameters as attributes</text:span></text:p>
            <text:p text:style-name="P1"><text:span text:style-name="T44"><text:s text:c="4"/></text:span><text:span text:style-name="T43">public</text:span><text:span text:style-name="T44"> </text:span><text:span text:style-name="T43">int</text:span><text:span text:style-name="T44"> </text:span><text:span text:style-name="T46">p$p1</text:span><text:span text:style-name="T44">;</text:span></text:p>
            <text:p text:style-name="P1"><text:span text:style-name="T44"><text:s text:c="4"/></text:span><text:span text:style-name="T43">public</text:span><text:span text:style-name="T44"> </text:span><text:span text:style-name="T43">float</text:span><text:span text:style-name="T44"> </text:span><text:span text:style-name="T46">p$p2</text:span><text:span text:style-name="T44">;</text:span></text:p>
            <text:p text:style-name="P1"><text:span text:style-name="T44"><text:s text:c="4"/></text:span><text:span text:style-name="T45">// Declare locals as attributes</text:span></text:p>
            <text:p text:style-name="P1"><text:span text:style-name="T44"><text:s text:c="4"/></text:span><text:span text:style-name="T43">public</text:span><text:span text:style-name="T44"> </text:span><text:span text:style-name="T43">final</text:span><text:span text:style-name="T44"> </text:span><text:span text:style-name="T43">int</text:span><text:span text:style-name="T44"> </text:span><text:span text:style-name="T46">lim</text:span><text:span text:style-name="T44">=40;</text:span></text:p>
            <text:p text:style-name="P1"><text:span text:style-name="T44"><text:s text:c="4"/></text:span><text:span text:style-name="T43">public</text:span><text:span text:style-name="T44"> ARRAY$&lt;TXT$[]&gt;</text:span><text:span text:style-name="T46">TA</text:span><text:span text:style-name="T44">=</text:span><text:span text:style-name="T43">null</text:span><text:span text:style-name="T44">;</text:span></text:p>
            <text:p text:style-name="P1"><text:span text:style-name="T44"><text:s text:c="4"/></text:span><text:span text:style-name="T43">public</text:span><text:span text:style-name="T44"> </text:span><text:span text:style-name="T43">int</text:span><text:span text:style-name="T44"> </text:span><text:span text:style-name="T46">i</text:span><text:span text:style-name="T44">;</text:span></text:p>
            <text:p text:style-name="P1"><text:span text:style-name="T44"><text:s text:c="4"/></text:span><text:span text:style-name="T43">public</text:span><text:span text:style-name="T44"> </text:span><text:span text:style-name="T43">float</text:span><text:span text:style-name="T44"> </text:span><text:span text:style-name="T46">r</text:span><text:span text:style-name="T44">;</text:span></text:p>
            <text:p text:style-name="P1"><text:span text:style-name="T44"><text:s text:c="4"/></text:span><text:span text:style-name="T45">// Normal Constructor</text:span></text:p>
            <text:p text:style-name="P1"><text:span text:style-name="T44"><text:s text:c="4"/></text:span><text:span text:style-name="T43">public</text:span><text:span text:style-name="T44"> A(RTObject$ </text:span><text:span text:style-name="T47">staticLink</text:span><text:span text:style-name="T44">,</text:span><text:span text:style-name="T43">int</text:span><text:span text:style-name="T44"> </text:span><text:span text:style-name="T47">sp$p1</text:span><text:span text:style-name="T44">,</text:span><text:span text:style-name="T43">float</text:span><text:span text:style-name="T44"> </text:span><text:span text:style-name="T47">sp$p2</text:span><text:span text:style-name="T44">) {</text:span></text:p>
            <text:p text:style-name="P1"><text:span text:style-name="T44"><text:s text:c="8"/></text:span><text:span text:style-name="T43">super</text:span><text:span text:style-name="T44">(</text:span><text:span text:style-name="T47">staticLink</text:span><text:span text:style-name="T44">);</text:span></text:p>
            <text:p text:style-name="P1"><text:span text:style-name="T44"><text:s text:c="8"/></text:span><text:span text:style-name="T45">// Parameter assignment to locals</text:span></text:p>
            <text:p text:style-name="P1"><text:span text:style-name="T44"><text:s text:c="8"/></text:span><text:span text:style-name="T43">this</text:span><text:span text:style-name="T44">.</text:span><text:span text:style-name="T46">p$p1</text:span><text:span text:style-name="T44"> = </text:span><text:span text:style-name="T47">sp$p1</text:span><text:span text:style-name="T44">;</text:span></text:p>
            <text:p text:style-name="P1"><text:span text:style-name="T44"><text:s text:c="8"/></text:span><text:span text:style-name="T43">this</text:span><text:span text:style-name="T44">.</text:span><text:span text:style-name="T46">p$p2</text:span><text:span text:style-name="T44"> = </text:span><text:span text:style-name="T47">sp$p2</text:span><text:span text:style-name="T44">;</text:span></text:p>
            <text:p text:style-name="P1"><text:span text:style-name="T44"><text:s text:c="8"/></text:span><text:span text:style-name="T44">BBLK(); </text:span><text:span text:style-name="T45">// Iff no prefix</text:span></text:p>
            <text:p text:style-name="P1"><text:span text:style-name="T44"><text:s text:c="8"/></text:span><text:span text:style-name="T45">// Declaration Code</text:span></text:p>
            <text:p text:style-name="P1"><text:span text:style-name="T44"><text:s text:c="8"/></text:span><text:span text:style-name="T43">int</text:span><text:span text:style-name="T44">[] </text:span><text:span text:style-name="T47">TA$LB</text:span><text:span text:style-name="T44">=</text:span><text:span text:style-name="T43">new</text:span><text:span text:style-name="T44"> </text:span><text:span text:style-name="T43">int</text:span><text:span text:style-name="T44">[1]; </text:span><text:span text:style-name="T43">int</text:span><text:span text:style-name="T44">[] </text:span><text:span text:style-name="T47">TA$UB</text:span><text:span text:style-name="T44">=</text:span><text:span text:style-name="T43">new</text:span><text:span text:style-name="T44"> </text:span><text:span text:style-name="T43">int</text:span><text:span text:style-name="T44">[1];</text:span></text:p>
            <text:p text:style-name="P1"><text:span text:style-name="T44"><text:s text:c="8"/></text:span><text:span text:style-name="T47">TA$LB</text:span><text:span text:style-name="T44">[0]=1; </text:span><text:span text:style-name="T47">TA$UB</text:span><text:span text:style-name="T44">[0]=</text:span><text:span text:style-name="T46">lim</text:span><text:span text:style-name="T44">;</text:span></text:p>
            <text:p text:style-name="P1"><text:span text:style-name="T44"><text:s text:c="8"/></text:span><text:span text:style-name="T44">BOUND_CHECK$(</text:span><text:span text:style-name="T47">TA$LB</text:span><text:span text:style-name="T44">[0],</text:span><text:span text:style-name="T47">TA$UB</text:span><text:span text:style-name="T44">[0]);</text:span></text:p>
            <text:p text:style-name="P1"><text:span text:style-name="T44"><text:s text:c="8"/></text:span><text:span text:style-name="T46">TA</text:span><text:span text:style-name="T44">=</text:span><text:span text:style-name="T43">new</text:span><text:span text:style-name="T44"> ARRAY$&lt;TXT$[]&gt;(</text:span><text:span text:style-name="T43">new</text:span><text:span text:style-name="T44"> TXT$[</text:span><text:span text:style-name="T47">TA$UB</text:span><text:span text:style-name="T44">[0]-</text:span><text:span text:style-name="T47">TA$LB</text:span><text:span text:style-name="T44">[0]+1],</text:span><text:span text:style-name="T47">TA$LB</text:span><text:span text:style-name="T44">,</text:span><text:span text:style-name="T47">TA$UB</text:span><text:span text:style-name="T44">);</text:span></text:p>
            <text:p text:style-name="P1"><text:span text:style-name="T44"><text:s text:c="4"/></text:span><text:span text:style-name="T44">}</text:span></text:p>
            <text:p text:style-name="P1"><text:span text:style-name="T44"><text:s text:c="4"/></text:span><text:span text:style-name="T45">// Class Statements</text:span></text:p>
            <text:p text:style-name="P1"><text:span text:style-name="T44"><text:s text:c="4"/></text:span><text:span text:style-name="T43">public</text:span><text:span text:style-name="T44"> A STM$() {</text:span></text:p>
            <text:p text:style-name="P1"><text:span text:style-name="T44"><text:s text:c="8"/></text:span><text:span text:style-name="T45">// Class A: Code before inner</text:span></text:p>
            <text:p text:style-name="P1"><text:span text:style-name="T44"><text:s text:c="8"/></text:span><text:span text:style-name="T46">i</text:span><text:span text:style-name="T44">=</text:span><text:span text:style-name="T46">p$p1</text:span><text:span text:style-name="T44">;</text:span></text:p>
            <text:p text:style-name="P1"><text:span text:style-name="T44"><text:s text:c="8"/></text:span><text:span text:style-name="T45">// Class A: Code after inner</text:span></text:p>
            <text:p text:style-name="P1"><text:span text:style-name="T44"><text:s text:c="8"/></text:span><text:span text:style-name="T46">r</text:span><text:span text:style-name="T44">=</text:span><text:span text:style-name="T46">p$p2</text:span><text:span text:style-name="T44">;</text:span></text:p>
            <text:p text:style-name="P1"><text:span text:style-name="T44"><text:s text:c="8"/></text:span><text:span text:style-name="T44">EBLK();</text:span></text:p>
            <text:p text:style-name="P1"><text:span text:style-name="T44"><text:s text:c="8"/></text:span><text:span text:style-name="T43">return</text:span><text:span text:style-name="T44">(</text:span><text:span text:style-name="T43">this</text:span><text:span text:style-name="T44">);</text:span></text:p>
            <text:p text:style-name="P1"><text:span text:style-name="T44"><text:s text:c="4"/></text:span><text:span text:style-name="T44">}</text:span></text:p>
            <text:p text:style-name="P1"><text:span text:style-name="T44">}</text:span></text:p>
          </draw:text-box>
        </draw:frame>
        <draw:frame draw:style-name="gr27" draw:text-style-name="P9" draw:layer="layout" svg:width="11.9cm" svg:height="5.3cm" svg:x="2.1cm" svg:y="3.4cm">
          <draw:text-box>
            <text:p text:style-name="P1"><text:span text:style-name="T39"><text:s/></text:span><text:span text:style-name="T42">Class</text:span><text:span text:style-name="T27"> A(p1,p2); </text:span><text:span text:style-name="T42">integer</text:span><text:span text:style-name="T27"> p1; </text:span><text:span text:style-name="T42">real</text:span><text:span text:style-name="T27"> p2;</text:span></text:p>
            <text:p text:style-name="P1"><text:span text:style-name="T39"><text:s/></text:span><text:span text:style-name="T40">begin</text:span><text:span text:style-name="T39"> </text:span><text:span text:style-name="T40">integer</text:span><text:span text:style-name="T39"> </text:span><text:span text:style-name="T41">lim</text:span><text:span text:style-name="T39">=40;</text:span></text:p>
            <text:p text:style-name="P1"><text:span text:style-name="T39"><text:s text:c="7"/></text:span><text:span text:style-name="T40">text</text:span><text:span text:style-name="T39"> a</text:span><text:span text:style-name="T40">rray</text:span><text:span text:style-name="T39"> TA(1:</text:span><text:span text:style-name="T41">lim</text:span><text:span text:style-name="T39">);</text:span></text:p>
            <text:p text:style-name="P1"><text:span text:style-name="T39"><text:s text:c="7"/></text:span><text:span text:style-name="T40">integer</text:span><text:span text:style-name="T39"> i; </text:span><text:span text:style-name="T40">real</text:span><text:span text:style-name="T39"> r;</text:span></text:p>
            <text:p text:style-name="P1"><text:span text:style-name="T39"><text:s text:c="7"/></text:span><text:span text:style-name="T39">i:=p1;</text:span></text:p>
            <text:p text:style-name="P1"><text:span text:style-name="T39"><text:s text:c="7"/></text:span><text:span text:style-name="T40">inner</text:span><text:span text:style-name="T39">;</text:span></text:p>
            <text:p text:style-name="P1"><text:span text:style-name="T39"><text:s text:c="7"/></text:span><text:span text:style-name="T39">r:=p2;</text:span></text:p>
            <text:p><text:span text:style-name="T27"><text:s text:c="2"/></text:span><text:span text:style-name="T42">end</text:span><text:span text:style-name="T27">;</text:span><text:span text:style-name="T39"> <text:s text:c="2"/></text:span></text:p>
          </draw:text-box>
        </draw:frame>
        <draw:frame draw:style-name="gr28" draw:text-style-name="P10" draw:layer="layout" svg:width="14cm" svg:height="1.3cm" svg:x="2.3cm" svg:y="7.9cm">
          <draw:text-box>
            <text:p><text:span text:style-name="T37">It will be compiled to a Java Class like:</text:span></text:p>
          </draw:text-box>
        </draw:frame>
        <draw:frame draw:style-name="gr29" draw:text-style-name="P10" draw:layer="layout" svg:width="17.1cm" svg:height="4.043cm" svg:x="1.9cm" svg:y="23.1cm">
          <draw:text-box>
            <text:p><text:span text:style-name="T37">Here we see that both parameters and local variables are declared as local members.</text:span></text:p>
            <text:p><text:span text:style-name="T37">The constructor consists of parameter transmission and Array declaration code.</text:span></text:p>
            <text:p><text:span text:style-name="T37"/></text:p>
            <text:p><text:span text:style-name="T37">The member method STM$ contains the concatenated statement code belonging to this Simula Class. </text:span></text:p>
            <text:p><text:span text:style-name="T37"/></text:p>
            <text:p><text:span text:style-name="T37">CLASS$ is a subclass of RTObject$ which, among other things, define the Detach method.</text:span></text:p>
          </draw:text-box>
        </draw:frame>
      </draw:page>
      <draw:page draw:name="page7" draw:style-name="dp1" draw:master-page-name="Standard">
        <draw:frame draw:style-name="gr30" draw:text-style-name="P10" draw:layer="layout" svg:width="17cm" svg:height="1.931cm" svg:x="1.8cm" svg:y="1.2cm">
          <draw:text-box>
            <text:p><text:span text:style-name="T38">2.3 <text:s/>Sub-classes</text:span></text:p>
            <text:p><text:span text:style-name="T37"/></text:p>
            <text:p><text:span text:style-name="T37">Now let's look at a sub-class of Simula Class A:</text:span></text:p>
          </draw:text-box>
        </draw:frame>
        <draw:frame draw:style-name="gr31" draw:text-style-name="P12" draw:layer="layout" svg:width="17.1cm" svg:height="3.716cm" svg:x="2.4cm" svg:y="3.5cm">
          <draw:text-box>
            <text:p><text:span text:style-name="T56">A Class B(p3); long real p3;</text:span></text:p>
            <text:p text:style-name="P1"><text:span text:style-name="T57">begin</text:span></text:p>
            <text:p text:style-name="P1"><text:span text:style-name="T57"><text:s text:c="6"/></text:span><text:span text:style-name="T57">array RA(1:</text:span><text:span text:style-name="T58">lim</text:span><text:span text:style-name="T57">);</text:span></text:p>
            <text:p text:style-name="P1"><text:span text:style-name="T57"><text:s text:c="6"/></text:span><text:span text:style-name="T57">RA(14):=r;</text:span></text:p>
            <text:p text:style-name="P1"><text:span text:style-name="T57"><text:s text:c="6"/></text:span><text:span text:style-name="T57">inner;</text:span></text:p>
            <text:p text:style-name="P1"><text:span text:style-name="T57"><text:s text:c="6"/></text:span><text:span text:style-name="T57">r:=RA(14);</text:span></text:p>
            <text:p text:style-name="P1"><text:span text:style-name="T57">end;</text:span></text:p>
          </draw:text-box>
        </draw:frame>
        <draw:frame draw:style-name="gr32" draw:layer="layout" svg:width="17.1cm" svg:height="6.95cm" svg:x="1.9cm" svg:y="21.352cm">
          <draw:text-box>
            <text:p><text:span text:style-name="T37">Here we see that:</text:span></text:p>
            <text:p><text:span text:style-name="T37"/></text:p>
            <text:p><text:span text:style-name="T37"><text:s text:c="2"/></text:span><text:span text:style-name="T37">- Parameters are accumulated via the Constructors.</text:span></text:p>
            <text:p><text:span text:style-name="T37"/></text:p>
            <text:p><text:span text:style-name="T37"><text:s text:c="2"/></text:span><text:span text:style-name="T37">- Declaration code concatenation is done via the constructors.</text:span></text:p>
            <text:p><text:span text:style-name="T37"/></text:p>
            <text:p><text:span text:style-name="T37"><text:s text:c="2"/></text:span><text:span text:style-name="T37">- Concatenation of Statement code is done explicitly by copying the Java code.</text:span></text:p>
            <text:p><text:span text:style-name="T37"/></text:p>
            <text:p><text:span text:style-name="T37"/></text:p>
            <text:p><text:span text:style-name="T37">Object generation, i.e. new B(1,2,3) is compiled to:</text:span></text:p>
            <text:p><text:span text:style-name="T37"/></text:p>
            <text:p><text:span text:style-name="T37"><text:s text:c="2"/></text:span><text:span text:style-name="T59"><text:s text:c="8"/></text:span><text:span text:style-name="T60">x</text:span><text:span text:style-name="T59">=</text:span><text:span text:style-name="T61">new</text:span><text:span text:style-name="T62"> B(</text:span><text:span text:style-name="T63">CUR$</text:span><text:span text:style-name="T17">,1,2f,3d).STM$();</text:span></text:p>
            <text:p><text:span text:style-name="T17"/></text:p>
            <text:p><text:span text:style-name="T23">Where <text:s/></text:span><text:span text:style-name="T28">CUR$</text:span><text:span text:style-name="T29"> </text:span><text:span text:style-name="T23">is a global variable pointing at the 'Current Block'</text:span><text:span text:style-name="T17"> </text:span></text:p>
          </draw:text-box>
        </draw:frame>
        <draw:frame draw:style-name="gr33" draw:layer="layout" svg:width="17.2cm" svg:height="12.581cm" svg:x="2.4cm" svg:y="8.5cm">
          <draw:text-box>
            <text:p><text:span text:style-name="T53">public</text:span><text:span text:style-name="T54"> </text:span><text:span text:style-name="T53">class</text:span><text:span text:style-name="T54"> B </text:span><text:span text:style-name="T53">extends</text:span><text:span text:style-name="T55"> A {</text:span></text:p>
            <text:p text:style-name="P1"><text:span text:style-name="T44"><text:s text:c="4"/></text:span><text:span text:style-name="T45">// Declare parameters as attributes</text:span></text:p>
            <text:p text:style-name="P1"><text:span text:style-name="T44"><text:s text:c="4"/></text:span><text:span text:style-name="T43">public</text:span><text:span text:style-name="T44"> </text:span><text:span text:style-name="T43">double</text:span><text:span text:style-name="T44"> </text:span><text:span text:style-name="T46">p1$p3</text:span><text:span text:style-name="T44">;</text:span></text:p>
            <text:p text:style-name="P1"><text:span text:style-name="T44"><text:s text:c="4"/></text:span><text:span text:style-name="T45">// Declare locals as attributes</text:span></text:p>
            <text:p text:style-name="P1"><text:span text:style-name="T44"><text:s text:c="4"/></text:span><text:span text:style-name="T43">public</text:span><text:span text:style-name="T44"> ARRAY$&lt;</text:span><text:span text:style-name="T43">float</text:span><text:span text:style-name="T44">[]&gt;</text:span><text:span text:style-name="T46">RA</text:span><text:span text:style-name="T44">=</text:span><text:span text:style-name="T43">null</text:span><text:span text:style-name="T44">;</text:span></text:p>
            <text:p text:style-name="P1"><text:span text:style-name="T44"><text:s text:c="4"/></text:span><text:span text:style-name="T45">// Normal Constructor</text:span></text:p>
            <text:p text:style-name="P1"><text:span text:style-name="T44"><text:s text:c="4"/></text:span><text:span text:style-name="T43">public</text:span><text:span text:style-name="T44"> B(RTObject$ </text:span><text:span text:style-name="T47">staticLink</text:span><text:span text:style-name="T44">,</text:span><text:span text:style-name="T43">int</text:span><text:span text:style-name="T44"> </text:span><text:span text:style-name="T47">sp$p1</text:span><text:span text:style-name="T44">,</text:span><text:span text:style-name="T43">float</text:span><text:span text:style-name="T44"> </text:span><text:span text:style-name="T47">sp$p2</text:span><text:span text:style-name="T44">,</text:span><text:span text:style-name="T43">double</text:span><text:span text:style-name="T44"> </text:span><text:span text:style-name="T47">sp1$p3</text:span><text:span text:style-name="T44">) {</text:span></text:p>
            <text:p text:style-name="P1"><text:span text:style-name="T44"><text:s text:c="8"/></text:span><text:span text:style-name="T43">super</text:span><text:span text:style-name="T44">(</text:span><text:span text:style-name="T47">staticLink</text:span><text:span text:style-name="T44">,</text:span><text:span text:style-name="T47">sp$p1</text:span><text:span text:style-name="T44">,</text:span><text:span text:style-name="T47">sp$p2</text:span><text:span text:style-name="T44">);</text:span></text:p>
            <text:p text:style-name="P1"><text:span text:style-name="T44"><text:s text:c="8"/></text:span><text:span text:style-name="T45">// Parameter assignment to locals</text:span></text:p>
            <text:p text:style-name="P1"><text:span text:style-name="T44"><text:s text:c="8"/></text:span><text:span text:style-name="T43">this</text:span><text:span text:style-name="T44">.</text:span><text:span text:style-name="T46">p1$p3</text:span><text:span text:style-name="T44"> = </text:span><text:span text:style-name="T47">sp1$p3</text:span><text:span text:style-name="T44">;</text:span></text:p>
            <text:p text:style-name="P1"><text:span text:style-name="T44"><text:s text:c="8"/></text:span><text:span text:style-name="T45">// Declaration Code</text:span></text:p>
            <text:p text:style-name="P1"><text:span text:style-name="T44"><text:s text:c="8"/></text:span><text:span text:style-name="T43">int</text:span><text:span text:style-name="T44">[] </text:span><text:span text:style-name="T47">RA$LB</text:span><text:span text:style-name="T44">=</text:span><text:span text:style-name="T43">new</text:span><text:span text:style-name="T44"> </text:span><text:span text:style-name="T43">int</text:span><text:span text:style-name="T44">[1]; </text:span><text:span text:style-name="T43">int</text:span><text:span text:style-name="T44">[] </text:span><text:span text:style-name="T47">RA$UB</text:span><text:span text:style-name="T44">=</text:span><text:span text:style-name="T43">new</text:span><text:span text:style-name="T44"> </text:span><text:span text:style-name="T43">int</text:span><text:span text:style-name="T44">[1];</text:span></text:p>
            <text:p text:style-name="P1"><text:span text:style-name="T44"><text:s text:c="8"/></text:span><text:span text:style-name="T47">RA$LB</text:span><text:span text:style-name="T44">[0]=1; </text:span><text:span text:style-name="T47">RA$UB</text:span><text:span text:style-name="T44">[0]=</text:span><text:span text:style-name="T46">lim</text:span><text:span text:style-name="T44">;</text:span></text:p>
            <text:p text:style-name="P1"><text:span text:style-name="T44"><text:s text:c="8"/></text:span><text:span text:style-name="T44">BOUND_CHECK$(</text:span><text:span text:style-name="T47">RA$LB</text:span><text:span text:style-name="T44">[0],</text:span><text:span text:style-name="T47">RA$UB</text:span><text:span text:style-name="T44">[0]);</text:span></text:p>
            <text:p text:style-name="P1"><text:span text:style-name="T44"><text:s text:c="8"/></text:span><text:span text:style-name="T46">RA</text:span><text:span text:style-name="T44">=</text:span><text:span text:style-name="T43">new</text:span><text:span text:style-name="T44"> ARRAY$&lt;</text:span><text:span text:style-name="T43">float</text:span><text:span text:style-name="T44">[]&gt;(</text:span><text:span text:style-name="T43">new</text:span><text:span text:style-name="T44"> </text:span><text:span text:style-name="T43">float</text:span><text:span text:style-name="T44">[</text:span><text:span text:style-name="T47">RA$UB</text:span><text:span text:style-name="T44">[0]-</text:span><text:span text:style-name="T47">RA$LB</text:span><text:span text:style-name="T44">[0]+1],</text:span><text:span text:style-name="T47">RA$LB</text:span><text:span text:style-name="T44">,</text:span><text:span text:style-name="T47">RA$UB</text:span><text:span text:style-name="T44">);</text:span></text:p>
            <text:p text:style-name="P1"><text:span text:style-name="T44"><text:s text:c="4"/></text:span><text:span text:style-name="T44">}</text:span></text:p>
            <text:p text:style-name="P1"><text:span text:style-name="T44"><text:s text:c="4"/></text:span><text:span text:style-name="T45">// Class Statements</text:span></text:p>
            <text:p text:style-name="P1"><text:span text:style-name="T44"><text:s text:c="4"/></text:span><text:span text:style-name="T43">public</text:span><text:span text:style-name="T44"> B STM$() {</text:span></text:p>
            <text:p text:style-name="P1"><text:span text:style-name="T44"><text:s text:c="8"/></text:span><text:span text:style-name="T45">// Class A: Code before inner</text:span></text:p>
            <text:p text:style-name="P1"><text:span text:style-name="T44"><text:s text:c="8"/></text:span><text:span text:style-name="T46">i</text:span><text:span text:style-name="T44">=</text:span><text:span text:style-name="T46">p$p1</text:span><text:span text:style-name="T44">;</text:span></text:p>
            <text:p text:style-name="P1"><text:span text:style-name="T44"><text:s text:c="8"/></text:span><text:span text:style-name="T45">// Class B: Code before inner</text:span></text:p>
            <text:p text:style-name="P1"><text:span text:style-name="T44"><text:s text:c="8"/></text:span><text:span text:style-name="T46">RA</text:span><text:span text:style-name="T44">.</text:span><text:span text:style-name="T46">Elt</text:span><text:span text:style-name="T44">[14-</text:span><text:span text:style-name="T46">RA</text:span><text:span text:style-name="T44">.</text:span><text:span text:style-name="T46">LB</text:span><text:span text:style-name="T44">[0]]=</text:span><text:span text:style-name="T46">r</text:span><text:span text:style-name="T44">;</text:span></text:p>
            <text:p text:style-name="P1"><text:span text:style-name="T44"><text:s text:c="8"/></text:span><text:span text:style-name="T45">// Class B: Code after inner</text:span></text:p>
            <text:p text:style-name="P1"><text:span text:style-name="T44"><text:s text:c="8"/></text:span><text:span text:style-name="T46">r</text:span><text:span text:style-name="T44">=</text:span><text:span text:style-name="T46">RA</text:span><text:span text:style-name="T44">.</text:span><text:span text:style-name="T46">Elt</text:span><text:span text:style-name="T44">[14-</text:span><text:span text:style-name="T46">RA</text:span><text:span text:style-name="T44">.</text:span><text:span text:style-name="T46">LB</text:span><text:span text:style-name="T44">[0]];</text:span></text:p>
            <text:p text:style-name="P1"><text:span text:style-name="T44"><text:s text:c="8"/></text:span><text:span text:style-name="T45">// Class A: Code after inner</text:span></text:p>
            <text:p text:style-name="P1"><text:span text:style-name="T44"><text:s text:c="8"/></text:span><text:span text:style-name="T46">r</text:span><text:span text:style-name="T44">=</text:span><text:span text:style-name="T46">p$p2</text:span><text:span text:style-name="T44">;</text:span></text:p>
            <text:p text:style-name="P1"><text:span text:style-name="T44"><text:s text:c="8"/></text:span><text:span text:style-name="T44">EBLK();</text:span></text:p>
            <text:p text:style-name="P1"><text:span text:style-name="T44"><text:s text:c="8"/></text:span><text:span text:style-name="T43">return</text:span><text:span text:style-name="T44">(</text:span><text:span text:style-name="T43">this</text:span><text:span text:style-name="T44">);</text:span></text:p>
            <text:p text:style-name="P1"><text:span text:style-name="T44"><text:s text:c="4"/></text:span><text:span text:style-name="T44">} </text:span></text:p>
            <text:p text:style-name="P1"><text:span text:style-name="T44">}</text:span></text:p>
          </draw:text-box>
        </draw:frame>
        <draw:frame draw:style-name="gr28" draw:text-style-name="P10" draw:layer="layout" svg:width="14cm" svg:height="1.3cm" svg:x="1.8cm" svg:y="7.5cm">
          <draw:text-box>
            <text:p><text:span text:style-name="T37">Which will be compiled to a Java Class like:</text:span></text:p>
          </draw:text-box>
        </draw:frame>
      </draw:page>
      <draw:page draw:name="page8" draw:style-name="dp1" draw:master-page-name="Standard">
        <draw:frame draw:style-name="gr34" draw:layer="layout" svg:width="17cm" svg:height="2.241cm" svg:x="2.1cm" svg:y="2cm">
          <draw:text-box>
            <text:p><text:span text:style-name="T38">2.4 <text:s/>Prefixed Block.</text:span></text:p>
            <text:p/>
            <text:p><text:span text:style-name="T37">A prefixed block is very much like a sub-class:</text:span></text:p>
          </draw:text-box>
        </draw:frame>
        <draw:frame draw:style-name="gr31" draw:text-style-name="P12" draw:layer="layout" svg:width="17.1cm" svg:height="3.716cm" svg:x="2cm" svg:y="4.5cm">
          <draw:text-box>
            <text:p><text:span text:style-name="T56">B(1,2,3) begin</text:span></text:p>
            <text:p text:style-name="P1"><text:span text:style-name="T57">begin</text:span></text:p>
            <text:p text:style-name="P1"><text:span text:style-name="T57"><text:s text:c="6"/></text:span><text:span text:style-name="T57">Text array TA(1:</text:span><text:span text:style-name="T58">lim</text:span><text:span text:style-name="T57">);</text:span></text:p>
            <text:p text:style-name="P1"><text:span text:style-name="T57"><text:s text:c="6"/></text:span><text:span text:style-name="T57">Integer i;</text:span></text:p>
            <text:p text:style-name="P1"><text:span text:style-name="T57"><text:s text:c="6"/></text:span><text:span text:style-name="T57">i:=6;</text:span></text:p>
            <text:p text:style-name="P1"><text:span text:style-name="T57">end;</text:span></text:p>
          </draw:text-box>
        </draw:frame>
        <draw:frame draw:style-name="gr35" draw:text-style-name="P10" draw:layer="layout" svg:width="14cm" svg:height="1.61cm" svg:x="2cm" svg:y="8.1cm">
          <draw:text-box>
            <text:p><text:span text:style-name="T37">Will be compiled to:</text:span></text:p>
            <text:p><text:span text:style-name="T37"/></text:p>
            <text:p text:style-name="P1"><text:span text:style-name="T64">new</text:span><text:span text:style-name="T65"> PBLK(</text:span><text:span text:style-name="T66">CUR$</text:span><text:span text:style-name="T55">,1,2f,3d).STM$();</text:span></text:p>
          </draw:text-box>
        </draw:frame>
        <draw:frame draw:style-name="gr36" draw:text-style-name="P11" draw:layer="layout" svg:width="17cm" svg:height="12.17cm" svg:x="2cm" svg:y="11.1cm">
          <draw:text-box>
            <text:p text:style-name="P1"><text:span text:style-name="T43">public</text:span><text:span text:style-name="T44"> </text:span><text:span text:style-name="T43">final</text:span><text:span text:style-name="T44"> </text:span><text:span text:style-name="T43">class</text:span><text:span text:style-name="T44"> PBLK </text:span><text:span text:style-name="T43">extends</text:span><text:span text:style-name="T44"> B {</text:span></text:p>
            <text:p text:style-name="P1"><text:span text:style-name="T44"><text:s text:c="4"/></text:span><text:span text:style-name="T45">// Declare locals as attributes</text:span></text:p>
            <text:p text:style-name="P1"><text:span text:style-name="T44"><text:s text:c="4"/></text:span><text:span text:style-name="T43">public</text:span><text:span text:style-name="T44"> ARRAY$&lt;TXT$[]&gt;</text:span><text:span text:style-name="T46">TA</text:span><text:span text:style-name="T44">=</text:span><text:span text:style-name="T43">null</text:span><text:span text:style-name="T44">;</text:span></text:p>
            <text:p text:style-name="P1"><text:span text:style-name="T44"><text:s text:c="4"/></text:span><text:span text:style-name="T43">int</text:span><text:span text:style-name="T44"> </text:span><text:span text:style-name="T46">i$2</text:span><text:span text:style-name="T44">=0;</text:span></text:p>
            <text:p text:style-name="P1"><text:span text:style-name="T44"><text:s text:c="4"/></text:span><text:span text:style-name="T45">// Normal Constructor</text:span></text:p>
            <text:p text:style-name="P1"><text:span text:style-name="T44"><text:s text:c="4"/></text:span><text:span text:style-name="T43">public</text:span><text:span text:style-name="T44"> PBLK(RTObject$ </text:span><text:span text:style-name="T47">staticLink</text:span><text:span text:style-name="T44">,</text:span><text:span text:style-name="T43">int</text:span><text:span text:style-name="T44"> </text:span><text:span text:style-name="T47">sp$p1</text:span><text:span text:style-name="T44">,</text:span><text:span text:style-name="T43">float</text:span><text:span text:style-name="T44"> </text:span><text:span text:style-name="T47">sp$p2</text:span><text:span text:style-name="T44">,</text:span><text:span text:style-name="T43">double</text:span><text:span text:style-name="T44"> </text:span><text:span text:style-name="T47">sp1$p3</text:span><text:span text:style-name="T44">) {</text:span></text:p>
            <text:p text:style-name="P1"><text:span text:style-name="T44"><text:s text:c="8"/></text:span><text:span text:style-name="T43">super</text:span><text:span text:style-name="T44">(</text:span><text:span text:style-name="T47">staticLink</text:span><text:span text:style-name="T44">,</text:span><text:span text:style-name="T47">sp$p1</text:span><text:span text:style-name="T44">,</text:span><text:span text:style-name="T47">sp$p2</text:span><text:span text:style-name="T44">,</text:span><text:span text:style-name="T47">sp1$p3</text:span><text:span text:style-name="T44">);</text:span></text:p>
            <text:p text:style-name="P1"><text:span text:style-name="T44"><text:s text:c="8"/></text:span><text:span text:style-name="T45">// Declaration Code</text:span></text:p>
            <text:p text:style-name="P1"><text:span text:style-name="T44"><text:s text:c="8"/></text:span><text:span text:style-name="T43">int</text:span><text:span text:style-name="T44">[] </text:span><text:span text:style-name="T47">TA$LB</text:span><text:span text:style-name="T44">=</text:span><text:span text:style-name="T43">new</text:span><text:span text:style-name="T44"> </text:span><text:span text:style-name="T43">int</text:span><text:span text:style-name="T44">[1]; </text:span><text:span text:style-name="T43">int</text:span><text:span text:style-name="T44">[] </text:span><text:span text:style-name="T47">TA$UB</text:span><text:span text:style-name="T44">=</text:span><text:span text:style-name="T43">new</text:span><text:span text:style-name="T44"> </text:span><text:span text:style-name="T43">int</text:span><text:span text:style-name="T44">[1];</text:span></text:p>
            <text:p text:style-name="P1"><text:span text:style-name="T44"><text:s text:c="8"/></text:span><text:span text:style-name="T47">TA$LB</text:span><text:span text:style-name="T44">[0]=1; </text:span><text:span text:style-name="T47">TA$UB</text:span><text:span text:style-name="T44">[0]=40;</text:span></text:p>
            <text:p text:style-name="P1"><text:span text:style-name="T44"><text:s text:c="8"/></text:span><text:span text:style-name="T44">BOUND_CHECK$(</text:span><text:span text:style-name="T47">TA$LB</text:span><text:span text:style-name="T44">[0],</text:span><text:span text:style-name="T47">TA$UB</text:span><text:span text:style-name="T44">[0]);</text:span></text:p>
            <text:p text:style-name="P1"><text:span text:style-name="T44"><text:s text:c="8"/></text:span><text:span text:style-name="T46">TA</text:span><text:span text:style-name="T44">=</text:span><text:span text:style-name="T43">new</text:span><text:span text:style-name="T44"> ARRAY$&lt;TXT$[]&gt;(</text:span><text:span text:style-name="T43">new</text:span><text:span text:style-name="T44"> TXT$[</text:span><text:span text:style-name="T47">TA$UB</text:span><text:span text:style-name="T44">[0]-</text:span><text:span text:style-name="T47">TA$LB</text:span><text:span text:style-name="T44">[0]+1],</text:span><text:span text:style-name="T47">TA$LB</text:span><text:span text:style-name="T44">,</text:span><text:span text:style-name="T47">TA$UB</text:span><text:span text:style-name="T44">);</text:span></text:p>
            <text:p text:style-name="P1"><text:span text:style-name="T44"><text:s text:c="4"/></text:span><text:span text:style-name="T44">}</text:span></text:p>
            <text:p text:style-name="P1"><text:span text:style-name="T44"><text:s text:c="4"/></text:span><text:span text:style-name="T45">// Class Statements</text:span></text:p>
            <text:p text:style-name="P1"><text:span text:style-name="T44"><text:s text:c="4"/></text:span><text:span text:style-name="T43">public</text:span><text:span text:style-name="T44"> PBLK STM$() {</text:span></text:p>
            <text:p text:style-name="P1"><text:span text:style-name="T44"><text:s text:c="8"/></text:span><text:span text:style-name="T45">// Class A: Code before inner</text:span></text:p>
            <text:p text:style-name="P1"><text:span text:style-name="T44"><text:s text:c="8"/></text:span><text:span text:style-name="T46">i</text:span><text:span text:style-name="T44">=</text:span><text:span text:style-name="T46">p$p1</text:span><text:span text:style-name="T44">;</text:span></text:p>
            <text:p text:style-name="P1"><text:span text:style-name="T44"><text:s text:c="8"/></text:span><text:span text:style-name="T45">// Class B: Code before inner</text:span></text:p>
            <text:p text:style-name="P1"><text:span text:style-name="T44"><text:s text:c="8"/></text:span><text:span text:style-name="T46">RA</text:span><text:span text:style-name="T44">.</text:span><text:span text:style-name="T46">Elt</text:span><text:span text:style-name="T44">[14-</text:span><text:span text:style-name="T46">RA</text:span><text:span text:style-name="T44">.</text:span><text:span text:style-name="T46">LB</text:span><text:span text:style-name="T44">[0]]=</text:span><text:span text:style-name="T46">r</text:span><text:span text:style-name="T44">;</text:span></text:p>
            <text:p text:style-name="P1"><text:span text:style-name="T44"><text:s text:c="8"/></text:span><text:span text:style-name="T45">// Class PBLK: Code</text:span></text:p>
            <text:p text:style-name="P1"><text:span text:style-name="T44"><text:s text:c="8"/></text:span><text:span text:style-name="T46">i$2</text:span><text:span text:style-name="T44">=6;</text:span></text:p>
            <text:p text:style-name="P1"><text:span text:style-name="T44"><text:s text:c="8"/></text:span><text:span text:style-name="T45">// Class B: Code after inner</text:span></text:p>
            <text:p text:style-name="P1"><text:span text:style-name="T44"><text:s text:c="8"/></text:span><text:span text:style-name="T46">r</text:span><text:span text:style-name="T44">=</text:span><text:span text:style-name="T46">RA</text:span><text:span text:style-name="T44">.</text:span><text:span text:style-name="T46">Elt</text:span><text:span text:style-name="T44">[14-</text:span><text:span text:style-name="T46">RA</text:span><text:span text:style-name="T44">.</text:span><text:span text:style-name="T46">LB</text:span><text:span text:style-name="T44">[0]];</text:span></text:p>
            <text:p text:style-name="P1"><text:span text:style-name="T44"><text:s text:c="8"/></text:span><text:span text:style-name="T45">// Class A: Code after inner</text:span></text:p>
            <text:p text:style-name="P1"><text:span text:style-name="T44"><text:s text:c="8"/></text:span><text:span text:style-name="T46">r</text:span><text:span text:style-name="T44">=</text:span><text:span text:style-name="T46">p$p2</text:span><text:span text:style-name="T44">;</text:span></text:p>
            <text:p text:style-name="P1"><text:span text:style-name="T44"><text:s text:c="8"/></text:span><text:span text:style-name="T44">EBLK();</text:span></text:p>
            <text:p text:style-name="P1"><text:span text:style-name="T44"><text:s text:c="8"/></text:span><text:span text:style-name="T43">return</text:span><text:span text:style-name="T44">(</text:span><text:span text:style-name="T43">this</text:span><text:span text:style-name="T44">);</text:span></text:p>
            <text:p text:style-name="P1"><text:span text:style-name="T44"><text:s text:c="4"/></text:span><text:span text:style-name="T44">}</text:span></text:p>
            <text:p text:style-name="P1"><text:span text:style-name="T44">}</text:span></text:p>
          </draw:text-box>
        </draw:frame>
        <draw:frame draw:style-name="gr37" draw:layer="layout" svg:width="17.1cm" svg:height="4.991cm" svg:x="1.9cm" svg:y="23.909cm">
          <draw:text-box>
            <text:p><text:span text:style-name="T37">Again we see that:</text:span></text:p>
            <text:p><text:span text:style-name="T37"/></text:p>
            <text:p><text:span text:style-name="T37"><text:s text:c="2"/></text:span><text:span text:style-name="T37">- Parameters are accumulated via the Constructors.</text:span></text:p>
            <text:p><text:span text:style-name="T37"/></text:p>
            <text:p><text:span text:style-name="T37"><text:s text:c="2"/></text:span><text:span text:style-name="T37">- Declaration code concatenation is done via the constructors.</text:span></text:p>
            <text:p><text:span text:style-name="T37"/></text:p>
            <text:p><text:span text:style-name="T37"><text:s text:c="2"/></text:span><text:span text:style-name="T37">- Concatenation of Statement code is done explicitly by copying the Java code.</text:span></text:p>
            <text:p><text:span text:style-name="T37"/></text:p>
            <text:p><text:span text:style-name="T37"/></text:p>
            <text:p><text:span text:style-name="T67"/></text:p>
          </draw:text-box>
        </draw:frame>
        <draw:frame draw:style-name="gr28" draw:text-style-name="P10" draw:layer="layout" svg:width="14cm" svg:height="1.3cm" svg:x="1.884cm" svg:y="9.956cm">
          <draw:text-box>
            <text:p><text:span text:style-name="T37">Where PBLK is a Java Class like:</text:span></text:p>
          </draw:text-box>
        </draw:frame>
      </draw:page>
      <draw:page draw:name="page9" draw:style-name="dp1" draw:master-page-name="Standard">
        <draw:frame draw:style-name="gr38" draw:text-style-name="P11" draw:layer="layout" svg:width="17.2cm" svg:height="21.212cm" svg:x="1.9cm" svg:y="7.1cm">
          <draw:text-box>
            <text:p text:style-name="P1"><text:span text:style-name="T44"><text:s text:c="3"/></text:span><text:span text:style-name="T53">public</text:span><text:span text:style-name="T54"> </text:span><text:span text:style-name="T53">final</text:span><text:span text:style-name="T54"> </text:span><text:span text:style-name="T53">class</text:span><text:span text:style-name="T54"> P </text:span><text:span text:style-name="T53">extends</text:span><text:span text:style-name="T55"> PROC$ {</text:span></text:p>
            <text:p text:style-name="P1"><text:span text:style-name="T44"><text:s text:c="4"/></text:span><text:span text:style-name="T45">// Declare return value as attribute</text:span></text:p>
            <text:p text:style-name="P1"><text:span text:style-name="T44"><text:s text:c="4"/></text:span><text:span text:style-name="T43">public</text:span><text:span text:style-name="T44"> </text:span><text:span text:style-name="T43">int</text:span><text:span text:style-name="T44"> </text:span><text:span text:style-name="T46">RESULT$</text:span><text:span text:style-name="T44">;</text:span></text:p>
            <text:p text:style-name="P1"><text:span text:style-name="T44"><text:s text:c="4"/></text:span><text:span text:style-name="T43">public</text:span><text:span text:style-name="T44"> Object RESULT$() { </text:span><text:span text:style-name="T43">return</text:span><text:span text:style-name="T44">(</text:span><text:span text:style-name="T46">RESULT$</text:span><text:span text:style-name="T44">); }</text:span></text:p>
            <text:p text:style-name="P1"><text:span text:style-name="T44"><text:s text:c="4"/></text:span><text:span text:style-name="T45">// Declare parameters as attributes</text:span></text:p>
            <text:p text:style-name="P1"><text:span text:style-name="T44"><text:s text:c="4"/></text:span><text:span text:style-name="T43">public</text:span><text:span text:style-name="T44"> </text:span><text:span text:style-name="T43">int</text:span><text:span text:style-name="T44"> </text:span><text:span text:style-name="T46">p$p1</text:span><text:span text:style-name="T44">;</text:span></text:p>
            <text:p text:style-name="P1"><text:span text:style-name="T44"><text:s text:c="4"/></text:span><text:span text:style-name="T43">public</text:span><text:span text:style-name="T44"> </text:span><text:span text:style-name="T43">float</text:span><text:span text:style-name="T44"> </text:span><text:span text:style-name="T46">p$p2</text:span><text:span text:style-name="T44">;</text:span></text:p>
            <text:p text:style-name="P1"><text:span text:style-name="T44"><text:s text:c="4"/></text:span><text:span text:style-name="T45">// Declare locals as attributes</text:span></text:p>
            <text:p text:style-name="P1"><text:span text:style-name="T44"><text:s text:c="4"/></text:span><text:span text:style-name="T43">public</text:span><text:span text:style-name="T44"> ARRAY$&lt;TXT$[]&gt;</text:span><text:span text:style-name="T46">TA</text:span><text:span text:style-name="T44">=</text:span><text:span text:style-name="T43">null</text:span><text:span text:style-name="T44">;</text:span></text:p>
            <text:p text:style-name="P1"><text:span text:style-name="T44"><text:s text:c="4"/></text:span><text:span text:style-name="T43">int</text:span><text:span text:style-name="T44"> </text:span><text:span text:style-name="T46">i</text:span><text:span text:style-name="T44">=0;</text:span></text:p>
            <text:p text:style-name="P1"><text:span text:style-name="T44"><text:s text:c="4"/></text:span></text:p>
            <text:p text:style-name="P1"><text:span text:style-name="T44"><text:s text:c="4"/></text:span><text:span text:style-name="T45">// Parameter Transmission in case of Formal/Virtual Procedure Call</text:span></text:p>
            <text:p text:style-name="P1"><text:span text:style-name="T44"><text:s text:c="4"/></text:span><text:span text:style-name="T43">public</text:span><text:span text:style-name="T44"> P setPar(Object </text:span><text:span text:style-name="T47">param</text:span><text:span text:style-name="T44">) {</text:span></text:p>
            <text:p text:style-name="P1"><text:span text:style-name="T44"><text:s text:c="8"/></text:span><text:span text:style-name="T43">try</text:span><text:span text:style-name="T44"> { </text:span><text:span text:style-name="T43">switch</text:span><text:span text:style-name="T44">(</text:span><text:span text:style-name="T46">$nParLeft</text:span><text:span text:style-name="T44">--) {</text:span></text:p>
            <text:p text:style-name="P1"><text:span text:style-name="T44"><text:s text:c="16"/></text:span><text:span text:style-name="T43">case</text:span><text:span text:style-name="T44"> 2: </text:span><text:span text:style-name="T46">p$p1</text:span><text:span text:style-name="T44">=intValue(</text:span><text:span text:style-name="T47">param</text:span><text:span text:style-name="T44">); </text:span><text:span text:style-name="T43">break</text:span><text:span text:style-name="T44">;</text:span></text:p>
            <text:p text:style-name="P1"><text:span text:style-name="T44"><text:s text:c="16"/></text:span><text:span text:style-name="T43">case</text:span><text:span text:style-name="T44"> 1: </text:span><text:span text:style-name="T46">p$p2</text:span><text:span text:style-name="T44">=floatValue(</text:span><text:span text:style-name="T47">param</text:span><text:span text:style-name="T44">); </text:span><text:span text:style-name="T43">break</text:span><text:span text:style-name="T44">;</text:span></text:p>
            <text:p text:style-name="P1"><text:span text:style-name="T44"><text:s text:c="16"/></text:span><text:span text:style-name="T43">default</text:span><text:span text:style-name="T44">: </text:span><text:span text:style-name="T43">throw</text:span><text:span text:style-name="T44"> </text:span><text:span text:style-name="T43">new</text:span><text:span text:style-name="T44"> RuntimeException(</text:span><text:span text:style-name="T68">"Too many parameters"</text:span><text:span text:style-name="T44">);</text:span></text:p>
            <text:p text:style-name="P1"><text:span text:style-name="T44"><text:s text:c="8"/></text:span><text:span text:style-name="T44">} <text:s text:c="2"/>}</text:span></text:p>
            <text:p text:style-name="P1"><text:span text:style-name="T44"><text:s text:c="8"/></text:span><text:span text:style-name="T43">catch</text:span><text:span text:style-name="T44">(ClassCastException </text:span><text:span text:style-name="T47">e</text:span><text:span text:style-name="T44">) {</text:span></text:p>
            <text:p text:style-name="P1"><text:span text:style-name="T44"><text:s text:c="8"/></text:span><text:span text:style-name="T44"><text:tab/></text:span><text:span text:style-name="T43">throw</text:span><text:span text:style-name="T44"> </text:span><text:span text:style-name="T43">new</text:span><text:span text:style-name="T44"> RuntimeException(</text:span><text:span text:style-name="T68">"Wrong type of parameter: "</text:span><text:span text:style-name="T44">+</text:span><text:span text:style-name="T47">param</text:span><text:span text:style-name="T44">,</text:span><text:span text:style-name="T47">e</text:span><text:span text:style-name="T44">); }</text:span></text:p>
            <text:p text:style-name="P1"><text:span text:style-name="T44"><text:s text:c="8"/></text:span><text:span text:style-name="T43">return</text:span><text:span text:style-name="T44">(</text:span><text:span text:style-name="T43">this</text:span><text:span text:style-name="T44">);</text:span></text:p>
            <text:p text:style-name="P1"><text:span text:style-name="T44"><text:s text:c="4"/></text:span><text:span text:style-name="T44">}</text:span></text:p>
            <text:p text:style-name="P1"><text:span text:style-name="T44"><text:s text:c="4"/></text:span></text:p>
            <text:p text:style-name="P1"><text:span text:style-name="T44"><text:s text:c="4"/></text:span><text:span text:style-name="T45">// Constructor in case of Formal/Virtual Procedure Call</text:span></text:p>
            <text:p text:style-name="P1"><text:span text:style-name="T44"><text:s text:c="4"/></text:span><text:span text:style-name="T43">public</text:span><text:span text:style-name="T44"> P(RTObject$ </text:span><text:span text:style-name="T47">SL$</text:span><text:span text:style-name="T44">) {</text:span></text:p>
            <text:p text:style-name="P1"><text:span text:style-name="T44"><text:s text:c="8"/></text:span><text:span text:style-name="T43">super</text:span><text:span text:style-name="T44">(</text:span><text:span text:style-name="T47">SL$</text:span><text:span text:style-name="T44">,2); </text:span><text:span text:style-name="T45">// Expecting 2 parameters</text:span></text:p>
            <text:p text:style-name="P1"><text:span text:style-name="T44"><text:s text:c="4"/></text:span><text:span text:style-name="T44">}</text:span></text:p>
            <text:p text:style-name="P1"><text:span text:style-name="T44"><text:s text:c="4"/></text:span></text:p>
            <text:p text:style-name="P1"><text:span text:style-name="T44"><text:s text:c="4"/></text:span><text:span text:style-name="T45">// Normal Constructor</text:span></text:p>
            <text:p text:style-name="P1"><text:span text:style-name="T44"><text:s text:c="4"/></text:span><text:span text:style-name="T43">public</text:span><text:span text:style-name="T44"> P(RTObject$ </text:span><text:span text:style-name="T47">SL$</text:span><text:span text:style-name="T44">,</text:span><text:span text:style-name="T43">int</text:span><text:span text:style-name="T44"> </text:span><text:span text:style-name="T47">sp$p1</text:span><text:span text:style-name="T44">,</text:span><text:span text:style-name="T43">float</text:span><text:span text:style-name="T44"> </text:span><text:span text:style-name="T47">sp$p2</text:span><text:span text:style-name="T44">) {</text:span></text:p>
            <text:p text:style-name="P1"><text:span text:style-name="T44"><text:s text:c="8"/></text:span><text:span text:style-name="T43">super</text:span><text:span text:style-name="T44">(</text:span><text:span text:style-name="T47">SL$</text:span><text:span text:style-name="T44">);</text:span></text:p>
            <text:p text:style-name="P1"><text:span text:style-name="T44"><text:s text:c="8"/></text:span><text:span text:style-name="T45">// Parameter assignment to locals</text:span></text:p>
            <text:p text:style-name="P1"><text:span text:style-name="T44"><text:s text:c="8"/></text:span><text:span text:style-name="T43">this</text:span><text:span text:style-name="T44">.</text:span><text:span text:style-name="T46">p$p1</text:span><text:span text:style-name="T44"> = </text:span><text:span text:style-name="T47">sp$p1</text:span><text:span text:style-name="T44">;</text:span></text:p>
            <text:p text:style-name="P1"><text:span text:style-name="T44"><text:s text:c="8"/></text:span><text:span text:style-name="T43">this</text:span><text:span text:style-name="T44">.</text:span><text:span text:style-name="T46">p$p2</text:span><text:span text:style-name="T44"> = </text:span><text:span text:style-name="T47">sp$p2</text:span><text:span text:style-name="T44">;</text:span></text:p>
            <text:p text:style-name="P1"><text:span text:style-name="T44"><text:s text:c="8"/></text:span><text:span text:style-name="T44">BBLK();</text:span></text:p>
            <text:p text:style-name="P1"><text:span text:style-name="T44"><text:s text:c="8"/></text:span><text:span text:style-name="T45">// Declaration Code</text:span></text:p>
            <text:p text:style-name="P1"><text:span text:style-name="T44"><text:s text:c="8"/></text:span><text:span text:style-name="T43">int</text:span><text:span text:style-name="T44">[] </text:span><text:span text:style-name="T47">TA$LB</text:span><text:span text:style-name="T44">=</text:span><text:span text:style-name="T43">new</text:span><text:span text:style-name="T44"> </text:span><text:span text:style-name="T43">int</text:span><text:span text:style-name="T44">[1]; </text:span><text:span text:style-name="T43">int</text:span><text:span text:style-name="T44">[] </text:span><text:span text:style-name="T47">TA$UB</text:span><text:span text:style-name="T44">=</text:span><text:span text:style-name="T43">new</text:span><text:span text:style-name="T44"> </text:span><text:span text:style-name="T43">int</text:span><text:span text:style-name="T44">[1];</text:span></text:p>
            <text:p text:style-name="P1"><text:span text:style-name="T44"><text:s text:c="8"/></text:span><text:span text:style-name="T47">TA$LB</text:span><text:span text:style-name="T44">[0]=1; </text:span><text:span text:style-name="T47">TA$UB</text:span><text:span text:style-name="T44">[0]=40;</text:span></text:p>
            <text:p text:style-name="P1"><text:span text:style-name="T44"><text:s text:c="8"/></text:span><text:span text:style-name="T44">BOUND_CHECK$(</text:span><text:span text:style-name="T47">TA$LB</text:span><text:span text:style-name="T44">[0],</text:span><text:span text:style-name="T47">TA$UB</text:span><text:span text:style-name="T44">[0]);</text:span></text:p>
            <text:p text:style-name="P1"><text:span text:style-name="T44"><text:s text:c="8"/></text:span><text:span text:style-name="T46">TA</text:span><text:span text:style-name="T44">=</text:span><text:span text:style-name="T43">new</text:span><text:span text:style-name="T44"> ARRAY$&lt;TXT$[]&gt;(</text:span><text:span text:style-name="T43">new</text:span><text:span text:style-name="T44"> TXT$[</text:span><text:span text:style-name="T47">TA$UB</text:span><text:span text:style-name="T44">[0]-</text:span><text:span text:style-name="T47">TA$LB</text:span><text:span text:style-name="T44">[0]+1],</text:span><text:span text:style-name="T47">TA$LB</text:span><text:span text:style-name="T44">,</text:span><text:span text:style-name="T47">TA$UB</text:span><text:span text:style-name="T44">);</text:span></text:p>
            <text:p text:style-name="P1"><text:span text:style-name="T44"><text:s text:c="8"/></text:span><text:span text:style-name="T44">STM$();</text:span></text:p>
            <text:p text:style-name="P1"><text:span text:style-name="T44"><text:s text:c="4"/></text:span><text:span text:style-name="T44">}</text:span></text:p>
            <text:p text:style-name="P1"><text:span text:style-name="T44"><text:s text:c="4"/></text:span></text:p>
            <text:p text:style-name="P1"><text:span text:style-name="T44"><text:s text:c="4"/></text:span><text:span text:style-name="T45">// Procedure Statements</text:span></text:p>
            <text:p text:style-name="P1"><text:span text:style-name="T44"><text:s text:c="4"/></text:span><text:span text:style-name="T43">public</text:span><text:span text:style-name="T44"> P STM$() {</text:span></text:p>
            <text:p text:style-name="P1"><text:span text:style-name="T44"><text:s text:c="8"/></text:span><text:span text:style-name="T46">RESULT$</text:span><text:span text:style-name="T44">=</text:span><text:span text:style-name="T46">p$p1</text:span><text:span text:style-name="T44">;</text:span></text:p>
            <text:p text:style-name="P1"><text:span text:style-name="T44"><text:s text:c="8"/></text:span><text:span text:style-name="T46">i</text:span><text:span text:style-name="T44">=6;</text:span></text:p>
            <text:p text:style-name="P1"><text:span text:style-name="T44"><text:s text:c="8"/></text:span><text:span text:style-name="T44">EBLK();</text:span></text:p>
            <text:p text:style-name="P1"><text:span text:style-name="T44"><text:s text:c="8"/></text:span><text:span text:style-name="T43">return</text:span><text:span text:style-name="T44">(</text:span><text:span text:style-name="T43">this</text:span><text:span text:style-name="T44">);</text:span></text:p>
            <text:p text:style-name="P1"><text:span text:style-name="T44"><text:s text:c="4"/></text:span><text:span text:style-name="T44">}</text:span></text:p>
            <text:p text:style-name="P1"><text:span text:style-name="T44">}</text:span></text:p>
          </draw:text-box>
        </draw:frame>
        <draw:frame draw:style-name="gr39" draw:text-style-name="P9" draw:layer="layout" svg:width="14.1cm" svg:height="2.726cm" svg:x="2.9cm" svg:y="3.1cm">
          <draw:text-box>
            <text:p text:style-name="P1"><text:span text:style-name="T40">integer</text:span><text:span text:style-name="T39"> </text:span><text:span text:style-name="T40">Procedure</text:span><text:span text:style-name="T39"> P(p1,p2); </text:span><text:span text:style-name="T40">integer</text:span><text:span text:style-name="T39"> p1; </text:span><text:span text:style-name="T40">real</text:span><text:span text:style-name="T39"> p2;</text:span></text:p>
            <text:p text:style-name="P1"><text:span text:style-name="T40">begin</text:span><text:span text:style-name="T39"> </text:span><text:span text:style-name="T40">text</text:span><text:span text:style-name="T39"> </text:span><text:span text:style-name="T40">Array</text:span><text:span text:style-name="T39"> TA(1:40); </text:span><text:span text:style-name="T40">integer</text:span><text:span text:style-name="T39"> i;</text:span></text:p>
            <text:p text:style-name="P1"><text:span text:style-name="T39"><text:s text:c="6"/></text:span><text:span text:style-name="T39">P:=p1;</text:span></text:p>
            <text:p text:style-name="P1"><text:span text:style-name="T39"><text:s text:c="6"/></text:span><text:span text:style-name="T39">i:=6;</text:span></text:p>
            <text:p text:style-name="P1"><text:span text:style-name="T40">end</text:span><text:span text:style-name="T39">; <text:s text:c="2"/></text:span></text:p>
          </draw:text-box>
        </draw:frame>
        <draw:frame draw:style-name="gr40" draw:text-style-name="P10" draw:layer="layout" svg:width="16.9cm" svg:height="2.016cm" svg:x="1.9cm" svg:y="1.184cm">
          <draw:text-box>
            <text:p><text:span text:style-name="T38">2.5 <text:s/>Procedure Declaration</text:span></text:p>
            <text:p><text:span text:style-name="T69"/></text:p>
            <text:p><text:span text:style-name="T37">Procedures however; follows a different scheme. </text:span></text:p>
          </draw:text-box>
        </draw:frame>
        <draw:frame draw:style-name="gr41" draw:text-style-name="P10" draw:layer="layout" svg:width="17.4cm" svg:height="1.6cm" svg:x="2.1cm" svg:y="5.7cm">
          <draw:text-box>
            <text:p><text:span text:style-name="T37">No concatenation in this case <text:s/>but the procedure must be prepared to be called as a formal procedure without parameter specifications. </text:span></text:p>
          </draw:text-box>
        </draw:frame>
      </draw:page>
      <draw:page draw:name="page10" draw:style-name="dp1" draw:master-page-name="Standard">
        <draw:frame draw:style-name="gr42" draw:text-style-name="P10" draw:layer="layout" svg:width="17.2cm" svg:height="27.259cm" svg:x="2cm" svg:y="1.9cm">
          <draw:text-box>
            <text:p><text:span text:style-name="T70">2.5.1 <text:s/>Procedure Calls</text:span></text:p>
            <text:p><text:span text:style-name="T69"/></text:p>
            <text:p><text:span text:style-name="T37">Ordinary procedure-call are similar to class object generation:</text:span></text:p>
            <text:p><text:span text:style-name="T37"/></text:p>
            <text:p><text:span text:style-name="T71"><text:tab/></text:span><text:span text:style-name="T71">P(4,3.14);</text:span><text:span text:style-name="T71"><text:tab/></text:span><text:span text:style-name="T71"><text:tab/></text:span><text:span text:style-name="T71">==&gt;</text:span><text:span text:style-name="T71"><text:tab/></text:span><text:span text:style-name="T64">new</text:span><text:span text:style-name="T65"> P(</text:span><text:span text:style-name="T66">CUR$</text:span><text:span text:style-name="T55">,4,3.14f);</text:span></text:p>
            <text:p><text:span text:style-name="T71"><text:tab/></text:span><text:span text:style-name="T71">x.P(4,3.14);</text:span><text:span text:style-name="T71"><text:tab/></text:span><text:span text:style-name="T71">==&gt;</text:span><text:span text:style-name="T71"><text:tab/></text:span><text:span text:style-name="T64">new</text:span><text:span text:style-name="T65"> P(x</text:span><text:span text:style-name="T55">,4,3.14f);</text:span></text:p>
            <text:p><text:span text:style-name="T37"><text:s text:c="11"/></text:span><text:span text:style-name="T69">Inspect</text:span><text:span text:style-name="T37"> x </text:span><text:span text:style-name="T69">do</text:span><text:span text:style-name="T71"> P(4,3.14);</text:span><text:span text:style-name="T71"><text:tab/></text:span><text:span text:style-name="T71">==&gt;</text:span><text:span text:style-name="T43"><text:tab/></text:span><text:span text:style-name="T43">if</text:span><text:span text:style-name="T44">(x!=</text:span><text:span text:style-name="T43">null</text:span><text:span text:style-name="T44">) </text:span><text:span text:style-name="T43">new</text:span><text:span text:style-name="T44"> P(</text:span><text:span text:style-name="T46">x</text:span><text:span text:style-name="T44">,4,3.14f);</text:span></text:p>
            <text:p text:style-name="P1"><text:span text:style-name="T48"/></text:p>
            <text:p><text:span text:style-name="T37"><text:s/></text:span><text:span text:style-name="T37">However, we need to pick up the result of &lt;type&gt;procedures.</text:span></text:p>
            <text:p><text:span text:style-name="T37"/></text:p>
            <text:p><text:span text:style-name="T71"><text:tab/></text:span><text:span text:style-name="T71">i:=P(4,3.14);</text:span><text:span text:style-name="T71"><text:tab/></text:span><text:span text:style-name="T71">==&gt;</text:span><text:span text:style-name="T71"><text:tab/></text:span><text:span text:style-name="T72">i</text:span><text:span text:style-name="T73">=</text:span><text:span text:style-name="T64">new</text:span><text:span text:style-name="T65"> P(</text:span><text:span text:style-name="T66">CUR$</text:span><text:span text:style-name="T55">,4,3.14f).</text:span><text:span text:style-name="T74">RESULT$</text:span><text:span text:style-name="T55">;</text:span></text:p>
            <text:p><text:span text:style-name="T71"><text:tab/></text:span><text:span text:style-name="T71">i:=x.P(4,3.14);</text:span><text:span text:style-name="T71"><text:tab/></text:span><text:span text:style-name="T71">==&gt;</text:span><text:span text:style-name="T71"><text:tab/></text:span><text:span text:style-name="T72">i</text:span><text:span text:style-name="T73">=</text:span><text:span text:style-name="T64">new</text:span><text:span text:style-name="T65"> P(x</text:span><text:span text:style-name="T55">,4,3.14f).</text:span><text:span text:style-name="T74">RESULT$</text:span><text:span text:style-name="T55">;</text:span></text:p>
            <text:p><text:span text:style-name="T37"><text:s text:c="11"/></text:span><text:span text:style-name="T69">Inspect</text:span><text:span text:style-name="T37"> x </text:span><text:span text:style-name="T69">do</text:span><text:span text:style-name="T71"> i:=P(4,3.14);</text:span><text:span text:style-name="T71"><text:tab/></text:span><text:span text:style-name="T71">==&gt;</text:span><text:span text:style-name="T43"><text:tab/></text:span><text:span text:style-name="T43">if</text:span><text:span text:style-name="T44">(x!=</text:span><text:span text:style-name="T43">null</text:span><text:span text:style-name="T44">) </text:span><text:span text:style-name="T46">i</text:span><text:span text:style-name="T44">=</text:span><text:span text:style-name="T43">new</text:span><text:span text:style-name="T44"> P(</text:span><text:span text:style-name="T46">x</text:span><text:span text:style-name="T44">,4,3.14f).</text:span><text:span text:style-name="T46">RESULT$</text:span><text:span text:style-name="T44">;</text:span></text:p>
            <text:p><text:span text:style-name="T75"/></text:p>
            <text:p><text:span text:style-name="T75">Formal Procedures</text:span></text:p>
            <text:p><text:span text:style-name="T37"/></text:p>
            <text:p><text:span text:style-name="T37">A call on a formal Procedure; however; will look quite different. Suppose that F is a procedure quantity representing a formal parameter procedure.</text:span></text:p>
            <text:p><text:span text:style-name="T37">Then a call like </text:span><text:span text:style-name="T71"><text:s/>i:=F(7,9);</text:span><text:span text:style-name="T37"> <text:s text:c="2"/>will generate code like this:</text:span></text:p>
            <text:p><text:span text:style-name="T37"/></text:p>
            <text:p><text:span text:style-name="T44"><text:tab/></text:span><text:span text:style-name="T76">i</text:span><text:span text:style-name="T77"> = intValue(</text:span><text:span text:style-name="T76">F</text:span><text:span text:style-name="T77">.CPF()</text:span></text:p>
            <text:p><text:span text:style-name="T77"><text:tab/></text:span><text:span text:style-name="T77"><text:tab/></text:span><text:span text:style-name="T77">.setPar(</text:span><text:span text:style-name="T78">new</text:span><text:span text:style-name="T77"> NAME$&lt;Integer&gt;() { </text:span><text:span text:style-name="T78">public</text:span><text:span text:style-name="T77"> Integer get() { </text:span><text:span text:style-name="T78">return</text:span><text:span text:style-name="T77"> (7); }})</text:span></text:p>
            <text:p><text:span text:style-name="T77"><text:tab/></text:span><text:span text:style-name="T77"><text:tab/></text:span><text:span text:style-name="T77">.setPar(</text:span><text:span text:style-name="T78">new</text:span><text:span text:style-name="T77"> NAME$&lt;Integer&gt;() { </text:span><text:span text:style-name="T78">public</text:span><text:span text:style-name="T77"> Integer get() { </text:span><text:span text:style-name="T78">return</text:span><text:span text:style-name="T77"> (9); }})</text:span></text:p>
            <text:p text:style-name="P1"><text:span text:style-name="T77"><text:tab/></text:span><text:span text:style-name="T77"><text:tab/></text:span><text:span text:style-name="T77">.ENT$().RESULT$());</text:span></text:p>
            <text:p text:style-name="P1"><text:span text:style-name="T77"/></text:p>
            <text:p text:style-name="P1"><text:span text:style-name="T79">The parameters are transmitted by repeated calls on the compiler-generated method 'setpar'. Since we neither know the transfer mode nor the type, the parameter is tranfered 'by name' and post-processed by 'setpar'.</text:span><text:span text:style-name="T3"> </text:span></text:p>
            <text:p text:style-name="P1"><text:span text:style-name="T3"/></text:p>
            <text:p><text:span text:style-name="T75">Virtual Procedures</text:span></text:p>
            <text:p><text:span text:style-name="T37"/></text:p>
            <text:p><text:span text:style-name="T37">A Simula virtual procedure is represented by a Java virtual member method in the Java class. The method returns a Procedure Quantity (PRCQNT$) pointing to the matching Simula Procedure Declaration. We use Java's virtual consept to implement Simula's virtual procedures. When a procedure redefinition occur in a subclass, an additional member method is generated by the compiler.</text:span></text:p>
            <text:p><text:span text:style-name="T37"/></text:p>
            <text:p><text:span text:style-name="T37">If there is no matching procedure a default method is generated by the compiler:</text:span></text:p>
            <text:p><text:span text:style-name="T37"/></text:p>
            <text:p><text:span text:style-name="T37"><text:tab/></text:span><text:span text:style-name="T53">public</text:span><text:span text:style-name="T54"> PRCQNT$ V(){ </text:span><text:span text:style-name="T53">throw</text:span><text:span text:style-name="T54"> </text:span><text:span text:style-name="T53">new</text:span><text:span text:style-name="T55"> RuntimeException(</text:span><text:span text:style-name="T80">"No Virtual Match: P"</text:span><text:span text:style-name="T55">); }</text:span></text:p>
            <text:p><text:span text:style-name="T17"/></text:p>
            <text:p><text:span text:style-name="T23">If a matching procedure is declared the following method is generated:</text:span></text:p>
            <text:p><text:span text:style-name="T23"/></text:p>
            <text:p><text:span text:style-name="T23"><text:tab/></text:span><text:span text:style-name="T53">public</text:span><text:span text:style-name="T55"> PRCQNT$ V() { </text:span><text:span text:style-name="T53">return</text:span><text:span text:style-name="T55">(</text:span><text:span text:style-name="T53">new</text:span><text:span text:style-name="T55"> PRCQNT$(</text:span><text:span text:style-name="T53">this</text:span><text:span text:style-name="T55">,V.</text:span><text:span text:style-name="T53">class</text:span><text:span text:style-name="T55">)); }</text:span><text:span text:style-name="T3"> </text:span></text:p>
            <text:p><text:span text:style-name="T3"/></text:p>
            <text:p><text:span text:style-name="T3">In this way, we ensure that the correct virtual mach is called.</text:span></text:p>
            <text:p><text:span text:style-name="T3"/></text:p>
            <text:p><text:span text:style-name="T3">A call on a virtual Procedure uses the V() method to select the virtual match. Apart from that a call on a virtual procedure will follow the same pattern as formal procedures.</text:span></text:p>
            <text:p><text:span text:style-name="T3">However, if the </text:span><text:span text:style-name="T37">virtual procedure is specified, a call like </text:span><text:span text:style-name="T71"><text:s/>i:=x.V(4,3.14);</text:span></text:p>
            <text:p><text:span text:style-name="T37">will generate this simplified code: </text:span></text:p>
            <text:p><text:span text:style-name="T37"/></text:p>
            <text:p text:style-name="P1"><text:span text:style-name="T44"><text:tab/></text:span><text:span text:style-name="T81">i</text:span><text:span text:style-name="T65"> = intValue(V</text:span><text:span text:style-name="T55">().CPF().setPar(4).setPar(3.14f).ENT$().RESULT$());</text:span></text:p>
            <text:p><text:span text:style-name="T3"/></text:p>
            <text:p><text:span text:style-name="T51">In this case transmission 'by name' is not necessary.</text:span></text:p>
            <text:p text:style-name="P1"><text:span text:style-name="T79"/></text:p>
          </draw:text-box>
        </draw:frame>
      </draw:page>
      <draw:page draw:name="page11" draw:style-name="dp1" draw:master-page-name="Standard">
        <draw:frame draw:style-name="gr43" draw:text-style-name="P11" draw:layer="layout" svg:width="17.2cm" svg:height="20cm" svg:x="1.9cm" svg:y="8.1cm">
          <draw:text-box>
            <text:p text:style-name="P11"><text:span text:style-name="T43">public</text:span><text:span text:style-name="T44"> </text:span><text:span text:style-name="T43">final</text:span><text:span text:style-name="T44"> </text:span><text:span text:style-name="T43">class</text:span><text:span text:style-name="T44"> S2 </text:span><text:span text:style-name="T43">extends</text:span><text:span text:style-name="T44"> PROC$ {</text:span></text:p>
            <text:p text:style-name="P11"><text:span text:style-name="T44"><text:s text:c="4"/></text:span><text:span text:style-name="T45">// Declare return value as attribute</text:span></text:p>
            <text:p text:style-name="P11"><text:span text:style-name="T44"><text:s text:c="4"/></text:span><text:span text:style-name="T43">public</text:span><text:span text:style-name="T44"> LABQNT$ </text:span><text:span text:style-name="T46">RESULT$</text:span><text:span text:style-name="T44">;</text:span></text:p>
            <text:p text:style-name="P11"><text:span text:style-name="T44"><text:s text:c="4"/></text:span><text:span text:style-name="T43">public</text:span><text:span text:style-name="T44"> Object RESULT$() { </text:span><text:span text:style-name="T43">return</text:span><text:span text:style-name="T44">(</text:span><text:span text:style-name="T46">RESULT$</text:span><text:span text:style-name="T44">); }</text:span></text:p>
            <text:p text:style-name="P11"><text:span text:style-name="T44"><text:s text:c="4"/></text:span><text:span text:style-name="T45">// Declare parameters as attributes</text:span></text:p>
            <text:p text:style-name="P11"><text:span text:style-name="T44"><text:s text:c="4"/></text:span><text:span text:style-name="T43">public</text:span><text:span text:style-name="T44"> </text:span><text:span text:style-name="T43">int</text:span><text:span text:style-name="T44"> </text:span><text:span text:style-name="T46">p$$SW</text:span><text:span text:style-name="T44">;</text:span></text:p>
            <text:p text:style-name="P11"><text:span text:style-name="T44"/></text:p>
            <text:p text:style-name="P11"><text:span text:style-name="T44"><text:s text:c="4"/></text:span><text:span text:style-name="T45">// Parameter Transmission in case of Formal/Virtual Procedure Call</text:span></text:p>
            <text:p text:style-name="P11"><text:span text:style-name="T44"><text:s text:c="4"/></text:span><text:span text:style-name="T43">public</text:span><text:span text:style-name="T44"> S2 setPar(Object </text:span><text:span text:style-name="T47">param</text:span><text:span text:style-name="T44">) {</text:span></text:p>
            <text:p text:style-name="P11"><text:span text:style-name="T44"><text:s text:c="8"/></text:span><text:span text:style-name="T43">try</text:span><text:span text:style-name="T44"> {</text:span></text:p>
            <text:p text:style-name="P11"><text:span text:style-name="T44"><text:s text:c="12"/></text:span><text:span text:style-name="T43">switch</text:span><text:span text:style-name="T44">(</text:span><text:span text:style-name="T46">$nParLeft</text:span><text:span text:style-name="T44">--) {</text:span></text:p>
            <text:p text:style-name="P11"><text:span text:style-name="T44"><text:s text:c="16"/></text:span><text:span text:style-name="T43">case</text:span><text:span text:style-name="T44"> 1: </text:span><text:span text:style-name="T46">p$$SW</text:span><text:span text:style-name="T44">=intValue(</text:span><text:span text:style-name="T47">param</text:span><text:span text:style-name="T44">); </text:span><text:span text:style-name="T43">break</text:span><text:span text:style-name="T44">;</text:span></text:p>
            <text:p text:style-name="P11"><text:span text:style-name="T44"><text:s text:c="16"/></text:span><text:span text:style-name="T43">default</text:span><text:span text:style-name="T44">: </text:span><text:span text:style-name="T43">throw</text:span><text:span text:style-name="T44"> </text:span><text:span text:style-name="T43">new</text:span><text:span text:style-name="T44"> RuntimeException(</text:span><text:span text:style-name="T68">"Too many parameters"</text:span><text:span text:style-name="T44">);</text:span></text:p>
            <text:p text:style-name="P13"><text:span text:style-name="T44"><text:s text:c="12"/></text:span><text:span text:style-name="T44">}</text:span></text:p>
            <text:p text:style-name="P13"><text:span text:style-name="T44"><text:s text:c="8"/></text:span><text:span text:style-name="T44">}</text:span></text:p>
            <text:p text:style-name="P11"><text:span text:style-name="T44"><text:s text:c="8"/></text:span><text:span text:style-name="T43">catch</text:span><text:span text:style-name="T44">(ClassCastException </text:span><text:span text:style-name="T47">e</text:span><text:span text:style-name="T44">) {</text:span></text:p>
            <text:p text:style-name="P11"><text:span text:style-name="T44"><text:s text:c="8"/></text:span><text:span text:style-name="T44"><text:tab/></text:span><text:span text:style-name="T43">throw</text:span><text:span text:style-name="T44"> </text:span><text:span text:style-name="T43">new</text:span><text:span text:style-name="T44"> RuntimeException(</text:span><text:span text:style-name="T68">"Wrong type of parameter: "</text:span><text:span text:style-name="T44">+</text:span><text:span text:style-name="T47">param</text:span><text:span text:style-name="T44">,</text:span><text:span text:style-name="T47">e</text:span><text:span text:style-name="T44">); }</text:span></text:p>
            <text:p text:style-name="P11"><text:span text:style-name="T44"><text:s text:c="8"/></text:span><text:span text:style-name="T43">return</text:span><text:span text:style-name="T44">(</text:span><text:span text:style-name="T43">this</text:span><text:span text:style-name="T44">);</text:span></text:p>
            <text:p text:style-name="P13"><text:span text:style-name="T44"><text:s text:c="4"/></text:span><text:span text:style-name="T44">}</text:span></text:p>
            <text:p text:style-name="P11"><text:span text:style-name="T44"/></text:p>
            <text:p text:style-name="P11"><text:span text:style-name="T44"><text:s text:c="4"/></text:span><text:span text:style-name="T45">// Constructor in case of Formal/Virtual Procedure Call</text:span></text:p>
            <text:p text:style-name="P11"><text:span text:style-name="T44"><text:s text:c="4"/></text:span><text:span text:style-name="T43">public</text:span><text:span text:style-name="T44"> S2(RTObject$ </text:span><text:span text:style-name="T47">SL$</text:span><text:span text:style-name="T44">) {</text:span></text:p>
            <text:p text:style-name="P11"><text:span text:style-name="T44"><text:s text:c="8"/></text:span><text:span text:style-name="T43">super</text:span><text:span text:style-name="T44">(</text:span><text:span text:style-name="T47">SL$</text:span><text:span text:style-name="T44">,1); </text:span><text:span text:style-name="T45">// Expecting 1 parameters</text:span></text:p>
            <text:p text:style-name="P13"><text:span text:style-name="T44"><text:s text:c="4"/></text:span><text:span text:style-name="T44">}</text:span></text:p>
            <text:p text:style-name="P11"><text:span text:style-name="T44"/></text:p>
            <text:p text:style-name="P11"><text:span text:style-name="T44"><text:s text:c="4"/></text:span><text:span text:style-name="T45">// Normal Constructor</text:span></text:p>
            <text:p text:style-name="P11"><text:span text:style-name="T44"><text:s text:c="4"/></text:span><text:span text:style-name="T43">public</text:span><text:span text:style-name="T44"> S2(RTObject$ </text:span><text:span text:style-name="T47">SL$</text:span><text:span text:style-name="T44">,</text:span><text:span text:style-name="T43">int</text:span><text:span text:style-name="T44"> </text:span><text:span text:style-name="T47">sp$$SW</text:span><text:span text:style-name="T44">) {</text:span></text:p>
            <text:p text:style-name="P11"><text:span text:style-name="T44"><text:s text:c="8"/></text:span><text:span text:style-name="T43">super</text:span><text:span text:style-name="T44">(</text:span><text:span text:style-name="T47">SL$</text:span><text:span text:style-name="T44">);</text:span></text:p>
            <text:p text:style-name="P11"><text:span text:style-name="T44"><text:s text:c="8"/></text:span><text:span text:style-name="T45">// Parameter assignment to locals</text:span></text:p>
            <text:p text:style-name="P11"><text:span text:style-name="T44"><text:s text:c="8"/></text:span><text:span text:style-name="T43">this</text:span><text:span text:style-name="T44">.</text:span><text:span text:style-name="T46">p$$SW</text:span><text:span text:style-name="T44"> = </text:span><text:span text:style-name="T47">sp$$SW</text:span><text:span text:style-name="T44">;</text:span></text:p>
            <text:p text:style-name="P13"><text:span text:style-name="T44"><text:s text:c="8"/></text:span><text:span text:style-name="T44">BBLK();</text:span></text:p>
            <text:p text:style-name="P11"><text:span text:style-name="T44"><text:s text:c="8"/></text:span><text:span text:style-name="T45">// Declaration Code</text:span></text:p>
            <text:p text:style-name="P13"><text:span text:style-name="T44"><text:s text:c="8"/></text:span><text:span text:style-name="T44">STM$();</text:span></text:p>
            <text:p text:style-name="P13"><text:span text:style-name="T44"><text:s text:c="4"/></text:span><text:span text:style-name="T44">}</text:span></text:p>
            <text:p text:style-name="P11"><text:span text:style-name="T44"/></text:p>
            <text:p text:style-name="P11"><text:span text:style-name="T44"><text:s text:c="4"/></text:span><text:span text:style-name="T45">// Switch Body</text:span></text:p>
            <text:p text:style-name="P11"><text:span text:style-name="T44"><text:s text:c="4"/></text:span><text:span text:style-name="T43">public</text:span><text:span text:style-name="T44"> S2 STM$() {</text:span></text:p>
            <text:p text:style-name="P11"><text:span text:style-name="T44"><text:s text:c="8"/></text:span><text:span text:style-name="T43">switch</text:span><text:span text:style-name="T44">(</text:span><text:span text:style-name="T46">p$$SW</text:span><text:span text:style-name="T44">-1) {</text:span></text:p>
            <text:p text:style-name="P11"><text:span text:style-name="T44"><text:s text:c="12"/></text:span><text:span text:style-name="T43">case</text:span><text:span text:style-name="T44"> 0: </text:span><text:span text:style-name="T46">RESULT$</text:span><text:span text:style-name="T44">= </text:span><text:span text:style-name="T82">enc</text:span><text:span text:style-name="T44">.L</text:span><text:span text:style-name="T46">1</text:span><text:span text:style-name="T44">; </text:span><text:span text:style-name="T43">break</text:span><text:span text:style-name="T44">;</text:span></text:p>
            <text:p text:style-name="P11"><text:span text:style-name="T44"><text:s text:c="12"/></text:span><text:span text:style-name="T43">case</text:span><text:span text:style-name="T44"> 1: </text:span><text:span text:style-name="T46">RESULT$</text:span><text:span text:style-name="T44">= </text:span><text:span text:style-name="T82">enc</text:span><text:span text:style-name="T44">.L</text:span><text:span text:style-name="T46">2</text:span><text:span text:style-name="T44">; </text:span><text:span text:style-name="T43">break</text:span><text:span text:style-name="T44">;</text:span></text:p>
            <text:p text:style-name="P11"><text:span text:style-name="T44"><text:s text:c="12"/></text:span><text:span text:style-name="T43">case</text:span><text:span text:style-name="T44"> 2: </text:span><text:span text:style-name="T46">RESULT$</text:span><text:span text:style-name="T44">=</text:span><text:span text:style-name="T43">new</text:span><text:span text:style-name="T44"> S(</text:span><text:span text:style-name="T83">CUR$</text:span><text:span text:style-name="T44">.</text:span><text:span text:style-name="T46">SL$</text:span><text:span text:style-name="T44">,3).</text:span><text:span text:style-name="T46">RESULT$</text:span><text:span text:style-name="T44">; </text:span><text:span text:style-name="T43">break</text:span><text:span text:style-name="T44">;</text:span></text:p>
            <text:p text:style-name="P11"><text:span text:style-name="T44"><text:s text:c="12"/></text:span><text:span text:style-name="T43">case</text:span><text:span text:style-name="T44"> 3: </text:span><text:span text:style-name="T46">RESULT$</text:span><text:span text:style-name="T44">=</text:span><text:span text:style-name="T43">new</text:span><text:span text:style-name="T44"> S(</text:span><text:span text:style-name="T83">CUR$</text:span><text:span text:style-name="T44">.</text:span><text:span text:style-name="T46">SL$</text:span><text:span text:style-name="T44">,</text:span><text:span text:style-name="T82">expr</text:span><text:span text:style-name="T44">).</text:span><text:span text:style-name="T46">RESULT$</text:span><text:span text:style-name="T44">; </text:span><text:span text:style-name="T43">break</text:span><text:span text:style-name="T44">;</text:span></text:p>
            <text:p text:style-name="P11"><text:span text:style-name="T44"><text:s text:c="12"/></text:span><text:span text:style-name="T43">default</text:span><text:span text:style-name="T44">: </text:span><text:span text:style-name="T43">throw</text:span><text:span text:style-name="T44"> </text:span><text:span text:style-name="T43">new</text:span><text:span text:style-name="T44"> RuntimeException(</text:span><text:span text:style-name="T68">"Illegal switch index: "</text:span><text:span text:style-name="T44">+</text:span><text:span text:style-name="T46">p$$SW</text:span><text:span text:style-name="T44">);</text:span></text:p>
            <text:p text:style-name="P13"><text:span text:style-name="T44"><text:s text:c="8"/></text:span><text:span text:style-name="T44">}</text:span></text:p>
            <text:p text:style-name="P13"><text:span text:style-name="T44"><text:s text:c="8"/></text:span><text:span text:style-name="T44">EBLK();</text:span></text:p>
            <text:p text:style-name="P11"><text:span text:style-name="T44"><text:s text:c="8"/></text:span><text:span text:style-name="T43">return</text:span><text:span text:style-name="T44">(</text:span><text:span text:style-name="T43">this</text:span><text:span text:style-name="T44">);</text:span></text:p>
            <text:p text:style-name="P13"><text:span text:style-name="T44"><text:s text:c="4"/></text:span><text:span text:style-name="T44">} </text:span></text:p>
            <text:p text:style-name="P13"><text:span text:style-name="T44">}</text:span></text:p>
          </draw:text-box>
        </draw:frame>
        <draw:frame draw:style-name="gr44" draw:text-style-name="P11" draw:layer="layout" svg:width="14.1cm" svg:height="1.736cm" svg:x="3.049cm" svg:y="4.507cm">
          <draw:text-box>
            <text:p text:style-name="P11"><text:span text:style-name="T39"/></text:p>
            <text:p text:style-name="P11"><text:span text:style-name="T39">switch S2:=L1,L2,S(3),S( </text:span><text:span text:style-name="T82">expr</text:span><text:span text:style-name="T39"> );</text:span></text:p>
            <text:p text:style-name="P11"><text:span text:style-name="T27"><text:s/></text:span><text:span text:style-name="T39"><text:s text:c="2"/></text:span></text:p>
          </draw:text-box>
        </draw:frame>
        <draw:frame draw:style-name="gr40" draw:text-style-name="P10" draw:layer="layout" svg:width="16.9cm" svg:height="3.282cm" svg:x="1.9cm" svg:y="1.184cm">
          <draw:text-box>
            <text:p text:style-name="P14"><text:span text:style-name="T38">2.6 Switch Declaration</text:span></text:p>
            <text:p text:style-name="P14"><text:span text:style-name="T69"/></text:p>
            <text:p text:style-name="P14"><text:span text:style-name="T37">Switch declarations are treated as LABQNT$ Procedures without any optimization whatsoever.</text:span></text:p>
            <text:p text:style-name="P14"><text:span text:style-name="T37"/></text:p>
            <text:p text:style-name="P14"><text:span text:style-name="T37">Consider the following example: </text:span></text:p>
          </draw:text-box>
        </draw:frame>
        <draw:frame draw:style-name="gr41" draw:text-style-name="P10" draw:layer="layout" svg:width="17.4cm" svg:height="1.6cm" svg:x="1.9cm" svg:y="6.5cm">
          <draw:text-box>
            <text:p text:style-name="P14"><text:span text:style-name="T37">This code will be generated: </text:span></text:p>
          </draw:text-box>
        </draw:frame>
      </draw:page>
      <draw:page draw:name="page12" draw:style-name="dp1" draw:master-page-name="Standard">
        <draw:frame draw:style-name="gr42" draw:text-style-name="P10" draw:layer="layout" svg:width="17.2cm" svg:height="27.259cm" svg:x="1.814cm" svg:y="1.788cm">
          <draw:text-box>
            <text:p text:style-name="P14"><text:span text:style-name="T70">2.6.1 <text:s/>Switch Designators</text:span></text:p>
            <text:p text:style-name="P14"><text:span text:style-name="T69"/></text:p>
            <text:p text:style-name="P14"><text:span text:style-name="T37">Ordinary switch designators are similar to call on &lt;type&gt;procedures.</text:span></text:p>
            <text:p text:style-name="P14"><text:span text:style-name="T37"/></text:p>
            <text:p text:style-name="P14"><text:span text:style-name="T71"><text:tab/></text:span><text:span text:style-name="T71">Goto P(4);</text:span><text:span text:style-name="T71"><text:tab/></text:span><text:span text:style-name="T71">==&gt;</text:span><text:span text:style-name="T71"><text:tab/></text:span><text:span text:style-name="T84">GOTO$(</text:span><text:span text:style-name="T85">new</text:span><text:span text:style-name="T84"> S(</text:span><text:span text:style-name="T66">CUR$</text:span><text:span text:style-name="T84">,4).</text:span><text:span text:style-name="T66">RESULT$</text:span><text:span text:style-name="T84">);</text:span></text:p>
            <text:p text:style-name="P14"><text:span text:style-name="T84"/></text:p>
            <text:p text:style-name="P14"><text:span text:style-name="T86">Switches are implicit specified </text:span><text:span text:style-name="T87">protected</text:span><text:span text:style-name="T86">, thus goto a remote or connected switch is illegal.</text:span></text:p>
            <text:p text:style-name="P14"><text:span text:style-name="T88"/></text:p>
            <text:p text:style-name="P14"><text:span text:style-name="T75">Formal Switches</text:span></text:p>
            <text:p text:style-name="P14"><text:span text:style-name="T37"/></text:p>
            <text:p text:style-name="P14"><text:span text:style-name="T37">Formal switches follows the pattern of procedures.</text:span></text:p>
            <text:p text:style-name="P14"><text:span text:style-name="T37"/></text:p>
            <text:p text:style-name="P14"><text:span text:style-name="T37">Suppose that F is a procedure quantity representing a formal switch.</text:span></text:p>
            <text:p text:style-name="P14"><text:span text:style-name="T37">Then the statement: <text:s/>goto </text:span><text:span text:style-name="T71">F(4);</text:span><text:span text:style-name="T37"> <text:s text:c="2"/>will generate code like this:</text:span></text:p>
            <text:p text:style-name="P14"><text:span text:style-name="T37"/></text:p>
            <text:p text:style-name="P11"><text:span text:style-name="T44"><text:s text:c="8"/></text:span><text:span text:style-name="T44">GOTO$((LABQNT$)(</text:span><text:span text:style-name="T46">F</text:span><text:span text:style-name="T44">.CPF()</text:span></text:p>
            <text:p text:style-name="P11"><text:span text:style-name="T44"><text:s text:c="8"/></text:span><text:span text:style-name="T44"><text:tab/></text:span><text:span text:style-name="T44"><text:tab/></text:span><text:span text:style-name="T44">.setPar(</text:span><text:span text:style-name="T43">new</text:span><text:span text:style-name="T44"> NAME$&lt;Integer&gt;(){ </text:span><text:span text:style-name="T43">public</text:span><text:span text:style-name="T44"> Integer get() {</text:span><text:span text:style-name="T43">return</text:span><text:span text:style-name="T44">(4);}})</text:span></text:p>
            <text:p text:style-name="P13"><text:span text:style-name="T77"><text:s text:c="8"/></text:span><text:span text:style-name="T77"><text:tab/></text:span><text:span text:style-name="T77"><text:tab/></text:span><text:span text:style-name="T77">.ENT$().RESULT$()));</text:span></text:p>
            <text:p text:style-name="P15"><text:span text:style-name="T3"/></text:p>
            <text:p text:style-name="P14"><text:span text:style-name="T75">Virtual Switches</text:span></text:p>
            <text:p text:style-name="P14"><text:span text:style-name="T37"/></text:p>
            <text:p text:style-name="P14"><text:span text:style-name="T37">A virtual switches follow <text:s/>the pattern of virtual procedures. It is represented by a Java virtual member method in the Java class. The method returns a Procedure Quantity (PRCQNT$) pointing to the matching Simula Switch Declaration.</text:span></text:p>
          </draw:text-box>
        </draw:frame>
      </draw:page>
      <draw:page draw:name="page13" draw:style-name="dp1" draw:master-page-name="Standard">
        <draw:frame draw:style-name="gr45" draw:layer="layout" svg:width="17.969cm" svg:height="27.321cm" svg:x="1.188cm" svg:y="1.128cm">
          <draw:text-box>
            <text:p><text:span text:style-name="T36">3. Representation of Quantities.</text:span></text:p>
            <text:p><text:span text:style-name="T37"/></text:p>
            <text:p><text:span text:style-name="T37">Within an object, each quantity local to that object is represented. Local quantities are e.g.</text:span></text:p>
            <text:p><text:span text:style-name="T37">Declared variables in a block (sub-block, procedure body or prefixed block), or the attribute</text:span></text:p>
            <text:p><text:span text:style-name="T37">of a class. Quantities may be of value types, object reference type, text descriptors, array</text:span></text:p>
            <text:p><text:span text:style-name="T37">quantities, procedure quantities, label quantities or switch quantities..</text:span></text:p>
            <text:p><text:span text:style-name="T37"/></text:p>
            <text:p><text:span text:style-name="T38">3.1 Value type variables.</text:span></text:p>
            <text:p><text:span text:style-name="T37"/></text:p>
            <text:p><text:span text:style-name="T37">A variable of value type is represented in Java as follows:</text:span></text:p>
            <text:p><text:span text:style-name="T37"/></text:p>
            <text:p><text:span text:style-name="T37"><text:tab/></text:span><text:span text:style-name="T37">Boolean</text:span><text:span text:style-name="T37"><text:tab/></text:span><text:span text:style-name="T37"><text:tab/></text:span><text:span text:style-name="T37"><text:tab/></text:span><text:span text:style-name="T37">boolean</text:span></text:p>
            <text:p><text:span text:style-name="T37"><text:tab/></text:span><text:span text:style-name="T37">Character</text:span><text:span text:style-name="T37"><text:tab/></text:span><text:span text:style-name="T37"><text:tab/></text:span><text:span text:style-name="T37"><text:tab/></text:span><text:span text:style-name="T37">char</text:span></text:p>
            <text:p><text:span text:style-name="T37"><text:tab/></text:span><text:span text:style-name="T37">Short integer</text:span><text:span text:style-name="T37"><text:tab/></text:span><text:span text:style-name="T37"><text:tab/></text:span><text:span text:style-name="T37"><text:tab/></text:span><text:span text:style-name="T37">int <text:s text:c="4"/>*)</text:span></text:p>
            <text:p><text:span text:style-name="T37"><text:tab/></text:span><text:span text:style-name="T37">Integer</text:span><text:span text:style-name="T37"><text:tab/></text:span><text:span text:style-name="T37"><text:tab/></text:span><text:span text:style-name="T37"><text:tab/></text:span><text:span text:style-name="T37">int</text:span></text:p>
            <text:p><text:span text:style-name="T37"><text:tab/></text:span><text:span text:style-name="T37">Real</text:span><text:span text:style-name="T37"><text:tab/></text:span><text:span text:style-name="T37"><text:tab/></text:span><text:span text:style-name="T37"><text:tab/></text:span><text:span text:style-name="T37"><text:tab/></text:span><text:span text:style-name="T37">float</text:span></text:p>
            <text:p><text:span text:style-name="T37"><text:tab/></text:span><text:span text:style-name="T37">Long real</text:span><text:span text:style-name="T37"><text:tab/></text:span><text:span text:style-name="T37"><text:tab/></text:span><text:span text:style-name="T37"><text:tab/></text:span><text:span text:style-name="T37">double</text:span></text:p>
            <text:p><text:span text:style-name="T37"/></text:p>
            <text:p><text:span text:style-name="T37">*) Simula Standard 2.1.1 <text:s/>states; '' An implementation may choose to implement short integer</text:span></text:p>
            <text:p><text:span text:style-name="T37"><text:s text:c="55"/></text:span><text:span text:style-name="T37">exactly <text:s/>as integer, i.e. ignoring the keyword short <text:s/>''</text:span></text:p>
            <text:p><text:span text:style-name="T37"/></text:p>
            <text:p><text:span text:style-name="T38">3. 2 Object Reference Types.</text:span></text:p>
            <text:p><text:span text:style-name="T37"/></text:p>
            <text:p><text:span text:style-name="T37">Object reference variables are represented in Java as such.</text:span></text:p>
            <text:p><text:span text:style-name="T37"/></text:p>
            <text:p><text:span text:style-name="T37"><text:tab/></text:span><text:span text:style-name="T37">ref(ClassIdentifier)</text:span><text:span text:style-name="T37"><text:tab/></text:span><text:span text:style-name="T37"><text:tab/></text:span><text:span text:style-name="T37">ClassIdentifier</text:span></text:p>
            <text:p><text:span text:style-name="T37"><text:tab/></text:span><text:span text:style-name="T89">none</text:span><text:span text:style-name="T37"><text:tab/></text:span><text:span text:style-name="T37"><text:tab/></text:span><text:span text:style-name="T37"><text:tab/></text:span><text:span text:style-name="T37"><text:tab/></text:span><text:span text:style-name="T89">null</text:span></text:p>
            <text:p><text:span text:style-name="T90"/></text:p>
            <text:p><text:span text:style-name="T38">3. 3 Text Reference Types.</text:span></text:p>
            <text:p><text:span text:style-name="T37"/></text:p>
            <text:p><text:span text:style-name="T37">Text reference variables is a composite structure representated by a TXTREF Java Object.</text:span></text:p>
            <text:p><text:span text:style-name="T37"/></text:p>
            <text:p><text:span text:style-name="T37"><text:tab/></text:span><text:span text:style-name="T37">Text</text:span><text:span text:style-name="T37"><text:tab/></text:span><text:span text:style-name="T37"><text:tab/></text:span><text:span text:style-name="T37"><text:tab/></text:span><text:span text:style-name="T37"><text:tab/></text:span><text:span text:style-name="T37">TXT$</text:span></text:p>
            <text:p><text:span text:style-name="T37"/></text:p>
            <text:p><text:span text:style-name="T37">where TXT$ has the following definition:</text:span></text:p>
            <text:p/>
            <text:p><text:span text:style-name="T91"><text:tab/></text:span><text:span text:style-name="T91">public</text:span><text:span text:style-name="T92"> </text:span><text:span text:style-name="T91">class</text:span><text:span text:style-name="T92"> TXT$ </text:span><text:span text:style-name="T91">extends</text:span><text:span text:style-name="T92"> RTObject {</text:span></text:p>
            <text:p><text:span text:style-name="T92"><text:tab/></text:span><text:span text:style-name="T92"> <text:s text:c="2"/></text:span><text:span text:style-name="T92">TEXTOBJ </text:span><text:span text:style-name="T93">OBJ</text:span><text:span text:style-name="T92">; // Reference to the text object.</text:span></text:p>
            <text:p><text:span text:style-name="T92"><text:tab/></text:span><text:span text:style-name="T92"> <text:s text:c="2"/></text:span><text:span text:style-name="T91">int</text:span><text:span text:style-name="T92"> </text:span><text:span text:style-name="T93">START</text:span><text:span text:style-name="T92">; <text:s text:c="2"/></text:span><text:span text:style-name="T94">// Start index of OBJ.MAIN[], counting from zero.</text:span></text:p>
            <text:p><text:span text:style-name="T92"><text:tab/></text:span><text:span text:style-name="T92"><text:tab/></text:span><text:span text:style-name="T92"><text:tab/></text:span><text:span text:style-name="T92"> <text:s text:c="3"/></text:span><text:span text:style-name="T94">// Note this differ from </text:span><text:span text:style-name="T95">Simula</text:span><text:span text:style-name="T94"> Definition.</text:span></text:p>
            <text:p><text:span text:style-name="T92"><text:tab/></text:span><text:span text:style-name="T92"> <text:s text:c="2"/></text:span><text:span text:style-name="T91">int</text:span><text:span text:style-name="T92"> </text:span><text:span text:style-name="T93">LENGTH</text:span><text:span text:style-name="T92">;</text:span></text:p>
            <text:p><text:span text:style-name="T92"><text:tab/></text:span><text:span text:style-name="T92"> <text:s text:c="2"/></text:span><text:span text:style-name="T91">int</text:span><text:span text:style-name="T92"> </text:span><text:span text:style-name="T93">POS</text:span><text:span text:style-name="T92">; <text:s text:c="4"/></text:span><text:span text:style-name="T94">// Current index of OBJ.MAIN[], counting from zero.</text:span></text:p>
            <text:p><text:span text:style-name="T92"><text:tab/></text:span><text:span text:style-name="T92"><text:tab/></text:span><text:span text:style-name="T92"><text:tab/></text:span><text:span text:style-name="T92"> <text:s text:c="3"/></text:span><text:span text:style-name="T94">// Note this differ from </text:span><text:span text:style-name="T95">Simula</text:span><text:span text:style-name="T94"> Definition.</text:span></text:p>
            <text:p><text:span text:style-name="T96"><text:tab/></text:span><text:span text:style-name="T96"> <text:s text:c="2"/></text:span><text:span text:style-name="T96">...</text:span></text:p>
            <text:p><text:span text:style-name="T96"><text:tab/></text:span><text:span text:style-name="T96">}</text:span></text:p>
            <text:p/>
            <text:p><text:span text:style-name="T97">The special text constant </text:span><text:span text:style-name="T98">notext</text:span><text:span text:style-name="T97"> is represented by Java </text:span><text:span text:style-name="T98">null</text:span><text:span text:style-name="T97">.</text:span></text:p>
            <text:p><text:span text:style-name="T37"/></text:p>
            <text:p><text:span text:style-name="T37">The object TEXTOBJ is defined as:</text:span></text:p>
            <text:p/>
            <text:p><text:span text:style-name="T91"><text:tab/></text:span><text:span text:style-name="T91">public</text:span><text:span text:style-name="T92"> </text:span><text:span text:style-name="T91">class</text:span><text:span text:style-name="T92"> TEXTOBJ </text:span><text:span text:style-name="T91">extends</text:span><text:span text:style-name="T92"> RTObject {</text:span></text:p>
            <text:p><text:span text:style-name="T92"><text:tab/></text:span><text:span text:style-name="T92"> <text:s text:c="2"/></text:span><text:span text:style-name="T91">int</text:span><text:span text:style-name="T92"> </text:span><text:span text:style-name="T93">SIZE</text:span><text:span text:style-name="T92">; <text:s text:c="6"/>// Number of characters in the text object.</text:span></text:p>
            <text:p><text:span text:style-name="T92"><text:tab/></text:span><text:span text:style-name="T92"> <text:s text:c="2"/></text:span><text:span text:style-name="T91">boolean</text:span><text:span text:style-name="T92"> </text:span><text:span text:style-name="T93">CONST</text:span><text:span text:style-name="T92">; <text:s/>// True: Indicates a text constant</text:span></text:p>
            <text:p><text:span text:style-name="T92"><text:tab/></text:span><text:span text:style-name="T92"> <text:s text:c="2"/></text:span><text:span text:style-name="T91">char</text:span><text:span text:style-name="T92">[] </text:span><text:span text:style-name="T93">MAIN</text:span><text:span text:style-name="T92">; <text:s text:c="3"/>// The characters</text:span></text:p>
            <text:p><text:span text:style-name="T94"><text:tab/></text:span><text:span text:style-name="T94"> <text:s text:c="2"/></text:span><text:span text:style-name="T94">...</text:span></text:p>
            <text:p><text:span text:style-name="T94"><text:tab/></text:span><text:span text:style-name="T94">}</text:span></text:p>
          </draw:text-box>
        </draw:frame>
      </draw:page>
      <draw:page draw:name="page14" draw:style-name="dp1" draw:master-page-name="Standard">
        <draw:frame draw:style-name="gr46" draw:layer="layout" svg:width="20.129cm" svg:height="27.743cm" svg:x="0.871cm" svg:y="1cm">
          <draw:text-box>
            <text:p><text:span text:style-name="T99">3.4 Array Quantities.</text:span></text:p>
            <text:p/>
            <text:p><text:span text:style-name="T100">A local array is represented by a reference to an array object:</text:span></text:p>
            <text:p/>
            <text:p text:style-name="P1"><text:span text:style-name="T44"><text:tab/></text:span><text:span text:style-name="T43">public</text:span><text:span text:style-name="T44"> </text:span><text:span text:style-name="T43">class</text:span><text:span text:style-name="T44"> $ARRAY&lt;T&gt;</text:span></text:p>
            <text:p text:style-name="P1"><text:span text:style-name="T44"><text:tab/></text:span><text:span text:style-name="T44">{ </text:span><text:span text:style-name="T43">public</text:span><text:span text:style-name="T44"> T </text:span><text:span text:style-name="T46">Elt</text:span><text:span text:style-name="T44">;</text:span></text:p>
            <text:p text:style-name="P1"><text:span text:style-name="T44"><text:tab/></text:span><text:span text:style-name="T44"> <text:s/></text:span><text:span text:style-name="T43">public</text:span><text:span text:style-name="T44"> </text:span><text:span text:style-name="T43">int</text:span><text:span text:style-name="T44">[] </text:span><text:span text:style-name="T46">LB</text:span><text:span text:style-name="T44">;</text:span></text:p>
            <text:p text:style-name="P1"><text:span text:style-name="T44"><text:tab/></text:span><text:span text:style-name="T44"> <text:s/></text:span><text:span text:style-name="T43">public</text:span><text:span text:style-name="T44"> </text:span><text:span text:style-name="T43">int</text:span><text:span text:style-name="T44">[] </text:span><text:span text:style-name="T46">UB</text:span><text:span text:style-name="T44">;</text:span></text:p>
            <text:p text:style-name="P1"><text:span text:style-name="T44"><text:tab/></text:span><text:span text:style-name="T44"> <text:s/></text:span><text:span text:style-name="T43">public</text:span><text:span text:style-name="T44"> $ARRAY(T </text:span><text:span text:style-name="T47">Elt</text:span><text:span text:style-name="T44">,</text:span><text:span text:style-name="T43">int</text:span><text:span text:style-name="T44">[] </text:span><text:span text:style-name="T47">LB</text:span><text:span text:style-name="T44">,</text:span><text:span text:style-name="T43">int</text:span><text:span text:style-name="T44">[] </text:span><text:span text:style-name="T47">UB</text:span><text:span text:style-name="T44">)</text:span></text:p>
            <text:p text:style-name="P1"><text:span text:style-name="T44"><text:tab/></text:span><text:span text:style-name="T44"> <text:s/></text:span><text:span text:style-name="T44">{ </text:span><text:span text:style-name="T43">this</text:span><text:span text:style-name="T44">.</text:span><text:span text:style-name="T46">Elt</text:span><text:span text:style-name="T44">=</text:span><text:span text:style-name="T47">Elt</text:span><text:span text:style-name="T44">; </text:span><text:span text:style-name="T43">this</text:span><text:span text:style-name="T44">.</text:span><text:span text:style-name="T46">LB</text:span><text:span text:style-name="T44">=</text:span><text:span text:style-name="T47">LB</text:span><text:span text:style-name="T44">; </text:span><text:span text:style-name="T43">this</text:span><text:span text:style-name="T44">.</text:span><text:span text:style-name="T46">UB</text:span><text:span text:style-name="T44">=</text:span><text:span text:style-name="T47">UB</text:span><text:span text:style-name="T44">; }</text:span></text:p>
            <text:p text:style-name="P1"><text:span text:style-name="T44"><text:tab/></text:span><text:span text:style-name="T44"> <text:s/></text:span><text:span text:style-name="T43">public</text:span><text:span text:style-name="T44"> $ARRAY&lt;T&gt; COPY() { … }</text:span></text:p>
            <text:p text:style-name="P1"><text:span text:style-name="T101"><text:tab/></text:span><text:span text:style-name="T101">}</text:span></text:p>
            <text:p text:style-name="P1"><text:span text:style-name="T101"/></text:p>
            <text:p><text:span text:style-name="T100"/></text:p>
            <text:p><text:span text:style-name="T100">Example: A one-dimesional </text:span><text:span text:style-name="T102"><text:s/>Integer Array Table(6:56) </text:span><text:span text:style-name="T100"><text:s/>is declared by:</text:span></text:p>
            <text:p><text:span text:style-name="T100"/></text:p>
            <text:p><text:span text:style-name="T44"><text:tab/></text:span><text:span text:style-name="T44"> <text:s/></text:span><text:span text:style-name="T44">$ARRAY&lt;</text:span><text:span text:style-name="T43">int</text:span><text:span text:style-name="T44">[]&gt; </text:span><text:span text:style-name="T47">Table;</text:span></text:p>
            <text:p><text:span text:style-name="T47"/></text:p>
            <text:p><text:span text:style-name="T44"><text:s text:c="8"/></text:span><text:span text:style-name="T43">int</text:span><text:span text:style-name="T44">[] </text:span><text:span text:style-name="T47">Table$LB</text:span><text:span text:style-name="T44">=</text:span><text:span text:style-name="T43">new</text:span><text:span text:style-name="T44"> </text:span><text:span text:style-name="T43">int</text:span><text:span text:style-name="T44">[1]; </text:span><text:span text:style-name="T43">int</text:span><text:span text:style-name="T44">[] </text:span><text:span text:style-name="T47">Table$UB</text:span><text:span text:style-name="T44">=</text:span><text:span text:style-name="T43">new</text:span><text:span text:style-name="T44"> </text:span><text:span text:style-name="T43">int</text:span><text:span text:style-name="T44">[1];</text:span></text:p>
            <text:p text:style-name="P1"><text:span text:style-name="T44"><text:s text:c="8"/></text:span><text:span text:style-name="T47">Table$LB</text:span><text:span text:style-name="T44">[0]=6; </text:span><text:span text:style-name="T47">Table$UB</text:span><text:span text:style-name="T44">[0]=56;</text:span></text:p>
            <text:p text:style-name="P1"><text:span text:style-name="T44"><text:s text:c="8"/></text:span><text:span text:style-name="T44">BOUND_CHECK$(</text:span><text:span text:style-name="T47">Table$LB</text:span><text:span text:style-name="T44">[0],</text:span><text:span text:style-name="T47">Table$UB</text:span><text:span text:style-name="T44">[0]);</text:span></text:p>
            <text:p text:style-name="P1"><text:span text:style-name="T44"><text:s text:c="8"/></text:span><text:span text:style-name="T46">Table</text:span><text:span text:style-name="T44">=</text:span><text:span text:style-name="T43">new</text:span><text:span text:style-name="T44"> ARRAY$&lt;</text:span><text:span text:style-name="T43">int</text:span><text:span text:style-name="T44">[]&gt;(</text:span><text:span text:style-name="T43">new</text:span><text:span text:style-name="T44"> </text:span><text:span text:style-name="T43">int</text:span><text:span text:style-name="T44">[</text:span><text:span text:style-name="T47">Table$UB</text:span><text:span text:style-name="T44">[0]-</text:span><text:span text:style-name="T47">Table$LB</text:span><text:span text:style-name="T44">[0]+1],</text:span><text:span text:style-name="T47">Table$LB</text:span><text:span text:style-name="T44">,</text:span><text:span text:style-name="T47">Table$UB</text:span><text:span text:style-name="T44">);</text:span></text:p>
            <text:p text:style-name="P1"><text:span text:style-name="T44"/></text:p>
            <text:p><text:span text:style-name="T103">And we acess elements like this:</text:span></text:p>
            <text:p text:style-name="P1"><text:span text:style-name="T44"/></text:p>
            <text:p text:style-name="P1"><text:span text:style-name="T44"><text:tab/></text:span><text:span text:style-name="T44"> <text:s/></text:span><text:span text:style-name="T43">int</text:span><text:span text:style-name="T44"> </text:span><text:span text:style-name="T47">x</text:span><text:span text:style-name="T44">=45; </text:span><text:span text:style-name="T45">// Index</text:span></text:p>
            <text:p text:style-name="P1"><text:span text:style-name="T44"><text:tab/></text:span><text:span text:style-name="T44"> <text:s/></text:span><text:span text:style-name="T43">int</text:span><text:span text:style-name="T44"> </text:span><text:span text:style-name="T47">i</text:span><text:span text:style-name="T44">=</text:span><text:span text:style-name="T47">Table</text:span><text:span text:style-name="T44">.</text:span><text:span text:style-name="T46">Elt</text:span><text:span text:style-name="T44">[</text:span><text:span text:style-name="T47">x</text:span><text:span text:style-name="T44">-</text:span><text:span text:style-name="T47">Table</text:span><text:span text:style-name="T44">.</text:span><text:span text:style-name="T46">LB</text:span><text:span text:style-name="T44">[0]]; <text:s/></text:span><text:span text:style-name="T45">// <text:s/>i := Table(x); </text:span></text:p>
            <text:p text:style-name="P1"><text:span text:style-name="T44"><text:tab/></text:span><text:span text:style-name="T44"> <text:s/></text:span><text:span text:style-name="T47">Table</text:span><text:span text:style-name="T44">.</text:span><text:span text:style-name="T46">Elt</text:span><text:span text:style-name="T44">[</text:span><text:span text:style-name="T47">x</text:span><text:span text:style-name="T44">-</text:span><text:span text:style-name="T47">Table</text:span><text:span text:style-name="T44">.</text:span><text:span text:style-name="T46">LB</text:span><text:span text:style-name="T44">[0]]=</text:span><text:span text:style-name="T47">i</text:span><text:span text:style-name="T44">; <text:s text:c="5"/></text:span><text:span text:style-name="T45">// <text:s/>Table(x) := i;</text:span></text:p>
            <text:p text:style-name="P1"><text:span text:style-name="T44"/></text:p>
            <text:p><text:span text:style-name="T100"/></text:p>
            <text:p><text:span text:style-name="T100">And, two-dimesional <text:s/></text:span><text:span text:style-name="T102">Text Array TA(6:56,8:88) </text:span><text:span text:style-name="T100"><text:s/>is coded like:</text:span></text:p>
            <text:p/>
            <text:p text:style-name="P1"><text:span text:style-name="T44"><text:s text:c="8"/></text:span><text:span text:style-name="T43">int</text:span><text:span text:style-name="T44">[] </text:span><text:span text:style-name="T47">TA$LB</text:span><text:span text:style-name="T44">=</text:span><text:span text:style-name="T43">new</text:span><text:span text:style-name="T44"> </text:span><text:span text:style-name="T43">int</text:span><text:span text:style-name="T44">[2]; </text:span><text:span text:style-name="T43">int</text:span><text:span text:style-name="T44">[] </text:span><text:span text:style-name="T47">TA$UB</text:span><text:span text:style-name="T44">=</text:span><text:span text:style-name="T43">new</text:span><text:span text:style-name="T44"> </text:span><text:span text:style-name="T43">int</text:span><text:span text:style-name="T44">[2];</text:span></text:p>
            <text:p text:style-name="P1"><text:span text:style-name="T44"><text:s text:c="8"/></text:span><text:span text:style-name="T47">TA$LB</text:span><text:span text:style-name="T44">[0]=6; </text:span><text:span text:style-name="T47">TA$UB</text:span><text:span text:style-name="T44">[0]=56;</text:span></text:p>
            <text:p text:style-name="P1"><text:span text:style-name="T44"><text:s text:c="8"/></text:span><text:span text:style-name="T44">BOUND_CHECK$(</text:span><text:span text:style-name="T47">TA$LB</text:span><text:span text:style-name="T44">[0],</text:span><text:span text:style-name="T47">TA$UB</text:span><text:span text:style-name="T44">[0]);</text:span></text:p>
            <text:p text:style-name="P1"><text:span text:style-name="T44"><text:s text:c="8"/></text:span><text:span text:style-name="T47">TA$LB</text:span><text:span text:style-name="T44">[1]=8; </text:span><text:span text:style-name="T47">TA$UB</text:span><text:span text:style-name="T44">[1]=88;</text:span></text:p>
            <text:p text:style-name="P1"><text:span text:style-name="T44"><text:s text:c="8"/></text:span><text:span text:style-name="T44">BOUND_CHECK$(</text:span><text:span text:style-name="T47">TA$LB</text:span><text:span text:style-name="T44">[1],</text:span><text:span text:style-name="T47">TA$UB</text:span><text:span text:style-name="T44">[1]);</text:span></text:p>
            <text:p text:style-name="P1"><text:span text:style-name="T44"><text:s text:c="8"/></text:span><text:span text:style-name="T46">TA</text:span><text:span text:style-name="T44">=</text:span><text:span text:style-name="T43">new</text:span><text:span text:style-name="T44"> ARRAY$&lt;TXT$[][]&gt;(</text:span><text:span text:style-name="T43">new</text:span><text:span text:style-name="T44"> TXT$[</text:span><text:span text:style-name="T47">TA$UB</text:span><text:span text:style-name="T44">[0]-</text:span><text:span text:style-name="T47">TA$LB</text:span><text:span text:style-name="T44">[0]+1][</text:span><text:span text:style-name="T47">TA$UB</text:span><text:span text:style-name="T44">[1]-</text:span><text:span text:style-name="T47">TA$LB</text:span><text:span text:style-name="T44">[1]+1],</text:span><text:span text:style-name="T47">TA$LB</text:span><text:span text:style-name="T44">,</text:span><text:span text:style-name="T47">TA$UB</text:span><text:span text:style-name="T44">);</text:span></text:p>
            <text:p text:style-name="P1"><text:span text:style-name="T44"/></text:p>
            <text:p><text:span text:style-name="T103">And we acess elements like this:</text:span></text:p>
            <text:p><text:span text:style-name="T103"/></text:p>
            <text:p text:style-name="P1"><text:span text:style-name="T44"><text:tab/></text:span><text:span text:style-name="T44"> <text:s/></text:span><text:span text:style-name="T43">int</text:span><text:span text:style-name="T44"> </text:span><text:span text:style-name="T47">x</text:span><text:span text:style-name="T44">=45; </text:span><text:span text:style-name="T45">// Index</text:span></text:p>
            <text:p text:style-name="P1"><text:span text:style-name="T44"><text:tab/></text:span><text:span text:style-name="T44"> <text:s/></text:span><text:span text:style-name="T43">int</text:span><text:span text:style-name="T44"> </text:span><text:span text:style-name="T47">y</text:span><text:span text:style-name="T44">=45; </text:span><text:span text:style-name="T45">// Index</text:span></text:p>
            <text:p text:style-name="P1"><text:span text:style-name="T44"><text:tab/></text:span><text:span text:style-name="T44"> <text:s/></text:span><text:span text:style-name="T44">TXT$ </text:span><text:span text:style-name="T47">t</text:span><text:span text:style-name="T44">=</text:span><text:span text:style-name="T47">TA</text:span><text:span text:style-name="T44">.</text:span><text:span text:style-name="T46">Elt</text:span><text:span text:style-name="T44">[</text:span><text:span text:style-name="T47">x</text:span><text:span text:style-name="T44">-</text:span><text:span text:style-name="T47">TA</text:span><text:span text:style-name="T44">.</text:span><text:span text:style-name="T46">LB</text:span><text:span text:style-name="T44">[0]][</text:span><text:span text:style-name="T47">y</text:span><text:span text:style-name="T44">-</text:span><text:span text:style-name="T47">TA</text:span><text:span text:style-name="T44">.</text:span><text:span text:style-name="T46">LB</text:span><text:span text:style-name="T44">[1]]; <text:s/></text:span><text:span text:style-name="T45">// <text:s/>t :- AI(x,y); </text:span></text:p>
            <text:p text:style-name="P1"><text:span text:style-name="T44"><text:tab/></text:span><text:span text:style-name="T44"> <text:s/></text:span><text:span text:style-name="T47">TA</text:span><text:span text:style-name="T44">.</text:span><text:span text:style-name="T46">Elt</text:span><text:span text:style-name="T44">[</text:span><text:span text:style-name="T47">x</text:span><text:span text:style-name="T44">-</text:span><text:span text:style-name="T47">TA</text:span><text:span text:style-name="T44">.</text:span><text:span text:style-name="T46">LB</text:span><text:span text:style-name="T44">[0]][</text:span><text:span text:style-name="T47">y</text:span><text:span text:style-name="T44">-</text:span><text:span text:style-name="T47">TA</text:span><text:span text:style-name="T44">.</text:span><text:span text:style-name="T46">LB</text:span><text:span text:style-name="T44">[1]]=</text:span><text:span text:style-name="T47">t</text:span><text:span text:style-name="T44">; <text:s text:c="6"/></text:span><text:span text:style-name="T45">// <text:s/>AI(x,y) :- t;</text:span></text:p>
            <text:p text:style-name="P1"><text:span text:style-name="T45"/></text:p>
            <text:p><text:span text:style-name="T100"/></text:p>
            <text:p><text:span text:style-name="T100">And so on as many dimensions as you like.</text:span></text:p>
            <text:p><text:span text:style-name="T100"/></text:p>
            <text:p><text:span text:style-name="T100"/></text:p>
            <text:p><text:span text:style-name="T100">A parameter Array is represented by the <text:s/>$ARRAY&lt;?&gt; <text:s/>quantity.</text:span></text:p>
            <text:p/>
            <text:p><text:span text:style-name="T92"/></text:p>
            <text:p><text:span text:style-name="T104">NOTE:</text:span><text:span text:style-name="T104"><text:tab/></text:span><text:span text:style-name="T104">Multi-dimensional Parameter Arrays are not yet</text:span></text:p>
            <text:p><text:span text:style-name="T104"><text:tab/></text:span><text:span text:style-name="T104"><text:tab/></text:span><text:span text:style-name="T104">Implemented. It is supposed that we can use</text:span></text:p>
            <text:p><text:span text:style-name="T104"><text:tab/></text:span><text:span text:style-name="T104"><text:tab/></text:span><text:span text:style-name="T104">reflection to Complete the implementation</text:span></text:p>
          </draw:text-box>
        </draw:frame>
      </draw:page>
      <draw:page draw:name="page15" draw:style-name="dp1" draw:master-page-name="Standard">
        <draw:frame draw:style-name="gr47" draw:layer="layout" svg:width="19.975cm" svg:height="26.41cm" svg:x="1cm" svg:y="1cm">
          <draw:text-box>
            <text:p><text:span text:style-name="T99">3.5 Procedure Quantities.</text:span></text:p>
            <text:p/>
            <text:p><text:span text:style-name="T100">A procedure is represented as a composite structure as shown below. Procedure quantities are</text:span></text:p>
            <text:p><text:span text:style-name="T100">used to represent formal procedure parameters. Local procedures, however, are not represented</text:span></text:p>
            <text:p><text:span text:style-name="T100">as quantities whitin an object.</text:span></text:p>
            <text:p><text:span text:style-name="T37"/></text:p>
            <text:p><text:span text:style-name="T44"><text:tab/></text:span><text:span text:style-name="T43">public</text:span><text:span text:style-name="T44"> </text:span><text:span text:style-name="T43">class</text:span><text:span text:style-name="T44"> $PRCQNT</text:span></text:p>
            <text:p text:style-name="P1"><text:span text:style-name="T44"><text:tab/></text:span><text:span text:style-name="T44">{ RTObject$ </text:span><text:span text:style-name="T46">staticLink</text:span><text:span text:style-name="T44">;</text:span></text:p>
            <text:p text:style-name="P1"><text:span text:style-name="T44"><text:tab/></text:span><text:span text:style-name="T44"> <text:s/></text:span><text:span text:style-name="T44">Class&lt;?&gt; </text:span><text:span text:style-name="T46">procedure</text:span><text:span text:style-name="T44">;</text:span></text:p>
            <text:p text:style-name="P1"><text:span text:style-name="T105"><text:tab/></text:span><text:span text:style-name="T105"><text:tab/></text:span><text:span text:style-name="T105"> <text:s/></text:span></text:p>
            <text:p text:style-name="P1"><text:span text:style-name="T44"><text:tab/></text:span><text:span text:style-name="T44"> <text:s/></text:span><text:span text:style-name="T45">// Constructor</text:span></text:p>
            <text:p text:style-name="P1"><text:span text:style-name="T44"><text:tab/></text:span><text:span text:style-name="T44"> <text:s/></text:span><text:span text:style-name="T43">public</text:span><text:span text:style-name="T44"> $PRCQNT(RTObject$ </text:span><text:span text:style-name="T47">staticLink</text:span><text:span text:style-name="T44">,Class&lt;?&gt; </text:span><text:span text:style-name="T47">procedure</text:span><text:span text:style-name="T44">)</text:span></text:p>
            <text:p text:style-name="P1"><text:span text:style-name="T44"><text:tab/></text:span><text:span text:style-name="T44"> <text:s/></text:span><text:span text:style-name="T44">{ </text:span><text:span text:style-name="T43">this</text:span><text:span text:style-name="T44">.</text:span><text:span text:style-name="T46">staticLink</text:span><text:span text:style-name="T44">=</text:span><text:span text:style-name="T47">staticLink</text:span><text:span text:style-name="T44">; </text:span><text:span text:style-name="T43">this</text:span><text:span text:style-name="T44">.</text:span><text:span text:style-name="T46">procedure</text:span><text:span text:style-name="T44">=</text:span><text:span text:style-name="T47">procedure</text:span><text:span text:style-name="T44">; }</text:span></text:p>
            <text:p text:style-name="P1"><text:span text:style-name="T105"><text:tab/></text:span><text:span text:style-name="T105"><text:tab/></text:span><text:span text:style-name="T105"><text:tab/></text:span><text:span text:style-name="T105"> <text:s/></text:span></text:p>
            <text:p text:style-name="P1"><text:span text:style-name="T44"><text:tab/></text:span><text:span text:style-name="T44"> <text:s/></text:span><text:span text:style-name="T43">public</text:span><text:span text:style-name="T44"> PROC$ CPF()</text:span></text:p>
            <text:p text:style-name="P1"><text:span text:style-name="T44"><text:tab/></text:span><text:span text:style-name="T44"> <text:s/></text:span><text:span text:style-name="T44">{ </text:span><text:span text:style-name="T43">try</text:span></text:p>
            <text:p text:style-name="P1"><text:span text:style-name="T44"><text:tab/></text:span><text:span text:style-name="T44"> <text:s text:c="3"/></text:span><text:span text:style-name="T44">{</text:span><text:span text:style-name="T44"><text:tab/></text:span><text:span text:style-name="T44">Constructor&lt;?&gt; </text:span><text:span text:style-name="T47">constr</text:span><text:span text:style-name="T44"> = </text:span><text:span text:style-name="T46">procedure</text:span><text:span text:style-name="T44">.getConstructor(</text:span><text:span text:style-name="T43">new</text:span><text:span text:style-name="T44"> Class[]{RTObject$.</text:span><text:span text:style-name="T43">class</text:span><text:span text:style-name="T44">});</text:span></text:p>
            <text:p text:style-name="P1"><text:span text:style-name="T44"><text:tab/></text:span><text:span text:style-name="T44"><text:tab/></text:span><text:span text:style-name="T44">Object </text:span><text:span text:style-name="T47">obj</text:span><text:span text:style-name="T44">=</text:span><text:span text:style-name="T47">constr</text:span><text:span text:style-name="T44">.newInstance(</text:span><text:span text:style-name="T46">staticLink</text:span><text:span text:style-name="T44">);</text:span></text:p>
            <text:p text:style-name="P1"><text:span text:style-name="T44"><text:tab/></text:span><text:span text:style-name="T44"><text:tab/></text:span><text:span text:style-name="T43">return</text:span><text:span text:style-name="T44">((PROC$)</text:span><text:span text:style-name="T47">obj</text:span><text:span text:style-name="T44">); <text:s/></text:span></text:p>
            <text:p text:style-name="P1"><text:span text:style-name="T105"><text:tab/></text:span><text:span text:style-name="T105"> <text:s text:c="3"/></text:span><text:span text:style-name="T105">}</text:span></text:p>
            <text:p text:style-name="P1"><text:span text:style-name="T44"><text:tab/></text:span><text:span text:style-name="T44"> <text:s text:c="3"/></text:span><text:span text:style-name="T43">catch</text:span><text:span text:style-name="T44">(Throwable </text:span><text:span text:style-name="T47">e</text:span><text:span text:style-name="T44">) { </text:span><text:span text:style-name="T43">throw</text:span><text:span text:style-name="T44"> </text:span><text:span text:style-name="T43">new</text:span><text:span text:style-name="T44"> RuntimeException(</text:span><text:span text:style-name="T68">"Internal Error"</text:span><text:span text:style-name="T44">,</text:span><text:span text:style-name="T47">e</text:span><text:span text:style-name="T44">);</text:span><text:span text:style-name="T105"><text:tab/></text:span><text:span text:style-name="T105">} <text:s/></text:span></text:p>
            <text:p text:style-name="P1"><text:span text:style-name="T105"><text:tab/></text:span><text:span text:style-name="T105"> <text:s/></text:span><text:span text:style-name="T105">}</text:span></text:p>
            <text:p text:style-name="P1"><text:span text:style-name="T105"><text:tab/></text:span><text:span text:style-name="T105"><text:tab/></text:span><text:span text:style-name="T105"> <text:s/></text:span></text:p>
            <text:p text:style-name="P1"><text:span text:style-name="T105"><text:tab/></text:span><text:span text:style-name="T105">}</text:span></text:p>
            <text:p/>
            <text:p><text:span text:style-name="T100">The attribute '</text:span><text:span text:style-name="T106">staticLink</text:span><text:span text:style-name="T100">' is a pointer to the block-instance in which the procedure is declared. </text:span></text:p>
            <text:p><text:span text:style-name="T37"/></text:p>
            <text:p><text:span text:style-name="T100">In traditional Simula implementatios, a prototype is generated to hold basic informations of block-</text:span></text:p>
            <text:p><text:span text:style-name="T100">instances, including procedures. In this implementation no Prototype is generated. Instead, we use</text:span></text:p>
            <text:p><text:span text:style-name="T100">Java's reflection m</text:span><text:span text:style-name="T107">echanisms</text:span><text:span text:style-name="T100"> to create procedure objects.</text:span></text:p>
            <text:p><text:span text:style-name="T37"/></text:p>
            <text:p><text:span text:style-name="T100">The atribute '</text:span><text:span text:style-name="T106">procedure</text:span><text:span text:style-name="T100">' is a pointer to Java's 'prototype' i.e. a pointer to a Java Object containing</text:span></text:p>
            <text:p><text:span text:style-name="T100">all information of the class representing the Simula procedure.</text:span></text:p>
            <text:p><text:span text:style-name="T37"/></text:p>
            <text:p><text:span text:style-name="T100">The CPF method is used to create procedure object when generating call to formal or virtual</text:span></text:p>
            <text:p><text:span text:style-name="T100">procedures. Further details in a later section. </text:span></text:p>
            <text:p><text:span text:style-name="T37"/></text:p>
            <text:p><text:span text:style-name="T100">Suppose we have a Simula procedure 'P'. To create a procedure quantity at runtime we use a</text:span></text:p>
            <text:p><text:span text:style-name="T100">constructs like this:</text:span></text:p>
            <text:p><text:span text:style-name="T37"/></text:p>
            <text:p><text:span text:style-name="T108"><text:s text:c="3"/></text:span><text:span text:style-name="T92">new PRCQNT$(</text:span><text:span text:style-name="T109">CUR$</text:span><text:span text:style-name="T92">,P.class); <text:s text:c="4"/>// P is local</text:span></text:p>
            <text:p><text:span text:style-name="T108"><text:s text:c="3"/></text:span><text:span text:style-name="T92">new PRCQNT$(</text:span><text:span text:style-name="T109">CUR$.SL$</text:span><text:span text:style-name="T92">,P.class); // P is declared at an outer block</text:span></text:p>
            <text:p/>
            <text:p/>
            <text:p><text:span text:style-name="T99">3.6 Label Quantities.</text:span></text:p>
            <text:p><text:span text:style-name="T110"/></text:p>
            <text:p><text:span text:style-name="T111">Label quantities are explained in chp. 6.1.1.</text:span></text:p>
            <text:p><text:span text:style-name="T112"/></text:p>
            <text:p><text:span text:style-name="T110"><text:s/></text:span></text:p>
            <text:p><text:span text:style-name="T99">3.7 Switch Quantities.</text:span></text:p>
            <text:p/>
            <text:p><text:span text:style-name="T100">This implementation treats a Simula Switch as a LABQNT$ Procedure.</text:span></text:p>
            <text:p><text:span text:style-name="T37"/></text:p>
          </draw:text-box>
        </draw:frame>
      </draw:page>
      <draw:page draw:name="page16" draw:style-name="dp1" draw:master-page-name="Standard">
        <draw:frame draw:style-name="gr48" draw:text-style-name="P3" draw:layer="layout" svg:width="18.938cm" svg:height="25.499cm" svg:x="1cm" svg:y="1cm">
          <draw:text-box>
            <text:p><text:span text:style-name="T113">4. <text:s/>Parameter Transmission.</text:span></text:p>
            <text:p><text:span text:style-name="T114"/></text:p>
            <text:p><text:span text:style-name="T115">4.1 <text:s/>Parameter Transmission 'by Name'.</text:span></text:p>
            <text:p><text:span text:style-name="T21"/></text:p>
            <text:p><text:span text:style-name="T21"/></text:p>
            <text:p><text:span text:style-name="T37">The basic principle is to establish an object within the calling scope. This object will have two</text:span></text:p>
            <text:p><text:span text:style-name="T37">attributt methods; 'get' og 'put' <text:s/>to read the value of the actual parameter, or, if legal, to write into it.</text:span></text:p>
            <text:p><text:span text:style-name="T37">The following Java-class is used to perform such parameter transmissions:</text:span></text:p>
            <text:p><text:span text:style-name="T37"/></text:p>
            <text:p><text:span text:style-name="T21"><text:tab/></text:span><text:span text:style-name="T21"><text:tab/></text:span><text:span text:style-name="T116">abstract</text:span><text:span text:style-name="T117"> </text:span><text:span text:style-name="T116">class</text:span><text:span text:style-name="T117"> $NAME&lt;T&gt; {</text:span></text:p>
            <text:p><text:span text:style-name="T117"><text:tab/></text:span><text:span text:style-name="T117"><text:tab/></text:span><text:span text:style-name="T117"><text:tab/></text:span><text:span text:style-name="T116">abstract</text:span><text:span text:style-name="T117"> T get();</text:span></text:p>
            <text:p><text:span text:style-name="T117"><text:tab/></text:span><text:span text:style-name="T117"><text:tab/></text:span><text:span text:style-name="T117"><text:tab/></text:span><text:span text:style-name="T116">void</text:span><text:span text:style-name="T117"> put(T </text:span><text:span text:style-name="T118">x</text:span><text:span text:style-name="T117">) { </text:span><text:span text:style-name="T119">error</text:span><text:span text:style-name="T117">(</text:span><text:span text:style-name="T120">"Illegal ..."</text:span><text:span text:style-name="T117">); }</text:span></text:p>
            <text:p><text:span text:style-name="T117"><text:tab/></text:span><text:span text:style-name="T117"><text:tab/></text:span><text:span text:style-name="T117">}</text:span></text:p>
            <text:p><text:span text:style-name="T21"/></text:p>
            <text:p><text:span text:style-name="T100">Note that we both use abstract Java classes and 'generics' i.e. the actual type is a parameter. Also</text:span></text:p>
            <text:p><text:span text:style-name="T100">note that the 'put' method has a default definition producing an error. This enables redefinition of</text:span></text:p>
            <text:p><text:span text:style-name="T100">the 'put' method to be droped for expression as actual parameters.</text:span></text:p>
            <text:p><text:span text:style-name="T37"/></text:p>
            <text:p><text:span text:style-name="T100">Suppose the Simula Procedure:</text:span></text:p>
            <text:p><text:span text:style-name="T37"/></text:p>
            <text:p><text:span text:style-name="T100"><text:tab/></text:span><text:span text:style-name="T100"><text:tab/></text:span><text:span text:style-name="T121">procedure</text:span><text:span text:style-name="T102"> P(k); </text:span><text:span text:style-name="T121">name</text:span><text:span text:style-name="T102"> k; </text:span><text:span text:style-name="T121">integer</text:span><text:span text:style-name="T102"> k; k:=k+1;</text:span></text:p>
            <text:p><text:span text:style-name="T37"/></text:p>
            <text:p><text:span text:style-name="T100">It will be translated to something like this Java method:</text:span></text:p>
            <text:p><text:span text:style-name="T37"/></text:p>
            <text:p><text:span text:style-name="T122"><text:tab/></text:span><text:span text:style-name="T122"><text:tab/></text:span><text:span text:style-name="T116">void</text:span><text:span text:style-name="T117"> P($NAME&lt;Integer&gt; </text:span><text:span text:style-name="T118">k</text:span><text:span text:style-name="T117">) {</text:span></text:p>
            <text:p><text:span text:style-name="T117"><text:tab/></text:span><text:span text:style-name="T117"><text:tab/></text:span><text:span text:style-name="T117"><text:tab/></text:span><text:span text:style-name="T118">k</text:span><text:span text:style-name="T117">.put(</text:span><text:span text:style-name="T118">k</text:span><text:span text:style-name="T117">.get() + 1); </text:span><text:span text:style-name="T123">// E.g: k=k+1 </text:span></text:p>
            <text:p><text:span text:style-name="T117"><text:tab/></text:span><text:span text:style-name="T117"><text:tab/></text:span><text:span text:style-name="T117">}</text:span></text:p>
            <text:p><text:span text:style-name="T21"/></text:p>
            <text:p><text:span text:style-name="T124">In the calling place, in practice in the actual parameter list, we create an object of a specific</text:span></text:p>
            <text:p><text:span text:style-name="T124">subclass of </text:span><text:span text:style-name="T125">$NAME&lt;T&gt; </text:span><text:span text:style-name="T124">by specifying the Integer type and defining the get and put methods.</text:span></text:p>
            <text:p><text:span text:style-name="T124">Eg. If the current parameter is a variable 'q', then the actual parameter will be coded as follows:</text:span></text:p>
            <text:p><text:span text:style-name="T14"/></text:p>
            <text:p><text:span text:style-name="T92"><text:tab/></text:span><text:span text:style-name="T92"><text:tab/></text:span><text:span text:style-name="T92"> </text:span><text:span text:style-name="T116">new</text:span><text:span text:style-name="T117"> $NAME&lt;Integer&gt;() {</text:span></text:p>
            <text:p><text:span text:style-name="T117"><text:tab/></text:span><text:span text:style-name="T117"><text:tab/></text:span><text:span text:style-name="T117"><text:tab/></text:span><text:span text:style-name="T117">Integer get() { </text:span><text:span text:style-name="T116">return</text:span><text:span text:style-name="T117"> (q); }</text:span></text:p>
            <text:p><text:span text:style-name="T117"><text:tab/></text:span><text:span text:style-name="T117"><text:tab/></text:span><text:span text:style-name="T117"><text:tab/></text:span><text:span text:style-name="T116">void</text:span><text:span text:style-name="T117"> put(Integer </text:span><text:span text:style-name="T118">x</text:span><text:span text:style-name="T117">) { q = (</text:span><text:span text:style-name="T116">int</text:span><text:span text:style-name="T117">) </text:span><text:span text:style-name="T118">x</text:span><text:span text:style-name="T117">;</text:span><text:span text:style-name="T117"><text:tab/></text:span><text:span text:style-name="T117">}</text:span></text:p>
            <text:p><text:span text:style-name="T117"><text:tab/></text:span><text:span text:style-name="T117"><text:tab/></text:span><text:span text:style-name="T117">}</text:span></text:p>
            <text:p><text:span text:style-name="T21"/></text:p>
            <text:p><text:span text:style-name="T126">However, if the actual parameter is an expression like (j + m * n) then it will be coded as follows:</text:span></text:p>
            <text:p><text:span text:style-name="T37"/></text:p>
            <text:p><text:span text:style-name="T122"><text:tab/></text:span><text:span text:style-name="T122"><text:tab/></text:span><text:span text:style-name="T116">new</text:span><text:span text:style-name="T117"> $NAME&lt;Integer&gt;() {</text:span></text:p>
            <text:p><text:span text:style-name="T117"><text:tab/></text:span><text:span text:style-name="T117"><text:tab/></text:span><text:span text:style-name="T117"><text:tab/></text:span><text:span text:style-name="T117">Integer get() { </text:span><text:span text:style-name="T116">return</text:span><text:span text:style-name="T117"> (</text:span><text:span text:style-name="T119">j</text:span><text:span text:style-name="T117"> + </text:span><text:span text:style-name="T119">m</text:span><text:span text:style-name="T117"> * </text:span><text:span text:style-name="T119">n</text:span><text:span text:style-name="T117">); </text:span><text:span text:style-name="T117"><text:tab/></text:span><text:span text:style-name="T117">}</text:span></text:p>
            <text:p><text:span text:style-name="T117"><text:tab/></text:span><text:span text:style-name="T117"><text:tab/></text:span><text:span text:style-name="T117">}</text:span></text:p>
            <text:p><text:span text:style-name="T21"/></text:p>
            <text:p><text:span text:style-name="T21"/></text:p>
            <text:p><text:span text:style-name="T126">Here we see that the 'put' method is not redefined so that any attempt to assign a new value to</text:span></text:p>
            <text:p><text:span text:style-name="T126">this name parameter will result in an error message.</text:span></text:p>
            <text:p><text:span text:style-name="T37"/></text:p>
            <text:p><text:span text:style-name="T21"/></text:p>
          </draw:text-box>
        </draw:frame>
      </draw:page>
      <draw:page draw:name="page17" draw:style-name="dp1" draw:master-page-name="Standard">
        <draw:frame draw:style-name="gr49" draw:layer="layout" svg:width="18.579cm" svg:height="27.411cm" svg:x="1cm" svg:y="1cm">
          <draw:text-box>
            <text:p><text:span text:style-name="T127">A classic example of name parameters is taken from Wikipedia's article about </text:span><text:span text:style-name="T128">Jensen's Device</text:span><text:span text:style-name="T129">.</text:span></text:p>
            <text:p><text:span text:style-name="T129">We change it </text:span><text:span text:style-name="T130">slightly</text:span><text:span text:style-name="T3"> </text:span><text:span text:style-name="T129">because Simula does not allow the control variable in a for-statement to be</text:span></text:p>
            <text:p><text:span text:style-name="T129">a formal parameter transferred by name.</text:span></text:p>
            <text:p><text:span text:style-name="T3"/></text:p>
            <text:p><text:span text:style-name="T3"/></text:p>
            <text:p><text:span text:style-name="T131"><text:tab/></text:span><text:span text:style-name="T131"><text:tab/></text:span><text:span text:style-name="T132">long</text:span><text:span text:style-name="T131"> </text:span><text:span text:style-name="T132">real</text:span><text:span text:style-name="T131"> </text:span><text:span text:style-name="T132">procedure</text:span><text:span text:style-name="T131"> Sum(k, lower, upper, </text:span><text:span text:style-name="T133">ak</text:span><text:span text:style-name="T131">);</text:span></text:p>
            <text:p><text:span text:style-name="T134"><text:tab/></text:span><text:span text:style-name="T134"><text:tab/></text:span><text:span text:style-name="T134"> <text:s text:c="5"/></text:span><text:span text:style-name="T135">value</text:span><text:span text:style-name="T134"> lower, upper; </text:span><text:span text:style-name="T135">name</text:span><text:span text:style-name="T134"> k, </text:span><text:span text:style-name="T133">ak</text:span><text:span text:style-name="T134">;</text:span></text:p>
            <text:p><text:span text:style-name="T134"><text:s text:c="6"/></text:span><text:span text:style-name="T134"><text:tab/></text:span><text:span text:style-name="T134"><text:tab/></text:span><text:span text:style-name="T135">integer</text:span><text:span text:style-name="T134"> k, lower, upper; </text:span><text:span text:style-name="T135">long</text:span><text:span text:style-name="T134"> </text:span><text:span text:style-name="T135">real</text:span><text:span text:style-name="T134"> </text:span><text:span text:style-name="T133">ak</text:span><text:span text:style-name="T134">;</text:span></text:p>
            <text:p><text:span text:style-name="T134"><text:tab/></text:span><text:span text:style-name="T134"><text:tab/></text:span><text:span text:style-name="T134"><text:tab/></text:span><text:span text:style-name="T135">begin</text:span><text:span text:style-name="T134"><text:tab/></text:span><text:span text:style-name="T135">long</text:span><text:span text:style-name="T134"> </text:span><text:span text:style-name="T135">real</text:span><text:span text:style-name="T134"> s;</text:span></text:p>
            <text:p><text:span text:style-name="T134"><text:s text:c="6"/></text:span><text:span text:style-name="T134"><text:tab/></text:span><text:span text:style-name="T134"><text:tab/></text:span><text:span text:style-name="T134"><text:tab/></text:span><text:span text:style-name="T134"><text:tab/></text:span><text:span text:style-name="T134">s := 0.0;</text:span></text:p>
            <text:p><text:span text:style-name="T134"><text:s text:c="5"/></text:span><text:span text:style-name="T134"><text:tab/></text:span><text:span text:style-name="T134"><text:tab/></text:span><text:span text:style-name="T134"><text:tab/></text:span><text:span text:style-name="T134"><text:tab/></text:span><text:span text:style-name="T134">k := lower;</text:span></text:p>
            <text:p><text:span text:style-name="T134"><text:s text:c="6"/></text:span><text:span text:style-name="T134"><text:tab/></text:span><text:span text:style-name="T134"><text:tab/></text:span><text:span text:style-name="T134"><text:tab/></text:span><text:span text:style-name="T134"><text:tab/></text:span><text:span text:style-name="T135">while</text:span><text:span text:style-name="T134"> k &lt;= upper </text:span><text:span text:style-name="T135">do</text:span></text:p>
            <text:p><text:span text:style-name="T134"><text:s text:c="6"/></text:span><text:span text:style-name="T134"><text:tab/></text:span><text:span text:style-name="T134"><text:tab/></text:span><text:span text:style-name="T134"><text:tab/></text:span><text:span text:style-name="T134"><text:tab/></text:span><text:span text:style-name="T135">begin</text:span></text:p>
            <text:p><text:span text:style-name="T134"><text:s text:c="9"/></text:span><text:span text:style-name="T134"><text:tab/></text:span><text:span text:style-name="T134"><text:tab/></text:span><text:span text:style-name="T134"><text:tab/></text:span><text:span text:style-name="T134"><text:tab/></text:span><text:span text:style-name="T134"><text:tab/></text:span><text:span text:style-name="T134">s := s + </text:span><text:span text:style-name="T133">ak</text:span><text:span text:style-name="T134">;</text:span></text:p>
            <text:p><text:span text:style-name="T134"><text:s text:c="9"/></text:span><text:span text:style-name="T134"><text:tab/></text:span><text:span text:style-name="T134"><text:tab/></text:span><text:span text:style-name="T134"><text:tab/></text:span><text:span text:style-name="T134"><text:tab/></text:span><text:span text:style-name="T134"><text:tab/></text:span><text:span text:style-name="T134">k := k + 1;</text:span></text:p>
            <text:p><text:span text:style-name="T134"><text:s text:c="6"/></text:span><text:span text:style-name="T134"><text:tab/></text:span><text:span text:style-name="T134"><text:tab/></text:span><text:span text:style-name="T134"><text:tab/></text:span><text:span text:style-name="T134"><text:tab/></text:span><text:span text:style-name="T135">end</text:span><text:span text:style-name="T134"> while; <text:s text:c="2"/></text:span></text:p>
            <text:p><text:span text:style-name="T134"><text:s text:c="6"/></text:span><text:span text:style-name="T134"><text:tab/></text:span><text:span text:style-name="T134"><text:tab/></text:span><text:span text:style-name="T134"><text:tab/></text:span><text:span text:style-name="T134"><text:tab/></text:span><text:span text:style-name="T134">Sum := s</text:span></text:p>
            <text:p><text:span text:style-name="T134"><text:s text:c="3"/></text:span><text:span text:style-name="T134"><text:tab/></text:span><text:span text:style-name="T134"><text:tab/></text:span><text:span text:style-name="T134"><text:tab/></text:span><text:span text:style-name="T135">end</text:span><text:span text:style-name="T134"> Sum;</text:span></text:p>
            <text:p><text:span text:style-name="T3"/></text:p>
            <text:p><text:span text:style-name="T136">Translated to Java, this will be:</text:span></text:p>
            <text:p><text:span text:style-name="T3"/></text:p>
            <text:p><text:span text:style-name="T92"><text:tab/></text:span><text:span text:style-name="T92"><text:tab/></text:span><text:span text:style-name="T116">public</text:span><text:span text:style-name="T117"> </text:span><text:span text:style-name="T116">double</text:span><text:span text:style-name="T117"> Sum($NAME&lt;Integer&gt; </text:span><text:span text:style-name="T118">k</text:span><text:span text:style-name="T117">,</text:span></text:p>
            <text:p><text:span text:style-name="T117"><text:tab/></text:span><text:span text:style-name="T117"><text:tab/></text:span><text:span text:style-name="T117"><text:tab/></text:span><text:span text:style-name="T117"><text:tab/></text:span><text:span text:style-name="T116">int</text:span><text:span text:style-name="T117"> </text:span><text:span text:style-name="T118">lower</text:span><text:span text:style-name="T117">, </text:span><text:span text:style-name="T116">int</text:span><text:span text:style-name="T117"> </text:span><text:span text:style-name="T118">upper</text:span><text:span text:style-name="T117">,</text:span></text:p>
            <text:p><text:span text:style-name="T117"><text:tab/></text:span><text:span text:style-name="T117"><text:tab/></text:span><text:span text:style-name="T117"><text:tab/></text:span><text:span text:style-name="T117"><text:tab/></text:span><text:span text:style-name="T117">$NAME&lt;Double&gt; </text:span><text:span text:style-name="T118">ak</text:span><text:span text:style-name="T117">) {</text:span></text:p>
            <text:p><text:span text:style-name="T117"><text:tab/></text:span><text:span text:style-name="T117"><text:tab/></text:span><text:span text:style-name="T117"><text:tab/></text:span><text:span text:style-name="T116">public</text:span><text:span text:style-name="T117"> </text:span><text:span text:style-name="T116">double</text:span><text:span text:style-name="T117"> </text:span><text:span text:style-name="T137">s</text:span><text:span text:style-name="T117">;</text:span></text:p>
            <text:p><text:span text:style-name="T117"><text:tab/></text:span><text:span text:style-name="T117"><text:tab/></text:span><text:span text:style-name="T117"><text:tab/></text:span><text:span text:style-name="T118">s</text:span><text:span text:style-name="T117"> = ((</text:span><text:span text:style-name="T116">double</text:span><text:span text:style-name="T117">) (0.0));</text:span></text:p>
            <text:p><text:span text:style-name="T117"><text:tab/></text:span><text:span text:style-name="T117"><text:tab/></text:span><text:span text:style-name="T117"><text:tab/></text:span><text:span text:style-name="T118">k</text:span><text:span text:style-name="T117">.put(</text:span><text:span text:style-name="T118">lower</text:span><text:span text:style-name="T117">);</text:span></text:p>
            <text:p><text:span text:style-name="T117"><text:tab/></text:span><text:span text:style-name="T117"><text:tab/></text:span><text:span text:style-name="T117"><text:tab/></text:span><text:span text:style-name="T116">while</text:span><text:span text:style-name="T117"> (</text:span><text:span text:style-name="T118">k</text:span><text:span text:style-name="T117">.get() &lt;= </text:span><text:span text:style-name="T118">upper</text:span><text:span text:style-name="T117">) {</text:span></text:p>
            <text:p><text:span text:style-name="T117"><text:tab/></text:span><text:span text:style-name="T117"><text:tab/></text:span><text:span text:style-name="T117"><text:tab/></text:span><text:span text:style-name="T117"><text:tab/></text:span><text:span text:style-name="T118">s</text:span><text:span text:style-name="T117"> = </text:span><text:span text:style-name="T118">s</text:span><text:span text:style-name="T117"> + </text:span><text:span text:style-name="T118">ak</text:span><text:span text:style-name="T117">.get();</text:span></text:p>
            <text:p><text:span text:style-name="T117"><text:tab/></text:span><text:span text:style-name="T117"><text:tab/></text:span><text:span text:style-name="T117"><text:tab/></text:span><text:span text:style-name="T117"><text:tab/></text:span><text:span text:style-name="T118">k</text:span><text:span text:style-name="T117">.put(</text:span><text:span text:style-name="T118">k</text:span><text:span text:style-name="T117">.get() + 1);</text:span></text:p>
            <text:p><text:span text:style-name="T117"><text:tab/></text:span><text:span text:style-name="T117"><text:tab/></text:span><text:span text:style-name="T117"><text:tab/></text:span><text:span text:style-name="T117">}</text:span></text:p>
            <text:p><text:span text:style-name="T117"><text:tab/></text:span><text:span text:style-name="T117"><text:tab/></text:span><text:span text:style-name="T117"><text:tab/></text:span><text:span text:style-name="T116">return</text:span><text:span text:style-name="T117"> (</text:span><text:span text:style-name="T118">s</text:span><text:span text:style-name="T117">);</text:span></text:p>
            <text:p><text:span text:style-name="T117"><text:tab/></text:span><text:span text:style-name="T117"><text:tab/></text:span><text:span text:style-name="T117">}</text:span></text:p>
            <text:p/>
            <text:p><text:span text:style-name="T100">At procedure call like this:</text:span></text:p>
            <text:p><text:span text:style-name="T37"/></text:p>
            <text:p><text:span text:style-name="T100"><text:tab/></text:span><text:span text:style-name="T100"><text:tab/></text:span><text:span text:style-name="T121">integer</text:span><text:span text:style-name="T102"> i;</text:span></text:p>
            <text:p><text:span text:style-name="T102"><text:tab/></text:span><text:span text:style-name="T102"><text:tab/></text:span><text:span text:style-name="T121">long</text:span><text:span text:style-name="T102"> </text:span><text:span text:style-name="T121">real</text:span><text:span text:style-name="T102"> </text:span><text:span text:style-name="T121">array</text:span><text:span text:style-name="T102"> A[0:99];</text:span></text:p>
            <text:p><text:span text:style-name="T102"><text:tab/></text:span><text:span text:style-name="T102"><text:tab/></text:span><text:span text:style-name="T121">long</text:span><text:span text:style-name="T102"> </text:span><text:span text:style-name="T121">real</text:span><text:span text:style-name="T102"> result;</text:span></text:p>
            <text:p><text:span text:style-name="T37"/></text:p>
            <text:p><text:span text:style-name="T138"><text:tab/></text:span><text:span text:style-name="T138"><text:tab/></text:span><text:span text:style-name="T139">resultat</text:span><text:span text:style-name="T138">=Sum(i,10,60,A[i]);</text:span></text:p>
            <text:p><text:span text:style-name="T37"/></text:p>
            <text:p><text:span text:style-name="T100">Is translated to:</text:span></text:p>
            <text:p><text:span text:style-name="T37"/></text:p>
            <text:p><text:span text:style-name="T92"><text:tab/></text:span><text:span text:style-name="T92"><text:tab/></text:span><text:span text:style-name="T140">public</text:span><text:span text:style-name="T117"> </text:span><text:span text:style-name="T140">int</text:span><text:span text:style-name="T117"> </text:span><text:span text:style-name="T141">control</text:span><text:span text:style-name="T117">;</text:span></text:p>
            <text:p><text:span text:style-name="T117"><text:tab/></text:span><text:span text:style-name="T117"><text:tab/></text:span><text:span text:style-name="T140">public</text:span><text:span text:style-name="T117"> </text:span><text:span text:style-name="T140">double</text:span><text:span text:style-name="T117">[] A=new double[100];</text:span></text:p>
            <text:p><text:span text:style-name="T117"><text:tab/></text:span><text:span text:style-name="T117"><text:tab/></text:span><text:span text:style-name="T140">public</text:span><text:span text:style-name="T117"> </text:span><text:span text:style-name="T140">double</text:span><text:span text:style-name="T117"> </text:span><text:span text:style-name="T141">result</text:span><text:span text:style-name="T117">;</text:span></text:p>
            <text:p/>
            <text:p><text:span text:style-name="T117"><text:tab/></text:span><text:span text:style-name="T117"><text:tab/></text:span><text:span text:style-name="T141">result</text:span><text:span text:style-name="T117"> = Sum(</text:span></text:p>
            <text:p><text:span text:style-name="T142"><text:s text:c="14"/></text:span><text:span text:style-name="T116">new</text:span><text:span text:style-name="T117"> $NAME&lt;Integer&gt;() {</text:span></text:p>
            <text:p><text:span text:style-name="T117"><text:tab/></text:span><text:span text:style-name="T117"><text:tab/></text:span><text:span text:style-name="T117"><text:tab/></text:span><text:span text:style-name="T117">Integer get() {</text:span><text:span text:style-name="T117"><text:tab/></text:span><text:span text:style-name="T116">return</text:span><text:span text:style-name="T117">(</text:span><text:span text:style-name="T141">i</text:span><text:span text:style-name="T117">); }</text:span></text:p>
            <text:p><text:span text:style-name="T117"><text:tab/></text:span><text:span text:style-name="T117"><text:tab/></text:span><text:span text:style-name="T117"><text:tab/></text:span><text:span text:style-name="T116">void</text:span><text:span text:style-name="T117"> put(Integer </text:span><text:span text:style-name="T118">x</text:span><text:span text:style-name="T117">) { </text:span><text:span text:style-name="T141">i</text:span><text:span text:style-name="T117"> = (</text:span><text:span text:style-name="T116">int</text:span><text:span text:style-name="T117">)</text:span><text:span text:style-name="T118">x</text:span><text:span text:style-name="T117">; }</text:span></text:p>
            <text:p><text:span text:style-name="T117"><text:tab/></text:span><text:span text:style-name="T117"><text:tab/></text:span><text:span text:style-name="T117"> <text:s/></text:span><text:span text:style-name="T117">},</text:span></text:p>
            <text:p><text:span text:style-name="T117"><text:s text:c="14"/></text:span><text:span text:style-name="T117">10,</text:span></text:p>
            <text:p><text:span text:style-name="T117"><text:s text:c="14"/></text:span><text:span text:style-name="T117">60,</text:span></text:p>
            <text:p><text:span text:style-name="T117"><text:s text:c="14"/></text:span><text:span text:style-name="T116">new</text:span><text:span text:style-name="T117"> $NAME&lt;Double&gt;() {</text:span></text:p>
            <text:p><text:span text:style-name="T117"><text:tab/></text:span><text:span text:style-name="T117"><text:tab/></text:span><text:span text:style-name="T117"><text:tab/></text:span><text:span text:style-name="T117">Double get() { </text:span><text:span text:style-name="T116">return</text:span><text:span text:style-name="T117"> (</text:span><text:span text:style-name="T141">A</text:span><text:span text:style-name="T117">[</text:span><text:span text:style-name="T141">i</text:span><text:span text:style-name="T117">]); }</text:span></text:p>
            <text:p><text:span text:style-name="T117"><text:tab/></text:span><text:span text:style-name="T117"><text:tab/></text:span><text:span text:style-name="T117"><text:tab/></text:span><text:span text:style-name="T116">void</text:span><text:span text:style-name="T117"> put(Double </text:span><text:span text:style-name="T118">x</text:span><text:span text:style-name="T117">) { </text:span><text:span text:style-name="T141">A</text:span><text:span text:style-name="T117">[</text:span><text:span text:style-name="T141">i</text:span><text:span text:style-name="T117">] = (</text:span><text:span text:style-name="T116">double</text:span><text:span text:style-name="T117">) </text:span><text:span text:style-name="T118">x</text:span><text:span text:style-name="T117">; }</text:span></text:p>
            <text:p><text:span text:style-name="T117"><text:tab/></text:span><text:span text:style-name="T117"><text:tab/></text:span><text:span text:style-name="T117"> <text:s/></text:span><text:span text:style-name="T117">});</text:span></text:p>
            <text:p/>
          </draw:text-box>
        </draw:frame>
      </draw:page>
      <draw:page draw:name="page18" draw:style-name="dp1" draw:master-page-name="Standard">
        <draw:frame draw:style-name="gr50" draw:text-style-name="P3" draw:layer="layout" svg:width="18.2cm" svg:height="26.1cm" svg:x="1.6cm" svg:y="2cm">
          <draw:text-box>
            <text:p><text:span text:style-name="T115">4.2 <text:s/>Array as actual parameter</text:span></text:p>
            <text:p><text:span text:style-name="T114"/></text:p>
            <text:p><text:span text:style-name="T143">A procedure call with array parameter <text:s/></text:span><text:span text:style-name="T71">i:=P(A); </text:span><text:span text:style-name="T143"><text:s/>where the parameter A is specified 'value' <text:s/></text:span><text:span text:style-name="T144">will generate code like:</text:span></text:p>
            <text:p><text:span text:style-name="T144"/></text:p>
            <text:p text:style-name="P1"><text:span text:style-name="T65"><text:s text:c="8"/></text:span><text:span text:style-name="T81">i</text:span><text:span text:style-name="T65">=</text:span><text:span text:style-name="T64">new</text:span><text:span text:style-name="T65"> P(</text:span><text:span text:style-name="T66">CUR$</text:span><text:span text:style-name="T55">,</text:span><text:span text:style-name="T74">A</text:span><text:span text:style-name="T55">.COPY()).</text:span><text:span text:style-name="T74">RESULT$</text:span><text:span text:style-name="T55">;</text:span></text:p>
            <text:p text:style-name="P1"><text:span text:style-name="T55"/></text:p>
            <text:p><text:span text:style-name="T144">Where the method 'COPY' is defined in the runtime system.</text:span></text:p>
            <text:p><text:span text:style-name="T144">See: </text:span><text:span text:style-name="T145"><text:a xlink:href="https://coderanch.com/t/378421/java/Multidimensional-array-copy">https://coderanch.com/t/378421/java/Multidimensional-array-copy</text:a></text:span></text:p>
            <text:p><text:span text:style-name="T145"/></text:p>
            <text:p><text:span text:style-name="T19">When the parameter is specified 'na</text:span><text:span text:style-name="T146">me' and the actual parameter expression is:</text:span></text:p>
            <text:p><text:span text:style-name="T146"><text:s text:c="2"/></text:span><text:span text:style-name="T19"><text:s text:c="2"/></text:span><text:span text:style-name="T71">i:=P(if cond then A else B); the following code is</text:span><text:span text:style-name="T27"> generated:</text:span></text:p>
            <text:p><text:span text:style-name="T147"/></text:p>
            <text:p text:style-name="P1"><text:span text:style-name="T65"><text:s text:c="8"/></text:span><text:span text:style-name="T81">i</text:span><text:span text:style-name="T65">=</text:span><text:span text:style-name="T64">new</text:span><text:span text:style-name="T65"> P(</text:span><text:span text:style-name="T66">CUR$</text:span><text:span text:style-name="T55">,</text:span><text:span text:style-name="T53">new</text:span><text:span text:style-name="T55"> NAME$&lt;ARRAY$&lt;?&gt;&gt;() {</text:span></text:p>
            <text:p><text:span text:style-name="T55"><text:s text:c="11"/></text:span><text:span text:style-name="T53">public</text:span><text:span text:style-name="T55"> ARRAY$&lt;?&gt; get() { </text:span><text:span text:style-name="T53">return</text:span><text:span text:style-name="T55">(cond?A:B); } }).</text:span><text:span text:style-name="T74">RESULT$</text:span><text:span text:style-name="T55">;</text:span></text:p>
            <text:p><text:span text:style-name="T144"/></text:p>
            <text:p><text:span text:style-name="T19">And, finally, in default transmission mode the </text:span><text:span text:style-name="T17">code will be:</text:span></text:p>
            <text:p><text:span text:style-name="T17"/></text:p>
            <text:p text:style-name="P1"><text:span text:style-name="T55"><text:s text:c="8"/></text:span><text:span text:style-name="T74">i</text:span><text:span text:style-name="T55">=</text:span><text:span text:style-name="T53">new</text:span><text:span text:style-name="T55"> P(</text:span><text:span text:style-name="T66">CUR$</text:span><text:span text:style-name="T55">,</text:span><text:span text:style-name="T74">A</text:span><text:span text:style-name="T55">).</text:span><text:span text:style-name="T74">RESULT$</text:span><text:span text:style-name="T55">;</text:span></text:p>
            <text:p text:style-name="P1"><text:span text:style-name="T55"/></text:p>
            <text:p><text:span text:style-name="T19">In all cases it is assumed that the procedure P is declared in the same block as the procedure call. If not, substitue '</text:span><text:span text:style-name="T66">CUR$</text:span><text:span text:style-name="T19">' with '</text:span><text:span text:style-name="T66">CUR$.SL$...</text:span><text:span text:style-name="T19">' <text:s/>to refere the static environment of the procedure.</text:span></text:p>
            <text:p><text:span text:style-name="T17"/></text:p>
            <text:p><text:span text:style-name="T17"/></text:p>
            <text:p><text:span text:style-name="T148">4.3 <text:s/>Procedure identifier as actual parameter to formal procedure</text:span></text:p>
            <text:p><text:span text:style-name="T75"/></text:p>
            <text:p><text:span text:style-name="T19">In this case, we don't know if it is the name or value P to be transferred. In all cases the parameter is represented by a </text:span><text:span text:style-name="T55"><text:s/>NAME$&lt;PRCQNT$&gt;</text:span><text:span text:style-name="T19"> which can be used to obtain a reference to the actual parameter procedure. Which in turn can be used to evaluate the value of P. </text:span></text:p>
            <text:p><text:span text:style-name="T19"/></text:p>
            <text:p><text:span text:style-name="T19"/></text:p>
            <text:p text:style-name="P1"><text:span text:style-name="T75">ActualParameter is visible procedure</text:span></text:p>
            <text:p text:style-name="P1"><text:span text:style-name="T75"/></text:p>
            <text:p><text:span text:style-name="T19">A procedure call with procedure parameter <text:s/></text:span><text:span text:style-name="T71">i:=Q(P); </text:span><text:span text:style-name="T19"><text:s/>where the parameter P is specified 'by name' and the actual parameter is an ordinary visible procedure <text:s/>will generate code like:</text:span></text:p>
            <text:p><text:span text:style-name="T19"/></text:p>
            <text:p text:style-name="P1"><text:span text:style-name="T55"><text:tab/></text:span><text:span text:style-name="T74">i</text:span><text:span text:style-name="T55"> = </text:span><text:span text:style-name="T53">new</text:span><text:span text:style-name="T55"> Q(</text:span><text:span text:style-name="T66">CUR$</text:span><text:span text:style-name="T55">, </text:span><text:span text:style-name="T53">new</text:span><text:span text:style-name="T55"> NAME$&lt;PRCQNT$&gt;() {</text:span></text:p>
            <text:p text:style-name="P1"><text:span text:style-name="T55"><text:tab/></text:span><text:span text:style-name="T55"><text:tab/></text:span><text:span text:style-name="T53">public</text:span><text:span text:style-name="T55"> PRCQNT$ get() { </text:span><text:span text:style-name="T53">return</text:span><text:span text:style-name="T55"> (</text:span><text:span text:style-name="T53">new</text:span><text:span text:style-name="T55"> PRCQNT$(</text:span><text:span text:style-name="T74">CUR$</text:span><text:span text:style-name="T55">, P.</text:span><text:span text:style-name="T53">class</text:span><text:span text:style-name="T55">)); </text:span><text:span text:style-name="T19">}</text:span></text:p>
            <text:p text:style-name="P1"><text:span text:style-name="T55"><text:tab/></text:span><text:span text:style-name="T55">}).</text:span><text:span text:style-name="T74">RESULT$</text:span><text:span text:style-name="T55">;</text:span></text:p>
            <text:p><text:span text:style-name="T144"/></text:p>
            <text:p text:style-name="P1"><text:span text:style-name="T75">ActualParameter is remote procedure</text:span></text:p>
            <text:p text:style-name="P1"><text:span text:style-name="T75"/></text:p>
            <text:p><text:span text:style-name="T19">A procedure call with procedure parameter <text:s/></text:span><text:span text:style-name="T71">i:=Q(x.P); </text:span><text:span text:style-name="T19"><text:s/>where the parameter is specified 'by name' and the actual parameter is an remote procedure <text:s/>will generate code like:</text:span></text:p>
            <text:p><text:span text:style-name="T19"/></text:p>
            <text:p text:style-name="P1"><text:span text:style-name="T55"><text:tab/></text:span><text:span text:style-name="T74">i</text:span><text:span text:style-name="T55"> = </text:span><text:span text:style-name="T53">new</text:span><text:span text:style-name="T55"> Q(</text:span><text:span text:style-name="T66">CUR$</text:span><text:span text:style-name="T55">, </text:span><text:span text:style-name="T53">new</text:span><text:span text:style-name="T55"> NAME$&lt;PRCQNT$&gt;() {</text:span></text:p>
            <text:p text:style-name="P1"><text:span text:style-name="T55"><text:tab/></text:span><text:span text:style-name="T55"><text:tab/></text:span><text:span text:style-name="T53">public</text:span><text:span text:style-name="T55"> PRCQNT$ get() { </text:span><text:span text:style-name="T53">return</text:span><text:span text:style-name="T55"> (</text:span><text:span text:style-name="T53">new</text:span><text:span text:style-name="T55"> PRCQNT$(x, P.</text:span><text:span text:style-name="T53">class</text:span><text:span text:style-name="T55">)); </text:span><text:span text:style-name="T19">}</text:span></text:p>
            <text:p><text:span text:style-name="T55"><text:tab/></text:span><text:span text:style-name="T55">}).</text:span><text:span text:style-name="T74">RESULT$</text:span><text:span text:style-name="T55">;</text:span></text:p>
          </draw:text-box>
        </draw:frame>
      </draw:page>
      <draw:page draw:name="page19" draw:style-name="dp1" draw:master-page-name="Standard">
        <draw:frame draw:style-name="gr51" draw:text-style-name="P16" draw:layer="layout" svg:width="17.2cm" svg:height="25.9cm" svg:x="2cm" svg:y="2cm">
          <draw:text-box>
            <text:p text:style-name="P1"><text:span text:style-name="T75">ActualParameter is connected procedure</text:span></text:p>
            <text:p text:style-name="P1"><text:span text:style-name="T75"/></text:p>
            <text:p><text:span text:style-name="T19">A procedure call with procedure parameter <text:s/></text:span><text:span text:style-name="T149">inspect x do r := Q(P);</text:span><text:span text:style-name="T71"> </text:span><text:span text:style-name="T19"><text:s/>where the parameter is specified 'by name' and the actual parameter is an connected procedure <text:s/>will generate code like:</text:span></text:p>
            <text:p><text:span text:style-name="T19"/></text:p>
            <text:p text:style-name="P1"><text:span text:style-name="T150"><text:tab/></text:span><text:span text:style-name="T53">if</text:span><text:span text:style-name="T150"> (</text:span><text:span text:style-name="T151">x</text:span><text:span text:style-name="T150"> != </text:span><text:span text:style-name="T53">null</text:span><text:span text:style-name="T150">) </text:span><text:span text:style-name="T152">// INSPECT x</text:span></text:p>
            <text:p text:style-name="P1"><text:span text:style-name="T150"><text:tab/></text:span><text:span text:style-name="T150"><text:tab/></text:span><text:span text:style-name="T151">r</text:span><text:span text:style-name="T150"> = </text:span><text:span text:style-name="T53">new</text:span><text:span text:style-name="T150"> Q(</text:span><text:span text:style-name="T153">CUR$</text:span><text:span text:style-name="T150">, </text:span><text:span text:style-name="T53">new</text:span><text:span text:style-name="T150"> NAME$&lt;PRCQNT$&gt;() {</text:span></text:p>
            <text:p text:style-name="P1"><text:span text:style-name="T150"><text:tab/></text:span><text:span text:style-name="T150"><text:tab/></text:span><text:span text:style-name="T150"><text:tab/></text:span><text:span text:style-name="T53">public</text:span><text:span text:style-name="T150"> PRCQNT$ get() { </text:span><text:span text:style-name="T53">return</text:span><text:span text:style-name="T150"> (</text:span><text:span text:style-name="T53">new</text:span><text:span text:style-name="T150"> PRCQNT$(</text:span><text:span text:style-name="T151">x</text:span><text:span text:style-name="T150">, P.</text:span><text:span text:style-name="T53">class</text:span><text:span text:style-name="T150">)); }</text:span></text:p>
            <text:p text:style-name="P1"><text:span text:style-name="T150"><text:tab/></text:span><text:span text:style-name="T150"><text:tab/></text:span><text:span text:style-name="T150">}).</text:span><text:span text:style-name="T151">RESULT$</text:span><text:span text:style-name="T150">;</text:span></text:p>
            <text:p text:style-name="P1"><text:span text:style-name="T150"/></text:p>
            <text:p text:style-name="P1"><text:span text:style-name="T150"/></text:p>
            <text:p text:style-name="P1"><text:span text:style-name="T75">ActualParameter is virtual procedure</text:span></text:p>
            <text:p text:style-name="P1"><text:span text:style-name="T75"/></text:p>
            <text:p><text:span text:style-name="T19">A procedure call with procedure parameter <text:s/></text:span><text:span text:style-name="T71">i:=Q(V); </text:span><text:span text:style-name="T19"><text:s/>where the parameter V is specified 'by name' and the actual parameter is an virtual procedure <text:s/>will generate</text:span></text:p>
            <text:p><text:span text:style-name="T19">code like:</text:span></text:p>
            <text:p><text:span text:style-name="T19"/></text:p>
            <text:p text:style-name="P1"><text:span text:style-name="T55"><text:tab/></text:span><text:span text:style-name="T74">s</text:span><text:span text:style-name="T55"> = </text:span><text:span text:style-name="T53">new</text:span><text:span text:style-name="T55"> Q(</text:span><text:span text:style-name="T66">CUR$</text:span><text:span text:style-name="T55">.</text:span><text:span text:style-name="T74">SL$...</text:span><text:span text:style-name="T55">, </text:span><text:span text:style-name="T53">new</text:span><text:span text:style-name="T55"> NAME$&lt;PRCQNT$&gt;() {</text:span></text:p>
            <text:p text:style-name="P1"><text:span text:style-name="T55"><text:tab/></text:span><text:span text:style-name="T55"><text:tab/></text:span><text:span text:style-name="T53">public</text:span><text:span text:style-name="T55"> PRCQNT$ get() { </text:span><text:span text:style-name="T53">return</text:span><text:span text:style-name="T55"> V(); }</text:span></text:p>
            <text:p text:style-name="P1"><text:span text:style-name="T55"><text:tab/></text:span><text:span text:style-name="T55">}).</text:span><text:span text:style-name="T74">RESULT$</text:span><text:span text:style-name="T55">;</text:span></text:p>
            <text:p text:style-name="P1"><text:span text:style-name="T55"/></text:p>
            <text:p text:style-name="P1"><text:span text:style-name="T23">Where V() is the PRCQNT$ method used to evaluate the virtual match.</text:span></text:p>
            <text:p text:style-name="P1"><text:span text:style-name="T23">See also </text:span><text:span text:style-name="T19">5.1.5 Virtual Procedures.</text:span><text:span text:style-name="T23"> </text:span></text:p>
            <text:p><text:span text:style-name="T19"/></text:p>
            <text:p text:style-name="P1"><text:span text:style-name="T75"/></text:p>
            <text:p text:style-name="P1"><text:span text:style-name="T75">ActualParameter is remote virtual procedure</text:span></text:p>
            <text:p text:style-name="P1"><text:span text:style-name="T75"/></text:p>
            <text:p><text:span text:style-name="T19">A procedure call with procedure parameter <text:s/></text:span><text:span text:style-name="T71">i:=Q(x.V); </text:span><text:span text:style-name="T19"><text:s/>where the parameter V is specified 'by name' and the actual parameter is a remote virtual procedure <text:s/>will</text:span></text:p>
            <text:p><text:span text:style-name="T19">Generate code like:</text:span></text:p>
            <text:p><text:span text:style-name="T19"/></text:p>
            <text:p text:style-name="P1"><text:span text:style-name="T55"><text:tab/></text:span><text:span text:style-name="T74">s</text:span><text:span text:style-name="T55"> = </text:span><text:span text:style-name="T53">new</text:span><text:span text:style-name="T55"> Q(</text:span><text:span text:style-name="T66">CUR$</text:span><text:span text:style-name="T55">.</text:span><text:span text:style-name="T74">SL$...</text:span><text:span text:style-name="T55">, </text:span><text:span text:style-name="T53">new</text:span><text:span text:style-name="T55"> NAME$&lt;PRCQNT$&gt;() {</text:span></text:p>
            <text:p text:style-name="P1"><text:span text:style-name="T55"><text:tab/></text:span><text:span text:style-name="T55"><text:tab/></text:span><text:span text:style-name="T53">public</text:span><text:span text:style-name="T55"> PRCQNT$ get() { </text:span><text:span text:style-name="T53">return</text:span><text:span text:style-name="T55"> x.V(); }</text:span></text:p>
            <text:p text:style-name="P1"><text:span text:style-name="T55"><text:tab/></text:span><text:span text:style-name="T55">}).</text:span><text:span text:style-name="T74">RESULT$</text:span><text:span text:style-name="T55">;</text:span></text:p>
            <text:p text:style-name="P1"><text:span text:style-name="T55"/></text:p>
            <text:p text:style-name="P1"><text:span text:style-name="T23">Where V() is the PRCQNT$ method used to evaluate the virtual match.</text:span></text:p>
            <text:p><text:span text:style-name="T19"/></text:p>
            <text:p text:style-name="P1"><text:span text:style-name="T75"/></text:p>
            <text:p text:style-name="P1"><text:span text:style-name="T75">ActualParameter is connected virtual procedure</text:span></text:p>
            <text:p text:style-name="P1"><text:span text:style-name="T75"/></text:p>
            <text:p><text:span text:style-name="T19">A procedure call with procedure parameter <text:s text:c="2"/></text:span><text:span text:style-name="T149">inspect x do r := Q(V);</text:span><text:span text:style-name="T71"> </text:span><text:span text:style-name="T19"><text:s/>where the parameter V is specified 'by name' and the actual parameter is a connected virtual procedure <text:s/>will generate code like:</text:span></text:p>
            <text:p><text:span text:style-name="T19"/></text:p>
            <text:p text:style-name="P1"><text:span text:style-name="T150"><text:tab/></text:span><text:span text:style-name="T53">if</text:span><text:span text:style-name="T150"> (</text:span><text:span text:style-name="T151">x</text:span><text:span text:style-name="T150"> != </text:span><text:span text:style-name="T53">null</text:span><text:span text:style-name="T150">) </text:span><text:span text:style-name="T152">// INSPECT x</text:span></text:p>
            <text:p text:style-name="P1"><text:span text:style-name="T55"><text:tab/></text:span><text:span text:style-name="T55"><text:tab/></text:span><text:span text:style-name="T74">s</text:span><text:span text:style-name="T55"> = </text:span><text:span text:style-name="T53">new</text:span><text:span text:style-name="T55"> Q(</text:span><text:span text:style-name="T66">CUR$</text:span><text:span text:style-name="T55">.</text:span><text:span text:style-name="T74">SL$...</text:span><text:span text:style-name="T55">, </text:span><text:span text:style-name="T53">new</text:span><text:span text:style-name="T55"> NAME$&lt;PRCQNT$&gt;() {</text:span></text:p>
            <text:p text:style-name="P1"><text:span text:style-name="T55"><text:tab/></text:span><text:span text:style-name="T55"><text:tab/></text:span><text:span text:style-name="T55"><text:tab/></text:span><text:span text:style-name="T53">public</text:span><text:span text:style-name="T55"> PRCQNT$ get() { </text:span><text:span text:style-name="T53">return</text:span><text:span text:style-name="T55"> x.V(); }</text:span></text:p>
            <text:p text:style-name="P1"><text:span text:style-name="T55"><text:tab/></text:span><text:span text:style-name="T55"><text:tab/></text:span><text:span text:style-name="T55">}).</text:span><text:span text:style-name="T74">RESULT$</text:span><text:span text:style-name="T55">;</text:span></text:p>
            <text:p text:style-name="P1"><text:span text:style-name="T55"/></text:p>
            <text:p text:style-name="P1"><text:span text:style-name="T23">Where V() is the PRCQNT$ method used to evaluate the virtual match.</text:span></text:p>
            <text:p><text:span text:style-name="T19"/></text:p>
          </draw:text-box>
        </draw:frame>
      </draw:page>
      <draw:page draw:name="page20" draw:style-name="dp1" draw:master-page-name="Standard">
        <draw:frame draw:style-name="gr50" draw:text-style-name="P3" draw:layer="layout" svg:width="17.1cm" svg:height="26.1cm" svg:x="2cm" svg:y="2cm">
          <draw:text-box>
            <text:p><text:span text:style-name="T113">5. Some Expressions</text:span></text:p>
            <text:p><text:span text:style-name="T114"/></text:p>
            <text:p><text:span text:style-name="T115">5.1 <text:s/>Object Relation <text:s/>IS:</text:span></text:p>
            <text:p><text:span text:style-name="T37"/></text:p>
            <text:p><text:span text:style-name="T100"><text:tab/></text:span><text:span text:style-name="T100">b := </text:span><text:span text:style-name="T121">x </text:span><text:span text:style-name="T154">is</text:span><text:span text:style-name="T121"> C</text:span><text:span text:style-name="T102">;</text:span></text:p>
            <text:p><text:span text:style-name="T37"/></text:p>
            <text:p><text:span text:style-name="T100">will be translated to:</text:span></text:p>
            <text:p><text:span text:style-name="T37"/></text:p>
            <text:p><text:span text:style-name="T122"><text:tab/></text:span><text:span text:style-name="T155">b </text:span><text:span text:style-name="T156">= IS$(</text:span><text:span text:style-name="T155">x</text:span><text:span text:style-name="T156">,B.</text:span><text:span text:style-name="T85">class</text:span><text:span text:style-name="T84">);</text:span></text:p>
            <text:p><text:span text:style-name="T84"/></text:p>
            <text:p text:style-name="P1"><text:span text:style-name="T19">where the method </text:span><text:span text:style-name="T71">IS$</text:span><text:span text:style-name="T19"> <text:s/>is defined by:</text:span></text:p>
            <text:p text:style-name="P1"><text:span text:style-name="T85"/></text:p>
            <text:p text:style-name="P1"><text:span text:style-name="T85"><text:tab/></text:span><text:span text:style-name="T85">public</text:span><text:span text:style-name="T84"> </text:span><text:span text:style-name="T85">boolean</text:span><text:span text:style-name="T84"> IS$(</text:span><text:span text:style-name="T85">final</text:span><text:span text:style-name="T84"> Object </text:span><text:span text:style-name="T157">obj</text:span><text:span text:style-name="T84">,</text:span><text:span text:style-name="T85">final</text:span><text:span text:style-name="T84"> Class&lt;?&gt; </text:span><text:span text:style-name="T157">cls</text:span><text:span text:style-name="T84">) {</text:span></text:p>
            <text:p text:style-name="P1"><text:span text:style-name="T84"><text:tab/></text:span><text:span text:style-name="T84"><text:tab/></text:span><text:span text:style-name="T85">return</text:span><text:span text:style-name="T84">((</text:span><text:span text:style-name="T157">obj</text:span><text:span text:style-name="T84"> == </text:span><text:span text:style-name="T85">null</text:span><text:span text:style-name="T84">)?</text:span><text:span text:style-name="T85">false</text:span><text:span text:style-name="T84">:(</text:span><text:span text:style-name="T157">obj</text:span><text:span text:style-name="T84">.getClass() == </text:span><text:span text:style-name="T157">cls</text:span><text:span text:style-name="T84">));</text:span></text:p>
            <text:p text:style-name="P1"><text:span text:style-name="T84"><text:tab/></text:span><text:span text:style-name="T84">}</text:span></text:p>
            <text:p><text:span text:style-name="T21"/></text:p>
            <text:p text:style-name="P1"><text:span text:style-name="T114"/></text:p>
            <text:p><text:span text:style-name="T115">5.2 <text:s/>Object Relation <text:s/>IN:</text:span></text:p>
            <text:p><text:span text:style-name="T37"/></text:p>
            <text:p><text:span text:style-name="T100"><text:tab/></text:span><text:span text:style-name="T100">b := </text:span><text:span text:style-name="T121">x </text:span><text:span text:style-name="T154">in</text:span><text:span text:style-name="T121"> C</text:span><text:span text:style-name="T102">;</text:span></text:p>
            <text:p><text:span text:style-name="T37"/></text:p>
            <text:p><text:span text:style-name="T100">will be translated to:</text:span></text:p>
            <text:p><text:span text:style-name="T37"/></text:p>
            <text:p><text:span text:style-name="T122"><text:tab/></text:span><text:span text:style-name="T155">b </text:span><text:span text:style-name="T156">= </text:span><text:span text:style-name="T155">x</text:span><text:span text:style-name="T156"> </text:span><text:span text:style-name="T85">instanceof</text:span><text:span text:style-name="T84"> C;</text:span></text:p>
            <text:p text:style-name="P1"><text:span text:style-name="T158"/></text:p>
            <text:p text:style-name="P1"><text:span text:style-name="T159"/></text:p>
            <text:p><text:span text:style-name="T115">5.3 <text:s/></text:span><text:span text:style-name="T148">QualifiedObject <text:s/>QUA:</text:span></text:p>
            <text:p><text:span text:style-name="T5"/></text:p>
            <text:p><text:span text:style-name="T15"><text:tab/></text:span><text:span text:style-name="T160">x </text:span><text:span text:style-name="T161">qua</text:span><text:span text:style-name="T19"> B.p3 := 3.14;</text:span></text:p>
            <text:p><text:span text:style-name="T37"/></text:p>
            <text:p><text:span text:style-name="T100">will be translated to:</text:span></text:p>
            <text:p><text:span text:style-name="T37"/></text:p>
            <text:p><text:span text:style-name="T122"><text:tab/></text:span><text:span text:style-name="T84">((B)</text:span><text:span text:style-name="T66">x</text:span><text:span text:style-name="T84">).</text:span><text:span text:style-name="T66">p3</text:span><text:span text:style-name="T84">=3.14;</text:span></text:p>
            <text:p><text:span text:style-name="T158"/></text:p>
          </draw:text-box>
        </draw:frame>
      </draw:page>
      <draw:page draw:name="page21" draw:style-name="dp1" draw:master-page-name="Standard">
        <draw:frame draw:style-name="gr52" draw:text-style-name="P3" draw:layer="layout" svg:width="18.884cm" svg:height="10.316cm" svg:x="1cm" svg:y="0.99cm">
          <draw:text-box>
            <text:p><text:span text:style-name="T113">6. Some Statements</text:span></text:p>
            <text:p><text:span text:style-name="T115"/></text:p>
            <text:p><text:span text:style-name="T115">6.1 Goto Statement</text:span></text:p>
            <text:p><text:span text:style-name="T114"/></text:p>
            <text:p><text:span text:style-name="T100">Java does not support labels like Simula. The Java Virtual Machine (JVM), however, has labels.</text:span></text:p>
            <text:p><text:span text:style-name="T15">A JVM-label is simply a relative byte-address within the byte-code of a method. We will use </text:span><text:span text:style-name="T162">Java's</text:span></text:p>
            <text:p><text:span text:style-name="T162">exception handling together with </text:span><text:span text:style-name="T163">byte code egineering </text:span><text:span text:style-name="T19">to re-introduce goto in the Java Language.</text:span></text:p>
            <text:p><text:span text:style-name="T15">T</text:span><text:span text:style-name="T100">his is done by generating Java-code which is prepared for Byte Code Engineering.</text:span></text:p>
            <text:p><text:span text:style-name="T37"/></text:p>
            <text:p><text:span text:style-name="T164">Suppose a Simula program containing labels and goto like this:</text:span></text:p>
            <text:p><text:span text:style-name="T164"/></text:p>
            <text:p><text:span text:style-name="T165"><text:s text:c="5"/></text:span><text:span text:style-name="T166">Begin </text:span></text:p>
            <text:p><text:span text:style-name="T166"><text:s text:c="8"/></text:span><text:span text:style-name="T166">L: ...</text:span></text:p>
            <text:p><text:span text:style-name="T166"><text:s text:c="11"/></text:span><text:span text:style-name="T166">goto L;</text:span></text:p>
            <text:p><text:span text:style-name="T166"><text:s text:c="11"/></text:span><text:span text:style-name="T166">...</text:span></text:p>
            <text:p><text:span text:style-name="T166"><text:s text:c="7"/></text:span><text:span text:style-name="T166">End;</text:span></text:p>
            <text:p><text:span text:style-name="T21"/></text:p>
            <text:p><text:span text:style-name="T164">This will be coded as:</text:span></text:p>
          </draw:text-box>
        </draw:frame>
        <draw:frame draw:style-name="gr53" draw:text-style-name="P16" draw:layer="layout" svg:width="17.2cm" svg:height="16cm" svg:x="2cm" svg:y="12cm">
          <draw:text-box>
            <text:p text:style-name="P1"><text:span text:style-name="T43"><text:s/></text:span><text:span text:style-name="T43">1. public</text:span><text:span text:style-name="T44"> </text:span><text:span text:style-name="T43">final</text:span><text:span text:style-name="T44"> </text:span><text:span text:style-name="T43">class</text:span><text:span text:style-name="T44"> adHoc00 </text:span><text:span text:style-name="T43">extends</text:span><text:span text:style-name="T44"> BASICIO$ {</text:span></text:p>
            <text:p text:style-name="P1"><text:span text:style-name="T44"><text:s/></text:span><text:span text:style-name="T44">2. <text:s text:c="4"/></text:span><text:span text:style-name="T43">public</text:span><text:span text:style-name="T44"> </text:span><text:span text:style-name="T43">int</text:span><text:span text:style-name="T44"> prefixLevel() { </text:span><text:span text:style-name="T43">return</text:span><text:span text:style-name="T44">(0); }</text:span></text:p>
            <text:p text:style-name="P1"><text:span text:style-name="T44"><text:s/></text:span><text:span text:style-name="T44">3. <text:s text:c="4"/></text:span><text:span text:style-name="T43">final</text:span><text:span text:style-name="T44"> LABQNT$ </text:span><text:span text:style-name="T46">L</text:span><text:span text:style-name="T44">=</text:span><text:span text:style-name="T43">new</text:span><text:span text:style-name="T44"> LABQNT$(</text:span><text:span text:style-name="T43">this</text:span><text:span text:style-name="T44">,1); </text:span><text:span text:style-name="T45">// Local Label #1=L</text:span></text:p>
            <text:p text:style-name="P1"><text:span text:style-name="T44"><text:s/></text:span><text:span text:style-name="T44">4. <text:s text:c="4"/></text:span><text:span text:style-name="T43">public</text:span><text:span text:style-name="T44"> adHoc00(RTObject$ </text:span><text:span text:style-name="T47">staticLink</text:span><text:span text:style-name="T44">) {</text:span></text:p>
            <text:p text:style-name="P1"><text:span text:style-name="T44"><text:s/></text:span><text:span text:style-name="T44">5. <text:s text:c="8"/></text:span><text:span text:style-name="T43">super</text:span><text:span text:style-name="T44">(</text:span><text:span text:style-name="T47">staticLink</text:span><text:span text:style-name="T44">);</text:span></text:p>
            <text:p text:style-name="P1"><text:span text:style-name="T44"><text:s/></text:span><text:span text:style-name="T44">6. <text:s text:c="8"/>BBLK();</text:span></text:p>
            <text:p text:style-name="P1"><text:span text:style-name="T44"><text:s/></text:span><text:span text:style-name="T44">7. <text:s text:c="8"/>BPRG(</text:span><text:span text:style-name="T68">"adHoc00"</text:span><text:span text:style-name="T44">);</text:span></text:p>
            <text:p text:style-name="P1"><text:span text:style-name="T44"><text:s/></text:span><text:span text:style-name="T44">8. <text:s text:c="4"/>} </text:span><text:span text:style-name="T45">// End of Constructor</text:span></text:p>
            <text:p text:style-name="P1"><text:span text:style-name="T44"><text:s/></text:span><text:span text:style-name="T44">9. <text:s text:c="2"/></text:span></text:p>
            <text:p text:style-name="P1"><text:span text:style-name="T44">10. <text:s text:c="4"/></text:span><text:span text:style-name="T45">// SimulaProgram Statements</text:span></text:p>
            <text:p text:style-name="P1"><text:span text:style-name="T44">11. <text:s text:c="4"/></text:span><text:span text:style-name="T43">public</text:span><text:span text:style-name="T44"> RTObject$ STM() {</text:span></text:p>
            <text:p text:style-name="P1"><text:span text:style-name="T44">12. <text:s text:c="8"/>adHoc00 </text:span><text:span text:style-name="T47">THIS$</text:span><text:span text:style-name="T44">=(adHoc00)</text:span><text:span text:style-name="T83">CUR$</text:span><text:span text:style-name="T44">;</text:span></text:p>
            <text:p text:style-name="P1"><text:span text:style-name="T44">13. <text:s text:c="8"/>LOOP$:</text:span><text:span text:style-name="T43">while</text:span><text:span text:style-name="T44">(</text:span><text:span text:style-name="T46">JTX$</text:span><text:span text:style-name="T44">&gt;=0) {</text:span></text:p>
            <text:p text:style-name="P1"><text:span text:style-name="T44">14. <text:s text:c="12"/></text:span><text:span text:style-name="T43">try</text:span><text:span text:style-name="T44"> {</text:span></text:p>
            <text:p text:style-name="P1"><text:span text:style-name="T44">15. <text:s text:c="16"/></text:span><text:span text:style-name="T167">JUMPTABLE$</text:span><text:span text:style-name="T44">(</text:span><text:span text:style-name="T46">JTX$</text:span><text:span text:style-name="T44">); </text:span><text:span text:style-name="T45">// For ByteCode Engineering</text:span></text:p>
            <text:p text:style-name="P1"><text:span text:style-name="T44">16. <text:s text:c="16"/></text:span><text:span text:style-name="T45">// Statements ....</text:span></text:p>
            <text:p text:style-name="P1"><text:span text:style-name="T44">17. <text:s text:c="16"/></text:span><text:span text:style-name="T167">LABEL$</text:span><text:span text:style-name="T44">(1); </text:span><text:span text:style-name="T45">// L</text:span></text:p>
            <text:p text:style-name="P1"><text:span text:style-name="T44">18. <text:s text:c="16"/></text:span><text:span text:style-name="T45">// Statements ....</text:span></text:p>
            <text:p text:style-name="P1"><text:span text:style-name="T44">19. <text:s text:c="16"/>throw(</text:span><text:span text:style-name="T46">L</text:span><text:span text:style-name="T44">); </text:span><text:span text:style-name="T45">// GOTO EVALUATED LABEL</text:span></text:p>
            <text:p text:style-name="P1"><text:span text:style-name="T44">20. <text:s text:c="16"/></text:span><text:span text:style-name="T45">// Statements ....</text:span></text:p>
            <text:p text:style-name="P1"><text:span text:style-name="T44">21. <text:s text:c="16"/></text:span><text:span text:style-name="T43">break</text:span><text:span text:style-name="T44"> LOOP$;</text:span></text:p>
            <text:p text:style-name="P1"><text:span text:style-name="T44">22. <text:s text:c="12"/>}</text:span></text:p>
            <text:p text:style-name="P1"><text:span text:style-name="T44">23. <text:s text:c="12"/></text:span><text:span text:style-name="T43">catch</text:span><text:span text:style-name="T44">(LABQNT$ </text:span><text:span text:style-name="T47">q</text:span><text:span text:style-name="T44">) {</text:span></text:p>
            <text:p text:style-name="P1"><text:span text:style-name="T44">24. <text:s text:c="16"/></text:span><text:span text:style-name="T83">CUR$</text:span><text:span text:style-name="T44">=</text:span><text:span text:style-name="T47">THIS$</text:span><text:span text:style-name="T44">;</text:span></text:p>
            <text:p text:style-name="P1"><text:span text:style-name="T44">25. <text:s text:c="16"/></text:span><text:span text:style-name="T43">if</text:span><text:span text:style-name="T44">(</text:span><text:span text:style-name="T47">q</text:span><text:span text:style-name="T44">.</text:span><text:span text:style-name="T46">SL$</text:span><text:span text:style-name="T44">!=</text:span><text:span text:style-name="T83">CUR$</text:span><text:span text:style-name="T44">) {</text:span></text:p>
            <text:p text:style-name="P1"><text:span text:style-name="T44">26. <text:s text:c="20"/></text:span><text:span text:style-name="T83">CUR$</text:span><text:span text:style-name="T44">.</text:span><text:span text:style-name="T46">STATE$</text:span><text:span text:style-name="T44">=OperationalState.</text:span><text:span text:style-name="T168">terminated</text:span><text:span text:style-name="T44">;</text:span></text:p>
            <text:p text:style-name="P1"><text:span text:style-name="T44">27. <text:s text:c="20"/></text:span><text:span text:style-name="T43">throw</text:span><text:span text:style-name="T44">(</text:span><text:span text:style-name="T47">q</text:span><text:span text:style-name="T44">); </text:span><text:span text:style-name="T45">// Re-throw exception for non-local Label</text:span></text:p>
            <text:p text:style-name="P1"><text:span text:style-name="T44">28. <text:s text:c="16"/>}</text:span></text:p>
            <text:p text:style-name="P1"><text:span text:style-name="T44">29. <text:s text:c="16"/></text:span><text:span text:style-name="T46">JTX$</text:span><text:span text:style-name="T44">=</text:span><text:span text:style-name="T47">q</text:span><text:span text:style-name="T44">.</text:span><text:span text:style-name="T46">index</text:span><text:span text:style-name="T44">; </text:span><text:span text:style-name="T43">continue</text:span><text:span text:style-name="T44"> LOOP$; </text:span><text:span text:style-name="T45">// GOTO Local L</text:span></text:p>
            <text:p text:style-name="P1"><text:span text:style-name="T44">30. <text:s text:c="12"/>}</text:span></text:p>
            <text:p text:style-name="P1"><text:span text:style-name="T169">31. <text:s text:c="8"/>}</text:span></text:p>
            <text:p text:style-name="P1"><text:span text:style-name="T44">32. <text:s text:c="8"/>EBLK();</text:span></text:p>
            <text:p text:style-name="P1"><text:span text:style-name="T44">33. <text:s text:c="8"/></text:span><text:span text:style-name="T43">return</text:span><text:span text:style-name="T44">(</text:span><text:span text:style-name="T43">null</text:span><text:span text:style-name="T44">);</text:span></text:p>
            <text:p text:style-name="P1"><text:span text:style-name="T44">34. <text:s text:c="4"/>}</text:span></text:p>
            <text:p text:style-name="P1"><text:span text:style-name="T44">35. }</text:span></text:p>
          </draw:text-box>
        </draw:frame>
      </draw:page>
      <draw:page draw:name="page22" draw:style-name="dp1" draw:master-page-name="Standard">
        <draw:frame draw:style-name="gr28" draw:text-style-name="P3" draw:layer="layout" svg:width="16.7cm" svg:height="1.3cm" svg:x="1.2cm" svg:y="2.3cm">
          <draw:text-box>
            <text:p><text:span text:style-name="T110"><text:s/></text:span><text:span text:style-name="T110">6.1.1 <text:s/>Label Quantities. </text:span></text:p>
          </draw:text-box>
        </draw:frame>
        <draw:frame draw:style-name="gr54" draw:text-style-name="P3" draw:layer="layout" svg:width="17cm" svg:height="2.2cm" svg:x="1.9cm" svg:y="3.9cm">
          <draw:text-box>
            <text:p><text:span text:style-name="T37">At <text:s/>source line </text:span><text:span text:style-name="T48">3. the label 'L' is declared like this:</text:span></text:p>
            <text:p><text:span text:style-name="T44"/></text:p>
            <text:p><text:span text:style-name="T44"><text:s text:c="5"/></text:span><text:span text:style-name="T43">final</text:span><text:span text:style-name="T44"> LABQNT$ </text:span><text:span text:style-name="T46">L</text:span><text:span text:style-name="T44">=</text:span><text:span text:style-name="T43">new</text:span><text:span text:style-name="T44"> LABQNT$(</text:span><text:span text:style-name="T43">this</text:span><text:span text:style-name="T44">,1); </text:span><text:span text:style-name="T45">// Local Label #1=L</text:span></text:p>
          </draw:text-box>
        </draw:frame>
        <draw:frame draw:style-name="gr55" draw:text-style-name="P10" draw:layer="layout" svg:width="17.1cm" svg:height="5cm" svg:x="2.2cm" svg:y="6.9cm">
          <draw:text-box>
            <text:p><text:span text:style-name="T37">Where LABQNT$ is defined by:</text:span></text:p>
            <text:p><text:span text:style-name="T37"/></text:p>
            <text:p text:style-name="P1"><text:span text:style-name="T44"><text:tab/></text:span><text:span text:style-name="T43">public</text:span><text:span text:style-name="T44"> </text:span><text:span text:style-name="T43">final</text:span><text:span text:style-name="T44"> </text:span><text:span text:style-name="T43">class</text:span><text:span text:style-name="T44"> LABQNT$ </text:span><text:span text:style-name="T43">extends</text:span><text:span text:style-name="T44"> RuntimeException</text:span></text:p>
            <text:p text:style-name="P1"><text:span text:style-name="T44"><text:tab/></text:span><text:span text:style-name="T44">{ </text:span><text:span text:style-name="T43">public</text:span><text:span text:style-name="T44"> RTObject$ </text:span><text:span text:style-name="T46">SL$</text:span><text:span text:style-name="T44">; </text:span><text:span text:style-name="T45">// Static link, block in which the label is defined.</text:span></text:p>
            <text:p text:style-name="P1"><text:span text:style-name="T44"><text:tab/></text:span><text:span text:style-name="T44"> <text:s/></text:span><text:span text:style-name="T43">public</text:span><text:span text:style-name="T44"> </text:span><text:span text:style-name="T43">int</text:span><text:span text:style-name="T44"> </text:span><text:span text:style-name="T46">index</text:span><text:span text:style-name="T44">; </text:span><text:span text:style-name="T45">// Ordinal number of Label within its Scope(staticLink).</text:span></text:p>
            <text:p text:style-name="P1"><text:span text:style-name="T39"><text:tab/></text:span><text:span text:style-name="T39"> <text:s/></text:span></text:p>
            <text:p text:style-name="P1"><text:span text:style-name="T44"><text:tab/></text:span><text:span text:style-name="T44"> <text:s/></text:span><text:span text:style-name="T43">public</text:span><text:span text:style-name="T44"> LABQNT$(RTObject$ </text:span><text:span text:style-name="T47">SL$</text:span><text:span text:style-name="T44">,</text:span><text:span text:style-name="T43">int</text:span><text:span text:style-name="T44"> </text:span><text:span text:style-name="T47">index</text:span><text:span text:style-name="T44">)</text:span></text:p>
            <text:p text:style-name="P1"><text:span text:style-name="T44"><text:tab/></text:span><text:span text:style-name="T44"> <text:s/></text:span><text:span text:style-name="T44">{ </text:span><text:span text:style-name="T43">this</text:span><text:span text:style-name="T44">.</text:span><text:span text:style-name="T46">SL$</text:span><text:span text:style-name="T44">=</text:span><text:span text:style-name="T47">SL$</text:span><text:span text:style-name="T44">; </text:span><text:span text:style-name="T43">this</text:span><text:span text:style-name="T44">.</text:span><text:span text:style-name="T46">index</text:span><text:span text:style-name="T44">=</text:span><text:span text:style-name="T47">index</text:span><text:span text:style-name="T44">; }</text:span></text:p>
            <text:p text:style-name="P1"><text:span text:style-name="T48"><text:tab/></text:span><text:span text:style-name="T48">}</text:span></text:p>
          </draw:text-box>
        </draw:frame>
        <draw:frame draw:style-name="gr56" draw:text-style-name="P10" draw:layer="layout" svg:width="17.7cm" svg:height="14.516cm" svg:x="2cm" svg:y="12cm">
          <draw:text-box>
            <text:p><text:span text:style-name="T37">A goto-statement is simply coded as:</text:span></text:p>
            <text:p><text:span text:style-name="T37"/></text:p>
            <text:p><text:span text:style-name="T37"><text:s text:c="12"/></text:span><text:span text:style-name="T44">throw(</text:span><text:span text:style-name="T46">L</text:span><text:span text:style-name="T44">); </text:span><text:span text:style-name="T45">// GOTO EVALUATED LABEL</text:span></text:p>
            <text:p><text:span text:style-name="T45"/></text:p>
            <text:p><text:span text:style-name="T170">And this exception is caught and tested (lines 23 - 38) throughout the operating chain. If the label does not belong to this block instance the exception is re-thrown.</text:span></text:p>
            <text:p><text:span text:style-name="T170"/></text:p>
            <text:p><text:span text:style-name="T170">In the event of no matching block instances the exception is caught by an </text:span><text:span text:style-name="T27">UncaughtExceptionHandler like this</text:span><text:span text:style-name="T170">:</text:span></text:p>
            <text:p><text:span text:style-name="T170"/></text:p>
            <text:p text:style-name="P1"><text:span text:style-name="T44"><text:s text:c="8"/></text:span><text:span text:style-name="T43">public</text:span><text:span text:style-name="T44"> </text:span><text:span text:style-name="T43">void</text:span><text:span text:style-name="T44"> uncaughtException(Thread </text:span><text:span text:style-name="T47">thread</text:span><text:span text:style-name="T44">, Throwable </text:span><text:span text:style-name="T47">e</text:span><text:span text:style-name="T44">) {</text:span></text:p>
            <text:p text:style-name="P1"><text:span text:style-name="T44"><text:s text:c="12"/></text:span><text:span text:style-name="T43">if</text:span><text:span text:style-name="T44">(</text:span><text:span text:style-name="T47">e</text:span><text:span text:style-name="T44"> </text:span><text:span text:style-name="T43">instanceof</text:span><text:span text:style-name="T44"> LABQNT$) {</text:span></text:p>
            <text:p text:style-name="P1"><text:span text:style-name="T44"><text:s text:c="16"/></text:span><text:span text:style-name="T44">// </text:span><text:span text:style-name="T68">POSSIBLE GOTO OUT OF COMPONENT</text:span></text:p>
            <text:p text:style-name="P1"><text:span text:style-name="T44"><text:s text:c="16"/></text:span><text:span text:style-name="T44">RTObject$ </text:span><text:span text:style-name="T47">DL</text:span><text:span text:style-name="T44">=</text:span><text:span text:style-name="T46">obj</text:span><text:span text:style-name="T44">.</text:span><text:span text:style-name="T46">DL$</text:span><text:span text:style-name="T44">;</text:span></text:p>
            <text:p text:style-name="P1"><text:span text:style-name="T44"><text:s text:c="12"/></text:span><text:span text:style-name="T44"><text:tab/></text:span><text:span text:style-name="T44"> <text:s text:c="2"/></text:span><text:span text:style-name="T43">if</text:span><text:span text:style-name="T44">(</text:span><text:span text:style-name="T47">DL</text:span><text:span text:style-name="T44">!=</text:span><text:span text:style-name="T43">null</text:span><text:span text:style-name="T44"> &amp;&amp; </text:span><text:span text:style-name="T47">DL</text:span><text:span text:style-name="T44">!=</text:span><text:span text:style-name="T83">CTX$</text:span><text:span text:style-name="T44">) {</text:span></text:p>
            <text:p text:style-name="P1"><text:span text:style-name="T44"><text:s text:c="12"/></text:span><text:span text:style-name="T44"><text:tab/></text:span><text:span text:style-name="T44"> <text:s text:c="6"/></text:span><text:span text:style-name="T47">DL</text:span><text:span text:style-name="T44">.</text:span><text:span text:style-name="T46">PENDING_EXCEPTION$</text:span><text:span text:style-name="T44">=(RuntimeException)</text:span><text:span text:style-name="T47">e</text:span><text:span text:style-name="T44">;</text:span></text:p>
            <text:p text:style-name="P1"><text:span text:style-name="T44"><text:s text:c="12"/></text:span><text:span text:style-name="T44"><text:tab/></text:span><text:span text:style-name="T44"> <text:s text:c="6"/></text:span><text:span text:style-name="T44">D</text:span><text:span text:style-name="T47">L</text:span><text:span text:style-name="T44">.resumeThread();</text:span></text:p>
            <text:p text:style-name="P1"><text:span text:style-name="T44"><text:s text:c="12"/></text:span><text:span text:style-name="T44"><text:tab/></text:span><text:span text:style-name="T44"> <text:s text:c="2"/></text:span><text:span text:style-name="T44">} </text:span><text:span text:style-name="T43">else</text:span><text:span text:style-name="T44"> {</text:span></text:p>
            <text:p text:style-name="P1"><text:span text:style-name="T44"><text:s text:c="12"/></text:span><text:span text:style-name="T44"><text:tab/></text:span><text:span text:style-name="T44"> <text:s text:c="6"/></text:span><text:span text:style-name="T44">ERROR(</text:span><text:span text:style-name="T68">"Illegal GOTO "</text:span><text:span text:style-name="T44">+</text:span><text:span text:style-name="T47">e</text:span><text:span text:style-name="T44">);</text:span></text:p>
            <text:p text:style-name="P1"><text:span text:style-name="T170"><text:s text:c="12"/></text:span><text:span text:style-name="T170"><text:tab/></text:span><text:span text:style-name="T170">...</text:span></text:p>
            <text:p text:style-name="P1"><text:span text:style-name="T170"><text:s text:c="13"/></text:span><text:span text:style-name="T170">}</text:span><text:span text:style-name="T44"> </text:span><text:span text:style-name="T43">else</text:span><text:span text:style-name="T44"> ...</text:span></text:p>
            <text:p text:style-name="P1"><text:span text:style-name="T44"><text:s text:c="9"/></text:span><text:span text:style-name="T44">}</text:span></text:p>
            <text:p text:style-name="P1"><text:span text:style-name="T44"/></text:p>
            <text:p text:style-name="P1"><text:span text:style-name="T44">Thus, when a QPS-component is left we raise the PENDING_EXCEPTION flag and resume next operating component. The resume-operations will re-trow the exception within its Thread.</text:span></text:p>
            <text:p text:style-name="P1"><text:span text:style-name="T44"/></text:p>
            <text:p text:style-name="P1"><text:span text:style-name="T44">For further details see the source code of RTObject.java </text:span></text:p>
          </draw:text-box>
        </draw:frame>
      </draw:page>
      <draw:page draw:name="page23" draw:style-name="dp1" draw:master-page-name="Standard">
        <draw:frame draw:style-name="gr28" draw:text-style-name="P3" draw:layer="layout" svg:width="16.7cm" svg:height="1.3cm" svg:x="1.3cm" svg:y="1.3cm">
          <draw:text-box>
            <text:p><text:span text:style-name="T110"><text:s/></text:span><text:span text:style-name="T110">6.1.2 <text:s text:c="2"/></text:span><text:span text:style-name="T171">Byte Code Engineering. </text:span></text:p>
          </draw:text-box>
        </draw:frame>
        <draw:frame draw:style-name="gr57" draw:text-style-name="P10" draw:layer="layout" svg:width="17.8cm" svg:height="7.2cm" svg:x="2cm" svg:y="2.5cm">
          <draw:text-box>
            <text:p><text:span text:style-name="T37">The </text:span><text:span text:style-name="T37"><text:a xlink:href="https://en.wikipedia.org/wiki/ObjectWeb_ASM">ObjectWeb ASM</text:a></text:span><text:span text:style-name="T37"> Java bytecode engineering library from the OW2 Consortium is used to modify the byte code to allow very local goto statements.</text:span></text:p>
            <text:p><text:span text:style-name="T37"/></text:p>
            <text:p><text:span text:style-name="T37">They say:</text:span></text:p>
            <text:p><text:span text:style-name="T37"/></text:p>
            <text:p><text:span text:style-name="T172">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72"/></text:p>
            <text:p><text:span text:style-name="T37">More info at: <text:s/></text:span><text:span text:style-name="T37"><text:a xlink:href="https://asm.ow2.io/">https://asm.ow2.io</text:a></text:span><text:span text:style-name="T37"> <text:s/>and <text:s/></text:span><text:span text:style-name="T37"><text:a xlink:href="https://www.ow2.org/">https://www.ow2.org/</text:a></text:span></text:p>
          </draw:text-box>
        </draw:frame>
        <draw:frame draw:style-name="gr58" draw:text-style-name="P3" draw:layer="layout" svg:width="18.1cm" svg:height="17.7cm" svg:x="1.9cm" svg:y="11cm">
          <draw:text-box>
            <text:p><text:span text:style-name="T37">To easily modify the code, the Simula Compiler generates certain method call in the .java file:</text:span></text:p>
            <text:p><text:span text:style-name="T37"/></text:p>
            <text:p text:style-name="P1"><text:span text:style-name="T48"><text:s/></text:span><text:span text:style-name="T48">- </text:span><text:span text:style-name="T173">LABEL$</text:span><text:span text:style-name="T48">(n); </text:span><text:span text:style-name="T174">// Label #n</text:span></text:p>
            <text:p text:style-name="P1"><text:span text:style-name="T175"/></text:p>
            <text:p text:style-name="P1"><text:span text:style-name="T175"><text:tab/></text:span><text:span text:style-name="T50">This method-call is used to signal the occurence of a Simula Label. The byte-code</text:span></text:p>
            <text:p text:style-name="P1"><text:span text:style-name="T50"><text:s/></text:span><text:span text:style-name="T50"><text:tab/></text:span><text:span text:style-name="T50">address is collected and some instruction are removed. The parameter 'n' is</text:span></text:p>
            <text:p text:style-name="P1"><text:span text:style-name="T50"><text:tab/></text:span><text:span text:style-name="T50">the label's ordinal number. </text:span></text:p>
            <text:p text:style-name="P1"><text:span text:style-name="T50"/></text:p>
            <text:p text:style-name="P1"><text:span text:style-name="T50"><text:tab/></text:span><text:span text:style-name="T50">I.e. Try to locate the instruction sequence:</text:span></text:p>
            <text:p text:style-name="P1"><text:span text:style-name="T175"/></text:p>
            <text:p text:style-name="P1"><text:span text:style-name="T176"><text:tab/></text:span><text:span text:style-name="T176"><text:tab/></text:span><text:span text:style-name="T176"> <text:s text:c="3"/></text:span><text:span text:style-name="T176">PREV-INSTRUCTION</text:span></text:p>
            <text:p text:style-name="P1"><text:span text:style-name="T175"><text:tab/></text:span><text:span text:style-name="T175"> <text:s text:c="4"/></text:span><text:span text:style-name="T175"><text:tab/></text:span><text:span text:style-name="T175"> <text:s text:c="3"/></text:span><text:span text:style-name="T175">ICONST n</text:span></text:p>
            <text:p text:style-name="P1"><text:span text:style-name="T175"><text:tab/></text:span><text:span text:style-name="T175"> <text:s text:c="4"/></text:span><text:span text:style-name="T175"><text:tab/></text:span><text:span text:style-name="T175"> <text:s text:c="3"/></text:span><text:span text:style-name="T175">INVOKESTATIC LABEL$</text:span></text:p>
            <text:p text:style-name="P1"><text:span text:style-name="T175"><text:tab/></text:span><text:span text:style-name="T175"> </text:span><text:span text:style-name="T175"><text:tab/></text:span><text:span text:style-name="T175"> <text:s text:c="3"/></text:span><text:span text:style-name="T175">NEXT-INSTRUCTION</text:span></text:p>
            <text:p text:style-name="P1"><text:span text:style-name="T175"/></text:p>
            <text:p text:style-name="P1"><text:span text:style-name="T175"><text:tab/></text:span><text:span text:style-name="T50">Pick up the number 'n', remember address and remove the two middle instruction.</text:span></text:p>
            <text:p text:style-name="P1"><text:span text:style-name="T175"/></text:p>
            <text:p><text:span text:style-name="T175"><text:s text:c="2"/></text:span><text:span text:style-name="T175">- <text:s/></text:span><text:span text:style-name="T173">JUMPTABLE$</text:span><text:span text:style-name="T48">(</text:span><text:span text:style-name="T177">JTX$</text:span><text:span text:style-name="T48">); </text:span><text:span text:style-name="T174">// For ByteCode Engineering</text:span></text:p>
            <text:p text:style-name="P1"><text:span text:style-name="T21"/></text:p>
            <text:p text:style-name="P1"><text:span text:style-name="T175"><text:tab/></text:span><text:span text:style-name="T50">This method-call is a placeholder for where to put in a Jump-Table.</text:span></text:p>
            <text:p text:style-name="P1"><text:span text:style-name="T50"/></text:p>
            <text:p text:style-name="P1"><text:span text:style-name="T50"><text:tab/></text:span><text:span text:style-name="T50">Try to locate the instruction sequence:</text:span></text:p>
            <text:p text:style-name="P1"><text:span text:style-name="T175"/></text:p>
            <text:p text:style-name="P1"><text:span text:style-name="T175"><text:tab/></text:span><text:span text:style-name="T175"><text:tab/></text:span><text:span text:style-name="T175"> <text:s text:c="4"/></text:span><text:span text:style-name="T175">PREV-INSTRUCTION</text:span></text:p>
            <text:p text:style-name="P1"><text:span text:style-name="T175"><text:tab/></text:span><text:span text:style-name="T175"><text:tab/></text:span><text:span text:style-name="T175"> <text:s text:c="4"/></text:span><text:span text:style-name="T175">GETFIELD JTX$</text:span></text:p>
            <text:p text:style-name="P1"><text:span text:style-name="T175"><text:tab/></text:span><text:span text:style-name="T175"><text:tab/></text:span><text:span text:style-name="T175"> <text:s text:c="4"/></text:span><text:span text:style-name="T175">INVOKESTATIC JUMPTABLE$</text:span></text:p>
            <text:p text:style-name="P1"><text:span text:style-name="T175"><text:tab/></text:span><text:span text:style-name="T175"><text:tab/></text:span><text:span text:style-name="T175"> <text:s text:c="4"/></text:span><text:span text:style-name="T175">NEXT-INSTRUCTION</text:span></text:p>
            <text:p text:style-name="P1"><text:span text:style-name="T175"/></text:p>
            <text:p text:style-name="P1"><text:span text:style-name="T175"><text:tab/></text:span><text:span text:style-name="T50"> </text:span><text:span text:style-name="T50">And replace it by the instruction sequence:</text:span></text:p>
            <text:p text:style-name="P1"><text:span text:style-name="T175"/></text:p>
            <text:p text:style-name="P1"><text:span text:style-name="T175"><text:tab/></text:span><text:span text:style-name="T175"><text:tab/></text:span><text:span text:style-name="T175"> <text:s text:c="4"/></text:span><text:span text:style-name="T175">PREV-INSTRUCTION</text:span></text:p>
            <text:p text:style-name="P1"><text:span text:style-name="T175"><text:tab/></text:span><text:span text:style-name="T175"><text:tab/></text:span><text:span text:style-name="T175"> <text:s text:c="4"/></text:span><text:span text:style-name="T175">GETFIELD JTX$</text:span></text:p>
            <text:p text:style-name="P1"><text:span text:style-name="T175"><text:tab/></text:span><text:span text:style-name="T175"><text:tab/></text:span><text:span text:style-name="T175"> <text:s text:c="4"/></text:span><text:span text:style-name="T175">TABLESWITCH ... uses the addresses collected for labels.</text:span></text:p>
            <text:p text:style-name="P1"><text:span text:style-name="T175"><text:tab/></text:span><text:span text:style-name="T175"><text:tab/></text:span><text:span text:style-name="T175"> <text:s text:c="4"/></text:span><text:span text:style-name="T175">NEXT-INSTRUCTION</text:span></text:p>
            <text:p text:style-name="P1"><text:span text:style-name="T175"/></text:p>
            <text:p><text:span text:style-name="T44">For further details see the source code of </text:span><text:span text:style-name="T55">ByteCodeEngineering</text:span><text:span text:style-name="T44">.java</text:span></text:p>
          </draw:text-box>
        </draw:frame>
      </draw:page>
      <draw:page draw:name="page24" draw:style-name="dp1" draw:master-page-name="Standard">
        <draw:frame draw:style-name="gr51" draw:layer="layout" svg:width="17.1cm" svg:height="25.9cm" svg:x="2.1cm" svg:y="2.1cm">
          <draw:text-box>
            <text:p><text:span text:style-name="T115">6.2 For-Statement</text:span></text:p>
            <text:p><text:span text:style-name="T114"/></text:p>
            <text:p><text:span text:style-name="T143">The Implementation of the for-statement is a bit tricky. The basic idea is to create a ForList iterator that iterates over a set of <text:s/>ForElt iterators. The following subclasses of ForElt are defined:</text:span></text:p>
            <text:p><text:span text:style-name="T143"/></text:p>
            <text:p><text:span text:style-name="T143"><text:tab/></text:span><text:span text:style-name="T143">- <text:s/></text:span><text:span text:style-name="T19">SingleElt&lt;T&gt;</text:span><text:span text:style-name="T19"><text:tab/></text:span><text:span text:style-name="T19">for basic types T control variable</text:span></text:p>
            <text:p><text:span text:style-name="T19"><text:tab/></text:span><text:span text:style-name="T19">- <text:s/>SingleTValElt</text:span><text:span text:style-name="T19"><text:tab/></text:span><text:span text:style-name="T19">for Text type control variable</text:span></text:p>
            <text:p><text:span text:style-name="T19"><text:tab/></text:span><text:span text:style-name="T19">- <text:s/>StepUntil</text:span><text:span text:style-name="T19"><text:tab/></text:span><text:span text:style-name="T19"><text:tab/></text:span><text:span text:style-name="T19">for numeric types</text:span></text:p>
            <text:p><text:span text:style-name="T19"><text:tab/></text:span><text:span text:style-name="T19">- <text:s/>WhileElt&lt;T&gt;</text:span><text:span text:style-name="T19"><text:tab/></text:span><text:span text:style-name="T19">for basic types T control variable</text:span></text:p>
            <text:p><text:span text:style-name="T19"><text:tab/></text:span><text:span text:style-name="T19">- <text:s/>WhileTValElt</text:span><text:span text:style-name="T19"><text:tab/></text:span><text:span text:style-name="T19">representing For t:= &lt;TextExpr&gt; while &lt;Cond&gt;</text:span></text:p>
            <text:p><text:span text:style-name="T19"><text:tab/></text:span><text:span text:style-name="T19"><text:tab/></text:span><text:span text:style-name="T19"><text:tab/></text:span><text:span text:style-name="T19"><text:tab/></text:span><text:span text:style-name="T19">With text value assignment</text:span></text:p>
            <text:p><text:span text:style-name="T19"/></text:p>
            <text:p><text:span text:style-name="T19">Each of which deliver a boolean value 'CB' used to indicate w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9"/></text:p>
            <text:p><text:span text:style-name="T19"/></text:p>
            <text:p><text:span text:style-name="T19">Example, the following for-statement:</text:span></text:p>
            <text:p><text:span text:style-name="T19"/></text:p>
            <text:p><text:span text:style-name="T19"><text:tab/></text:span><text:span text:style-name="T19"><text:tab/></text:span><text:span text:style-name="T19">for i:=1,6,13 step 6 until 66,i+1 while i&lt;80 do j:=j+i;</text:span></text:p>
            <text:p><text:span text:style-name="T19"/></text:p>
            <text:p><text:span text:style-name="T19">Is compiled to:</text:span></text:p>
            <text:p><text:span text:style-name="T19"/></text:p>
            <text:p text:style-name="P1"><text:span text:style-name="T55"><text:tab/></text:span><text:span text:style-name="T55"><text:tab/></text:span><text:span text:style-name="T53">for</text:span><text:span text:style-name="T55">(</text:span><text:span text:style-name="T53">boolean</text:span><text:span text:style-name="T55"> </text:span><text:span text:style-name="T178">CB</text:span><text:span text:style-name="T55">:</text:span><text:span text:style-name="T53">new</text:span><text:span text:style-name="T55"> ForList(</text:span></text:p>
            <text:p text:style-name="P1"><text:span text:style-name="T55"><text:tab/></text:span><text:span text:style-name="T55"><text:tab/></text:span><text:span text:style-name="T55"> <text:s text:c="3"/></text:span><text:span text:style-name="T53">new</text:span><text:span text:style-name="T55"> SingleElt&lt;Number&gt;(...)</text:span></text:p>
            <text:p text:style-name="P1"><text:span text:style-name="T55"><text:tab/></text:span><text:span text:style-name="T55"><text:tab/></text:span><text:span text:style-name="T55"> <text:s text:c="2"/></text:span><text:span text:style-name="T55">,</text:span><text:span text:style-name="T53">new</text:span><text:span text:style-name="T55"> SingleElt&lt;Number&gt;(...)</text:span></text:p>
            <text:p text:style-name="P1"><text:span text:style-name="T55"><text:tab/></text:span><text:span text:style-name="T55"><text:tab/></text:span><text:span text:style-name="T55"> <text:s text:c="2"/></text:span><text:span text:style-name="T55">,</text:span><text:span text:style-name="T53">new</text:span><text:span text:style-name="T55"> StepUntil(...)</text:span></text:p>
            <text:p text:style-name="P1"><text:span text:style-name="T55"><text:tab/></text:span><text:span text:style-name="T55"><text:tab/></text:span><text:span text:style-name="T55"> <text:s text:c="2"/></text:span><text:span text:style-name="T55">,</text:span><text:span text:style-name="T53">new</text:span><text:span text:style-name="T55"> WhileElt&lt;Number&gt;(...)</text:span></text:p>
            <text:p text:style-name="P1"><text:span text:style-name="T55"><text:tab/></text:span><text:span text:style-name="T55"><text:tab/></text:span><text:span text:style-name="T55">)) { </text:span><text:span text:style-name="T53">if</text:span><text:span text:style-name="T55">(!</text:span><text:span text:style-name="T178">CB</text:span><text:span text:style-name="T55">) </text:span><text:span text:style-name="T53">continue</text:span><text:span text:style-name="T55">;</text:span></text:p>
            <text:p text:style-name="P1"><text:span text:style-name="T55"><text:tab/></text:span><text:span text:style-name="T55"><text:tab/></text:span><text:span text:style-name="T55"> <text:s text:c="4"/></text:span><text:span text:style-name="T74">j</text:span><text:span text:style-name="T55">=</text:span><text:span text:style-name="T74">j+i</text:span><text:span text:style-name="T55">;</text:span></text:p>
            <text:p text:style-name="P1"><text:span text:style-name="T55"><text:tab/></text:span><text:span text:style-name="T55"><text:tab/></text:span><text:span text:style-name="T55"> <text:s text:c="2"/></text:span><text:span text:style-name="T55">}</text:span></text:p>
            <text:p text:style-name="P1"><text:span text:style-name="T55"/></text:p>
            <text:p text:style-name="P1"><text:span text:style-name="T55"/></text:p>
            <text:p text:style-name="P1"><text:span text:style-name="T55"/></text:p>
            <text:p text:style-name="P1"><text:span text:style-name="T23">Another example with control variable of type Text:</text:span></text:p>
            <text:p text:style-name="P1"><text:span text:style-name="T23"/></text:p>
            <text:p text:style-name="P1"><text:span text:style-name="T23"><text:tab/></text:span><text:span text:style-name="T23"><text:tab/></text:span><text:span text:style-name="T23">for t:="one",other while k &lt; 7 do <text:s/>&lt;statement&gt;</text:span></text:p>
            <text:p text:style-name="P1"><text:span text:style-name="T23"/></text:p>
            <text:p text:style-name="P1"><text:span text:style-name="T23">Where 'other' is a text procedure, is compiled to:</text:span></text:p>
            <text:p text:style-name="P1"><text:span text:style-name="T23"/></text:p>
            <text:p text:style-name="P1"><text:span text:style-name="T55"><text:tab/></text:span><text:span text:style-name="T55"><text:tab/></text:span><text:span text:style-name="T53">for</text:span><text:span text:style-name="T55">(</text:span><text:span text:style-name="T53">boolean</text:span><text:span text:style-name="T55"> </text:span><text:span text:style-name="T178">CB</text:span><text:span text:style-name="T55">:</text:span><text:span text:style-name="T53">new</text:span><text:span text:style-name="T55"> ForList(</text:span></text:p>
            <text:p text:style-name="P1"><text:span text:style-name="T55"><text:tab/></text:span><text:span text:style-name="T55"><text:tab/></text:span><text:span text:style-name="T55"> <text:s text:c="3"/></text:span><text:span text:style-name="T53">new</text:span><text:span text:style-name="T55"> SingleTValElt(...)</text:span></text:p>
            <text:p text:style-name="P1"><text:span text:style-name="T55"><text:tab/></text:span><text:span text:style-name="T55"><text:tab/></text:span><text:span text:style-name="T55"> <text:s text:c="2"/></text:span><text:span text:style-name="T55">,</text:span><text:span text:style-name="T53">new</text:span><text:span text:style-name="T55"> WhileTValElt(...)</text:span></text:p>
            <text:p text:style-name="P1"><text:span text:style-name="T55"><text:tab/></text:span><text:span text:style-name="T55"> <text:s text:c="6"/></text:span><text:span text:style-name="T55">)) { </text:span><text:span text:style-name="T53">if</text:span><text:span text:style-name="T55">(!</text:span><text:span text:style-name="T178">CB</text:span><text:span text:style-name="T55">) </text:span><text:span text:style-name="T53">continue</text:span><text:span text:style-name="T55">;</text:span></text:p>
            <text:p><text:span text:style-name="T55"><text:tab/></text:span><text:span text:style-name="T55"><text:tab/></text:span><text:span text:style-name="T55"><text:tab/></text:span><text:span text:style-name="T55">… </text:span><text:span text:style-name="T55">// Statement</text:span></text:p>
            <text:p text:style-name="P1"><text:span text:style-name="T23"><text:tab/></text:span><text:span text:style-name="T23"><text:tab/></text:span><text:span text:style-name="T23"> </text:span><text:span text:style-name="T55"><text:s text:c="3"/></text:span><text:span text:style-name="T55">}</text:span></text:p>
            <text:p><text:span text:style-name="T143"/></text:p>
            <text:p><text:span text:style-name="T143"/></text:p>
          </draw:text-box>
        </draw:frame>
      </draw:page>
      <draw:page draw:name="page25" draw:style-name="dp1" draw:master-page-name="Standard">
        <draw:frame draw:style-name="gr51" draw:layer="layout" svg:width="17cm" svg:height="25.9cm" svg:x="2.1cm" svg:y="2cm">
          <draw:text-box>
            <text:p><text:span text:style-name="T115">6.3 <text:s/>Connection Statement</text:span></text:p>
            <text:p><text:span text:style-name="T114"/></text:p>
            <text:p><text:span text:style-name="T143">The connection statement is implemented using Java's </text:span><text:span text:style-name="T5">instanceof</text:span><text:span text:style-name="T143"> operator and the</text:span></text:p>
            <text:p><text:span text:style-name="T5">if</text:span><text:span text:style-name="T143"> statement. For example, the connection statement:</text:span></text:p>
            <text:p><text:span text:style-name="T143"/></text:p>
            <text:p><text:span text:style-name="T143"><text:tab/></text:span><text:span text:style-name="T143"><text:tab/></text:span><text:span text:style-name="T5">inspect</text:span><text:span text:style-name="T19"> x </text:span><text:span text:style-name="T5">do</text:span><text:span text:style-name="T19"> image:-t;</text:span></text:p>
            <text:p><text:span text:style-name="T19"/></text:p>
            <text:p><text:span text:style-name="T19">Where 'x' is declared as a reference to an ImageFile, is compiled to:</text:span></text:p>
            <text:p><text:span text:style-name="T19"/></text:p>
            <text:p><text:span text:style-name="T19"><text:tab/></text:span><text:span text:style-name="T19"><text:tab/></text:span><text:span text:style-name="T53">if</text:span><text:span text:style-name="T55">(</text:span><text:span text:style-name="T74">x</text:span><text:span text:style-name="T55">!=</text:span><text:span text:style-name="T53">null</text:span><text:span text:style-name="T55">) </text:span><text:span text:style-name="T74">x</text:span><text:span text:style-name="T55">.</text:span><text:span text:style-name="T74">image</text:span><text:span text:style-name="T55">=</text:span><text:span text:style-name="T74">t</text:span><text:span text:style-name="T55">;</text:span></text:p>
            <text:p><text:span text:style-name="T19"/></text:p>
            <text:p><text:span text:style-name="T19"/></text:p>
            <text:p><text:span text:style-name="T19">Other examples that also use 'ref(Imagefile) x' may be:</text:span></text:p>
            <text:p><text:span text:style-name="T19"/></text:p>
            <text:p text:style-name="P1"><text:span text:style-name="T19"><text:tab/></text:span><text:span text:style-name="T19">1)</text:span><text:span text:style-name="T19"><text:tab/></text:span><text:span text:style-name="T5">inspect</text:span><text:span text:style-name="T19"> x </text:span><text:span text:style-name="T5">do</text:span><text:span text:style-name="T19"> image:-t </text:span><text:span text:style-name="T5">otherwise</text:span><text:span text:style-name="T19"> t:-</text:span><text:span text:style-name="T179">notext</text:span><text:span text:style-name="T19">;</text:span></text:p>
            <text:p text:style-name="P1"><text:span text:style-name="T19"><text:s text:c="3"/></text:span></text:p>
            <text:p text:style-name="P1"><text:span text:style-name="T19"><text:tab/></text:span><text:span text:style-name="T19">2)</text:span><text:span text:style-name="T19"><text:tab/></text:span><text:span text:style-name="T5">inspect</text:span><text:span text:style-name="T19"> x</text:span></text:p>
            <text:p text:style-name="P1"><text:span text:style-name="T19"><text:tab/></text:span><text:span text:style-name="T19"><text:tab/></text:span><text:span text:style-name="T19"> <text:s text:c="2"/></text:span><text:span text:style-name="T5">when</text:span><text:span text:style-name="T19"> </text:span><text:span text:style-name="T23">infile</text:span><text:span text:style-name="T19"> <text:s/></text:span><text:span text:style-name="T5">do</text:span><text:span text:style-name="T19"> t:-</text:span><text:span text:style-name="T23">intext</text:span><text:span text:style-name="T19">(12)</text:span></text:p>
            <text:p text:style-name="P1"><text:span text:style-name="T19"><text:tab/></text:span><text:span text:style-name="T19"><text:tab/></text:span><text:span text:style-name="T19"> <text:s text:c="2"/></text:span><text:span text:style-name="T5">when</text:span><text:span text:style-name="T19"> </text:span><text:span text:style-name="T23">outfile</text:span><text:span text:style-name="T19"> </text:span><text:span text:style-name="T5">do</text:span><text:span text:style-name="T19"> </text:span><text:span text:style-name="T23">outtext</text:span><text:span text:style-name="T19">(t);</text:span></text:p>
            <text:p text:style-name="P1"><text:span text:style-name="T19"><text:s text:c="3"/></text:span></text:p>
            <text:p text:style-name="P1"><text:span text:style-name="T19"><text:tab/></text:span><text:span text:style-name="T19">3)</text:span><text:span text:style-name="T19"><text:tab/></text:span><text:span text:style-name="T5">inspect</text:span><text:span text:style-name="T19"> x</text:span></text:p>
            <text:p text:style-name="P1"><text:span text:style-name="T19"><text:tab/></text:span><text:span text:style-name="T19"><text:tab/></text:span><text:span text:style-name="T19"> <text:s text:c="2"/></text:span><text:span text:style-name="T5">when</text:span><text:span text:style-name="T19"> </text:span><text:span text:style-name="T23">infile</text:span><text:span text:style-name="T19"> <text:s/></text:span><text:span text:style-name="T5">do</text:span><text:span text:style-name="T19"> t:-</text:span><text:span text:style-name="T23">intext</text:span><text:span text:style-name="T19">(12)</text:span></text:p>
            <text:p text:style-name="P1"><text:span text:style-name="T19"><text:tab/></text:span><text:span text:style-name="T19"><text:tab/></text:span><text:span text:style-name="T19"> <text:s text:c="2"/></text:span><text:span text:style-name="T5">when</text:span><text:span text:style-name="T19"> </text:span><text:span text:style-name="T23">outfile</text:span><text:span text:style-name="T19"> </text:span><text:span text:style-name="T5">do</text:span><text:span text:style-name="T19"> </text:span><text:span text:style-name="T23">outtext</text:span><text:span text:style-name="T19">(t)</text:span></text:p>
            <text:p><text:span text:style-name="T19"><text:tab/></text:span><text:span text:style-name="T19"><text:tab/></text:span><text:span text:style-name="T5">otherwise</text:span><text:span text:style-name="T19"> t:-</text:span><text:span text:style-name="T179">notext</text:span><text:span text:style-name="T19">;</text:span></text:p>
            <text:p><text:span text:style-name="T19"/></text:p>
            <text:p><text:span text:style-name="T19">These examples are compiled to:</text:span></text:p>
            <text:p><text:span text:style-name="T19"/></text:p>
            <text:p><text:span text:style-name="T19"><text:tab/></text:span><text:span text:style-name="T19">1)</text:span><text:span text:style-name="T19"><text:tab/></text:span><text:span text:style-name="T53">if</text:span><text:span text:style-name="T55">(</text:span><text:span text:style-name="T74">x</text:span><text:span text:style-name="T55">!=</text:span><text:span text:style-name="T53">null</text:span><text:span text:style-name="T55">) </text:span><text:span text:style-name="T74">x</text:span><text:span text:style-name="T55">.</text:span><text:span text:style-name="T74">image</text:span><text:span text:style-name="T55">=</text:span><text:span text:style-name="T74">t</text:span><text:span text:style-name="T55">; </text:span><text:span text:style-name="T53">else</text:span><text:span text:style-name="T55"> </text:span><text:span text:style-name="T74">t</text:span><text:span text:style-name="T55">=</text:span><text:span text:style-name="T53">null</text:span><text:span text:style-name="T55">;</text:span></text:p>
            <text:p><text:span text:style-name="T55"/></text:p>
            <text:p><text:span text:style-name="T55"/></text:p>
            <text:p><text:span text:style-name="T55"><text:tab/></text:span><text:span text:style-name="T23">2)</text:span><text:span text:style-name="T55"><text:tab/></text:span><text:span text:style-name="T53">if</text:span><text:span text:style-name="T55">(</text:span><text:span text:style-name="T74">x</text:span><text:span text:style-name="T55"> </text:span><text:span text:style-name="T53">instanceof</text:span><text:span text:style-name="T55"> InFile$) </text:span><text:span text:style-name="T74">t</text:span><text:span text:style-name="T55">=((InFile$)</text:span><text:span text:style-name="T74">x</text:span><text:span text:style-name="T55">).intext(12);</text:span></text:p>
            <text:p text:style-name="P1"><text:span text:style-name="T55"><text:tab/></text:span><text:span text:style-name="T55"><text:tab/></text:span><text:span text:style-name="T53">else</text:span><text:span text:style-name="T55"> </text:span><text:span text:style-name="T53">if</text:span><text:span text:style-name="T55">(</text:span><text:span text:style-name="T74">x</text:span><text:span text:style-name="T55"> </text:span><text:span text:style-name="T53">instanceof</text:span><text:span text:style-name="T55"> OutFile$) ((OutFile$)</text:span><text:span text:style-name="T74">x</text:span><text:span text:style-name="T55">).outtext(</text:span><text:span text:style-name="T74">t</text:span><text:span text:style-name="T55">);</text:span></text:p>
            <text:p><text:span text:style-name="T55"/></text:p>
            <text:p><text:span text:style-name="T55"/></text:p>
            <text:p><text:span text:style-name="T55"><text:tab/></text:span><text:span text:style-name="T23">3)</text:span><text:span text:style-name="T55"><text:tab/></text:span><text:span text:style-name="T53">if</text:span><text:span text:style-name="T55">(</text:span><text:span text:style-name="T74">x</text:span><text:span text:style-name="T55"> </text:span><text:span text:style-name="T53">instanceof</text:span><text:span text:style-name="T55"> InFile$) </text:span><text:span text:style-name="T74">t</text:span><text:span text:style-name="T55">=((InFile$)</text:span><text:span text:style-name="T74">x</text:span><text:span text:style-name="T55">).intext(12);</text:span></text:p>
            <text:p text:style-name="P1"><text:span text:style-name="T55"><text:tab/></text:span><text:span text:style-name="T55"><text:tab/></text:span><text:span text:style-name="T53">else</text:span><text:span text:style-name="T55"> </text:span><text:span text:style-name="T53">if</text:span><text:span text:style-name="T55">(</text:span><text:span text:style-name="T74">x</text:span><text:span text:style-name="T55"> </text:span><text:span text:style-name="T53">instanceof</text:span><text:span text:style-name="T55"> OutFile$) ((OutFile$)</text:span><text:span text:style-name="T74">x</text:span><text:span text:style-name="T55">).outtext(</text:span><text:span text:style-name="T74">t</text:span><text:span text:style-name="T55">);</text:span></text:p>
            <text:p text:style-name="P1"><text:span text:style-name="T55"><text:tab/></text:span><text:span text:style-name="T55"><text:tab/></text:span><text:span text:style-name="T53">else</text:span><text:span text:style-name="T55"> </text:span><text:span text:style-name="T74">t</text:span><text:span text:style-name="T55">=</text:span><text:span text:style-name="T53">null</text:span><text:span text:style-name="T55">;</text:span></text:p>
          </draw:text-box>
        </draw:frame>
      </draw:page>
      <draw:page draw:name="page26" draw:style-name="dp1" draw:master-page-name="Standard">
        <draw:frame draw:style-name="gr59" draw:layer="layout" svg:width="17.1cm" svg:height="27.09cm" svg:x="1.81cm" svg:y="2.2cm">
          <draw:text-box>
            <text:p><text:span text:style-name="T115">6.4 Switch Statement</text:span></text:p>
            <text:p><text:span text:style-name="T114"/></text:p>
            <text:p text:style-name="P1"><text:span text:style-name="T143">The Switch Statement is an extension inherited from S-Port Simula.</text:span></text:p>
            <text:p text:style-name="P1"><text:span text:style-name="T143"/></text:p>
            <text:p text:style-name="P1"><text:span text:style-name="T143">Syntax: </text:span></text:p>
            <text:p text:style-name="P1"><text:span text:style-name="T143"/></text:p>
            <text:p text:style-name="P1"><text:span text:style-name="T143"><text:s text:c="3"/></text:span><text:span text:style-name="T143">Switch-statement</text:span></text:p>
            <text:p text:style-name="P1"><text:span text:style-name="T143"><text:s text:c="9"/></text:span><text:span text:style-name="T143">= </text:span><text:span text:style-name="T4">SWITCH</text:span><text:span text:style-name="T143"> ( lowKey : hiKey ) switchKey </text:span><text:span text:style-name="T4">BEGIN</text:span><text:span text:style-name="T143"> { switch-case } [ none-case ] </text:span><text:span text:style-name="T4">END</text:span></text:p>
            <text:p text:style-name="P1"><text:span text:style-name="T4"/></text:p>
            <text:p text:style-name="P1"><text:span text:style-name="T143"><text:tab/></text:span><text:span text:style-name="T143">switch-case = </text:span><text:span text:style-name="T4">WHEN</text:span><text:span text:style-name="T143"> &lt;caseKey-list&gt; </text:span><text:span text:style-name="T4">do</text:span><text:span text:style-name="T143"> &lt;statement&gt; ;</text:span></text:p>
            <text:p text:style-name="P1"><text:span text:style-name="T143"><text:tab/></text:span><text:span text:style-name="T143">none-case = </text:span><text:span text:style-name="T4">WHEN</text:span><text:span text:style-name="T143"> </text:span><text:span text:style-name="T4">NONE</text:span><text:span text:style-name="T143"> </text:span><text:span text:style-name="T4">do</text:span><text:span text:style-name="T143"> &lt;statement&gt; ;</text:span></text:p>
            <text:p text:style-name="P1"><text:span text:style-name="T143"><text:tab/></text:span><text:span text:style-name="T143">&lt;caseKey-list&gt; = caseKey { , caseKey }</text:span></text:p>
            <text:p text:style-name="P1"><text:span text:style-name="T143"><text:tab/></text:span><text:span text:style-name="T143">caseKey = caseConstant | caseConstant : caseConstant</text:span></text:p>
            <text:p text:style-name="P1"><text:span text:style-name="T143"><text:tab/></text:span><text:span text:style-name="T143"><text:tab/></text:span><text:span text:style-name="T143">lowKey = integer-or-character-expression</text:span></text:p>
            <text:p text:style-name="P1"><text:span text:style-name="T143"><text:tab/></text:span><text:span text:style-name="T143"><text:tab/></text:span><text:span text:style-name="T143">hiKey = integer-or-character-expression</text:span></text:p>
            <text:p text:style-name="P1"><text:span text:style-name="T143"><text:tab/></text:span><text:span text:style-name="T143"><text:tab/></text:span><text:span text:style-name="T143">switchKey = integer-or-character-expression</text:span></text:p>
            <text:p text:style-name="P1"><text:span text:style-name="T143"><text:tab/></text:span><text:span text:style-name="T143"><text:tab/></text:span><text:span text:style-name="T143">caseConstant = integer-or-character-constant</text:span></text:p>
            <text:p text:style-name="P1"><text:span text:style-name="T143"/></text:p>
            <text:p text:style-name="P1"><text:span text:style-name="T180">Translated into a Java Switch Statement with no break after each &lt;statement&gt;.</text:span></text:p>
            <text:p text:style-name="P1"><text:span text:style-name="T180"/></text:p>
            <text:p text:style-name="P1"><text:span text:style-name="T180">For example, the following Switch Statement::</text:span></text:p>
            <text:p text:style-name="P1"><text:span text:style-name="T180"/></text:p>
            <text:p text:style-name="P1"><text:span text:style-name="T180"><text:tab/></text:span><text:span text:style-name="T181">switch</text:span><text:span text:style-name="T180">(lowkey:hikey) key</text:span></text:p>
            <text:p text:style-name="P1"><text:span text:style-name="T180"><text:tab/></text:span><text:span text:style-name="T181">begin</text:span></text:p>
            <text:p text:style-name="P1"><text:span text:style-name="T180"><text:tab/></text:span><text:span text:style-name="T180"><text:tab/></text:span><text:span text:style-name="T181">when</text:span><text:span text:style-name="T180"> 1 </text:span><text:span text:style-name="T181">do</text:span><text:span text:style-name="T180"> </text:span><text:span text:style-name="T181">begin</text:span></text:p>
            <text:p text:style-name="P1"><text:span text:style-name="T181"><text:tab/></text:span><text:span text:style-name="T181"><text:tab/></text:span><text:span text:style-name="T181"><text:tab/></text:span><text:span text:style-name="T180">!Statements;</text:span></text:p>
            <text:p text:style-name="P1"><text:span text:style-name="T180"><text:tab/></text:span><text:span text:style-name="T180"><text:tab/></text:span><text:span text:style-name="T180"><text:tab/></text:span><text:span text:style-name="T181">goto</text:span><text:span text:style-name="T180"> AFTER;</text:span></text:p>
            <text:p text:style-name="P1"><text:span text:style-name="T180"><text:tab/></text:span><text:span text:style-name="T180"><text:tab/></text:span><text:span text:style-name="T181">end</text:span><text:span text:style-name="T180">;</text:span></text:p>
            <text:p text:style-name="P1"><text:span text:style-name="T181"/></text:p>
            <text:p text:style-name="P1"><text:span text:style-name="T180"><text:tab/></text:span><text:span text:style-name="T180"><text:tab/></text:span><text:span text:style-name="T181">when</text:span><text:span text:style-name="T180"> 2 </text:span><text:span text:style-name="T181">do</text:span><text:span text:style-name="T180"> </text:span><text:span text:style-name="T181">begin</text:span></text:p>
            <text:p text:style-name="P1"><text:span text:style-name="T181"><text:tab/></text:span><text:span text:style-name="T181"><text:tab/></text:span><text:span text:style-name="T181"><text:tab/></text:span><text:span text:style-name="T180">!Statements;</text:span></text:p>
            <text:p text:style-name="P1"><text:span text:style-name="T180"><text:tab/></text:span><text:span text:style-name="T180"><text:tab/></text:span><text:span text:style-name="T180"><text:tab/></text:span><text:span text:style-name="T181">goto</text:span><text:span text:style-name="T180"> AFTER;</text:span></text:p>
            <text:p text:style-name="P1"><text:span text:style-name="T180"><text:tab/></text:span><text:span text:style-name="T180"><text:tab/></text:span><text:span text:style-name="T181">end</text:span><text:span text:style-name="T180">;</text:span></text:p>
            <text:p text:style-name="P1"><text:span text:style-name="T180"/></text:p>
            <text:p text:style-name="P1"><text:span text:style-name="T180"><text:tab/></text:span><text:span text:style-name="T180"><text:tab/></text:span><text:span text:style-name="T181">when</text:span><text:span text:style-name="T180"> </text:span><text:span text:style-name="T181">NONE</text:span><text:span text:style-name="T180"> </text:span><text:span text:style-name="T181">do</text:span><text:span text:style-name="T180"> </text:span><text:span text:style-name="T181">begin</text:span></text:p>
            <text:p text:style-name="P1"><text:span text:style-name="T180"><text:tab/></text:span><text:span text:style-name="T180"><text:tab/></text:span><text:span text:style-name="T180"><text:tab/></text:span><text:span text:style-name="T180">!Statements;</text:span></text:p>
            <text:p text:style-name="P1"><text:span text:style-name="T180"><text:tab/></text:span><text:span text:style-name="T180"><text:tab/></text:span><text:span text:style-name="T180"><text:tab/></text:span><text:span text:style-name="T181">goto</text:span><text:span text:style-name="T180"> AFTER;</text:span></text:p>
            <text:p text:style-name="P1"><text:span text:style-name="T180"><text:tab/></text:span><text:span text:style-name="T180"><text:tab/></text:span><text:span text:style-name="T181">end</text:span><text:span text:style-name="T180">;</text:span></text:p>
            <text:p text:style-name="P1"><text:span text:style-name="T180"><text:tab/></text:span><text:span text:style-name="T181">end </text:span><text:span text:style-name="T180">switch;</text:span></text:p>
            <text:p text:style-name="P1"><text:span text:style-name="T180"><text:tab/></text:span><text:span text:style-name="T180">AFTER:</text:span></text:p>
            <text:p text:style-name="P1"><text:span text:style-name="T180"/></text:p>
            <text:p text:style-name="P1"><text:span text:style-name="T180">Is compiled to: (lowkey and hikey are ignored)</text:span></text:p>
            <text:p text:style-name="P1"><text:span text:style-name="T180"/></text:p>
            <text:p text:style-name="P1"><text:span text:style-name="T182"><text:tab/></text:span><text:span text:style-name="T43">switch</text:span><text:span text:style-name="T182">(</text:span><text:span text:style-name="T183">key</text:span><text:span text:style-name="T182">) {</text:span></text:p>
            <text:p text:style-name="P1"><text:span text:style-name="T182"><text:tab/></text:span><text:span text:style-name="T182"><text:tab/></text:span><text:span text:style-name="T43">case</text:span><text:span text:style-name="T182"> 1: </text:span></text:p>
            <text:p text:style-name="P1"><text:span text:style-name="T182"><text:tab/></text:span><text:span text:style-name="T182"><text:tab/></text:span><text:span text:style-name="T182"><text:tab/></text:span><text:span text:style-name="T184">// Statements …</text:span></text:p>
            <text:p text:style-name="P1"><text:span text:style-name="T182"><text:tab/></text:span><text:span text:style-name="T182"><text:tab/></text:span><text:span text:style-name="T182"><text:tab/></text:span><text:span text:style-name="T182">GOTO$(</text:span><text:span text:style-name="T183">AFTER$</text:span><text:span text:style-name="T182">); </text:span><text:span text:style-name="T184">// GOTO EVALUATED LABEL</text:span></text:p>
            <text:p text:style-name="P1"><text:span text:style-name="T182"><text:tab/></text:span><text:span text:style-name="T182"><text:tab/></text:span><text:span text:style-name="T43">case</text:span><text:span text:style-name="T182"> 2: </text:span></text:p>
            <text:p text:style-name="P1"><text:span text:style-name="T182"><text:tab/></text:span><text:span text:style-name="T182"><text:tab/></text:span><text:span text:style-name="T182"><text:tab/></text:span><text:span text:style-name="T184">// Statements ...</text:span></text:p>
            <text:p text:style-name="P1"><text:span text:style-name="T182"><text:tab/></text:span><text:span text:style-name="T182"><text:tab/></text:span><text:span text:style-name="T182"><text:tab/></text:span><text:span text:style-name="T182">GOTO$(</text:span><text:span text:style-name="T183">AFTER$</text:span><text:span text:style-name="T182">); </text:span><text:span text:style-name="T184">// GOTO EVALUATED LABEL</text:span></text:p>
            <text:p text:style-name="P1"><text:span text:style-name="T182"><text:tab/></text:span><text:span text:style-name="T182"><text:tab/></text:span><text:span text:style-name="T43">default</text:span><text:span text:style-name="T182">:</text:span></text:p>
            <text:p text:style-name="P1"><text:span text:style-name="T182"><text:tab/></text:span><text:span text:style-name="T182"><text:tab/></text:span><text:span text:style-name="T182"><text:tab/></text:span><text:span text:style-name="T184">// Statements ...</text:span></text:p>
            <text:p text:style-name="P1"><text:span text:style-name="T182"><text:tab/></text:span><text:span text:style-name="T182"><text:tab/></text:span><text:span text:style-name="T182"><text:tab/></text:span><text:span text:style-name="T182">GOTO$(</text:span><text:span text:style-name="T183">AFTER$</text:span><text:span text:style-name="T182">); </text:span><text:span text:style-name="T184">// GOTO EVALUATED LABEL</text:span></text:p>
            <text:p text:style-name="P1"><text:span text:style-name="T180"><text:tab/></text:span><text:span text:style-name="T180"> </text:span><text:span text:style-name="T180">}</text:span></text:p>
            <text:p text:style-name="P1"><text:span text:style-name="T182"><text:tab/></text:span><text:span text:style-name="T185">LABEL$</text:span><text:span text:style-name="T182">(1,</text:span><text:span text:style-name="T186">"</text:span><text:span text:style-name="T183">AFTER</text:span><text:span text:style-name="T186">$"</text:span><text:span text:style-name="T182">);</text:span></text:p>
            <text:p text:style-name="P1"><text:span text:style-name="T180"/></text:p>
            <text:p text:style-name="P1"><text:span text:style-name="T180"/></text:p>
          </draw:text-box>
        </draw:frame>
      </draw:page>
      <draw:page draw:name="page27" draw:style-name="dp1" draw:master-page-name="Standard">
        <draw:frame draw:style-name="gr60" draw:layer="layout" svg:width="17.2cm" svg:height="26cm" svg:x="2.1cm" svg:y="2cm">
          <draw:text-box>
            <text:p><text:span text:style-name="T115">6.5 Activation Statement</text:span></text:p>
            <text:p><text:span text:style-name="T114"/></text:p>
            <text:p text:style-name="P1"><text:span text:style-name="T143">The activation statement is defined by the procedure ACTIVAT in Simula Standard.</text:span></text:p>
            <text:p text:style-name="P1"><text:span text:style-name="T143">In this implementation we use a set of methods for the same purpose:</text:span></text:p>
            <text:p text:style-name="P1"><text:span text:style-name="T143"/></text:p>
            <text:p text:style-name="P1"><text:span text:style-name="T114"/></text:p>
            <text:p text:style-name="P1"><text:span text:style-name="T114"><text:s text:c="3"/></text:span><text:span text:style-name="T187">activate x;</text:span><text:span text:style-name="T187"><text:tab/></text:span><text:span text:style-name="T187"><text:tab/></text:span><text:span text:style-name="T187"><text:tab/></text:span><text:span text:style-name="T187"><text:tab/></text:span><text:span text:style-name="T187">==&gt;</text:span><text:span text:style-name="T114"><text:tab/></text:span><text:span text:style-name="T150">ActivateDirect(</text:span><text:span text:style-name="T53">false</text:span><text:span text:style-name="T150">,</text:span><text:span text:style-name="T151">x</text:span><text:span text:style-name="T150">);</text:span></text:p>
            <text:p><text:span text:style-name="T114"><text:s text:c="2"/></text:span><text:span text:style-name="T187"><text:s/></text:span><text:span text:style-name="T187">activate x delay 1.34;</text:span><text:span text:style-name="T187"><text:tab/></text:span><text:span text:style-name="T187"><text:tab/></text:span><text:span text:style-name="T187">==&gt;</text:span><text:span text:style-name="T114"><text:tab/></text:span><text:span text:style-name="T150">ActivateDelay(</text:span><text:span text:style-name="T53">false</text:span><text:span text:style-name="T150">,</text:span><text:span text:style-name="T151">x</text:span><text:span text:style-name="T150">,1.34f,</text:span><text:span text:style-name="T53">false</text:span><text:span text:style-name="T150">);</text:span><text:span text:style-name="T114"> <text:s text:c="2"/></text:span></text:p>
            <text:p text:style-name="P1"><text:span text:style-name="T114"><text:s text:c="3"/></text:span><text:span text:style-name="T187">activate x delay 1.34 prior;</text:span><text:span text:style-name="T187"><text:tab/></text:span><text:span text:style-name="T187"><text:tab/></text:span><text:span text:style-name="T187">==&gt;</text:span><text:span text:style-name="T114"><text:tab/></text:span><text:span text:style-name="T150">ActivateDelay(</text:span><text:span text:style-name="T53">false</text:span><text:span text:style-name="T150">,</text:span><text:span text:style-name="T151">x</text:span><text:span text:style-name="T150">,1.34f,</text:span><text:span text:style-name="T53">true</text:span><text:span text:style-name="T150">);</text:span></text:p>
            <text:p text:style-name="P1"><text:span text:style-name="T114"><text:s text:c="3"/></text:span><text:span text:style-name="T187">activate x at 13.7;</text:span><text:span text:style-name="T187"><text:tab/></text:span><text:span text:style-name="T187"><text:tab/></text:span><text:span text:style-name="T187"><text:tab/></text:span><text:span text:style-name="T187">==&gt;</text:span><text:span text:style-name="T114"><text:tab/></text:span><text:span text:style-name="T150">ActivateAt(</text:span><text:span text:style-name="T53">false</text:span><text:span text:style-name="T150">,</text:span><text:span text:style-name="T151">x</text:span><text:span text:style-name="T150">,13.7f,</text:span><text:span text:style-name="T53">false</text:span><text:span text:style-name="T150">);</text:span></text:p>
            <text:p text:style-name="P1"><text:span text:style-name="T114"><text:s text:c="2"/></text:span><text:span text:style-name="T187"><text:s/></text:span><text:span text:style-name="T187">activate x at 13.7 prior;</text:span><text:span text:style-name="T187"><text:tab/></text:span><text:span text:style-name="T187"><text:tab/></text:span><text:span text:style-name="T187">==&gt;</text:span><text:span text:style-name="T114"><text:tab/></text:span><text:span text:style-name="T150">ActivateAt(</text:span><text:span text:style-name="T53">false</text:span><text:span text:style-name="T150">,</text:span><text:span text:style-name="T151">x</text:span><text:span text:style-name="T150">,13.7f,</text:span><text:span text:style-name="T53">true</text:span><text:span text:style-name="T150">);</text:span></text:p>
            <text:p text:style-name="P1"><text:span text:style-name="T114"><text:s text:c="3"/></text:span><text:span text:style-name="T187">activate x before y;</text:span><text:span text:style-name="T187"><text:tab/></text:span><text:span text:style-name="T187"><text:tab/></text:span><text:span text:style-name="T187"><text:tab/></text:span><text:span text:style-name="T187">==&gt;</text:span><text:span text:style-name="T114"><text:tab/></text:span><text:span text:style-name="T150">ActivateBefore(</text:span><text:span text:style-name="T53">false</text:span><text:span text:style-name="T150">,</text:span><text:span text:style-name="T151">x</text:span><text:span text:style-name="T150">,</text:span><text:span text:style-name="T151">y</text:span><text:span text:style-name="T150">);</text:span></text:p>
            <text:p text:style-name="P1"><text:span text:style-name="T114"><text:s text:c="3"/></text:span><text:span text:style-name="T187">activate x after y;</text:span><text:span text:style-name="T187"><text:tab/></text:span><text:span text:style-name="T187"><text:tab/></text:span><text:span text:style-name="T187"><text:tab/></text:span><text:span text:style-name="T187">==&gt;</text:span><text:span text:style-name="T114"><text:tab/></text:span><text:span text:style-name="T150">ActivateAfter(</text:span><text:span text:style-name="T53">false</text:span><text:span text:style-name="T150">,</text:span><text:span text:style-name="T151">x</text:span><text:span text:style-name="T150">,</text:span><text:span text:style-name="T151">y</text:span><text:span text:style-name="T150">);</text:span></text:p>
            <text:p text:style-name="P1"><text:span text:style-name="T114"/></text:p>
            <text:p text:style-name="P1"><text:span text:style-name="T114"><text:s text:c="3"/></text:span><text:span text:style-name="T187">reactivate x;</text:span><text:span text:style-name="T187"><text:tab/></text:span><text:span text:style-name="T187"><text:tab/></text:span><text:span text:style-name="T187"><text:tab/></text:span><text:span text:style-name="T187"><text:tab/></text:span><text:span text:style-name="T187">==&gt;</text:span><text:span text:style-name="T114"><text:tab/></text:span><text:span text:style-name="T150">ActivateDirect(</text:span><text:span text:style-name="T53">true</text:span><text:span text:style-name="T150">,</text:span><text:span text:style-name="T151">x</text:span><text:span text:style-name="T150">);</text:span></text:p>
            <text:p><text:span text:style-name="T114"><text:s text:c="3"/></text:span><text:span text:style-name="T187">reactivate x delay 1.34;</text:span><text:span text:style-name="T187"><text:tab/></text:span><text:span text:style-name="T187"><text:tab/></text:span><text:span text:style-name="T187">==&gt;</text:span><text:span text:style-name="T114"><text:tab/></text:span><text:span text:style-name="T150">ActivateDelay(</text:span><text:span text:style-name="T53">true</text:span><text:span text:style-name="T150">,</text:span><text:span text:style-name="T151">x</text:span><text:span text:style-name="T150">,1.34f,</text:span><text:span text:style-name="T53">false</text:span><text:span text:style-name="T150">);</text:span><text:span text:style-name="T114"> <text:s text:c="2"/></text:span></text:p>
            <text:p text:style-name="P1"><text:span text:style-name="T114"><text:s text:c="3"/></text:span><text:span text:style-name="T187">reactivate x delay 1.34 prior;</text:span><text:span text:style-name="T187"><text:tab/></text:span><text:span text:style-name="T187">==&gt;</text:span><text:span text:style-name="T114"><text:tab/></text:span><text:span text:style-name="T150">ActivateDelay(</text:span><text:span text:style-name="T53">true</text:span><text:span text:style-name="T150">,</text:span><text:span text:style-name="T151">x</text:span><text:span text:style-name="T150">,1.34f,</text:span><text:span text:style-name="T53">true</text:span><text:span text:style-name="T150">);</text:span></text:p>
            <text:p text:style-name="P1"><text:span text:style-name="T114"><text:s text:c="3"/></text:span><text:span text:style-name="T187">reactivate x at 13.7;</text:span><text:span text:style-name="T187"><text:tab/></text:span><text:span text:style-name="T187"><text:tab/></text:span><text:span text:style-name="T187"><text:tab/></text:span><text:span text:style-name="T187">==&gt;</text:span><text:span text:style-name="T114"><text:tab/></text:span><text:span text:style-name="T150">ActivateAt(</text:span><text:span text:style-name="T53">true</text:span><text:span text:style-name="T150">,</text:span><text:span text:style-name="T151">x</text:span><text:span text:style-name="T150">,13.7f,</text:span><text:span text:style-name="T53">false</text:span><text:span text:style-name="T150">);</text:span></text:p>
            <text:p text:style-name="P1"><text:span text:style-name="T114"><text:s text:c="3"/></text:span><text:span text:style-name="T187">reactivate x at 13.7 prior;</text:span><text:span text:style-name="T187"><text:tab/></text:span><text:span text:style-name="T187"><text:tab/></text:span><text:span text:style-name="T187">==&gt;</text:span><text:span text:style-name="T114"><text:tab/></text:span><text:span text:style-name="T150">ActivateAt(</text:span><text:span text:style-name="T53">true</text:span><text:span text:style-name="T150">,</text:span><text:span text:style-name="T151">x</text:span><text:span text:style-name="T150">,13.7f,</text:span><text:span text:style-name="T53">true</text:span><text:span text:style-name="T150">);</text:span></text:p>
            <text:p text:style-name="P1"><text:span text:style-name="T114"><text:s text:c="3"/></text:span><text:span text:style-name="T187">reactivate x before y;</text:span><text:span text:style-name="T187"><text:tab/></text:span><text:span text:style-name="T187"><text:tab/></text:span><text:span text:style-name="T187">==&gt;</text:span><text:span text:style-name="T114"><text:tab/></text:span><text:span text:style-name="T150">ActivateBefore(</text:span><text:span text:style-name="T53">true</text:span><text:span text:style-name="T150">,</text:span><text:span text:style-name="T151">x</text:span><text:span text:style-name="T150">,</text:span><text:span text:style-name="T151">y</text:span><text:span text:style-name="T150">);</text:span></text:p>
            <text:p text:style-name="P1"><text:span text:style-name="T114"><text:s text:c="2"/></text:span><text:span text:style-name="T187"><text:s/></text:span><text:span text:style-name="T187">reactivate x after y;</text:span><text:span text:style-name="T187"><text:tab/></text:span><text:span text:style-name="T187"><text:tab/></text:span><text:span text:style-name="T187"><text:tab/></text:span><text:span text:style-name="T187">==&gt;</text:span><text:span text:style-name="T114"><text:tab/></text:span><text:span text:style-name="T150">ActivateAfter(</text:span><text:span text:style-name="T53">true</text:span><text:span text:style-name="T150">,</text:span><text:span text:style-name="T151">x</text:span><text:span text:style-name="T150">,</text:span><text:span text:style-name="T151">y</text:span><text:span text:style-name="T150">);</text:span></text:p>
            <text:p text:style-name="P1"><text:span text:style-name="T150"/></text:p>
            <text:p text:style-name="P1"><text:span text:style-name="T188"/></text:p>
            <text:p text:style-name="P1"><text:span text:style-name="T189">See runtime module Simulation$ for details.</text:span></text:p>
            <text:p text:style-name="P1"><text:span text:style-name="T189"/></text:p>
            <text:p text:style-name="P1"><text:span text:style-name="T189">The sequencing set is implemented by java.util.TreeSet. </text:span></text:p>
            <text:p><text:span text:style-name="T23">See runtime module SequencingSet$ for details.</text:span></text:p>
            <text:p text:style-name="P1"><text:span text:style-name="T23"/></text:p>
          </draw:text-box>
        </draw:frame>
      </draw:page>
      <draw:page draw:name="page28" draw:style-name="dp1" draw:master-page-name="Standard">
        <draw:frame draw:style-name="gr61" draw:text-style-name="P17" draw:layer="layout" svg:width="16.9cm" svg:height="26.895cm" svg:x="2.1cm" svg:y="2cm">
          <draw:text-box>
            <text:p text:style-name="P17"><text:span text:style-name="T113">7. Sequencing</text:span></text:p>
            <text:p text:style-name="P17"><text:span text:style-name="T113"/></text:p>
            <text:p text:style-name="P18"><text:span text:style-name="T115">7.1 <text:s/>Co-routines: <text:s/>detach - call</text:span></text:p>
            <text:p text:style-name="P17"><text:span text:style-name="T113"/></text:p>
            <text:p text:style-name="P18"><text:span text:style-name="T143">Simula has three primitives to express Sequencing:</text:span></text:p>
            <text:p text:style-name="P18"><text:span text:style-name="T143"/></text:p>
            <text:p text:style-name="P18"><text:span text:style-name="T143"><text:s text:c="3"/></text:span><text:span text:style-name="T143">1) obj.Detach</text:span><text:span text:style-name="T143"><text:tab/></text:span><text:span text:style-name="T143">– Suspends the execution, saves a reactivation point and returns.</text:span></text:p>
            <text:p text:style-name="P18"><text:span text:style-name="T143"><text:s text:c="3"/></text:span><text:span text:style-name="T143">2) Call(obj)</text:span><text:span text:style-name="T143"><text:tab/></text:span><text:span text:style-name="T143"><text:tab/></text:span><text:span text:style-name="T143">– Restarts a detached object at the saved reactivation point.</text:span></text:p>
            <text:p text:style-name="P18"><text:span text:style-name="T143"><text:s text:c="3"/></text:span><text:span text:style-name="T143">3) Resume(obj)</text:span><text:span text:style-name="T143"><text:tab/></text:span><text:span text:style-name="T143">– Suspend and restart another object.</text:span></text:p>
            <text:p text:style-name="P18"><text:span text:style-name="T143"/></text:p>
            <text:p text:style-name="P18"><text:span text:style-name="T143">The (detach,call) pair constitutes co-routines in Simula while the (detach,resume) pair establish Symmetric component sequencing used to implement discrete event simulation. For details on the implementation, see the runtime system code.</text:span></text:p>
            <text:p text:style-name="P18"><text:span text:style-name="T143"/></text:p>
            <text:p><text:span text:style-name="T143">The new Java consept '</text:span><text:span text:style-name="T19">delimited continuation</text:span><text:span text:style-name="T143">' is used to implement the qps primitives.</text:span></text:p>
            <text:p text:style-name="P18"><text:span text:style-name="T143"/></text:p>
            <text:p text:style-name="P19"><text:span text:style-name="T190"><text:s text:c="3"/></text:span><text:span text:style-name="T190">public class </text:span><text:span text:style-name="T191">Continuation </text:span><text:span text:style-name="T190">implements </text:span><text:span text:style-name="T191">Runnable {</text:span></text:p>
            <text:p text:style-name="P19"><text:span text:style-name="T190"><text:tab/></text:span><text:span text:style-name="T190">public </text:span><text:span text:style-name="T191">Continuation(ContinuationScope scope, Runnable target)</text:span></text:p>
            <text:p text:style-name="P19"><text:span text:style-name="T190"><text:tab/></text:span><text:span text:style-name="T190">public static </text:span><text:span text:style-name="T191">Continuation getCurrentContinuation(ContinuationScope scope)</text:span></text:p>
            <text:p text:style-name="P19"><text:span text:style-name="T190"><text:tab/></text:span><text:span text:style-name="T190">public final void </text:span><text:span text:style-name="T191">run()</text:span></text:p>
            <text:p text:style-name="P19"><text:span text:style-name="T190"><text:tab/></text:span><text:span text:style-name="T190">public static void </text:span><text:span text:style-name="T191">yield(ContinuationScope scope)</text:span></text:p>
            <text:p text:style-name="P19"><text:span text:style-name="T190"><text:tab/></text:span><text:span text:style-name="T190">public boolean </text:span><text:span text:style-name="T191">isDone()</text:span></text:p>
            <text:p text:style-name="P20"><text:span text:style-name="T192"><text:tab/></text:span><text:span text:style-name="T192">....</text:span></text:p>
            <text:p text:style-name="P20"><text:span text:style-name="T192"><text:s text:c="3"/></text:span><text:span text:style-name="T192">}</text:span></text:p>
            <text:p text:style-name="P18"><text:span text:style-name="T143"/></text:p>
            <text:p text:style-name="P18"><text:span text:style-name="T19">A delimited continuation is a program object representing a computation that may be suspended and </text:span><text:span text:style-name="T143">resumed. </text:span><text:span text:style-name="T19">From the perspective of the implementation, starting or continuing a continuation mounts it and its stack on </text:span><text:span text:style-name="T143">the current thread – conceptually concatenating the continuation's stack to the thread's – while yielding a continuation unmounts or dismounts it.</text:span></text:p>
            <text:p text:style-name="P18"><text:span text:style-name="T143"/></text:p>
            <text:p text:style-name="P18"><text:span text:style-name="T143">To illustrate the </text:span><text:span text:style-name="T180">transition</text:span><text:span text:style-name="T143"> of the stack when executing the qps primitives we will use the following program example.</text:span></text:p>
            <text:p text:style-name="P18"><text:span text:style-name="T143"/></text:p>
            <text:p text:style-name="P21"><text:span text:style-name="T193"><text:tab/></text:span><text:span text:style-name="T193">System </text:span><text:span text:style-name="T194">begin ref(</text:span><text:span text:style-name="T193">C</text:span><text:span text:style-name="T194">) </text:span><text:span text:style-name="T193">x;</text:span></text:p>
            <text:p text:style-name="P21"><text:span text:style-name="T194"><text:tab/></text:span><text:span text:style-name="T194"><text:tab/></text:span><text:span text:style-name="T194">procedure </text:span><text:span text:style-name="T193">P;</text:span></text:p>
            <text:p text:style-name="P21"><text:span text:style-name="T194"><text:tab/></text:span><text:span text:style-name="T194"><text:tab/></text:span><text:span text:style-name="T194">begin </text:span><text:span text:style-name="T193">x:-</text:span><text:span text:style-name="T194">new </text:span><text:span text:style-name="T193">C();</text:span></text:p>
            <text:p text:style-name="P22"><text:span text:style-name="T195"><text:tab/></text:span><text:span text:style-name="T195"><text:tab/></text:span><text:span text:style-name="T195"><text:tab/></text:span><text:span text:style-name="T195">…</text:span></text:p>
            <text:p text:style-name="P23"><text:span text:style-name="T195"><text:tab/></text:span><text:span text:style-name="T195"><text:tab/></text:span><text:span text:style-name="T195"><text:tab/></text:span><text:span text:style-name="T196">call(x);</text:span></text:p>
            <text:p text:style-name="P23"><text:span text:style-name="T194"><text:tab/></text:span><text:span text:style-name="T194"><text:tab/></text:span><text:span text:style-name="T194">end</text:span><text:span text:style-name="T193">;</text:span></text:p>
            <text:p text:style-name="P21"><text:span text:style-name="T194"><text:tab/></text:span><text:span text:style-name="T194"><text:tab/></text:span><text:span text:style-name="T194">class </text:span><text:span text:style-name="T193">Component;</text:span></text:p>
            <text:p text:style-name="P24"><text:span text:style-name="T195"><text:tab/></text:span><text:span text:style-name="T195"><text:tab/></text:span><text:span text:style-name="T195">begin</text:span></text:p>
            <text:p text:style-name="P21"><text:span text:style-name="T194"><text:tab/></text:span><text:span text:style-name="T194"><text:tab/></text:span><text:span text:style-name="T194"><text:tab/></text:span><text:span text:style-name="T194">procedure </text:span><text:span text:style-name="T193">Q;</text:span></text:p>
            <text:p text:style-name="P21"><text:span text:style-name="T194"><text:tab/></text:span><text:span text:style-name="T194"><text:tab/></text:span><text:span text:style-name="T194"><text:tab/></text:span><text:span text:style-name="T194">begin </text:span><text:span text:style-name="T193">... </text:span><text:span text:style-name="T197">detach; </text:span><text:span text:style-name="T193">... </text:span><text:span text:style-name="T194">end</text:span><text:span text:style-name="T193">;</text:span></text:p>
            <text:p text:style-name="P22"><text:span text:style-name="T195"><text:tab/></text:span><text:span text:style-name="T195"><text:tab/></text:span><text:span text:style-name="T195"><text:tab/></text:span><text:span text:style-name="T195">...</text:span></text:p>
            <text:p text:style-name="P22"><text:span text:style-name="T195"><text:tab/></text:span><text:span text:style-name="T195"><text:tab/></text:span><text:span text:style-name="T195"><text:tab/></text:span><text:span text:style-name="T195">Q;</text:span></text:p>
            <text:p text:style-name="P22"><text:span text:style-name="T195"><text:tab/></text:span><text:span text:style-name="T195"><text:tab/></text:span><text:span text:style-name="T195"><text:tab/></text:span><text:span text:style-name="T195">...</text:span></text:p>
            <text:p text:style-name="P21"><text:span text:style-name="T193"><text:tab/></text:span><text:span text:style-name="T193"><text:tab/></text:span><text:span text:style-name="T193">e</text:span><text:span text:style-name="T194">nd </text:span><text:span text:style-name="T193">Component;</text:span></text:p>
            <text:p text:style-name="P22"><text:span text:style-name="T195"><text:tab/></text:span><text:span text:style-name="T195"><text:tab/></text:span><text:span text:style-name="T195">...</text:span></text:p>
            <text:p text:style-name="P22"><text:span text:style-name="T195"><text:tab/></text:span><text:span text:style-name="T195"><text:tab/></text:span><text:span text:style-name="T195">P;</text:span></text:p>
            <text:p text:style-name="P22"><text:span text:style-name="T195"><text:tab/></text:span><text:span text:style-name="T195"><text:tab/></text:span><text:span text:style-name="T195">...</text:span></text:p>
            <text:p text:style-name="P21"><text:span text:style-name="T194"><text:tab/></text:span><text:span text:style-name="T194">end </text:span><text:span text:style-name="T193">System;</text:span></text:p>
            <text:p text:style-name="P21"><text:span text:style-name="T193"/></text:p>
            <text:p text:style-name="P21"><text:span text:style-name="T193"/></text:p>
            <text:p text:style-name="P21"><text:span text:style-name="T193">The following pages show <text:s/>the transitions in detail.</text:span></text:p>
          </draw:text-box>
        </draw:frame>
      </draw:page>
      <draw:page draw:name="page29" draw:style-name="dp1" draw:master-page-name="Standard">
        <draw:rect draw:style-name="gr62" draw:text-style-name="P5" draw:layer="layout" svg:width="2.8cm" svg:height="7.4cm" svg:x="17cm" svg:y="12.1cm">
          <text:p/>
        </draw:rect>
        <draw:rect draw:style-name="gr6" draw:text-style-name="P5" draw:layer="layout" svg:width="2.8cm" svg:height="4cm" svg:x="17cm" svg:y="7.7cm">
          <text:p/>
        </draw:rect>
        <draw:frame draw:style-name="gr5" draw:text-style-name="P3" draw:layer="layout" svg:width="8.155cm" svg:height="25.371cm" svg:x="1.5cm" svg:y="2.3cm">
          <draw:text-box>
            <text:p text:style-name="P3"><text:span text:style-name="T198">S begin</text:span></text:p>
            <text:p text:style-name="P3"><text:span text:style-name="T21"><text:s text:c="2"/></text:span><text:span text:style-name="T199"><text:s/></text:span><text:span text:style-name="T198">ref(C) </text:span><text:span text:style-name="T199"><text:s/></text:span><text:span text:style-name="T21">x;</text:span></text:p>
            <text:p text:style-name="P3"><text:span text:style-name="T21"/></text:p>
            <text:p text:style-name="P3"><text:span text:style-name="T198"><text:s text:c="3"/></text:span><text:span text:style-name="T198">procedure</text:span><text:span text:style-name="T199"> </text:span><text:span text:style-name="T21">P;</text:span></text:p>
            <text:p text:style-name="P3"><text:span text:style-name="T21"><text:s text:c="3"/></text:span><text:span text:style-name="T32">begin</text:span></text:p>
            <text:p text:style-name="P3"><text:span text:style-name="T21"><text:s text:c="6"/></text:span><text:span text:style-name="T21">x:-</text:span><text:span text:style-name="T32">new</text:span><text:span text:style-name="T21"> C();</text:span></text:p>
            <text:p text:style-name="P3"><text:span text:style-name="T21"><text:s text:c="6"/></text:span><text:span text:style-name="T21">- - -</text:span></text:p>
            <text:p text:style-name="P3"><text:span text:style-name="T21"><text:s text:c="6"/></text:span><text:span text:style-name="T200">call(x);</text:span></text:p>
            <text:p text:style-name="P3"><text:span text:style-name="T21"><text:s text:c="3"/></text:span><text:span text:style-name="T32">end</text:span><text:span text:style-name="T21">;</text:span></text:p>
            <text:p text:style-name="P3"><text:span text:style-name="T21"/></text:p>
            <text:p text:style-name="P3"><text:span text:style-name="T21"><text:s text:c="3"/></text:span><text:span text:style-name="T32">class</text:span><text:span text:style-name="T21"> C;</text:span></text:p>
            <text:p text:style-name="P3"><text:span text:style-name="T21"><text:s text:c="3"/></text:span><text:span text:style-name="T32">begin</text:span></text:p>
            <text:p text:style-name="P3"><text:span text:style-name="T198"><text:s text:c="6"/></text:span><text:span text:style-name="T198">procedure</text:span><text:span text:style-name="T199"> Q</text:span><text:span text:style-name="T21">;</text:span></text:p>
            <text:p text:style-name="P3"><text:span text:style-name="T21"><text:s text:c="3"/></text:span><text:span text:style-name="T199"><text:s text:c="3"/></text:span><text:span text:style-name="T198">begin</text:span></text:p>
            <text:p text:style-name="P3"><text:span text:style-name="T199"><text:s text:c="9"/></text:span><text:span text:style-name="T199">- - -</text:span></text:p>
            <text:p text:style-name="P3"><text:span text:style-name="T21"><text:s text:c="8"/></text:span><text:span text:style-name="T200"><text:s/></text:span><text:span text:style-name="T200">detach;</text:span></text:p>
            <text:p text:style-name="P3"><text:span text:style-name="T21"><text:s text:c="9"/></text:span><text:span text:style-name="T21">- - -</text:span></text:p>
            <text:p text:style-name="P3"><text:span text:style-name="T21"><text:s text:c="6"/></text:span><text:span text:style-name="T30">end</text:span><text:span text:style-name="T21">;</text:span></text:p>
            <text:p text:style-name="P3"><text:span text:style-name="T21"><text:s text:c="6"/></text:span><text:span text:style-name="T21">- - -</text:span></text:p>
            <text:p text:style-name="P3"><text:span text:style-name="T21"><text:s text:c="6"/></text:span><text:span text:style-name="T21">Q;</text:span></text:p>
            <text:p text:style-name="P3"><text:span text:style-name="T21"><text:s text:c="6"/></text:span><text:span text:style-name="T21">- - -</text:span></text:p>
            <text:p text:style-name="P3"><text:span text:style-name="T21"><text:s text:c="3"/></text:span><text:span text:style-name="T198">end</text:span><text:span text:style-name="T21">;</text:span></text:p>
            <text:p text:style-name="P3"><text:span text:style-name="T21"><text:s text:c="3"/></text:span><text:span text:style-name="T21">- - -</text:span></text:p>
            <text:p text:style-name="P3"><text:span text:style-name="T21"><text:s text:c="3"/></text:span><text:span text:style-name="T21">P;</text:span></text:p>
            <text:p text:style-name="P3"><text:span text:style-name="T21"><text:s text:c="3"/></text:span><text:span text:style-name="T21">- - -</text:span></text:p>
            <text:p text:style-name="P3"><text:span text:style-name="T198">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3" draw:text-style-name="P5" draw:layer="layout" svg:width="2.7cm" svg:height="4cm" svg:x="10.4cm" svg:y="14.9cm">
          <text:p/>
        </draw:rect>
        <draw:rect draw:style-name="gr6" draw:text-style-name="P5" draw:layer="layout" svg:width="2.8cm" svg:height="4.7cm" svg:x="17cm" svg:y="3cm">
          <text:p/>
        </draw:rect>
        <draw:path draw:style-name="gr64"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5"><text:span text:style-name="T33"><text:s text:c="2"/></text:span><text:span text:style-name="T33">DL <text:s/>SL</text:span></text:p>
          </draw:text-box>
        </draw:frame>
        <draw:frame draw:style-name="gr8" draw:text-style-name="P6" draw:layer="layout" svg:width="2.394cm" svg:height="1.361cm" svg:x="10.6cm" svg:y="9.099cm">
          <draw:text-box>
            <text:p text:style-name="P25"><text:span text:style-name="T33"><text:s text:c="2"/></text:span><text:span text:style-name="T33">DL <text:s/>SL</text:span></text:p>
          </draw:text-box>
        </draw:frame>
        <draw:frame draw:style-name="gr8" draw:text-style-name="P6" draw:layer="layout" svg:width="2.394cm" svg:height="1.361cm" svg:x="10.506cm" svg:y="15cm">
          <draw:text-box>
            <text:p text:style-name="P25"><text:span text:style-name="T33"><text:s text:c="2"/></text:span><text:span text:style-name="T33">DL <text:s/>SL</text:span></text:p>
          </draw:text-box>
        </draw:frame>
        <draw:frame draw:style-name="gr8" draw:text-style-name="P6" draw:layer="layout" svg:width="2.394cm" svg:height="1.361cm" svg:x="10.5cm" svg:y="20.899cm">
          <draw:text-box>
            <text:p text:style-name="P25"><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5"><text:span text:style-name="T33"><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5" draw:text-style-name="P3" draw:layer="layout" svg:width="1.594cm" svg:height="0.806cm" svg:x="10.906cm" svg:y="11.1cm">
          <draw:text-box>
            <text:p text:style-name="P3"><text:span text:style-name="T33">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3" draw:layer="layout" svg:width="4.342cm" svg:height="0.963cm" svg:x="14.9cm" svg:y="23.437cm">
          <draw:text-box>
            <text:p text:style-name="P3"><text:span text:style-name="T21">Current Block</text:span></text:p>
          </draw:text-box>
        </draw:frame>
        <draw:line draw:style-name="gr9" draw:text-style-name="P5" draw:layer="layout" svg:x1="14.8cm" svg:y1="23.9cm" svg:x2="13.2cm" svg:y2="23.9cm">
          <text:p/>
        </draw:line>
        <draw:frame draw:style-name="gr66" draw:text-style-name="P3" draw:layer="layout" svg:width="12.106cm" svg:height="1.2cm" svg:x="6.494cm" svg:y="27.1cm">
          <draw:text-box>
            <text:p text:style-name="P3"><text:span text:style-name="T21">Fig. 2: Just before Detach</text:span></text:p>
          </draw:text-box>
        </draw:frame>
        <draw:frame draw:style-name="gr18" draw:text-style-name="P7" draw:layer="layout" svg:width="1.162cm" svg:height="0.983cm" svg:x="12.238cm" svg:y="8.117cm">
          <draw:text-box>
            <text:p text:style-name="P3"><text:span text:style-name="T34">P</text:span></text:p>
          </draw:text-box>
        </draw:frame>
        <draw:frame draw:style-name="gr19" draw:text-style-name="P7" draw:layer="layout" svg:width="1.162cm" svg:height="0.983cm" svg:x="12.338cm" svg:y="14cm">
          <draw:text-box>
            <text:p text:style-name="P3"><text:span text:style-name="T34">C</text:span></text:p>
          </draw:text-box>
        </draw:frame>
        <draw:frame draw:style-name="gr67" draw:text-style-name="P26" draw:layer="layout" svg:width="2.051cm" svg:height="0.983cm" svg:x="10.822cm" svg:y="1.277cm">
          <draw:text-box>
            <text:p text:style-name="P3"><text:span text:style-name="T32">Heap</text:span></text:p>
          </draw:text-box>
        </draw:frame>
        <draw:frame draw:style-name="gr68" draw:text-style-name="P26" draw:layer="layout" svg:width="0.925cm" svg:height="0.983cm" svg:x="12.475cm" svg:y="2.617cm">
          <draw:text-box>
            <text:p text:style-name="P3"><text:span text:style-name="T32">S</text:span></text:p>
          </draw:text-box>
        </draw:frame>
        <draw:frame draw:style-name="gr19" draw:text-style-name="P7" draw:layer="layout" svg:width="1.162cm" svg:height="0.983cm" svg:x="12.238cm" svg:y="19.8cm">
          <draw:text-box>
            <text:p text:style-name="P3"><text:span text:style-name="T34">Q</text:span></text:p>
          </draw:text-box>
        </draw:frame>
        <draw:frame draw:style-name="gr11" draw:text-style-name="P6" draw:layer="layout" svg:width="2.403cm" svg:height="0.963cm" svg:x="10.697cm" svg:y="4.437cm">
          <draw:text-box>
            <text:p text:style-name="P25"><text:span text:style-name="T33"><text:s text:c="2"/></text:span></text:p>
          </draw:text-box>
        </draw:frame>
        <draw:frame draw:style-name="gr11" draw:text-style-name="P6" draw:layer="layout" svg:width="2.403cm" svg:height="0.963cm" svg:x="10.5cm" svg:y="21.737cm">
          <draw:text-box>
            <text:p text:style-name="P25"><text:span text:style-name="T33"><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5" draw:text-style-name="P3" draw:layer="layout" svg:width="1.594cm" svg:height="0.806cm" svg:x="11.006cm" svg:y="5.399cm">
          <draw:text-box>
            <text:p text:style-name="P3"><text:span text:style-name="T33">STM</text:span></text:p>
          </draw:text-box>
        </draw:frame>
        <draw:frame draw:style-name="gr65" draw:text-style-name="P3" draw:layer="layout" svg:width="1.594cm" svg:height="0.806cm" svg:x="10.9cm" svg:y="16.899cm">
          <draw:text-box>
            <text:p text:style-name="P3"><text:span text:style-name="T33">STM</text:span></text:p>
          </draw:text-box>
        </draw:frame>
        <draw:frame draw:style-name="gr65" draw:text-style-name="P3" draw:layer="layout" svg:width="1.594cm" svg:height="0.806cm" svg:x="10.9cm" svg:y="22.5cm">
          <draw:text-box>
            <text:p text:style-name="P3"><text:span text:style-name="T33">STM</text:span></text:p>
          </draw:text-box>
        </draw:frame>
        <draw:frame draw:style-name="gr69" draw:text-style-name="P26" draw:layer="layout" svg:width="2.72cm" svg:height="1cm" svg:x="17.08cm" svg:y="1.8cm">
          <draw:text-box>
            <text:p text:style-name="P3"><text:span text:style-name="T32"><text:s/></text:span><text:span text:style-name="T32">Stack</text:span></text:p>
          </draw:text-box>
        </draw:frame>
        <draw:line draw:style-name="gr12" draw:text-style-name="P5" draw:layer="layout" svg:x1="17cm" svg:y1="5.3cm" svg:x2="19.7cm" svg:y2="5.3cm">
          <text:p/>
        </draw:line>
        <draw:rect draw:style-name="gr62" draw:text-style-name="P5" draw:layer="layout" svg:width="2.8cm" svg:height="4.4cm" svg:x="17cm" svg:y="7.7cm">
          <text:p/>
        </draw:rect>
        <draw:path draw:style-name="gr70"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 draw:text-style-name="P6" draw:layer="layout" svg:width="2.82cm" svg:height="1.361cm" svg:x="17.18cm" svg:y="3.5cm">
          <draw:text-box>
            <text:p text:style-name="P25"><text:span text:style-name="T33">S-Frame</text:span></text:p>
          </draw:text-box>
        </draw:frame>
        <draw:frame draw:style-name="gr71" draw:text-style-name="P6" draw:layer="layout" svg:width="2.424cm" svg:height="0.806cm" svg:x="17.1cm" svg:y="6cm">
          <draw:text-box>
            <text:p text:style-name="P25"><text:span text:style-name="T33">P-Frame</text:span></text:p>
          </draw:text-box>
        </draw:frame>
        <draw:frame draw:style-name="gr72" draw:text-style-name="P6" draw:layer="layout" svg:width="2.449cm" svg:height="0.806cm" svg:x="17.151cm" svg:y="8.2cm">
          <draw:text-box>
            <text:p text:style-name="P25"><text:span text:style-name="T33">C-Frame</text:span></text:p>
          </draw:text-box>
        </draw:frame>
        <draw:frame draw:style-name="gr8" draw:text-style-name="P6" draw:layer="layout" svg:width="2.775cm" svg:height="1.361cm" svg:x="17cm" svg:y="10.6cm">
          <draw:text-box>
            <text:p text:style-name="P25"><text:span text:style-name="T33">Q-Frame</text:span></text:p>
          </draw:text-box>
        </draw:frame>
        <draw:frame draw:style-name="gr73" draw:text-style-name="P28" draw:layer="layout" svg:width="1.848cm" svg:height="0.899cm" svg:x="0.87cm" svg:y="12.878cm">
          <draw:text-box>
            <text:p text:style-name="P27"><text:span text:style-name="T38">PSC:</text:span></text:p>
          </draw:text-box>
        </draw:frame>
        <draw:line draw:style-name="gr9" draw:text-style-name="P5" draw:layer="layout" svg:x1="2.5cm" svg:y1="13.4cm" svg:x2="3.7cm" svg:y2="13.3cm">
          <text:p/>
        </draw:line>
        <draw:path draw:style-name="gr10" draw:text-style-name="P5" draw:layer="layout" svg:width="3.787cm" svg:height="12.755cm" svg:x="13.112cm" svg:y="10.2cm" svg:viewBox="0 0 3788 12756" svg:d="M3788 0c-565-3-526 915-700 1300-181 399-538 7697-598 8149-54 405-234 785-389 1167-154 379-170 818-389 1168-203 325-306 1085-895 894l-428 39-389 39">
          <text:p/>
        </draw:path>
        <draw:path draw:style-name="gr10" draw:text-style-name="P5" draw:layer="layout" svg:width="4.37cm" svg:height="9.013cm" svg:x="12.529cm" svg:y="8.3cm" svg:viewBox="0 0 4371 9014" svg:d="M4371 0c-526 7-623 748-900 1100-296 377-300 2400-1000 5000-300 1000-397 1767-800 1800l-1166 1076-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0"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0"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2" draw:text-style-name="P5" draw:layer="layout" svg:x1="16.9cm" svg:y1="9.9cm" svg:x2="19.9cm" svg:y2="9.9cm">
          <text:p/>
        </draw:line>
      </draw:page>
      <draw:page draw:name="page30" draw:style-name="dp1" draw:master-page-name="Standard">
        <draw:rect draw:style-name="gr6" draw:text-style-name="P5" draw:layer="layout" svg:width="2.8cm" svg:height="4cm" svg:x="16.9cm" svg:y="15cm">
          <text:p/>
        </draw:rect>
        <draw:frame draw:style-name="gr5" draw:text-style-name="P3" draw:layer="layout" svg:width="8.155cm" svg:height="25.371cm" svg:x="1.5cm" svg:y="2.3cm">
          <draw:text-box>
            <text:p text:style-name="P3"><text:span text:style-name="T198">S begin</text:span></text:p>
            <text:p text:style-name="P3"><text:span text:style-name="T21"><text:s text:c="2"/></text:span><text:span text:style-name="T199"><text:s/></text:span><text:span text:style-name="T198">ref(C) </text:span><text:span text:style-name="T199"><text:s/></text:span><text:span text:style-name="T21">x;</text:span></text:p>
            <text:p text:style-name="P3"><text:span text:style-name="T21"/></text:p>
            <text:p text:style-name="P3"><text:span text:style-name="T198"><text:s text:c="3"/></text:span><text:span text:style-name="T198">procedure</text:span><text:span text:style-name="T199"> </text:span><text:span text:style-name="T21">P;</text:span></text:p>
            <text:p text:style-name="P3"><text:span text:style-name="T21"><text:s text:c="3"/></text:span><text:span text:style-name="T32">begin</text:span></text:p>
            <text:p text:style-name="P3"><text:span text:style-name="T21"><text:s text:c="6"/></text:span><text:span text:style-name="T21">x:-</text:span><text:span text:style-name="T32">new</text:span><text:span text:style-name="T21"> C();</text:span></text:p>
            <text:p text:style-name="P3"><text:span text:style-name="T21"><text:s text:c="6"/></text:span><text:span text:style-name="T21">- - -</text:span></text:p>
            <text:p text:style-name="P3"><text:span text:style-name="T21"><text:s text:c="6"/></text:span><text:span text:style-name="T200">call(x);</text:span></text:p>
            <text:p text:style-name="P3"><text:span text:style-name="T21"><text:s text:c="3"/></text:span><text:span text:style-name="T32">end</text:span><text:span text:style-name="T21">;</text:span></text:p>
            <text:p text:style-name="P3"><text:span text:style-name="T21"/></text:p>
            <text:p text:style-name="P3"><text:span text:style-name="T21"><text:s text:c="3"/></text:span><text:span text:style-name="T32">class</text:span><text:span text:style-name="T21"> C;</text:span></text:p>
            <text:p text:style-name="P3"><text:span text:style-name="T21"><text:s text:c="3"/></text:span><text:span text:style-name="T32">begin</text:span></text:p>
            <text:p text:style-name="P3"><text:span text:style-name="T198"><text:s text:c="6"/></text:span><text:span text:style-name="T198">procedure</text:span><text:span text:style-name="T199"> Q</text:span><text:span text:style-name="T21">;</text:span></text:p>
            <text:p text:style-name="P3"><text:span text:style-name="T21"><text:s text:c="3"/></text:span><text:span text:style-name="T199"><text:s text:c="3"/></text:span><text:span text:style-name="T198">begin</text:span></text:p>
            <text:p text:style-name="P3"><text:span text:style-name="T199"><text:s text:c="9"/></text:span><text:span text:style-name="T199">- - -</text:span></text:p>
            <text:p text:style-name="P3"><text:span text:style-name="T21"><text:s text:c="8"/></text:span><text:span text:style-name="T200"><text:s/></text:span><text:span text:style-name="T200">detach;</text:span></text:p>
            <text:p text:style-name="P3"><text:span text:style-name="T21"><text:s text:c="9"/></text:span><text:span text:style-name="T21">- - -</text:span></text:p>
            <text:p text:style-name="P3"><text:span text:style-name="T21"><text:s text:c="6"/></text:span><text:span text:style-name="T30">end</text:span><text:span text:style-name="T21">;</text:span></text:p>
            <text:p text:style-name="P3"><text:span text:style-name="T21"><text:s text:c="6"/></text:span><text:span text:style-name="T21">- - -</text:span></text:p>
            <text:p text:style-name="P3"><text:span text:style-name="T21"><text:s text:c="6"/></text:span><text:span text:style-name="T21">Q;</text:span></text:p>
            <text:p text:style-name="P3"><text:span text:style-name="T21"><text:s text:c="6"/></text:span><text:span text:style-name="T21">- - -</text:span></text:p>
            <text:p text:style-name="P3"><text:span text:style-name="T21"><text:s text:c="3"/></text:span><text:span text:style-name="T198">end</text:span><text:span text:style-name="T21">;</text:span></text:p>
            <text:p text:style-name="P3"><text:span text:style-name="T21"><text:s text:c="3"/></text:span><text:span text:style-name="T21">- - -</text:span></text:p>
            <text:p text:style-name="P3"><text:span text:style-name="T21"><text:s text:c="3"/></text:span><text:span text:style-name="T21">P;</text:span></text:p>
            <text:p text:style-name="P3"><text:span text:style-name="T21"><text:s text:c="3"/></text:span><text:span text:style-name="T21">- - -</text:span></text:p>
            <text:p text:style-name="P3"><text:span text:style-name="T198">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3" draw:text-style-name="P5" draw:layer="layout" svg:width="2.7cm" svg:height="4cm" svg:x="10.4cm" svg:y="14.9cm">
          <text:p/>
        </draw:rect>
        <draw:rect draw:style-name="gr6" draw:text-style-name="P5" draw:layer="layout" svg:width="2.8cm" svg:height="4.7cm" svg:x="17cm" svg:y="3cm">
          <text:p/>
        </draw:rect>
        <draw:path draw:style-name="gr64"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5"><text:span text:style-name="T33"><text:s text:c="2"/></text:span><text:span text:style-name="T33">DL <text:s/>SL</text:span></text:p>
          </draw:text-box>
        </draw:frame>
        <draw:frame draw:style-name="gr8" draw:text-style-name="P6" draw:layer="layout" svg:width="2.394cm" svg:height="1.361cm" svg:x="10.6cm" svg:y="9.099cm">
          <draw:text-box>
            <text:p text:style-name="P25"><text:span text:style-name="T33"><text:s text:c="2"/></text:span><text:span text:style-name="T33">DL <text:s/>SL</text:span></text:p>
          </draw:text-box>
        </draw:frame>
        <draw:frame draw:style-name="gr8" draw:text-style-name="P6" draw:layer="layout" svg:width="2.394cm" svg:height="1.361cm" svg:x="10.506cm" svg:y="15cm">
          <draw:text-box>
            <text:p text:style-name="P25"><text:span text:style-name="T33"><text:s text:c="2"/></text:span><text:span text:style-name="T33">DL <text:s/>SL</text:span></text:p>
          </draw:text-box>
        </draw:frame>
        <draw:frame draw:style-name="gr8" draw:text-style-name="P6" draw:layer="layout" svg:width="2.394cm" svg:height="1.361cm" svg:x="10.5cm" svg:y="20.899cm">
          <draw:text-box>
            <text:p text:style-name="P25"><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5"><text:span text:style-name="T33"><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5" draw:text-style-name="P3" draw:layer="layout" svg:width="1.594cm" svg:height="0.806cm" svg:x="10.906cm" svg:y="11.1cm">
          <draw:text-box>
            <text:p text:style-name="P3"><text:span text:style-name="T33">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3" draw:layer="layout" svg:width="4.342cm" svg:height="0.963cm" svg:x="14.9cm" svg:y="23.437cm">
          <draw:text-box>
            <text:p text:style-name="P3"><text:span text:style-name="T21">Current Block</text:span></text:p>
          </draw:text-box>
        </draw:frame>
        <draw:frame draw:style-name="gr74" draw:text-style-name="P3" draw:layer="layout" svg:width="15.04cm" svg:height="1.2cm" svg:x="3.366cm" svg:y="27cm">
          <draw:text-box>
            <text:p text:style-name="P3"><text:span text:style-name="T21">Fig. 3: <text:s text:c="2"/>Just after Detach – Dis</text:span><text:span text:style-name="T201">mounts p</text:span><text:span text:style-name="T21">art of Stack </text:span></text:p>
          </draw:text-box>
        </draw:frame>
        <draw:frame draw:style-name="gr18" draw:text-style-name="P7" draw:layer="layout" svg:width="1.162cm" svg:height="0.983cm" svg:x="12.238cm" svg:y="8.117cm">
          <draw:text-box>
            <text:p text:style-name="P3"><text:span text:style-name="T34">P</text:span></text:p>
          </draw:text-box>
        </draw:frame>
        <draw:frame draw:style-name="gr19" draw:text-style-name="P7" draw:layer="layout" svg:width="1.162cm" svg:height="0.983cm" svg:x="12.338cm" svg:y="14cm">
          <draw:text-box>
            <text:p text:style-name="P3"><text:span text:style-name="T34">C</text:span></text:p>
          </draw:text-box>
        </draw:frame>
        <draw:frame draw:style-name="gr67" draw:text-style-name="P26" draw:layer="layout" svg:width="2.051cm" svg:height="0.983cm" svg:x="10.822cm" svg:y="1.277cm">
          <draw:text-box>
            <text:p text:style-name="P3"><text:span text:style-name="T32">Heap</text:span></text:p>
          </draw:text-box>
        </draw:frame>
        <draw:frame draw:style-name="gr68" draw:text-style-name="P26" draw:layer="layout" svg:width="0.925cm" svg:height="0.983cm" svg:x="12.475cm" svg:y="2.617cm">
          <draw:text-box>
            <text:p text:style-name="P3"><text:span text:style-name="T32">S</text:span></text:p>
          </draw:text-box>
        </draw:frame>
        <draw:frame draw:style-name="gr19" draw:text-style-name="P7" draw:layer="layout" svg:width="1.162cm" svg:height="0.983cm" svg:x="12.238cm" svg:y="19.8cm">
          <draw:text-box>
            <text:p text:style-name="P3"><text:span text:style-name="T34">Q</text:span></text:p>
          </draw:text-box>
        </draw:frame>
        <draw:frame draw:style-name="gr11" draw:text-style-name="P6" draw:layer="layout" svg:width="2.403cm" svg:height="0.963cm" svg:x="10.697cm" svg:y="4.437cm">
          <draw:text-box>
            <text:p text:style-name="P25"><text:span text:style-name="T33"><text:s text:c="2"/></text:span></text:p>
          </draw:text-box>
        </draw:frame>
        <draw:frame draw:style-name="gr11" draw:text-style-name="P6" draw:layer="layout" svg:width="2.403cm" svg:height="0.963cm" svg:x="10.5cm" svg:y="21.737cm">
          <draw:text-box>
            <text:p text:style-name="P25"><text:span text:style-name="T33"><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5" draw:text-style-name="P3" draw:layer="layout" svg:width="1.594cm" svg:height="0.806cm" svg:x="11.006cm" svg:y="5.399cm">
          <draw:text-box>
            <text:p text:style-name="P3"><text:span text:style-name="T33">STM</text:span></text:p>
          </draw:text-box>
        </draw:frame>
        <draw:frame draw:style-name="gr65" draw:text-style-name="P3" draw:layer="layout" svg:width="1.594cm" svg:height="0.806cm" svg:x="10.9cm" svg:y="16.899cm">
          <draw:text-box>
            <text:p text:style-name="P3"><text:span text:style-name="T33">STM</text:span></text:p>
          </draw:text-box>
        </draw:frame>
        <draw:frame draw:style-name="gr65" draw:text-style-name="P3" draw:layer="layout" svg:width="1.594cm" svg:height="0.806cm" svg:x="10.9cm" svg:y="22.5cm">
          <draw:text-box>
            <text:p text:style-name="P3"><text:span text:style-name="T33">STM</text:span></text:p>
          </draw:text-box>
        </draw:frame>
        <draw:frame draw:style-name="gr75" draw:text-style-name="P26" draw:layer="layout" svg:width="2.72cm" svg:height="0.983cm" svg:x="17.1cm" svg:y="2.117cm">
          <draw:text-box>
            <text:p text:style-name="P3"><text:span text:style-name="T32"><text:s/></text:span><text:span text:style-name="T32">Stack</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2" draw:text-style-name="P5" draw:layer="layout" svg:width="2.8cm" svg:height="4.4cm" svg:x="17cm" svg:y="7.7cm">
          <text:p/>
        </draw:rect>
        <draw:path draw:style-name="gr70"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 draw:text-style-name="P6" draw:layer="layout" svg:width="2.82cm" svg:height="1.361cm" svg:x="17.18cm" svg:y="3.5cm">
          <draw:text-box>
            <text:p text:style-name="P25"><text:span text:style-name="T33">S-Frame</text:span></text:p>
          </draw:text-box>
        </draw:frame>
        <draw:frame draw:style-name="gr71" draw:text-style-name="P6" draw:layer="layout" svg:width="2.424cm" svg:height="0.806cm" svg:x="17.1cm" svg:y="6cm">
          <draw:text-box>
            <text:p text:style-name="P25"><text:span text:style-name="T33">P-Frame</text:span></text:p>
          </draw:text-box>
        </draw:frame>
        <draw:frame draw:style-name="gr72" draw:text-style-name="P6" draw:layer="layout" svg:width="2.449cm" svg:height="0.806cm" svg:x="17cm" svg:y="15.5cm">
          <draw:text-box>
            <text:p text:style-name="P25"><text:span text:style-name="T33">C-Frame</text:span></text:p>
          </draw:text-box>
        </draw:frame>
        <draw:frame draw:style-name="gr8" draw:text-style-name="P6" draw:layer="layout" svg:width="2.975cm" svg:height="1.361cm" svg:x="17.025cm" svg:y="17.6cm">
          <draw:text-box>
            <text:p text:style-name="P25"><text:span text:style-name="T33">Q-Frame</text:span></text:p>
          </draw:text-box>
        </draw:frame>
        <draw:frame draw:style-name="gr73" draw:text-style-name="P28" draw:layer="layout" svg:width="1.848cm" svg:height="0.899cm" svg:x="0.952cm" svg:y="6.501cm">
          <draw:text-box>
            <text:p text:style-name="P27"><text:span text:style-name="T38">PSC:</text:span></text:p>
          </draw:text-box>
        </draw:frame>
        <draw:line draw:style-name="gr9" draw:text-style-name="P5" draw:layer="layout" svg:x1="2.5cm" svg:y1="7cm" svg:x2="3.7cm" svg:y2="6.9cm">
          <text:p/>
        </draw:line>
        <draw:frame draw:style-name="gr76" draw:text-style-name="P26" draw:layer="layout" svg:width="2.72cm" svg:height="1.861cm" svg:x="16.861cm" svg:y="13.1cm">
          <draw:text-box>
            <text:p text:style-name="P3"><text:span text:style-name="T32"><text:s text:c="2"/></text:span><text:span text:style-name="T32">Stack</text:span></text:p>
            <text:p text:style-name="P3"><text:span text:style-name="T32"><text:s/></text:span><text:span text:style-name="T32">Object</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0"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0"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77" draw:text-style-name="P5" draw:layer="layout" svg:width="2.192cm" svg:height="5.846cm" svg:x="8.818cm" svg:y="15.33cm" svg:viewBox="0 0 2193 5847" svg:d="M1532 5797c-428 182-870-158-1051-544-189-403-326-820-428-1245-94-395-33-805-39-1207-6-389 33-781 0-1167-42-483 223-882 506-1206 269-308 754-351 1167-350l428-78h78">
          <text:p/>
        </draw:path>
        <draw:path draw:style-name="gr77" draw:text-style-name="P5"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31" draw:style-name="dp1" draw:master-page-name="Standard">
        <draw:rect draw:style-name="gr62" draw:text-style-name="P5" draw:layer="layout" svg:width="2.8cm" svg:height="7.4cm" svg:x="17cm" svg:y="12.1cm">
          <text:p/>
        </draw:rect>
        <draw:rect draw:style-name="gr6" draw:text-style-name="P5" draw:layer="layout" svg:width="2.8cm" svg:height="4cm" svg:x="17cm" svg:y="7.7cm">
          <text:p/>
        </draw:rect>
        <draw:frame draw:style-name="gr5" draw:text-style-name="P3" draw:layer="layout" svg:width="8.155cm" svg:height="25.371cm" svg:x="1.5cm" svg:y="2.3cm">
          <draw:text-box>
            <text:p text:style-name="P3"><text:span text:style-name="T198">S begin</text:span></text:p>
            <text:p text:style-name="P3"><text:span text:style-name="T21"><text:s text:c="2"/></text:span><text:span text:style-name="T199"><text:s/></text:span><text:span text:style-name="T198">ref(C) </text:span><text:span text:style-name="T199"><text:s/></text:span><text:span text:style-name="T21">x;</text:span></text:p>
            <text:p text:style-name="P3"><text:span text:style-name="T21"/></text:p>
            <text:p text:style-name="P3"><text:span text:style-name="T198"><text:s text:c="3"/></text:span><text:span text:style-name="T198">procedure</text:span><text:span text:style-name="T199"> </text:span><text:span text:style-name="T21">P;</text:span></text:p>
            <text:p text:style-name="P3"><text:span text:style-name="T21"><text:s text:c="3"/></text:span><text:span text:style-name="T32">begin</text:span></text:p>
            <text:p text:style-name="P3"><text:span text:style-name="T21"><text:s text:c="6"/></text:span><text:span text:style-name="T21">x:-</text:span><text:span text:style-name="T32">new</text:span><text:span text:style-name="T21"> C();</text:span></text:p>
            <text:p text:style-name="P3"><text:span text:style-name="T21"><text:s text:c="6"/></text:span><text:span text:style-name="T21">- - -</text:span></text:p>
            <text:p text:style-name="P3"><text:span text:style-name="T21"><text:s text:c="6"/></text:span><text:span text:style-name="T200">call(x);</text:span></text:p>
            <text:p text:style-name="P3"><text:span text:style-name="T21"><text:s text:c="3"/></text:span><text:span text:style-name="T32">end</text:span><text:span text:style-name="T21">;</text:span></text:p>
            <text:p text:style-name="P3"><text:span text:style-name="T21"/></text:p>
            <text:p text:style-name="P3"><text:span text:style-name="T21"><text:s text:c="3"/></text:span><text:span text:style-name="T32">class</text:span><text:span text:style-name="T21"> C;</text:span></text:p>
            <text:p text:style-name="P3"><text:span text:style-name="T21"><text:s text:c="3"/></text:span><text:span text:style-name="T32">begin</text:span></text:p>
            <text:p text:style-name="P3"><text:span text:style-name="T198"><text:s text:c="6"/></text:span><text:span text:style-name="T198">procedure</text:span><text:span text:style-name="T199"> Q</text:span><text:span text:style-name="T21">;</text:span></text:p>
            <text:p text:style-name="P3"><text:span text:style-name="T21"><text:s text:c="3"/></text:span><text:span text:style-name="T199"><text:s text:c="3"/></text:span><text:span text:style-name="T198">begin</text:span></text:p>
            <text:p text:style-name="P3"><text:span text:style-name="T199"><text:s text:c="9"/></text:span><text:span text:style-name="T199">- - -</text:span></text:p>
            <text:p text:style-name="P3"><text:span text:style-name="T21"><text:s text:c="8"/></text:span><text:span text:style-name="T200"><text:s/></text:span><text:span text:style-name="T200">detach;</text:span></text:p>
            <text:p text:style-name="P3"><text:span text:style-name="T21"><text:s text:c="9"/></text:span><text:span text:style-name="T21">- - -</text:span></text:p>
            <text:p text:style-name="P3"><text:span text:style-name="T21"><text:s text:c="6"/></text:span><text:span text:style-name="T30">end</text:span><text:span text:style-name="T21">;</text:span></text:p>
            <text:p text:style-name="P3"><text:span text:style-name="T21"><text:s text:c="6"/></text:span><text:span text:style-name="T21">- - -</text:span></text:p>
            <text:p text:style-name="P3"><text:span text:style-name="T21"><text:s text:c="6"/></text:span><text:span text:style-name="T21">Q;</text:span></text:p>
            <text:p text:style-name="P3"><text:span text:style-name="T21"><text:s text:c="6"/></text:span><text:span text:style-name="T21">- - -</text:span></text:p>
            <text:p text:style-name="P3"><text:span text:style-name="T21"><text:s text:c="3"/></text:span><text:span text:style-name="T198">end</text:span><text:span text:style-name="T21">;</text:span></text:p>
            <text:p text:style-name="P3"><text:span text:style-name="T21"><text:s text:c="3"/></text:span><text:span text:style-name="T21">- - -</text:span></text:p>
            <text:p text:style-name="P3"><text:span text:style-name="T21"><text:s text:c="3"/></text:span><text:span text:style-name="T21">P;</text:span></text:p>
            <text:p text:style-name="P3"><text:span text:style-name="T21"><text:s text:c="3"/></text:span><text:span text:style-name="T21">- - -</text:span></text:p>
            <text:p text:style-name="P3"><text:span text:style-name="T198">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3" draw:text-style-name="P5" draw:layer="layout" svg:width="2.7cm" svg:height="4cm" svg:x="10.4cm" svg:y="14.9cm">
          <text:p/>
        </draw:rect>
        <draw:rect draw:style-name="gr6" draw:text-style-name="P5" draw:layer="layout" svg:width="2.8cm" svg:height="4.7cm" svg:x="17cm" svg:y="3cm">
          <text:p/>
        </draw:rect>
        <draw:path draw:style-name="gr64"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5"><text:span text:style-name="T33"><text:s text:c="2"/></text:span><text:span text:style-name="T33">DL <text:s/>SL</text:span></text:p>
          </draw:text-box>
        </draw:frame>
        <draw:frame draw:style-name="gr8" draw:text-style-name="P6" draw:layer="layout" svg:width="2.394cm" svg:height="1.361cm" svg:x="10.6cm" svg:y="9.099cm">
          <draw:text-box>
            <text:p text:style-name="P25"><text:span text:style-name="T33"><text:s text:c="2"/></text:span><text:span text:style-name="T33">DL <text:s/>SL</text:span></text:p>
          </draw:text-box>
        </draw:frame>
        <draw:frame draw:style-name="gr8" draw:text-style-name="P6" draw:layer="layout" svg:width="2.394cm" svg:height="1.361cm" svg:x="10.506cm" svg:y="15cm">
          <draw:text-box>
            <text:p text:style-name="P25"><text:span text:style-name="T33"><text:s text:c="2"/></text:span><text:span text:style-name="T33">DL <text:s/>SL</text:span></text:p>
          </draw:text-box>
        </draw:frame>
        <draw:frame draw:style-name="gr8" draw:text-style-name="P6" draw:layer="layout" svg:width="2.394cm" svg:height="1.361cm" svg:x="10.5cm" svg:y="20.899cm">
          <draw:text-box>
            <text:p text:style-name="P25"><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5"><text:span text:style-name="T33"><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5" draw:text-style-name="P3" draw:layer="layout" svg:width="1.594cm" svg:height="0.806cm" svg:x="10.906cm" svg:y="11.1cm">
          <draw:text-box>
            <text:p text:style-name="P3"><text:span text:style-name="T33">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3" draw:layer="layout" svg:width="4.342cm" svg:height="0.963cm" svg:x="14.9cm" svg:y="23.437cm">
          <draw:text-box>
            <text:p text:style-name="P3"><text:span text:style-name="T21">Current Block</text:span></text:p>
          </draw:text-box>
        </draw:frame>
        <draw:line draw:style-name="gr9" draw:text-style-name="P5" draw:layer="layout" svg:x1="14.8cm" svg:y1="23.9cm" svg:x2="13.2cm" svg:y2="23.9cm">
          <text:p/>
        </draw:line>
        <draw:frame draw:style-name="gr78" draw:text-style-name="P3" draw:layer="layout" svg:width="12.846cm" svg:height="1.3cm" svg:x="4.254cm" svg:y="26.9cm">
          <draw:text-box>
            <text:p text:style-name="P3"><text:span text:style-name="T21">Fig. 4 <text:s/>Just after Call – Stack is re-mounted </text:span></text:p>
          </draw:text-box>
        </draw:frame>
        <draw:frame draw:style-name="gr18" draw:text-style-name="P7" draw:layer="layout" svg:width="1.162cm" svg:height="0.983cm" svg:x="12.238cm" svg:y="8.117cm">
          <draw:text-box>
            <text:p text:style-name="P3"><text:span text:style-name="T34">P</text:span></text:p>
          </draw:text-box>
        </draw:frame>
        <draw:frame draw:style-name="gr19" draw:text-style-name="P7" draw:layer="layout" svg:width="1.162cm" svg:height="0.983cm" svg:x="12.338cm" svg:y="14cm">
          <draw:text-box>
            <text:p text:style-name="P3"><text:span text:style-name="T34">C</text:span></text:p>
          </draw:text-box>
        </draw:frame>
        <draw:frame draw:style-name="gr67" draw:text-style-name="P26" draw:layer="layout" svg:width="2.051cm" svg:height="0.983cm" svg:x="10.822cm" svg:y="1.277cm">
          <draw:text-box>
            <text:p text:style-name="P3"><text:span text:style-name="T32">Heap</text:span></text:p>
          </draw:text-box>
        </draw:frame>
        <draw:frame draw:style-name="gr68" draw:text-style-name="P26" draw:layer="layout" svg:width="0.925cm" svg:height="0.983cm" svg:x="12.475cm" svg:y="2.617cm">
          <draw:text-box>
            <text:p text:style-name="P3"><text:span text:style-name="T32">S</text:span></text:p>
          </draw:text-box>
        </draw:frame>
        <draw:frame draw:style-name="gr19" draw:text-style-name="P7" draw:layer="layout" svg:width="1.162cm" svg:height="0.983cm" svg:x="12.238cm" svg:y="19.8cm">
          <draw:text-box>
            <text:p text:style-name="P3"><text:span text:style-name="T34">Q</text:span></text:p>
          </draw:text-box>
        </draw:frame>
        <draw:frame draw:style-name="gr11" draw:text-style-name="P6" draw:layer="layout" svg:width="2.403cm" svg:height="0.963cm" svg:x="10.697cm" svg:y="4.437cm">
          <draw:text-box>
            <text:p text:style-name="P25"><text:span text:style-name="T33"><text:s text:c="2"/></text:span></text:p>
          </draw:text-box>
        </draw:frame>
        <draw:frame draw:style-name="gr11" draw:text-style-name="P6" draw:layer="layout" svg:width="2.403cm" svg:height="0.963cm" svg:x="10.5cm" svg:y="21.737cm">
          <draw:text-box>
            <text:p text:style-name="P25"><text:span text:style-name="T33"><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5" draw:text-style-name="P3" draw:layer="layout" svg:width="1.594cm" svg:height="0.806cm" svg:x="11.006cm" svg:y="5.399cm">
          <draw:text-box>
            <text:p text:style-name="P3"><text:span text:style-name="T33">STM</text:span></text:p>
          </draw:text-box>
        </draw:frame>
        <draw:frame draw:style-name="gr65" draw:text-style-name="P3" draw:layer="layout" svg:width="1.594cm" svg:height="0.806cm" svg:x="10.9cm" svg:y="16.899cm">
          <draw:text-box>
            <text:p text:style-name="P3"><text:span text:style-name="T33">STM</text:span></text:p>
          </draw:text-box>
        </draw:frame>
        <draw:frame draw:style-name="gr65" draw:text-style-name="P3" draw:layer="layout" svg:width="1.594cm" svg:height="0.806cm" svg:x="10.9cm" svg:y="22.5cm">
          <draw:text-box>
            <text:p text:style-name="P3"><text:span text:style-name="T33">STM</text:span></text:p>
          </draw:text-box>
        </draw:frame>
        <draw:frame draw:style-name="gr75" draw:text-style-name="P26" draw:layer="layout" svg:width="2.72cm" svg:height="0.983cm" svg:x="17.1cm" svg:y="2.117cm">
          <draw:text-box>
            <text:p text:style-name="P3"><text:span text:style-name="T32"><text:s/></text:span><text:span text:style-name="T32">Stack</text:span></text:p>
          </draw:text-box>
        </draw:frame>
        <draw:line draw:style-name="gr12" draw:text-style-name="P5" draw:layer="layout" svg:x1="17cm" svg:y1="5.3cm" svg:x2="19.7cm" svg:y2="5.3cm">
          <text:p/>
        </draw:line>
        <draw:line draw:style-name="gr12" draw:text-style-name="P5" draw:layer="layout" svg:x1="17cm" svg:y1="9.8cm" svg:x2="19.7cm" svg:y2="9.8cm">
          <text:p/>
        </draw:line>
        <draw:rect draw:style-name="gr62" draw:text-style-name="P5" draw:layer="layout" svg:width="2.8cm" svg:height="4.4cm" svg:x="17cm" svg:y="7.7cm">
          <text:p/>
        </draw:rect>
        <draw:path draw:style-name="gr70"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 draw:text-style-name="P6" draw:layer="layout" svg:width="2.82cm" svg:height="1.361cm" svg:x="17.18cm" svg:y="3.5cm">
          <draw:text-box>
            <text:p text:style-name="P25"><text:span text:style-name="T33">S-Frame</text:span></text:p>
          </draw:text-box>
        </draw:frame>
        <draw:frame draw:style-name="gr71" draw:text-style-name="P6" draw:layer="layout" svg:width="2.424cm" svg:height="0.806cm" svg:x="17.1cm" svg:y="6cm">
          <draw:text-box>
            <text:p text:style-name="P25"><text:span text:style-name="T33">P-Frame</text:span></text:p>
          </draw:text-box>
        </draw:frame>
        <draw:frame draw:style-name="gr79" draw:text-style-name="P6" draw:layer="layout" svg:width="2.449cm" svg:height="0.906cm" svg:x="17.151cm" svg:y="8.2cm">
          <draw:text-box>
            <text:p text:style-name="P25"><text:span text:style-name="T33">C-Frame</text:span></text:p>
          </draw:text-box>
        </draw:frame>
        <draw:frame draw:style-name="gr80" draw:text-style-name="P6" draw:layer="layout" svg:width="2.975cm" svg:height="1.461cm" svg:x="17.1cm" svg:y="10.239cm">
          <draw:text-box>
            <text:p text:style-name="P25"><text:span text:style-name="T33">Q-Frame</text:span></text:p>
          </draw:text-box>
        </draw:frame>
        <draw:frame draw:style-name="gr73" draw:text-style-name="P28" draw:layer="layout" svg:width="1.848cm" svg:height="0.899cm" svg:x="0.952cm" svg:y="14.001cm">
          <draw:text-box>
            <text:p text:style-name="P27"><text:span text:style-name="T38">PSC:</text:span></text:p>
          </draw:text-box>
        </draw:frame>
        <draw:line draw:style-name="gr9" draw:text-style-name="P5" draw:layer="layout" svg:x1="2.5cm" svg:y1="14.4cm" svg:x2="3.7cm" svg:y2="14.3cm">
          <text:p/>
        </draw:line>
        <draw:path draw:style-name="gr10" draw:text-style-name="P5" draw:layer="layout" svg:width="3.887cm" svg:height="12.955cm" svg:x="13.112cm" svg:y="10cm" svg:viewBox="0 0 3888 12956" svg:d="M3888 0c-565-3-826 6515-1000 6900-181 399-338 2297-398 2749-54 405-234 785-389 1167-154 379-170 818-389 1168-203 325-306 1085-895 894l-428 39-389 39">
          <text:p/>
        </draw:path>
        <draw:path draw:style-name="gr10" draw:text-style-name="P5" draw:layer="layout" svg:width="4.37cm" svg:height="9.213cm" svg:x="12.529cm" svg:y="8.1cm" svg:viewBox="0 0 4371 9214" svg:d="M4371 0c-526 7-823 1648-1100 2000-296 377-685 5887-1100 6100-384 196-874 1043-1277 1076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0"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0"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2" draw:text-style-name="P5" draw:layer="layout" svg:x1="17.1cm" svg:y1="9.6cm" svg:x2="19.8cm" svg:y2="9.6cm">
          <text:p/>
        </draw:line>
      </draw:page>
      <draw:page draw:name="page32" draw:style-name="dp1" draw:master-page-name="Standard">
        <draw:frame draw:style-name="gr60" draw:layer="layout" svg:width="17.1cm" svg:height="26cm" svg:x="2cm" svg:y="1.9cm">
          <draw:text-box>
            <text:p text:style-name="P18"><text:span text:style-name="T115">7.2 <text:s/>Symmetric component sequencing: detach - resume</text:span></text:p>
            <text:p text:style-name="P18"><text:span text:style-name="T143"/></text:p>
            <text:p text:style-name="P18"><text:span text:style-name="T143">Symmetric component sequencing, the (detach,resume) pair, is</text:span><text:span text:style-name="T143"> used to implement discrete event simulation. This is a complicated implementation that was largely inherited from Simula I. It is believed that this should have been implemented using ordinary coroutines.</text:span></text:p>
            <text:p text:style-name="P18"><text:span text:style-name="T143"/></text:p>
            <text:p text:style-name="P18"><text:span text:style-name="T143">For details on the implementation, see the runtime system code.</text:span></text:p>
            <text:p text:style-name="P18"><text:span text:style-name="T143"/></text:p>
            <text:p><text:span text:style-name="T143"/></text:p>
            <text:p text:style-name="P18"><text:span text:style-name="T143"/></text:p>
            <text:p text:style-name="P18"><text:span text:style-name="T143">To illustrate the </text:span><text:span text:style-name="T180">transition</text:span><text:span text:style-name="T143"> of the stack when executing the qps primitives we will use the following program example.</text:span></text:p>
            <text:p text:style-name="P18"><text:span text:style-name="T143"/></text:p>
            <text:p text:style-name="P21"><text:span text:style-name="T180"><text:tab/></text:span><text:span text:style-name="T180">System </text:span><text:span text:style-name="T202">begin ref(</text:span><text:span text:style-name="T180">C</text:span><text:span text:style-name="T202">) </text:span><text:span text:style-name="T180">x;</text:span></text:p>
            <text:p text:style-name="P21"><text:span text:style-name="T202"><text:tab/></text:span><text:span text:style-name="T202"><text:tab/></text:span><text:span text:style-name="T202">procedure </text:span><text:span text:style-name="T180">P;</text:span></text:p>
            <text:p text:style-name="P21"><text:span text:style-name="T202"><text:tab/></text:span><text:span text:style-name="T202"><text:tab/></text:span><text:span text:style-name="T202">begin </text:span><text:span text:style-name="T180">x:-</text:span><text:span text:style-name="T202">new </text:span><text:span text:style-name="T180">C();</text:span></text:p>
            <text:p text:style-name="P22"><text:span text:style-name="T143"><text:tab/></text:span><text:span text:style-name="T143"><text:tab/></text:span><text:span text:style-name="T143"><text:tab/></text:span><text:span text:style-name="T143">…</text:span></text:p>
            <text:p text:style-name="P23"><text:span text:style-name="T143"><text:tab/></text:span><text:span text:style-name="T143"><text:tab/></text:span><text:span text:style-name="T143"><text:tab/></text:span><text:span text:style-name="T203">resume(x);</text:span></text:p>
            <text:p text:style-name="P23"><text:span text:style-name="T202"><text:tab/></text:span><text:span text:style-name="T202"><text:tab/></text:span><text:span text:style-name="T202">end</text:span><text:span text:style-name="T180">;</text:span></text:p>
            <text:p text:style-name="P21"><text:span text:style-name="T202"><text:tab/></text:span><text:span text:style-name="T202"><text:tab/></text:span><text:span text:style-name="T202">class </text:span><text:span text:style-name="T180">Component;</text:span></text:p>
            <text:p text:style-name="P24"><text:span text:style-name="T143"><text:tab/></text:span><text:span text:style-name="T143"><text:tab/></text:span><text:span text:style-name="T143">begin</text:span></text:p>
            <text:p text:style-name="P21"><text:span text:style-name="T202"><text:tab/></text:span><text:span text:style-name="T202"><text:tab/></text:span><text:span text:style-name="T202"><text:tab/></text:span><text:span text:style-name="T202">procedure </text:span><text:span text:style-name="T180">Q;</text:span></text:p>
            <text:p text:style-name="P21"><text:span text:style-name="T202"><text:tab/></text:span><text:span text:style-name="T202"><text:tab/></text:span><text:span text:style-name="T202"><text:tab/></text:span><text:span text:style-name="T202">begin</text:span></text:p>
            <text:p text:style-name="P21"><text:span text:style-name="T202"><text:s text:c="43"/></text:span><text:span text:style-name="T202">while </text:span><text:span text:style-name="T204">…</text:span><text:span text:style-name="T202"> do</text:span></text:p>
            <text:p text:style-name="P21"><text:span text:style-name="T202"><text:s text:c="43"/></text:span><text:span text:style-name="T202">begin </text:span><text:span text:style-name="T180">... </text:span><text:span text:style-name="T205">detach; </text:span><text:span text:style-name="T204">…</text:span><text:span text:style-name="T202"> end</text:span><text:span text:style-name="T180">;</text:span></text:p>
            <text:p text:style-name="P21"><text:span text:style-name="T180"><text:s text:c="31"/></text:span><text:span text:style-name="T181">end</text:span><text:span text:style-name="T180">;</text:span></text:p>
            <text:p text:style-name="P22"><text:span text:style-name="T143"><text:tab/></text:span><text:span text:style-name="T143"><text:tab/></text:span><text:span text:style-name="T143"><text:tab/></text:span><text:span text:style-name="T143">...</text:span></text:p>
            <text:p text:style-name="P22"><text:span text:style-name="T143"><text:tab/></text:span><text:span text:style-name="T143"><text:tab/></text:span><text:span text:style-name="T143"><text:tab/></text:span><text:span text:style-name="T143">Q;</text:span></text:p>
            <text:p text:style-name="P22"><text:span text:style-name="T143"><text:tab/></text:span><text:span text:style-name="T143"><text:tab/></text:span><text:span text:style-name="T143"><text:tab/></text:span><text:span text:style-name="T143">...</text:span></text:p>
            <text:p text:style-name="P21"><text:span text:style-name="T180"><text:tab/></text:span><text:span text:style-name="T180"><text:tab/></text:span><text:span text:style-name="T180">e</text:span><text:span text:style-name="T202">nd </text:span><text:span text:style-name="T180">Component;</text:span></text:p>
            <text:p text:style-name="P22"><text:span text:style-name="T143"><text:tab/></text:span><text:span text:style-name="T143"><text:tab/></text:span><text:span text:style-name="T143">...</text:span></text:p>
            <text:p text:style-name="P22"><text:span text:style-name="T143"><text:tab/></text:span><text:span text:style-name="T143"><text:tab/></text:span><text:span text:style-name="T143">P;</text:span></text:p>
            <text:p text:style-name="P22"><text:span text:style-name="T143"><text:tab/></text:span><text:span text:style-name="T143"><text:tab/></text:span><text:span text:style-name="T143">...</text:span></text:p>
            <text:p text:style-name="P21"><text:span text:style-name="T202"><text:tab/></text:span><text:span text:style-name="T202">end </text:span><text:span text:style-name="T180">System;</text:span></text:p>
            <text:p text:style-name="P21"><text:span text:style-name="T180"/></text:p>
            <text:p text:style-name="P21"><text:span text:style-name="T180"/></text:p>
            <text:p text:style-name="P21"><text:span text:style-name="T180">The following pages show <text:s/>the transitions in detail.</text:span></text:p>
          </draw:text-box>
        </draw:frame>
      </draw:page>
      <draw:page draw:name="page33" draw:style-name="dp1" draw:master-page-name="Standard">
        <draw:rect draw:style-name="gr62" draw:text-style-name="P5" draw:layer="layout" svg:width="2.8cm" svg:height="7.4cm" svg:x="17cm" svg:y="12.1cm">
          <text:p/>
        </draw:rect>
        <draw:rect draw:style-name="gr6" draw:text-style-name="P5" draw:layer="layout" svg:width="2.8cm" svg:height="4cm" svg:x="17cm" svg:y="7.7cm">
          <text:p/>
        </draw:rect>
        <draw:frame draw:style-name="gr5" draw:text-style-name="P3" draw:layer="layout" svg:width="8.155cm" svg:height="25.371cm" svg:x="1.5cm" svg:y="2.3cm">
          <draw:text-box>
            <text:p text:style-name="P3"><text:span text:style-name="T198">S begin</text:span></text:p>
            <text:p text:style-name="P3"><text:span text:style-name="T21"><text:s text:c="2"/></text:span><text:span text:style-name="T199"><text:s/></text:span><text:span text:style-name="T198">ref(C) </text:span><text:span text:style-name="T199"><text:s/></text:span><text:span text:style-name="T21">x;</text:span></text:p>
            <text:p text:style-name="P3"><text:span text:style-name="T21"/></text:p>
            <text:p text:style-name="P3"><text:span text:style-name="T198"><text:s text:c="3"/></text:span><text:span text:style-name="T198">procedure</text:span><text:span text:style-name="T199"> </text:span><text:span text:style-name="T21">P;</text:span></text:p>
            <text:p text:style-name="P3"><text:span text:style-name="T21"><text:s text:c="3"/></text:span><text:span text:style-name="T32">begin</text:span></text:p>
            <text:p text:style-name="P3"><text:span text:style-name="T21"><text:s text:c="6"/></text:span><text:span text:style-name="T21">x:-</text:span><text:span text:style-name="T32">new</text:span><text:span text:style-name="T21"> C();</text:span></text:p>
            <text:p text:style-name="P3"><text:span text:style-name="T21"><text:s text:c="6"/></text:span><text:span text:style-name="T21">- - -</text:span></text:p>
            <text:p text:style-name="P3"><text:span text:style-name="T21"><text:s text:c="6"/></text:span><text:span text:style-name="T200">resume(x);</text:span></text:p>
            <text:p text:style-name="P3"><text:span text:style-name="T21"><text:s text:c="3"/></text:span><text:span text:style-name="T32">end</text:span><text:span text:style-name="T21">;</text:span></text:p>
            <text:p text:style-name="P3"><text:span text:style-name="T21"/></text:p>
            <text:p text:style-name="P3"><text:span text:style-name="T21"><text:s text:c="3"/></text:span><text:span text:style-name="T32">class</text:span><text:span text:style-name="T21"> C;</text:span></text:p>
            <text:p text:style-name="P3"><text:span text:style-name="T21"><text:s text:c="3"/></text:span><text:span text:style-name="T32">begin</text:span></text:p>
            <text:p text:style-name="P3"><text:span text:style-name="T198"><text:s text:c="6"/></text:span><text:span text:style-name="T198">procedure</text:span><text:span text:style-name="T199"> Q</text:span><text:span text:style-name="T21">;</text:span></text:p>
            <text:p text:style-name="P3"><text:span text:style-name="T21"><text:s text:c="3"/></text:span><text:span text:style-name="T199"><text:s text:c="3"/></text:span><text:span text:style-name="T198">begin</text:span></text:p>
            <text:p text:style-name="P3"><text:span text:style-name="T199"><text:s text:c="9"/></text:span><text:span text:style-name="T199">- - -</text:span></text:p>
            <text:p text:style-name="P3"><text:span text:style-name="T21"><text:s text:c="8"/></text:span><text:span text:style-name="T200"><text:s/></text:span><text:span text:style-name="T200">detach;</text:span></text:p>
            <text:p text:style-name="P3"><text:span text:style-name="T21"><text:s text:c="9"/></text:span><text:span text:style-name="T21">- - -</text:span></text:p>
            <text:p text:style-name="P3"><text:span text:style-name="T21"><text:s text:c="6"/></text:span><text:span text:style-name="T30">end</text:span><text:span text:style-name="T21">;</text:span></text:p>
            <text:p text:style-name="P3"><text:span text:style-name="T21"><text:s text:c="6"/></text:span><text:span text:style-name="T21">- - -</text:span></text:p>
            <text:p text:style-name="P3"><text:span text:style-name="T21"><text:s text:c="6"/></text:span><text:span text:style-name="T21">Q;</text:span></text:p>
            <text:p text:style-name="P3"><text:span text:style-name="T21"><text:s text:c="6"/></text:span><text:span text:style-name="T21">- - -</text:span></text:p>
            <text:p text:style-name="P3"><text:span text:style-name="T21"><text:s text:c="3"/></text:span><text:span text:style-name="T198">end</text:span><text:span text:style-name="T21">;</text:span></text:p>
            <text:p text:style-name="P3"><text:span text:style-name="T21"><text:s text:c="3"/></text:span><text:span text:style-name="T21">- - -</text:span></text:p>
            <text:p text:style-name="P3"><text:span text:style-name="T21"><text:s text:c="3"/></text:span><text:span text:style-name="T21">P;</text:span></text:p>
            <text:p text:style-name="P3"><text:span text:style-name="T21"><text:s text:c="3"/></text:span><text:span text:style-name="T21">- - -</text:span></text:p>
            <text:p text:style-name="P3"><text:span text:style-name="T198">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3" draw:text-style-name="P5" draw:layer="layout" svg:width="2.7cm" svg:height="4cm" svg:x="10.4cm" svg:y="14.9cm">
          <text:p/>
        </draw:rect>
        <draw:rect draw:style-name="gr6" draw:text-style-name="P5" draw:layer="layout" svg:width="2.8cm" svg:height="4.7cm" svg:x="17cm" svg:y="3cm">
          <text:p/>
        </draw:rect>
        <draw:path draw:style-name="gr64"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5"><text:span text:style-name="T33"><text:s text:c="2"/></text:span><text:span text:style-name="T33">DL <text:s/>SL</text:span></text:p>
          </draw:text-box>
        </draw:frame>
        <draw:frame draw:style-name="gr8" draw:text-style-name="P6" draw:layer="layout" svg:width="2.394cm" svg:height="1.361cm" svg:x="10.6cm" svg:y="9.099cm">
          <draw:text-box>
            <text:p text:style-name="P25"><text:span text:style-name="T33"><text:s text:c="2"/></text:span><text:span text:style-name="T33">DL <text:s/>SL</text:span></text:p>
          </draw:text-box>
        </draw:frame>
        <draw:frame draw:style-name="gr8" draw:text-style-name="P6" draw:layer="layout" svg:width="2.394cm" svg:height="1.361cm" svg:x="10.506cm" svg:y="15cm">
          <draw:text-box>
            <text:p text:style-name="P25"><text:span text:style-name="T33"><text:s text:c="2"/></text:span><text:span text:style-name="T33">DL <text:s/>SL</text:span></text:p>
          </draw:text-box>
        </draw:frame>
        <draw:frame draw:style-name="gr8" draw:text-style-name="P6" draw:layer="layout" svg:width="2.394cm" svg:height="1.361cm" svg:x="10.5cm" svg:y="20.899cm">
          <draw:text-box>
            <text:p text:style-name="P25"><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15.1cm" svg:x2="11.3cm" svg:y2="13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5"><text:span text:style-name="T33"><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5" draw:text-style-name="P3" draw:layer="layout" svg:width="1.594cm" svg:height="0.806cm" svg:x="10.906cm" svg:y="11.1cm">
          <draw:text-box>
            <text:p text:style-name="P3"><text:span text:style-name="T33">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3" draw:layer="layout" svg:width="4.342cm" svg:height="0.963cm" svg:x="14.9cm" svg:y="23.437cm">
          <draw:text-box>
            <text:p text:style-name="P3"><text:span text:style-name="T21">Current Block</text:span></text:p>
          </draw:text-box>
        </draw:frame>
        <draw:line draw:style-name="gr9" draw:text-style-name="P5" draw:layer="layout" svg:x1="14.8cm" svg:y1="23.9cm" svg:x2="13.2cm" svg:y2="23.9cm">
          <text:p/>
        </draw:line>
        <draw:frame draw:style-name="gr66" draw:text-style-name="P3" draw:layer="layout" svg:width="12.106cm" svg:height="1.2cm" svg:x="5.9cm" svg:y="27cm">
          <draw:text-box>
            <text:p text:style-name="P3"><text:span text:style-name="T21">Fig. 5: <text:s/>Just before 1.Detach</text:span></text:p>
          </draw:text-box>
        </draw:frame>
        <draw:frame draw:style-name="gr18" draw:text-style-name="P7" draw:layer="layout" svg:width="1.162cm" svg:height="0.983cm" svg:x="12.238cm" svg:y="8.117cm">
          <draw:text-box>
            <text:p text:style-name="P3"><text:span text:style-name="T34">P</text:span></text:p>
          </draw:text-box>
        </draw:frame>
        <draw:frame draw:style-name="gr19" draw:text-style-name="P7" draw:layer="layout" svg:width="1.162cm" svg:height="0.983cm" svg:x="12.338cm" svg:y="14cm">
          <draw:text-box>
            <text:p text:style-name="P3"><text:span text:style-name="T34">C</text:span></text:p>
          </draw:text-box>
        </draw:frame>
        <draw:frame draw:style-name="gr67" draw:text-style-name="P26" draw:layer="layout" svg:width="2.051cm" svg:height="0.983cm" svg:x="10.822cm" svg:y="1.277cm">
          <draw:text-box>
            <text:p text:style-name="P3"><text:span text:style-name="T32">Heap</text:span></text:p>
          </draw:text-box>
        </draw:frame>
        <draw:frame draw:style-name="gr68" draw:text-style-name="P26" draw:layer="layout" svg:width="0.925cm" svg:height="0.983cm" svg:x="12.475cm" svg:y="2.617cm">
          <draw:text-box>
            <text:p text:style-name="P3"><text:span text:style-name="T32">S</text:span></text:p>
          </draw:text-box>
        </draw:frame>
        <draw:frame draw:style-name="gr19" draw:text-style-name="P7" draw:layer="layout" svg:width="1.162cm" svg:height="0.983cm" svg:x="12.238cm" svg:y="19.8cm">
          <draw:text-box>
            <text:p text:style-name="P3"><text:span text:style-name="T34">Q</text:span></text:p>
          </draw:text-box>
        </draw:frame>
        <draw:frame draw:style-name="gr11" draw:text-style-name="P6" draw:layer="layout" svg:width="2.403cm" svg:height="0.963cm" svg:x="10.697cm" svg:y="4.437cm">
          <draw:text-box>
            <text:p text:style-name="P25"><text:span text:style-name="T33"><text:s text:c="2"/></text:span></text:p>
          </draw:text-box>
        </draw:frame>
        <draw:frame draw:style-name="gr11" draw:text-style-name="P6" draw:layer="layout" svg:width="2.403cm" svg:height="0.963cm" svg:x="10.5cm" svg:y="21.737cm">
          <draw:text-box>
            <text:p text:style-name="P25"><text:span text:style-name="T33"><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5" draw:text-style-name="P3" draw:layer="layout" svg:width="1.594cm" svg:height="0.806cm" svg:x="11.006cm" svg:y="5.399cm">
          <draw:text-box>
            <text:p text:style-name="P3"><text:span text:style-name="T33">STM</text:span></text:p>
          </draw:text-box>
        </draw:frame>
        <draw:frame draw:style-name="gr65" draw:text-style-name="P3" draw:layer="layout" svg:width="1.594cm" svg:height="0.806cm" svg:x="10.9cm" svg:y="16.899cm">
          <draw:text-box>
            <text:p text:style-name="P3"><text:span text:style-name="T33">STM</text:span></text:p>
          </draw:text-box>
        </draw:frame>
        <draw:frame draw:style-name="gr65" draw:text-style-name="P3" draw:layer="layout" svg:width="1.594cm" svg:height="0.806cm" svg:x="10.9cm" svg:y="22.5cm">
          <draw:text-box>
            <text:p text:style-name="P3"><text:span text:style-name="T33">STM</text:span></text:p>
          </draw:text-box>
        </draw:frame>
        <draw:frame draw:style-name="gr69" draw:text-style-name="P26" draw:layer="layout" svg:width="2.72cm" svg:height="1cm" svg:x="17.08cm" svg:y="1.8cm">
          <draw:text-box>
            <text:p text:style-name="P3"><text:span text:style-name="T32"><text:s/></text:span><text:span text:style-name="T32">Stack</text:span></text:p>
          </draw:text-box>
        </draw:frame>
        <draw:line draw:style-name="gr12" draw:text-style-name="P5" draw:layer="layout" svg:x1="17cm" svg:y1="5.3cm" svg:x2="19.7cm" svg:y2="5.3cm">
          <text:p/>
        </draw:line>
        <draw:rect draw:style-name="gr62" draw:text-style-name="P5" draw:layer="layout" svg:width="2.8cm" svg:height="4.4cm" svg:x="17cm" svg:y="7.7cm">
          <text:p/>
        </draw:rect>
        <draw:path draw:style-name="gr70"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 draw:text-style-name="P6" draw:layer="layout" svg:width="2.82cm" svg:height="1.361cm" svg:x="17.18cm" svg:y="3.5cm">
          <draw:text-box>
            <text:p text:style-name="P25"><text:span text:style-name="T33">S-Frame</text:span></text:p>
          </draw:text-box>
        </draw:frame>
        <draw:frame draw:style-name="gr71" draw:text-style-name="P6" draw:layer="layout" svg:width="2.424cm" svg:height="0.806cm" svg:x="17.1cm" svg:y="6cm">
          <draw:text-box>
            <text:p text:style-name="P25"><text:span text:style-name="T33">P-Frame</text:span></text:p>
          </draw:text-box>
        </draw:frame>
        <draw:frame draw:style-name="gr72" draw:text-style-name="P6" draw:layer="layout" svg:width="2.449cm" svg:height="0.806cm" svg:x="17.151cm" svg:y="8.2cm">
          <draw:text-box>
            <text:p text:style-name="P25"><text:span text:style-name="T33">C-Frame</text:span></text:p>
          </draw:text-box>
        </draw:frame>
        <draw:frame draw:style-name="gr8" draw:text-style-name="P6" draw:layer="layout" svg:width="2.775cm" svg:height="1.361cm" svg:x="17cm" svg:y="10.6cm">
          <draw:text-box>
            <text:p text:style-name="P25"><text:span text:style-name="T33">Q-Frame</text:span></text:p>
          </draw:text-box>
        </draw:frame>
        <draw:frame draw:style-name="gr73" draw:text-style-name="P28" draw:layer="layout" svg:width="1.848cm" svg:height="0.899cm" svg:x="0.87cm" svg:y="12.878cm">
          <draw:text-box>
            <text:p text:style-name="P27"><text:span text:style-name="T38">PSC:</text:span></text:p>
          </draw:text-box>
        </draw:frame>
        <draw:line draw:style-name="gr9" draw:text-style-name="P5" draw:layer="layout" svg:x1="2.5cm" svg:y1="13.4cm" svg:x2="3.7cm" svg:y2="13.3cm">
          <text:p/>
        </draw:line>
        <draw:path draw:style-name="gr10" draw:text-style-name="P5" draw:layer="layout" svg:width="3.787cm" svg:height="12.755cm" svg:x="13.112cm" svg:y="10.2cm" svg:viewBox="0 0 3788 12756" svg:d="M3788 0c-565-3-526 915-700 1300-181 399-538 7697-598 8149-54 405-234 785-389 1167-154 379-170 818-389 1168-203 325-306 1085-895 894l-428 39-389 39">
          <text:p/>
        </draw:path>
        <draw:path draw:style-name="gr10" draw:text-style-name="P5" draw:layer="layout" svg:width="4.37cm" svg:height="9.013cm" svg:x="12.529cm" svg:y="8.3cm" svg:viewBox="0 0 4371 9014" svg:d="M4371 0c-526 7-623 748-900 1100-296 377-300 2400-1000 5000-300 1000-397 1767-800 1800l-1166 1076-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0"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0"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2" draw:text-style-name="P5" draw:layer="layout" svg:x1="16.9cm" svg:y1="9.9cm" svg:x2="19.9cm" svg:y2="9.9cm">
          <text:p/>
        </draw:line>
        <draw:path draw:style-name="gr10" draw:text-style-name="P5" draw:layer="layout" svg:width="1.479cm" svg:height="1.723cm" svg:x="4.669cm" svg:y="12.686cm" svg:viewBox="0 0 1480 1724" svg:d="M39 435c223-400 789-571 1167-311 412 284 239 769 233 1167-9 591-683 413-1050 389l-389-389">
          <text:p/>
        </draw:path>
      </draw:page>
      <draw:page draw:name="page34" draw:style-name="dp1" draw:master-page-name="Standard">
        <draw:rect draw:style-name="gr6" draw:text-style-name="P5" draw:layer="layout" svg:width="2.8cm" svg:height="4cm" svg:x="16.9cm" svg:y="15cm">
          <text:p/>
        </draw:rect>
        <draw:frame draw:style-name="gr5" draw:text-style-name="P3" draw:layer="layout" svg:width="8.155cm" svg:height="25.371cm" svg:x="1.5cm" svg:y="2.3cm">
          <draw:text-box>
            <text:p text:style-name="P3"><text:span text:style-name="T198">S begin</text:span></text:p>
            <text:p text:style-name="P3"><text:span text:style-name="T21"><text:s text:c="2"/></text:span><text:span text:style-name="T199"><text:s/></text:span><text:span text:style-name="T198">ref(C) </text:span><text:span text:style-name="T199"><text:s/></text:span><text:span text:style-name="T21">x;</text:span></text:p>
            <text:p text:style-name="P3"><text:span text:style-name="T21"/></text:p>
            <text:p text:style-name="P3"><text:span text:style-name="T198"><text:s text:c="3"/></text:span><text:span text:style-name="T198">procedure</text:span><text:span text:style-name="T199"> </text:span><text:span text:style-name="T21">P;</text:span></text:p>
            <text:p text:style-name="P3"><text:span text:style-name="T21"><text:s text:c="3"/></text:span><text:span text:style-name="T32">begin</text:span></text:p>
            <text:p text:style-name="P3"><text:span text:style-name="T21"><text:s text:c="6"/></text:span><text:span text:style-name="T21">x:-</text:span><text:span text:style-name="T32">new</text:span><text:span text:style-name="T21"> C();</text:span></text:p>
            <text:p text:style-name="P3"><text:span text:style-name="T21"><text:s text:c="6"/></text:span><text:span text:style-name="T21">- - -</text:span></text:p>
            <text:p text:style-name="P3"><text:span text:style-name="T21"><text:s text:c="6"/></text:span><text:span text:style-name="T200">resume(x);</text:span></text:p>
            <text:p text:style-name="P3"><text:span text:style-name="T21"><text:s text:c="3"/></text:span><text:span text:style-name="T32">end</text:span><text:span text:style-name="T21">;</text:span></text:p>
            <text:p text:style-name="P3"><text:span text:style-name="T21"/></text:p>
            <text:p text:style-name="P3"><text:span text:style-name="T21"><text:s text:c="3"/></text:span><text:span text:style-name="T32">class</text:span><text:span text:style-name="T21"> C;</text:span></text:p>
            <text:p text:style-name="P3"><text:span text:style-name="T21"><text:s text:c="3"/></text:span><text:span text:style-name="T32">begin</text:span></text:p>
            <text:p text:style-name="P3"><text:span text:style-name="T198"><text:s text:c="6"/></text:span><text:span text:style-name="T198">procedure</text:span><text:span text:style-name="T199"> Q</text:span><text:span text:style-name="T21">;</text:span></text:p>
            <text:p text:style-name="P3"><text:span text:style-name="T21"><text:s text:c="3"/></text:span><text:span text:style-name="T199"><text:s text:c="3"/></text:span><text:span text:style-name="T198">begin</text:span></text:p>
            <text:p text:style-name="P3"><text:span text:style-name="T199"><text:s text:c="9"/></text:span><text:span text:style-name="T199">- - -</text:span></text:p>
            <text:p text:style-name="P3"><text:span text:style-name="T21"><text:s text:c="8"/></text:span><text:span text:style-name="T200"><text:s/></text:span><text:span text:style-name="T200">detach;</text:span></text:p>
            <text:p text:style-name="P3"><text:span text:style-name="T21"><text:s text:c="9"/></text:span><text:span text:style-name="T21">- - -</text:span></text:p>
            <text:p text:style-name="P3"><text:span text:style-name="T21"><text:s text:c="6"/></text:span><text:span text:style-name="T30">end</text:span><text:span text:style-name="T21">;</text:span></text:p>
            <text:p text:style-name="P3"><text:span text:style-name="T21"><text:s text:c="6"/></text:span><text:span text:style-name="T21">- - -</text:span></text:p>
            <text:p text:style-name="P3"><text:span text:style-name="T21"><text:s text:c="6"/></text:span><text:span text:style-name="T21">Q;</text:span></text:p>
            <text:p text:style-name="P3"><text:span text:style-name="T21"><text:s text:c="6"/></text:span><text:span text:style-name="T21">- - -</text:span></text:p>
            <text:p text:style-name="P3"><text:span text:style-name="T21"><text:s text:c="3"/></text:span><text:span text:style-name="T198">end</text:span><text:span text:style-name="T21">;</text:span></text:p>
            <text:p text:style-name="P3"><text:span text:style-name="T21"><text:s text:c="3"/></text:span><text:span text:style-name="T21">- - -</text:span></text:p>
            <text:p text:style-name="P3"><text:span text:style-name="T21"><text:s text:c="3"/></text:span><text:span text:style-name="T21">P;</text:span></text:p>
            <text:p text:style-name="P3"><text:span text:style-name="T21"><text:s text:c="3"/></text:span><text:span text:style-name="T21">- - -</text:span></text:p>
            <text:p text:style-name="P3"><text:span text:style-name="T198">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3" draw:text-style-name="P5" draw:layer="layout" svg:width="2.7cm" svg:height="4cm" svg:x="10.4cm" svg:y="14.9cm">
          <text:p/>
        </draw:rect>
        <draw:rect draw:style-name="gr6" draw:text-style-name="P5" draw:layer="layout" svg:width="2.8cm" svg:height="4.7cm" svg:x="17cm" svg:y="3cm">
          <text:p/>
        </draw:rect>
        <draw:path draw:style-name="gr64"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5"><text:span text:style-name="T33"><text:s text:c="2"/></text:span><text:span text:style-name="T33">DL <text:s/>SL</text:span></text:p>
          </draw:text-box>
        </draw:frame>
        <draw:frame draw:style-name="gr8" draw:text-style-name="P6" draw:layer="layout" svg:width="2.394cm" svg:height="1.361cm" svg:x="10.6cm" svg:y="9.099cm">
          <draw:text-box>
            <text:p text:style-name="P25"><text:span text:style-name="T33"><text:s text:c="2"/></text:span><text:span text:style-name="T33">DL <text:s/>SL</text:span></text:p>
          </draw:text-box>
        </draw:frame>
        <draw:frame draw:style-name="gr8" draw:text-style-name="P6" draw:layer="layout" svg:width="2.394cm" svg:height="1.361cm" svg:x="10.506cm" svg:y="15cm">
          <draw:text-box>
            <text:p text:style-name="P25"><text:span text:style-name="T33"><text:s text:c="2"/></text:span><text:span text:style-name="T33">DL <text:s/>SL</text:span></text:p>
          </draw:text-box>
        </draw:frame>
        <draw:frame draw:style-name="gr8" draw:text-style-name="P6" draw:layer="layout" svg:width="2.394cm" svg:height="1.361cm" svg:x="10.5cm" svg:y="20.899cm">
          <draw:text-box>
            <text:p text:style-name="P25"><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5"><text:span text:style-name="T33"><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5" draw:text-style-name="P3" draw:layer="layout" svg:width="1.594cm" svg:height="0.806cm" svg:x="10.906cm" svg:y="11.1cm">
          <draw:text-box>
            <text:p text:style-name="P3"><text:span text:style-name="T33">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3" draw:layer="layout" svg:width="4.342cm" svg:height="0.963cm" svg:x="14.9cm" svg:y="23.437cm">
          <draw:text-box>
            <text:p text:style-name="P3"><text:span text:style-name="T21">Current Block</text:span></text:p>
          </draw:text-box>
        </draw:frame>
        <draw:frame draw:style-name="gr74" draw:text-style-name="P3" draw:layer="layout" svg:width="15.04cm" svg:height="1.2cm" svg:x="3.366cm" svg:y="27cm">
          <draw:text-box>
            <text:p text:style-name="P3"><text:span text:style-name="T21">Fig. 6 <text:s text:c="2"/>Just after 1.Detach and before Resume </text:span></text:p>
          </draw:text-box>
        </draw:frame>
        <draw:frame draw:style-name="gr18" draw:text-style-name="P7" draw:layer="layout" svg:width="1.162cm" svg:height="0.983cm" svg:x="12.238cm" svg:y="8.117cm">
          <draw:text-box>
            <text:p text:style-name="P3"><text:span text:style-name="T34">P</text:span></text:p>
          </draw:text-box>
        </draw:frame>
        <draw:frame draw:style-name="gr19" draw:text-style-name="P7" draw:layer="layout" svg:width="1.162cm" svg:height="0.983cm" svg:x="12.338cm" svg:y="14cm">
          <draw:text-box>
            <text:p text:style-name="P3"><text:span text:style-name="T34">C</text:span></text:p>
          </draw:text-box>
        </draw:frame>
        <draw:frame draw:style-name="gr67" draw:text-style-name="P26" draw:layer="layout" svg:width="2.051cm" svg:height="0.983cm" svg:x="10.822cm" svg:y="1.277cm">
          <draw:text-box>
            <text:p text:style-name="P3"><text:span text:style-name="T32">Heap</text:span></text:p>
          </draw:text-box>
        </draw:frame>
        <draw:frame draw:style-name="gr68" draw:text-style-name="P26" draw:layer="layout" svg:width="0.925cm" svg:height="0.983cm" svg:x="12.475cm" svg:y="2.617cm">
          <draw:text-box>
            <text:p text:style-name="P3"><text:span text:style-name="T32">S</text:span></text:p>
          </draw:text-box>
        </draw:frame>
        <draw:frame draw:style-name="gr19" draw:text-style-name="P7" draw:layer="layout" svg:width="1.162cm" svg:height="0.983cm" svg:x="12.238cm" svg:y="19.8cm">
          <draw:text-box>
            <text:p text:style-name="P3"><text:span text:style-name="T34">Q</text:span></text:p>
          </draw:text-box>
        </draw:frame>
        <draw:frame draw:style-name="gr11" draw:text-style-name="P6" draw:layer="layout" svg:width="2.403cm" svg:height="0.963cm" svg:x="10.697cm" svg:y="4.437cm">
          <draw:text-box>
            <text:p text:style-name="P25"><text:span text:style-name="T33"><text:s text:c="2"/></text:span></text:p>
          </draw:text-box>
        </draw:frame>
        <draw:frame draw:style-name="gr11" draw:text-style-name="P6" draw:layer="layout" svg:width="2.403cm" svg:height="0.963cm" svg:x="10.5cm" svg:y="21.737cm">
          <draw:text-box>
            <text:p text:style-name="P25"><text:span text:style-name="T33"><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5" draw:text-style-name="P3" draw:layer="layout" svg:width="1.594cm" svg:height="0.806cm" svg:x="11.006cm" svg:y="5.399cm">
          <draw:text-box>
            <text:p text:style-name="P3"><text:span text:style-name="T33">STM</text:span></text:p>
          </draw:text-box>
        </draw:frame>
        <draw:frame draw:style-name="gr65" draw:text-style-name="P3" draw:layer="layout" svg:width="1.594cm" svg:height="0.806cm" svg:x="10.9cm" svg:y="16.899cm">
          <draw:text-box>
            <text:p text:style-name="P3"><text:span text:style-name="T33">STM</text:span></text:p>
          </draw:text-box>
        </draw:frame>
        <draw:frame draw:style-name="gr65" draw:text-style-name="P3" draw:layer="layout" svg:width="1.594cm" svg:height="0.806cm" svg:x="10.9cm" svg:y="22.5cm">
          <draw:text-box>
            <text:p text:style-name="P3"><text:span text:style-name="T33">STM</text:span></text:p>
          </draw:text-box>
        </draw:frame>
        <draw:frame draw:style-name="gr75" draw:text-style-name="P26" draw:layer="layout" svg:width="2.72cm" svg:height="0.983cm" svg:x="17.1cm" svg:y="2.117cm">
          <draw:text-box>
            <text:p text:style-name="P3"><text:span text:style-name="T32"><text:s/></text:span><text:span text:style-name="T32">Stack</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2" draw:text-style-name="P5" draw:layer="layout" svg:width="2.8cm" svg:height="4.4cm" svg:x="17cm" svg:y="7.7cm">
          <text:p/>
        </draw:rect>
        <draw:path draw:style-name="gr70"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 draw:text-style-name="P6" draw:layer="layout" svg:width="2.82cm" svg:height="1.361cm" svg:x="17.18cm" svg:y="3.5cm">
          <draw:text-box>
            <text:p text:style-name="P25"><text:span text:style-name="T33">S-Frame</text:span></text:p>
          </draw:text-box>
        </draw:frame>
        <draw:frame draw:style-name="gr71" draw:text-style-name="P6" draw:layer="layout" svg:width="2.424cm" svg:height="0.806cm" svg:x="17.1cm" svg:y="6cm">
          <draw:text-box>
            <text:p text:style-name="P25"><text:span text:style-name="T33">P-Frame</text:span></text:p>
          </draw:text-box>
        </draw:frame>
        <draw:frame draw:style-name="gr72" draw:text-style-name="P6" draw:layer="layout" svg:width="2.449cm" svg:height="0.806cm" svg:x="17cm" svg:y="15.5cm">
          <draw:text-box>
            <text:p text:style-name="P25"><text:span text:style-name="T33">C-Frame</text:span></text:p>
          </draw:text-box>
        </draw:frame>
        <draw:frame draw:style-name="gr8" draw:text-style-name="P6" draw:layer="layout" svg:width="2.975cm" svg:height="1.361cm" svg:x="17.025cm" svg:y="17.6cm">
          <draw:text-box>
            <text:p text:style-name="P25"><text:span text:style-name="T33">Q-Frame</text:span></text:p>
          </draw:text-box>
        </draw:frame>
        <draw:frame draw:style-name="gr73" draw:text-style-name="P28" draw:layer="layout" svg:width="1.848cm" svg:height="0.899cm" svg:x="0.952cm" svg:y="6.501cm">
          <draw:text-box>
            <text:p text:style-name="P27"><text:span text:style-name="T38">PSC:</text:span></text:p>
          </draw:text-box>
        </draw:frame>
        <draw:line draw:style-name="gr9" draw:text-style-name="P5" draw:layer="layout" svg:x1="2.5cm" svg:y1="7cm" svg:x2="3.7cm" svg:y2="6.9cm">
          <text:p/>
        </draw:line>
        <draw:frame draw:style-name="gr76" draw:text-style-name="P26" draw:layer="layout" svg:width="2.72cm" svg:height="1.861cm" svg:x="16.861cm" svg:y="13.1cm">
          <draw:text-box>
            <text:p text:style-name="P3"><text:span text:style-name="T32"><text:s text:c="2"/></text:span><text:span text:style-name="T32">Stack</text:span></text:p>
            <text:p text:style-name="P3"><text:span text:style-name="T32"><text:s/></text:span><text:span text:style-name="T32">Object</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0"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0"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77" draw:text-style-name="P5" draw:layer="layout" svg:width="2.192cm" svg:height="5.846cm" svg:x="8.818cm" svg:y="15.33cm" svg:viewBox="0 0 2193 5847" svg:d="M1532 5797c-428 182-870-158-1051-544-189-403-326-820-428-1245-94-395-33-805-39-1207-6-389 33-781 0-1167-42-483 223-882 506-1206 269-308 754-351 1167-350l428-78h78">
          <text:p/>
        </draw:path>
        <draw:path draw:style-name="gr77" draw:text-style-name="P5"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0" draw:text-style-name="P5" draw:layer="layout" svg:width="1.479cm" svg:height="1.723cm" svg:x="4.669cm" svg:y="12.686cm" svg:viewBox="0 0 1480 1724" svg:d="M39 435c223-400 789-571 1167-311 412 284 239 769 233 1167-9 591-683 413-1050 389l-389-389">
          <text:p/>
        </draw:path>
      </draw:page>
      <draw:page draw:name="page35" draw:style-name="dp1" draw:master-page-name="Standard">
        <draw:rect draw:style-name="gr63" draw:text-style-name="P5" draw:layer="layout" svg:width="2.7cm" svg:height="4cm" svg:x="10.5cm" svg:y="3.5cm">
          <text:p/>
        </draw:rect>
        <draw:rect draw:style-name="gr62" draw:text-style-name="P5" draw:layer="layout" svg:width="2.8cm" svg:height="7.4cm" svg:x="17cm" svg:y="12.1cm">
          <text:p/>
        </draw:rect>
        <draw:rect draw:style-name="gr6" draw:text-style-name="P5" draw:layer="layout" svg:width="2.8cm" svg:height="4cm" svg:x="17cm" svg:y="7.7cm">
          <text:p/>
        </draw:rect>
        <draw:frame draw:style-name="gr5" draw:text-style-name="P3" draw:layer="layout" svg:width="8.155cm" svg:height="25.371cm" svg:x="1.5cm" svg:y="2.3cm">
          <draw:text-box>
            <text:p text:style-name="P3"><text:span text:style-name="T198">S begin</text:span></text:p>
            <text:p text:style-name="P3"><text:span text:style-name="T21"><text:s text:c="2"/></text:span><text:span text:style-name="T199"><text:s/></text:span><text:span text:style-name="T198">ref(C) </text:span><text:span text:style-name="T199"><text:s/></text:span><text:span text:style-name="T21">x;</text:span></text:p>
            <text:p text:style-name="P3"><text:span text:style-name="T21"/></text:p>
            <text:p text:style-name="P3"><text:span text:style-name="T198"><text:s text:c="3"/></text:span><text:span text:style-name="T198">procedure</text:span><text:span text:style-name="T199"> </text:span><text:span text:style-name="T21">P;</text:span></text:p>
            <text:p text:style-name="P3"><text:span text:style-name="T21"><text:s text:c="3"/></text:span><text:span text:style-name="T32">begin</text:span></text:p>
            <text:p text:style-name="P3"><text:span text:style-name="T21"><text:s text:c="6"/></text:span><text:span text:style-name="T21">x:-</text:span><text:span text:style-name="T32">new</text:span><text:span text:style-name="T21"> C();</text:span></text:p>
            <text:p text:style-name="P3"><text:span text:style-name="T21"><text:s text:c="6"/></text:span><text:span text:style-name="T21">- - -</text:span></text:p>
            <text:p text:style-name="P3"><text:span text:style-name="T21"><text:s text:c="6"/></text:span><text:span text:style-name="T200">resume(x);</text:span></text:p>
            <text:p text:style-name="P3"><text:span text:style-name="T21"><text:s text:c="3"/></text:span><text:span text:style-name="T32">end</text:span><text:span text:style-name="T21">;</text:span></text:p>
            <text:p text:style-name="P3"><text:span text:style-name="T21"/></text:p>
            <text:p text:style-name="P3"><text:span text:style-name="T21"><text:s text:c="3"/></text:span><text:span text:style-name="T32">class</text:span><text:span text:style-name="T21"> C;</text:span></text:p>
            <text:p text:style-name="P3"><text:span text:style-name="T21"><text:s text:c="3"/></text:span><text:span text:style-name="T32">begin</text:span></text:p>
            <text:p text:style-name="P3"><text:span text:style-name="T198"><text:s text:c="6"/></text:span><text:span text:style-name="T198">procedure</text:span><text:span text:style-name="T199"> Q</text:span><text:span text:style-name="T21">;</text:span></text:p>
            <text:p text:style-name="P3"><text:span text:style-name="T21"><text:s text:c="3"/></text:span><text:span text:style-name="T199"><text:s text:c="3"/></text:span><text:span text:style-name="T198">begin</text:span></text:p>
            <text:p text:style-name="P3"><text:span text:style-name="T199"><text:s text:c="9"/></text:span><text:span text:style-name="T199">- - -</text:span></text:p>
            <text:p text:style-name="P3"><text:span text:style-name="T21"><text:s text:c="8"/></text:span><text:span text:style-name="T200"><text:s/></text:span><text:span text:style-name="T200">detach;</text:span></text:p>
            <text:p text:style-name="P3"><text:span text:style-name="T21"><text:s text:c="9"/></text:span><text:span text:style-name="T21">- - -</text:span></text:p>
            <text:p text:style-name="P3"><text:span text:style-name="T21"><text:s text:c="6"/></text:span><text:span text:style-name="T30">end</text:span><text:span text:style-name="T21">;</text:span></text:p>
            <text:p text:style-name="P3"><text:span text:style-name="T21"><text:s text:c="6"/></text:span><text:span text:style-name="T21">- - -</text:span></text:p>
            <text:p text:style-name="P3"><text:span text:style-name="T21"><text:s text:c="6"/></text:span><text:span text:style-name="T21">Q;</text:span></text:p>
            <text:p text:style-name="P3"><text:span text:style-name="T21"><text:s text:c="6"/></text:span><text:span text:style-name="T21">- - -</text:span></text:p>
            <text:p text:style-name="P3"><text:span text:style-name="T21"><text:s text:c="3"/></text:span><text:span text:style-name="T198">end</text:span><text:span text:style-name="T21">;</text:span></text:p>
            <text:p text:style-name="P3"><text:span text:style-name="T21"><text:s text:c="3"/></text:span><text:span text:style-name="T21">- - -</text:span></text:p>
            <text:p text:style-name="P3"><text:span text:style-name="T21"><text:s text:c="3"/></text:span><text:span text:style-name="T21">P;</text:span></text:p>
            <text:p text:style-name="P3"><text:span text:style-name="T21"><text:s text:c="3"/></text:span><text:span text:style-name="T21">- - -</text:span></text:p>
            <text:p text:style-name="P3"><text:span text:style-name="T198">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3" draw:text-style-name="P5" draw:layer="layout" svg:width="2.7cm" svg:height="4cm" svg:x="10.4cm" svg:y="14.9cm">
          <text:p/>
        </draw:rect>
        <draw:rect draw:style-name="gr6" draw:text-style-name="P5" draw:layer="layout" svg:width="2.8cm" svg:height="4.7cm" svg:x="17cm" svg:y="3cm">
          <text:p/>
        </draw:rect>
        <draw:path draw:style-name="gr64"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5"><text:span text:style-name="T33"><text:s text:c="2"/></text:span><text:span text:style-name="T33">DL <text:s/>SL</text:span></text:p>
          </draw:text-box>
        </draw:frame>
        <draw:frame draw:style-name="gr8" draw:text-style-name="P6" draw:layer="layout" svg:width="2.394cm" svg:height="1.361cm" svg:x="10.6cm" svg:y="9.099cm">
          <draw:text-box>
            <text:p text:style-name="P25"><text:span text:style-name="T33"><text:s text:c="2"/></text:span><text:span text:style-name="T33">DL <text:s/>SL</text:span></text:p>
          </draw:text-box>
        </draw:frame>
        <draw:frame draw:style-name="gr8" draw:text-style-name="P6" draw:layer="layout" svg:width="2.394cm" svg:height="1.361cm" svg:x="10.506cm" svg:y="15cm">
          <draw:text-box>
            <text:p text:style-name="P25"><text:span text:style-name="T33"><text:s text:c="2"/></text:span><text:span text:style-name="T33">DL <text:s/>SL</text:span></text:p>
          </draw:text-box>
        </draw:frame>
        <draw:frame draw:style-name="gr8" draw:text-style-name="P6" draw:layer="layout" svg:width="2.394cm" svg:height="1.361cm" svg:x="10.5cm" svg:y="20.899cm">
          <draw:text-box>
            <text:p text:style-name="P25"><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5"><text:span text:style-name="T33"><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5" draw:text-style-name="P3" draw:layer="layout" svg:width="1.594cm" svg:height="0.806cm" svg:x="10.906cm" svg:y="11.1cm">
          <draw:text-box>
            <text:p text:style-name="P3"><text:span text:style-name="T33">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3" draw:layer="layout" svg:width="4.342cm" svg:height="0.963cm" svg:x="14.9cm" svg:y="23.437cm">
          <draw:text-box>
            <text:p text:style-name="P3"><text:span text:style-name="T21">Current Block</text:span></text:p>
          </draw:text-box>
        </draw:frame>
        <draw:line draw:style-name="gr9" draw:text-style-name="P5" draw:layer="layout" svg:x1="14.8cm" svg:y1="23.9cm" svg:x2="13.2cm" svg:y2="23.9cm">
          <text:p/>
        </draw:line>
        <draw:frame draw:style-name="gr81" draw:text-style-name="P3" draw:layer="layout" svg:width="7.921cm" svg:height="1.2cm" svg:x="6.7cm" svg:y="27cm">
          <draw:text-box>
            <text:p text:style-name="P3"><text:span text:style-name="T21">Fig. 7: <text:s/>Just after resume</text:span></text:p>
          </draw:text-box>
        </draw:frame>
        <draw:frame draw:style-name="gr18" draw:text-style-name="P7" draw:layer="layout" svg:width="1.162cm" svg:height="0.983cm" svg:x="12.238cm" svg:y="8.117cm">
          <draw:text-box>
            <text:p text:style-name="P3"><text:span text:style-name="T34">P</text:span></text:p>
          </draw:text-box>
        </draw:frame>
        <draw:frame draw:style-name="gr19" draw:text-style-name="P7" draw:layer="layout" svg:width="1.162cm" svg:height="0.983cm" svg:x="12.338cm" svg:y="14cm">
          <draw:text-box>
            <text:p text:style-name="P3"><text:span text:style-name="T34">C</text:span></text:p>
          </draw:text-box>
        </draw:frame>
        <draw:frame draw:style-name="gr67" draw:text-style-name="P26" draw:layer="layout" svg:width="2.051cm" svg:height="0.983cm" svg:x="10.822cm" svg:y="1.277cm">
          <draw:text-box>
            <text:p text:style-name="P3"><text:span text:style-name="T32">Heap</text:span></text:p>
          </draw:text-box>
        </draw:frame>
        <draw:frame draw:style-name="gr68" draw:text-style-name="P26" draw:layer="layout" svg:width="0.925cm" svg:height="0.983cm" svg:x="12.475cm" svg:y="2.617cm">
          <draw:text-box>
            <text:p text:style-name="P3"><text:span text:style-name="T32">S</text:span></text:p>
          </draw:text-box>
        </draw:frame>
        <draw:frame draw:style-name="gr19" draw:text-style-name="P7" draw:layer="layout" svg:width="1.162cm" svg:height="0.983cm" svg:x="12.238cm" svg:y="19.8cm">
          <draw:text-box>
            <text:p text:style-name="P3"><text:span text:style-name="T34">Q</text:span></text:p>
          </draw:text-box>
        </draw:frame>
        <draw:frame draw:style-name="gr11" draw:text-style-name="P6" draw:layer="layout" svg:width="2.403cm" svg:height="0.963cm" svg:x="10.697cm" svg:y="4.437cm">
          <draw:text-box>
            <text:p text:style-name="P25"><text:span text:style-name="T33"><text:s text:c="2"/></text:span></text:p>
          </draw:text-box>
        </draw:frame>
        <draw:frame draw:style-name="gr11" draw:text-style-name="P6" draw:layer="layout" svg:width="2.403cm" svg:height="0.963cm" svg:x="10.5cm" svg:y="21.737cm">
          <draw:text-box>
            <text:p text:style-name="P25"><text:span text:style-name="T33"><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5" draw:text-style-name="P3" draw:layer="layout" svg:width="1.594cm" svg:height="0.806cm" svg:x="11.006cm" svg:y="5.399cm">
          <draw:text-box>
            <text:p text:style-name="P3"><text:span text:style-name="T33">STM</text:span></text:p>
          </draw:text-box>
        </draw:frame>
        <draw:frame draw:style-name="gr65" draw:text-style-name="P3" draw:layer="layout" svg:width="1.594cm" svg:height="0.806cm" svg:x="10.9cm" svg:y="16.899cm">
          <draw:text-box>
            <text:p text:style-name="P3"><text:span text:style-name="T33">STM</text:span></text:p>
          </draw:text-box>
        </draw:frame>
        <draw:frame draw:style-name="gr65" draw:text-style-name="P3" draw:layer="layout" svg:width="1.594cm" svg:height="0.806cm" svg:x="10.9cm" svg:y="22.5cm">
          <draw:text-box>
            <text:p text:style-name="P3"><text:span text:style-name="T33">STM</text:span></text:p>
          </draw:text-box>
        </draw:frame>
        <draw:frame draw:style-name="gr69" draw:text-style-name="P26" draw:layer="layout" svg:width="2.72cm" svg:height="1cm" svg:x="17.08cm" svg:y="1.8cm">
          <draw:text-box>
            <text:p text:style-name="P3"><text:span text:style-name="T32"><text:s/></text:span><text:span text:style-name="T32">Stack</text:span></text:p>
          </draw:text-box>
        </draw:frame>
        <draw:line draw:style-name="gr12" draw:text-style-name="P5" draw:layer="layout" svg:x1="17cm" svg:y1="5.3cm" svg:x2="19.7cm" svg:y2="5.3cm">
          <text:p/>
        </draw:line>
        <draw:rect draw:style-name="gr62" draw:text-style-name="P5" draw:layer="layout" svg:width="2.8cm" svg:height="4.4cm" svg:x="17cm" svg:y="7.7cm">
          <text:p/>
        </draw:rect>
        <draw:path draw:style-name="gr70"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 draw:text-style-name="P6" draw:layer="layout" svg:width="2.82cm" svg:height="1.361cm" svg:x="17.18cm" svg:y="3.5cm">
          <draw:text-box>
            <text:p text:style-name="P25"><text:span text:style-name="T33">S-Frame</text:span></text:p>
          </draw:text-box>
        </draw:frame>
        <draw:frame draw:style-name="gr71" draw:text-style-name="P6" draw:layer="layout" svg:width="2.424cm" svg:height="0.806cm" svg:x="17.1cm" svg:y="6cm">
          <draw:text-box>
            <text:p text:style-name="P25"><text:span text:style-name="T33">P-Frame</text:span></text:p>
          </draw:text-box>
        </draw:frame>
        <draw:frame draw:style-name="gr72" draw:text-style-name="P6" draw:layer="layout" svg:width="2.449cm" svg:height="0.806cm" svg:x="17.151cm" svg:y="8.2cm">
          <draw:text-box>
            <text:p text:style-name="P25"><text:span text:style-name="T33">C-Frame</text:span></text:p>
          </draw:text-box>
        </draw:frame>
        <draw:frame draw:style-name="gr8" draw:text-style-name="P6" draw:layer="layout" svg:width="2.775cm" svg:height="1.361cm" svg:x="17cm" svg:y="10.6cm">
          <draw:text-box>
            <text:p text:style-name="P25"><text:span text:style-name="T33">Q-Frame</text:span></text:p>
          </draw:text-box>
        </draw:frame>
        <draw:frame draw:style-name="gr73" draw:text-style-name="P28" draw:layer="layout" svg:width="1.848cm" svg:height="0.899cm" svg:x="0.97cm" svg:y="13.9cm">
          <draw:text-box>
            <text:p text:style-name="P27"><text:span text:style-name="T38">PSC:</text:span></text:p>
          </draw:text-box>
        </draw:frame>
        <draw:line draw:style-name="gr9" draw:text-style-name="P5" draw:layer="layout" svg:x1="2.6cm" svg:y1="14.4cm" svg:x2="3.8cm" svg:y2="14.3cm">
          <text:p/>
        </draw:line>
        <draw:path draw:style-name="gr10" draw:text-style-name="P5" draw:layer="layout" svg:width="3.787cm" svg:height="12.755cm" svg:x="13.112cm" svg:y="10.2cm" svg:viewBox="0 0 3788 12756" svg:d="M3788 0c-565-3-526 915-700 1300-181 399-538 7697-598 8149-54 405-234 785-389 1167-154 379-170 818-389 1168-203 325-306 1085-895 894l-428 39-389 39">
          <text:p/>
        </draw:path>
        <draw:path draw:style-name="gr10" draw:text-style-name="P5" draw:layer="layout" svg:width="4.37cm" svg:height="9.013cm" svg:x="12.529cm" svg:y="8.3cm" svg:viewBox="0 0 4371 9014" svg:d="M4371 0c-526 7-623 748-900 1100-296 377-300 2400-1000 5000-300 1000-397 1767-800 1800l-1166 1076-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0"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0"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2" draw:text-style-name="P5" draw:layer="layout" svg:x1="16.9cm" svg:y1="9.9cm" svg:x2="19.9cm" svg:y2="9.9cm">
          <text:p/>
        </draw:line>
        <draw:frame draw:style-name="gr82" draw:text-style-name="P29" draw:layer="layout" svg:width="3.08cm" svg:height="1.063cm" svg:x="6.7cm" svg:y="1.138cm">
          <draw:text-box>
            <text:p><text:span text:style-name="T70">BASICIO</text:span></text:p>
          </draw:text-box>
        </draw:frame>
        <draw:path draw:style-name="gr83" draw:text-style-name="P5" draw:layer="layout" svg:width="3.866cm" svg:height="14.084cm" svg:x="7.223cm" svg:y="1.342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path draw:style-name="gr83" draw:text-style-name="P5" draw:layer="layout" svg:width="2.302cm" svg:height="8.52cm" svg:x="8.749cm" svg:y="3.914cm" svg:viewBox="0 0 2303 8521" svg:d="M1641 8521c-316-419-691-780-934-1284-219-456-392-856-506-1323-96-394-60-805-77-1206-20-457-152-897-117-1362 30-400-26-805 0-1206 25-392 126-773 156-1167 44-588 619-637 1011-779l389-116 389-78h351">
          <text:p/>
        </draw:path>
        <draw:frame draw:style-name="gr84" draw:text-style-name="P6" draw:layer="layout" svg:width="4.27cm" svg:height="0.806cm" svg:x="8.63cm" svg:y="2.794cm">
          <draw:text-box>
            <text:p><text:span text:style-name="T33">Main Component</text:span></text:p>
          </draw:text-box>
        </draw:frame>
        <draw:path draw:style-name="gr10" draw:text-style-name="P5" draw:layer="layout" svg:width="1.479cm" svg:height="1.723cm" svg:x="4.669cm" svg:y="12.686cm" svg:viewBox="0 0 1480 1724" svg:d="M39 435c223-400 789-571 1167-311 412 284 239 769 233 1167-9 591-683 413-1050 389l-389-389">
          <text:p/>
        </draw:path>
      </draw:page>
      <draw:page draw:name="page36" draw:style-name="dp1" draw:master-page-name="Standard">
        <draw:rect draw:style-name="gr6" draw:text-style-name="P5" draw:layer="layout" svg:width="2.8cm" svg:height="4cm" svg:x="16.9cm" svg:y="15cm">
          <text:p/>
        </draw:rect>
        <draw:frame draw:style-name="gr5" draw:text-style-name="P3" draw:layer="layout" svg:width="8.155cm" svg:height="25.371cm" svg:x="1.5cm" svg:y="2.3cm">
          <draw:text-box>
            <text:p text:style-name="P3"><text:span text:style-name="T198">S begin</text:span></text:p>
            <text:p text:style-name="P3"><text:span text:style-name="T21"><text:s text:c="2"/></text:span><text:span text:style-name="T199"><text:s/></text:span><text:span text:style-name="T198">ref(C) </text:span><text:span text:style-name="T199"><text:s/></text:span><text:span text:style-name="T21">x;</text:span></text:p>
            <text:p text:style-name="P3"><text:span text:style-name="T21"/></text:p>
            <text:p text:style-name="P3"><text:span text:style-name="T198"><text:s text:c="3"/></text:span><text:span text:style-name="T198">procedure</text:span><text:span text:style-name="T199"> </text:span><text:span text:style-name="T21">P;</text:span></text:p>
            <text:p text:style-name="P3"><text:span text:style-name="T21"><text:s text:c="3"/></text:span><text:span text:style-name="T32">begin</text:span></text:p>
            <text:p text:style-name="P3"><text:span text:style-name="T21"><text:s text:c="6"/></text:span><text:span text:style-name="T21">x:-</text:span><text:span text:style-name="T32">new</text:span><text:span text:style-name="T21"> C();</text:span></text:p>
            <text:p text:style-name="P3"><text:span text:style-name="T21"><text:s text:c="6"/></text:span><text:span text:style-name="T21">- - -</text:span></text:p>
            <text:p text:style-name="P3"><text:span text:style-name="T21"><text:s text:c="6"/></text:span><text:span text:style-name="T200">resume(x);</text:span></text:p>
            <text:p text:style-name="P3"><text:span text:style-name="T21"><text:s text:c="3"/></text:span><text:span text:style-name="T32">end</text:span><text:span text:style-name="T21">;</text:span></text:p>
            <text:p text:style-name="P3"><text:span text:style-name="T21"/></text:p>
            <text:p text:style-name="P3"><text:span text:style-name="T21"><text:s text:c="3"/></text:span><text:span text:style-name="T32">class</text:span><text:span text:style-name="T21"> C;</text:span></text:p>
            <text:p text:style-name="P3"><text:span text:style-name="T21"><text:s text:c="3"/></text:span><text:span text:style-name="T32">begin</text:span></text:p>
            <text:p text:style-name="P3"><text:span text:style-name="T198"><text:s text:c="6"/></text:span><text:span text:style-name="T198">procedure</text:span><text:span text:style-name="T199"> Q</text:span><text:span text:style-name="T21">;</text:span></text:p>
            <text:p text:style-name="P3"><text:span text:style-name="T21"><text:s text:c="3"/></text:span><text:span text:style-name="T199"><text:s text:c="3"/></text:span><text:span text:style-name="T198">begin</text:span></text:p>
            <text:p text:style-name="P3"><text:span text:style-name="T199"><text:s text:c="9"/></text:span><text:span text:style-name="T199">- - -</text:span></text:p>
            <text:p text:style-name="P3"><text:span text:style-name="T21"><text:s text:c="8"/></text:span><text:span text:style-name="T200"><text:s/></text:span><text:span text:style-name="T200">detach;</text:span></text:p>
            <text:p text:style-name="P3"><text:span text:style-name="T21"><text:s text:c="9"/></text:span><text:span text:style-name="T21">- - -</text:span></text:p>
            <text:p text:style-name="P3"><text:span text:style-name="T21"><text:s text:c="6"/></text:span><text:span text:style-name="T30">end</text:span><text:span text:style-name="T21">;</text:span></text:p>
            <text:p text:style-name="P3"><text:span text:style-name="T21"><text:s text:c="6"/></text:span><text:span text:style-name="T21">- - -</text:span></text:p>
            <text:p text:style-name="P3"><text:span text:style-name="T21"><text:s text:c="6"/></text:span><text:span text:style-name="T21">Q;</text:span></text:p>
            <text:p text:style-name="P3"><text:span text:style-name="T21"><text:s text:c="6"/></text:span><text:span text:style-name="T21">- - -</text:span></text:p>
            <text:p text:style-name="P3"><text:span text:style-name="T21"><text:s text:c="3"/></text:span><text:span text:style-name="T198">end</text:span><text:span text:style-name="T21">;</text:span></text:p>
            <text:p text:style-name="P3"><text:span text:style-name="T21"><text:s text:c="3"/></text:span><text:span text:style-name="T21">- - -</text:span></text:p>
            <text:p text:style-name="P3"><text:span text:style-name="T21"><text:s text:c="3"/></text:span><text:span text:style-name="T21">P;</text:span></text:p>
            <text:p text:style-name="P3"><text:span text:style-name="T21"><text:s text:c="3"/></text:span><text:span text:style-name="T21">- - -</text:span></text:p>
            <text:p text:style-name="P3"><text:span text:style-name="T198">end</text:span><text:span text:style-name="T21">;</text:span></text:p>
          </draw:text-box>
        </draw:frame>
        <draw:rect draw:style-name="gr6" draw:text-style-name="P5" draw:layer="layout" svg:width="2.7cm" svg:height="4cm" svg:x="10.4cm" svg:y="20.8cm">
          <text:p/>
        </draw:rect>
        <draw:rect draw:style-name="gr6" draw:text-style-name="P5" draw:layer="layout" svg:width="2.7cm" svg:height="4cm" svg:x="10.4cm" svg:y="9cm">
          <text:p/>
        </draw:rect>
        <draw:rect draw:style-name="gr6" draw:text-style-name="P5" draw:layer="layout" svg:width="2.7cm" svg:height="4cm" svg:x="10.5cm" svg:y="3.5cm">
          <text:p/>
        </draw:rect>
        <draw:rect draw:style-name="gr63" draw:text-style-name="P5" draw:layer="layout" svg:width="2.7cm" svg:height="4cm" svg:x="10.4cm" svg:y="14.9cm">
          <text:p/>
        </draw:rect>
        <draw:rect draw:style-name="gr6" draw:text-style-name="P5" draw:layer="layout" svg:width="2.8cm" svg:height="4.7cm" svg:x="17cm" svg:y="3cm">
          <text:p/>
        </draw:rect>
        <draw:path draw:style-name="gr64" draw:text-style-name="P5" draw:layer="layout" svg:width="6.706cm" svg:height="0.969cm" svg:x="3.801cm" svg:y="2.831cm" svg:viewBox="0 0 6707 970" svg:d="M0 1c434 0 870-2 1304 0 402 1 766 213 1155 298 403 88 785 110 1193 224 451 126 860 277 1304 298 386 17 778 13 1155 112l410 37h186">
          <text:p/>
        </draw:path>
        <draw:frame draw:style-name="gr8" draw:text-style-name="P6" draw:layer="layout" svg:width="2.394cm" svg:height="1.361cm" svg:x="10.606cm" svg:y="3.6cm">
          <draw:text-box>
            <text:p text:style-name="P25"><text:span text:style-name="T33"><text:s text:c="2"/></text:span><text:span text:style-name="T33">DL <text:s/>SL</text:span></text:p>
          </draw:text-box>
        </draw:frame>
        <draw:frame draw:style-name="gr8" draw:text-style-name="P6" draw:layer="layout" svg:width="2.394cm" svg:height="1.361cm" svg:x="10.6cm" svg:y="9.099cm">
          <draw:text-box>
            <text:p text:style-name="P25"><text:span text:style-name="T33"><text:s text:c="2"/></text:span><text:span text:style-name="T33">DL <text:s/>SL</text:span></text:p>
          </draw:text-box>
        </draw:frame>
        <draw:frame draw:style-name="gr8" draw:text-style-name="P6" draw:layer="layout" svg:width="2.394cm" svg:height="1.361cm" svg:x="10.506cm" svg:y="15cm">
          <draw:text-box>
            <text:p text:style-name="P25"><text:span text:style-name="T33"><text:s text:c="2"/></text:span><text:span text:style-name="T33">DL <text:s/>SL</text:span></text:p>
          </draw:text-box>
        </draw:frame>
        <draw:frame draw:style-name="gr8" draw:text-style-name="P6" draw:layer="layout" svg:width="2.394cm" svg:height="1.361cm" svg:x="10.5cm" svg:y="20.899cm">
          <draw:text-box>
            <text:p text:style-name="P25"><text:span text:style-name="T33"><text:s text:c="2"/></text:span><text:span text:style-name="T33">DL <text:s/>SL</text:span></text:p>
          </draw:text-box>
        </draw:frame>
        <draw:line draw:style-name="gr9" draw:text-style-name="P5" draw:layer="layout" svg:x1="11.3cm" svg:y1="20.9cm" svg:x2="11.3cm" svg:y2="18.9cm">
          <text:p/>
        </draw:line>
        <draw:line draw:style-name="gr9" draw:text-style-name="P5" draw:layer="layout" svg:x1="11.3cm" svg:y1="9.2cm" svg:x2="11.3cm" svg:y2="7.5cm">
          <text:p/>
        </draw:line>
        <draw:path draw:style-name="gr10" draw:text-style-name="P5" draw:layer="layout" svg:width="1.836cm" svg:height="5.3cm" svg:x="12.6cm" svg:y="4.099cm" svg:viewBox="0 0 1837 5301" svg:d="M741 0c406 223 705 666 708 1156 2 446 334 824 372 1267 37 432 0 869 0 1304 0 425 11 897-372 1230-338 293-755 355-1156 335l-293 9">
          <text:p/>
        </draw:path>
        <draw:path draw:style-name="gr10" draw:text-style-name="P5"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0" draw:text-style-name="P5" draw:layer="layout" svg:width="1.416cm" svg:height="5.321cm" svg:x="12.931cm" svg:y="15.95cm" svg:viewBox="0 0 1417 5322" svg:d="M186 0c481 32 854 441 1006 857 144 394 39 800 149 1230 101 396 112 844-37 1229-154 398 63 827-186 1156-234 309-327 1005-895 819h-223">
          <text:p/>
        </draw:path>
        <draw:frame draw:style-name="gr11" draw:text-style-name="P6" draw:layer="layout" svg:width="2.403cm" svg:height="0.963cm" svg:x="10.497cm" svg:y="9.937cm">
          <draw:text-box>
            <text:p text:style-name="P25"><text:span text:style-name="T33"><text:s text:c="2"/></text:span></text:p>
          </draw:text-box>
        </draw:frame>
        <draw:line draw:style-name="gr12" draw:text-style-name="P5" draw:layer="layout" svg:x1="10.4cm" svg:y1="15.8cm" svg:x2="13.1cm" svg:y2="15.8cm">
          <text:p/>
        </draw:line>
        <draw:line draw:style-name="gr12" draw:text-style-name="P5" draw:layer="layout" svg:x1="10.4cm" svg:y1="9.9cm" svg:x2="13.1cm" svg:y2="9.9cm">
          <text:p/>
        </draw:line>
        <draw:line draw:style-name="gr12" draw:text-style-name="P5" draw:layer="layout" svg:x1="10.5cm" svg:y1="4.4cm" svg:x2="13.2cm" svg:y2="4.4cm">
          <text:p/>
        </draw:line>
        <draw:line draw:style-name="gr12" draw:text-style-name="P5" draw:layer="layout" svg:x1="10.4cm" svg:y1="21.7cm" svg:x2="13.1cm" svg:y2="21.7cm">
          <text:p/>
        </draw:line>
        <draw:line draw:style-name="gr12" draw:text-style-name="P5" draw:layer="layout" svg:x1="10.4cm" svg:y1="10.9cm" svg:x2="13.2cm" svg:y2="10.9cm">
          <text:p/>
        </draw:line>
        <draw:line draw:style-name="gr12" draw:text-style-name="P5" draw:layer="layout" svg:x1="10.4cm" svg:y1="16.7cm" svg:x2="13.2cm" svg:y2="16.7cm">
          <text:p/>
        </draw:line>
        <draw:frame draw:style-name="gr65" draw:text-style-name="P3" draw:layer="layout" svg:width="1.594cm" svg:height="0.806cm" svg:x="10.906cm" svg:y="11.1cm">
          <draw:text-box>
            <text:p text:style-name="P3"><text:span text:style-name="T33">STM</text:span></text:p>
          </draw:text-box>
        </draw:frame>
        <draw:line draw:style-name="gr12" draw:text-style-name="P5" draw:layer="layout" svg:x1="10.4cm" svg:y1="11.9cm" svg:x2="13.2cm" svg:y2="11.9cm">
          <text:p/>
        </draw:line>
        <draw:line draw:style-name="gr12" draw:text-style-name="P5" draw:layer="layout" svg:x1="10.4cm" svg:y1="17.8cm" svg:x2="13.2cm" svg:y2="17.8cm">
          <text:p/>
        </draw:line>
        <draw:frame draw:style-name="gr16" draw:text-style-name="P3" draw:layer="layout" svg:width="4.342cm" svg:height="0.963cm" svg:x="14.9cm" svg:y="23.437cm">
          <draw:text-box>
            <text:p text:style-name="P3"><text:span text:style-name="T21">Current Block</text:span></text:p>
          </draw:text-box>
        </draw:frame>
        <draw:frame draw:style-name="gr85" draw:text-style-name="P3" draw:layer="layout" svg:width="8.234cm" svg:height="1.2cm" svg:x="7.5cm" svg:y="27cm">
          <draw:text-box>
            <text:p text:style-name="P3"><text:span text:style-name="T21">Fig. 8: <text:s/>Just after 2.Detach</text:span></text:p>
          </draw:text-box>
        </draw:frame>
        <draw:frame draw:style-name="gr18" draw:text-style-name="P7" draw:layer="layout" svg:width="1.162cm" svg:height="0.983cm" svg:x="12.238cm" svg:y="8.117cm">
          <draw:text-box>
            <text:p text:style-name="P3"><text:span text:style-name="T34">P</text:span></text:p>
          </draw:text-box>
        </draw:frame>
        <draw:frame draw:style-name="gr19" draw:text-style-name="P7" draw:layer="layout" svg:width="1.162cm" svg:height="0.983cm" svg:x="12.338cm" svg:y="14cm">
          <draw:text-box>
            <text:p text:style-name="P3"><text:span text:style-name="T34">C</text:span></text:p>
          </draw:text-box>
        </draw:frame>
        <draw:frame draw:style-name="gr67" draw:text-style-name="P26" draw:layer="layout" svg:width="2.051cm" svg:height="0.983cm" svg:x="10.822cm" svg:y="1.277cm">
          <draw:text-box>
            <text:p text:style-name="P3"><text:span text:style-name="T32">Heap</text:span></text:p>
          </draw:text-box>
        </draw:frame>
        <draw:frame draw:style-name="gr68" draw:text-style-name="P26" draw:layer="layout" svg:width="0.925cm" svg:height="0.983cm" svg:x="12.475cm" svg:y="2.617cm">
          <draw:text-box>
            <text:p text:style-name="P3"><text:span text:style-name="T32">S</text:span></text:p>
          </draw:text-box>
        </draw:frame>
        <draw:frame draw:style-name="gr19" draw:text-style-name="P7" draw:layer="layout" svg:width="1.162cm" svg:height="0.983cm" svg:x="12.238cm" svg:y="19.8cm">
          <draw:text-box>
            <text:p text:style-name="P3"><text:span text:style-name="T34">Q</text:span></text:p>
          </draw:text-box>
        </draw:frame>
        <draw:frame draw:style-name="gr11" draw:text-style-name="P6" draw:layer="layout" svg:width="2.403cm" svg:height="0.963cm" svg:x="10.697cm" svg:y="4.437cm">
          <draw:text-box>
            <text:p text:style-name="P25"><text:span text:style-name="T33"><text:s text:c="2"/></text:span></text:p>
          </draw:text-box>
        </draw:frame>
        <draw:frame draw:style-name="gr11" draw:text-style-name="P6" draw:layer="layout" svg:width="2.403cm" svg:height="0.963cm" svg:x="10.5cm" svg:y="21.737cm">
          <draw:text-box>
            <text:p text:style-name="P25"><text:span text:style-name="T33"><text:s text:c="2"/></text:span></text:p>
          </draw:text-box>
        </draw:frame>
        <draw:line draw:style-name="gr12" draw:text-style-name="P5" draw:layer="layout" svg:x1="10.4cm" svg:y1="5.2cm" svg:x2="13.2cm" svg:y2="5.2cm">
          <text:p/>
        </draw:line>
        <draw:line draw:style-name="gr12" draw:text-style-name="P5" draw:layer="layout" svg:x1="10.4cm" svg:y1="22.5cm" svg:x2="13.2cm" svg:y2="22.5cm">
          <text:p/>
        </draw:line>
        <draw:line draw:style-name="gr12" draw:text-style-name="P5" draw:layer="layout" svg:x1="10.4cm" svg:y1="6.2cm" svg:x2="13.2cm" svg:y2="6.2cm">
          <text:p/>
        </draw:line>
        <draw:line draw:style-name="gr12" draw:text-style-name="P5" draw:layer="layout" svg:x1="10.3cm" svg:y1="23.4cm" svg:x2="13.1cm" svg:y2="23.4cm">
          <text:p/>
        </draw:line>
        <draw:frame draw:style-name="gr65" draw:text-style-name="P3" draw:layer="layout" svg:width="1.594cm" svg:height="0.806cm" svg:x="11.006cm" svg:y="5.399cm">
          <draw:text-box>
            <text:p text:style-name="P3"><text:span text:style-name="T33">STM</text:span></text:p>
          </draw:text-box>
        </draw:frame>
        <draw:frame draw:style-name="gr65" draw:text-style-name="P3" draw:layer="layout" svg:width="1.594cm" svg:height="0.806cm" svg:x="10.9cm" svg:y="16.899cm">
          <draw:text-box>
            <text:p text:style-name="P3"><text:span text:style-name="T33">STM</text:span></text:p>
          </draw:text-box>
        </draw:frame>
        <draw:frame draw:style-name="gr65" draw:text-style-name="P3" draw:layer="layout" svg:width="1.594cm" svg:height="0.806cm" svg:x="10.9cm" svg:y="22.5cm">
          <draw:text-box>
            <text:p text:style-name="P3"><text:span text:style-name="T33">STM</text:span></text:p>
          </draw:text-box>
        </draw:frame>
        <draw:frame draw:style-name="gr75" draw:text-style-name="P26" draw:layer="layout" svg:width="2.72cm" svg:height="0.983cm" svg:x="17.1cm" svg:y="2.117cm">
          <draw:text-box>
            <text:p text:style-name="P3"><text:span text:style-name="T32"><text:s/></text:span><text:span text:style-name="T32">Stack</text:span></text:p>
          </draw:text-box>
        </draw:frame>
        <draw:line draw:style-name="gr12" draw:text-style-name="P5" draw:layer="layout" svg:x1="17cm" svg:y1="5.3cm" svg:x2="19.7cm" svg:y2="5.3cm">
          <text:p/>
        </draw:line>
        <draw:line draw:style-name="gr12" draw:text-style-name="P5" draw:layer="layout" svg:x1="17cm" svg:y1="17cm" svg:x2="19.7cm" svg:y2="17cm">
          <text:p/>
        </draw:line>
        <draw:rect draw:style-name="gr62" draw:text-style-name="P5" draw:layer="layout" svg:width="2.8cm" svg:height="4.4cm" svg:x="17cm" svg:y="7.7cm">
          <text:p/>
        </draw:rect>
        <draw:path draw:style-name="gr70" draw:text-style-name="P5" draw:layer="layout" svg:width="4.007cm" svg:height="4.563cm" svg:x="6.381cm" svg:y="4.748cm" svg:viewBox="0 0 4008 4564" svg:d="M0 155c347-219 821-228 1167 116 348 346 365 777 545 1168 185 402 198 863 428 1245 227 376 271 846 584 1167 301 309 649 800 1167 700l117-77">
          <text:p/>
        </draw:path>
        <draw:frame draw:style-name="gr8" draw:text-style-name="P6" draw:layer="layout" svg:width="2.82cm" svg:height="1.361cm" svg:x="17.18cm" svg:y="3.5cm">
          <draw:text-box>
            <text:p text:style-name="P25"><text:span text:style-name="T33">S-Frame</text:span></text:p>
          </draw:text-box>
        </draw:frame>
        <draw:frame draw:style-name="gr71" draw:text-style-name="P6" draw:layer="layout" svg:width="2.424cm" svg:height="0.806cm" svg:x="17.1cm" svg:y="6cm">
          <draw:text-box>
            <text:p text:style-name="P25"><text:span text:style-name="T33">P-Frame</text:span></text:p>
          </draw:text-box>
        </draw:frame>
        <draw:frame draw:style-name="gr72" draw:text-style-name="P6" draw:layer="layout" svg:width="2.449cm" svg:height="0.806cm" svg:x="17cm" svg:y="15.5cm">
          <draw:text-box>
            <text:p text:style-name="P25"><text:span text:style-name="T33">C-Frame</text:span></text:p>
          </draw:text-box>
        </draw:frame>
        <draw:frame draw:style-name="gr8" draw:text-style-name="P6" draw:layer="layout" svg:width="2.975cm" svg:height="1.361cm" svg:x="17.025cm" svg:y="17.6cm">
          <draw:text-box>
            <text:p text:style-name="P25"><text:span text:style-name="T33">Q-Frame</text:span></text:p>
          </draw:text-box>
        </draw:frame>
        <draw:frame draw:style-name="gr73" draw:text-style-name="P28" draw:layer="layout" svg:width="1.848cm" svg:height="0.899cm" svg:x="0.928cm" svg:y="7.819cm">
          <draw:text-box>
            <text:p text:style-name="P27"><text:span text:style-name="T38">PSC:</text:span></text:p>
          </draw:text-box>
        </draw:frame>
        <draw:line draw:style-name="gr9" draw:text-style-name="P5" draw:layer="layout" svg:x1="2.6cm" svg:y1="8.3cm" svg:x2="3.8cm" svg:y2="8.2cm">
          <text:p/>
        </draw:line>
        <draw:frame draw:style-name="gr76" draw:text-style-name="P26" draw:layer="layout" svg:width="2.72cm" svg:height="1.861cm" svg:x="16.861cm" svg:y="13.1cm">
          <draw:text-box>
            <text:p text:style-name="P3"><text:span text:style-name="T32"><text:s text:c="2"/></text:span><text:span text:style-name="T32">Stack</text:span></text:p>
            <text:p text:style-name="P3"><text:span text:style-name="T32"><text:s/></text:span><text:span text:style-name="T32">Object</text:span></text:p>
          </draw:text-box>
        </draw:frame>
        <draw:path draw:style-name="gr10" draw:text-style-name="P5" draw:layer="layout" svg:width="3.773cm" svg:height="5.485cm" svg:x="13.112cm" svg:y="17.47cm" svg:viewBox="0 0 3774 5486" svg:d="M3774 0c-565-3-682 588-856 973-181 399-368 754-428 1206-54 405-234 785-389 1167-154 379-170 818-389 1168-203 325-306 1085-895 894l-428 39-389 39">
          <text:p/>
        </draw:path>
        <draw:path draw:style-name="gr10" draw:text-style-name="P5" draw:layer="layout" svg:width="4.317cm" svg:height="1.827cm" svg:x="12.529cm" svg:y="15.486cm" svg:viewBox="0 0 4318 1828" svg:d="M4318 0c-526 7-773 543-1050 895-296 377-752 565-1167 778-384 196-804 84-1207 117h-389l-389 38-116-77">
          <text:p/>
        </draw:path>
        <draw:path draw:style-name="gr10" draw:text-style-name="P5" draw:layer="layout" svg:width="4.435cm" svg:height="2.217cm" svg:x="12.567cm" svg:y="3.463cm" svg:viewBox="0 0 4436 2218" svg:d="M4436 0c-502 22-698 545-817 934-144 472-555 791-973 972-361 156-765 174-1167 195-410 22-815-36-1206 117h-273">
          <text:p/>
        </draw:path>
        <draw:path draw:style-name="gr10" draw:text-style-name="P5"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0" draw:text-style-name="P5"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0" draw:text-style-name="P5"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77" draw:text-style-name="P5" draw:layer="layout" svg:width="2.192cm" svg:height="5.846cm" svg:x="8.818cm" svg:y="15.33cm" svg:viewBox="0 0 2193 5847" svg:d="M1532 5797c-428 182-870-158-1051-544-189-403-326-820-428-1245-94-395-33-805-39-1207-6-389 33-781 0-1167-42-483 223-882 506-1206 269-308 754-351 1167-350l428-78h78">
          <text:p/>
        </draw:path>
        <draw:path draw:style-name="gr77" draw:text-style-name="P5"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frame draw:style-name="gr82" draw:text-style-name="P29" draw:layer="layout" svg:width="3.08cm" svg:height="1.063cm" svg:x="6.7cm" svg:y="1.138cm">
          <draw:text-box>
            <text:p><text:span text:style-name="T70">BASICIO</text:span></text:p>
          </draw:text-box>
        </draw:frame>
        <draw:path draw:style-name="gr77" draw:text-style-name="P5" draw:layer="layout" svg:width="2.222cm" svg:height="2.606cm" svg:x="8.877cm" svg:y="1.393cm" svg:viewBox="0 0 2223 2607" svg:d="M277 0c-147 382-229 770-272 1206-53 530 322 914 700 1051 385 139 738 370 1167 311l351 39">
          <text:p/>
        </draw:path>
        <draw:path draw:style-name="gr10" draw:text-style-name="P5" draw:layer="layout" svg:width="1.479cm" svg:height="1.723cm" svg:x="4.669cm" svg:y="12.701cm" svg:viewBox="0 0 1480 1724" svg:d="M39 435c223-400 789-571 1167-311 412 284 239 769 233 1167-9 591-683 413-1050 389l-389-389">
          <text:p/>
        </draw:path>
        <draw:frame draw:style-name="gr84" draw:text-style-name="P6" draw:layer="layout" svg:width="4.27cm" svg:height="0.806cm" svg:x="8.63cm" svg:y="2.794cm">
          <draw:text-box>
            <text:p><text:span text:style-name="T33">Main Compon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8-22T15:19:14.19</dc:date>
    <dc:creator>Øystein Myhre Andersen</dc:creator>
    <meta:editing-duration>P28DT8H50M51S</meta:editing-duration>
    <meta:editing-cycles>110</meta:editing-cycles>
    <meta:generator>OpenOffice/4.1.5$Win32 OpenOffice.org_project/415m1$Build-9789</meta:generator>
    <meta:document-statistic meta:object-count="556"/>
  </office:meta>
</office:document-meta>
</file>